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1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2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8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9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9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0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2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1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7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9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3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4" style:family="table-cell" style:parent-style-name="Default" style:data-style-name="N0">
      <style:text-properties fo:font-weight="bold" style:font-weight-asian="bold" style:font-weight-complex="bold"/>
    </style:style>
    <style:style style:name="ce19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6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7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2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4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5" style:family="table-cell" style:parent-style-name="Default" style:data-style-name="N1"/>
    <style:style style:name="ce246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1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2" style:family="table-cell" style:parent-style-name="Default" style:data-style-name="N38"/>
    <style:style style:name="ce253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4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5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8.598958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455208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8.94291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1.56104166666667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9.49854166666667cm"/>
    </style:style>
    <style:style style:name="co25" style:family="table-column">
      <style:table-column-properties fo:break-before="auto" style:column-width="7.43479166666667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1.64041666666667cm"/>
    </style:style>
    <style:style style:name="co28" style:family="table-column">
      <style:table-column-properties fo:break-before="auto" style:column-width="2.67229166666667cm"/>
    </style:style>
    <style:style style:name="co29" style:family="table-column">
      <style:table-column-properties fo:break-before="auto" style:column-width="1.349375cm"/>
    </style:style>
    <style:style style:name="co30" style:family="table-column">
      <style:table-column-properties fo:break-before="auto" style:column-width="8.83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.9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1.9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6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/>
    </style:style>
    <style:style style:family="graphic" style:name="a35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2" style:parent-style-name="Graphics">
      <style:graphic-properties draw:fill="none" fo:clip="rect(0in, 0in, 0in, 0in)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/>
    </style:style>
    <style:style style:family="paragraph" style:name="a3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 style:parent-style-name="Graphics">
      <style:graphic-properties draw:fill="none" fo:clip="rect(0in, 0in, 0in, 0in)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" style:parent-style-name="Graphics">
      <style:graphic-properties draw:fill="none" fo:clip="rect(0in, 0in, 0in, 0in)" draw:stroke="non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2" style:parent-style-name="Graphics">
      <style:graphic-properties draw:fill="none" fo:clip="rect(0in, 0in, 0in, 0in)" draw:stroke="non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1" style:parent-style-name="Graphics">
      <style:graphic-properties draw:fill="none" fo:clip="rect(0in, 0in, 0in, 0in)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0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2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/>
    </style:style>
    <style:style style:family="paragraph" style:name="a1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 style:parent-style-name="Graphics">
      <style:graphic-properties draw:fill="none" fo:clip="rect(0in, 0in, 0in, 0in)" draw:stroke="non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069in" style:font-size-asian="0.10069in" style:font-size-complex="0.1006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916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693in" svg:y="0.24251in" svg:width="1.91457in" svg:height="0.51757in">
                <draw:text-box>
                  <text:p text:style-name="a13" text:class-names="" text:cond-style-name=""><text:span text:style-name="a11" text:class-names="">OUTUBRO 2019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063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2239in" svg:height="0.25584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Quadro 1 - PEDIDOS DE EMPREGO <text:s text:c="2"/>E <text:s text:c="3"/>DESEMPREGO REGISTADO</text:p>
          </table:table-cell>
          <table:table-cell table:number-columns-repeated="2" table:style-name="ce161"/>
          <table:table-cell table:number-columns-repeated="6" table:style-name="ce160"/>
          <table:table-cell office:value-type="string" table:number-columns-spanned="2" table:number-rows-spanned="1" table:style-name="ce254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68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4"/>
          <table:table-cell table:style-name="ce145"/>
          <table:table-cell table:style-name="ce146"/>
          <table:table-cell table:style-name="ce147"/>
          <table:table-cell table:style-name="ce146"/>
          <table:table-cell table:style-name="ce147"/>
          <table:table-cell table:number-columns-repeated="4" table:style-name="ce148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455402" table:style-name="ce109">
            <text:p>455 40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51863" table:style-name="ce111">
            <text:p>451 86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97497" table:style-name="ce111">
            <text:p>497 497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539" table:style-name="ce113">
            <text:p>+3 539</text:p>
          </table:table-cell>
          <table:table-cell office:value-type="float" office:value="0.78320198821324161" table:style-name="ce114">
            <text:p>+0,8<text:s text:c="3"/></text:p>
          </table:table-cell>
          <table:table-cell office:value-type="float" office:value="-42095" table:style-name="ce113">
            <text:p><text:s/>-42 095</text:p>
          </table:table-cell>
          <table:table-cell office:value-type="float" office:value="-8.4613575559249607" table:style-name="ce114">
            <text:p>-8,5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300019" table:style-name="ce116">
            <text:p>300 019</text:p>
          </table:table-cell>
          <table:table-cell office:value-type="float" office:value="65.880035660800786" table:style-name="ce117">
            <text:p>65,9<text:s text:c="5"/></text:p>
          </table:table-cell>
          <table:table-cell office:value-type="float" office:value="301282" table:style-name="ce118">
            <text:p>301 282</text:p>
          </table:table-cell>
          <table:table-cell office:value-type="float" office:value="66.675518907279425" table:style-name="ce119">
            <text:p>66,7<text:s text:c="5"/></text:p>
          </table:table-cell>
          <table:table-cell office:value-type="float" office:value="334241" table:style-name="ce118">
            <text:p>334 241</text:p>
          </table:table-cell>
          <table:table-cell office:value-type="float" office:value="67.184525735833574" table:style-name="ce119">
            <text:p>67,2<text:s text:c="5"/></text:p>
          </table:table-cell>
          <table:table-cell office:value-type="float" office:value="-1263" table:style-name="ce120">
            <text:p><text:s/>-1 263</text:p>
          </table:table-cell>
          <table:table-cell office:value-type="float" office:value="-0.41920858199295008" table:style-name="ce121">
            <text:p>-0,4<text:s text:c="3"/></text:p>
          </table:table-cell>
          <table:table-cell office:value-type="float" office:value="-34222" table:style-name="ce120">
            <text:p><text:s/>-34 222</text:p>
          </table:table-cell>
          <table:table-cell office:value-type="float" office:value="-10.238719965533852" table:style-name="ce121">
            <text:p>-10,2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40619" table:style-name="ce116">
            <text:p>40 619</text:p>
          </table:table-cell>
          <table:table-cell office:value-type="float" office:value="8.9193723347723548" table:style-name="ce117">
            <text:p>8,9<text:s text:c="5"/></text:p>
          </table:table-cell>
          <table:table-cell office:value-type="float" office:value="40387" table:style-name="ce118">
            <text:p>40 387</text:p>
          </table:table-cell>
          <table:table-cell office:value-type="float" office:value="8.9378860406804712" table:style-name="ce119">
            <text:p>8,9<text:s text:c="5"/></text:p>
          </table:table-cell>
          <table:table-cell office:value-type="float" office:value="48236" table:style-name="ce118">
            <text:p>48 236</text:p>
          </table:table-cell>
          <table:table-cell office:value-type="float" office:value="9.6957368587147261" table:style-name="ce119">
            <text:p>9,7<text:s text:c="5"/></text:p>
          </table:table-cell>
          <table:table-cell office:value-type="float" office:value="232" table:style-name="ce120">
            <text:p>+ 232</text:p>
          </table:table-cell>
          <table:table-cell office:value-type="float" office:value="0.57444227102780598" table:style-name="ce121">
            <text:p>+0,6<text:s text:c="3"/></text:p>
          </table:table-cell>
          <table:table-cell office:value-type="float" office:value="-7617" table:style-name="ce120">
            <text:p><text:s/>-7 617</text:p>
          </table:table-cell>
          <table:table-cell office:value-type="float" office:value="-15.791110373994528" table:style-name="ce121">
            <text:p>-15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88743" table:style-name="ce116">
            <text:p>88 743</text:p>
          </table:table-cell>
          <table:table-cell office:value-type="float" office:value="19.486739188672864" table:style-name="ce117">
            <text:p>19,5<text:s text:c="5"/></text:p>
          </table:table-cell>
          <table:table-cell office:value-type="float" office:value="85846" table:style-name="ce118">
            <text:p>85 846</text:p>
          </table:table-cell>
          <table:table-cell office:value-type="float" office:value="18.998236191057909" table:style-name="ce119">
            <text:p>19,0<text:s text:c="5"/></text:p>
          </table:table-cell>
          <table:table-cell office:value-type="float" office:value="89524" table:style-name="ce118">
            <text:p>89 524</text:p>
          </table:table-cell>
          <table:table-cell office:value-type="float" office:value="17.994882381200288" table:style-name="ce119">
            <text:p>18,0<text:s text:c="5"/></text:p>
          </table:table-cell>
          <table:table-cell office:value-type="float" office:value="2897" table:style-name="ce120">
            <text:p>+2 897</text:p>
          </table:table-cell>
          <table:table-cell office:value-type="float" office:value="3.3746476248165318" table:style-name="ce121">
            <text:p>+3,4<text:s text:c="3"/></text:p>
          </table:table-cell>
          <table:table-cell office:value-type="float" office:value="-781" table:style-name="ce120">
            <text:p><text:s/>- 781</text:p>
          </table:table-cell>
          <table:table-cell office:value-type="float" office:value="-0.87239176086859394" table:style-name="ce121">
            <text:p>-0,9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26021" table:style-name="ce116">
            <text:p>26 021</text:p>
          </table:table-cell>
          <table:table-cell office:value-type="float" office:value="5.7138528157539934" table:style-name="ce117">
            <text:p>5,7<text:s text:c="5"/></text:p>
          </table:table-cell>
          <table:table-cell office:value-type="float" office:value="24348" table:style-name="ce118">
            <text:p>24 348</text:p>
          </table:table-cell>
          <table:table-cell office:value-type="float" office:value="5.3883588609822004" table:style-name="ce119">
            <text:p>5,4<text:s text:c="5"/></text:p>
          </table:table-cell>
          <table:table-cell office:value-type="float" office:value="25496" table:style-name="ce118">
            <text:p>25 496</text:p>
          </table:table-cell>
          <table:table-cell office:value-type="float" office:value="5.1248550242514028" table:style-name="ce119">
            <text:p>5,1<text:s text:c="5"/></text:p>
          </table:table-cell>
          <table:table-cell office:value-type="float" office:value="1673" table:style-name="ce120">
            <text:p>+1 673</text:p>
          </table:table-cell>
          <table:table-cell office:value-type="float" office:value="6.8712009199934281" table:style-name="ce121">
            <text:p>+6,9<text:s text:c="3"/></text:p>
          </table:table-cell>
          <table:table-cell office:value-type="float" office:value="525" table:style-name="ce120">
            <text:p>+ 525</text:p>
          </table:table-cell>
          <table:table-cell office:value-type="float" office:value="2.0591465327894571" table:style-name="ce121">
            <text:p>+2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300019" table:style-name="ce127">
            <text:p>300 019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01282" table:style-name="ce129">
            <text:p>301 28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34241" table:style-name="ce129">
            <text:p>334 24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263" table:style-name="ce113">
            <text:p><text:s/>-1 263</text:p>
          </table:table-cell>
          <table:table-cell office:value-type="float" office:value="-0.41920858199295008" table:style-name="ce114">
            <text:p>-0,4<text:s text:c="3"/></text:p>
          </table:table-cell>
          <table:table-cell office:value-type="float" office:value="-34222" table:style-name="ce113">
            <text:p><text:s/>-34 222</text:p>
          </table:table-cell>
          <table:table-cell office:value-type="float" office:value="-10.238719965533852" table:style-name="ce114">
            <text:p>-10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29447" table:style-name="ce132">
            <text:p>129 447</text:p>
          </table:table-cell>
          <table:table-cell office:value-type="float" office:value="43.146267403064471" table:style-name="ce133">
            <text:p>43,1<text:s text:c="5"/></text:p>
          </table:table-cell>
          <table:table-cell office:value-type="float" office:value="128258" table:style-name="ce134">
            <text:p>128 258</text:p>
          </table:table-cell>
          <table:table-cell office:value-type="float" office:value="42.57074767161663" table:style-name="ce135">
            <text:p>42,6<text:s text:c="5"/></text:p>
          </table:table-cell>
          <table:table-cell office:value-type="float" office:value="145902" table:style-name="ce134">
            <text:p>145 902</text:p>
          </table:table-cell>
          <table:table-cell office:value-type="float" office:value="43.651736321995202" table:style-name="ce135">
            <text:p>43,7<text:s text:c="5"/></text:p>
          </table:table-cell>
          <table:table-cell office:value-type="float" office:value="1189" table:style-name="ce120">
            <text:p>+1 189</text:p>
          </table:table-cell>
          <table:table-cell office:value-type="float" office:value="0.92703768965678546" table:style-name="ce121">
            <text:p>+0,9<text:s text:c="3"/></text:p>
          </table:table-cell>
          <table:table-cell office:value-type="float" office:value="-16455" table:style-name="ce120">
            <text:p><text:s/>-16 455</text:p>
          </table:table-cell>
          <table:table-cell office:value-type="float" office:value="-11.278118188921331" table:style-name="ce121">
            <text:p>-11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170572" table:style-name="ce132">
            <text:p>170 572</text:p>
          </table:table-cell>
          <table:table-cell office:value-type="float" office:value="56.853732596935522" table:style-name="ce133">
            <text:p>56,9<text:s text:c="5"/></text:p>
          </table:table-cell>
          <table:table-cell office:value-type="float" office:value="173024" table:style-name="ce134">
            <text:p>173 024</text:p>
          </table:table-cell>
          <table:table-cell office:value-type="float" office:value="57.42925232838337" table:style-name="ce135">
            <text:p>57,4<text:s text:c="5"/></text:p>
          </table:table-cell>
          <table:table-cell office:value-type="float" office:value="188339" table:style-name="ce134">
            <text:p>188 339</text:p>
          </table:table-cell>
          <table:table-cell office:value-type="float" office:value="56.348263678004798" table:style-name="ce135">
            <text:p>56,3<text:s text:c="5"/></text:p>
          </table:table-cell>
          <table:table-cell office:value-type="float" office:value="-2452" table:style-name="ce120">
            <text:p><text:s/>-2 452</text:p>
          </table:table-cell>
          <table:table-cell office:value-type="float" office:value="-1.417144442389495" table:style-name="ce121">
            <text:p>-1,4<text:s text:c="3"/></text:p>
          </table:table-cell>
          <table:table-cell office:value-type="float" office:value="-17767" table:style-name="ce120">
            <text:p><text:s/>-17 767</text:p>
          </table:table-cell>
          <table:table-cell office:value-type="float" office:value="-9.4335214692655267" table:style-name="ce121">
            <text:p>-9,4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33876" table:style-name="ce132">
            <text:p>33 876</text:p>
          </table:table-cell>
          <table:table-cell office:value-type="float" office:value="11.291284885290597" table:style-name="ce133">
            <text:p>11,3<text:s text:c="5"/></text:p>
          </table:table-cell>
          <table:table-cell office:value-type="float" office:value="32333" table:style-name="ce134">
            <text:p>32 333</text:p>
          </table:table-cell>
          <table:table-cell office:value-type="float" office:value="10.731806082009546" table:style-name="ce135">
            <text:p>10,7<text:s text:c="5"/></text:p>
          </table:table-cell>
          <table:table-cell office:value-type="float" office:value="37567" table:style-name="ce134">
            <text:p>37 567</text:p>
          </table:table-cell>
          <table:table-cell office:value-type="float" office:value="11.23949485550845" table:style-name="ce135">
            <text:p>11,2<text:s text:c="5"/></text:p>
          </table:table-cell>
          <table:table-cell office:value-type="float" office:value="1543" table:style-name="ce120">
            <text:p>+1 543</text:p>
          </table:table-cell>
          <table:table-cell office:value-type="float" office:value="4.7722141465375936" table:style-name="ce121">
            <text:p>+4,8<text:s text:c="3"/></text:p>
          </table:table-cell>
          <table:table-cell office:value-type="float" office:value="-3691" table:style-name="ce120">
            <text:p><text:s/>-3 691</text:p>
          </table:table-cell>
          <table:table-cell office:value-type="float" office:value="-9.8251124657278996" table:style-name="ce121">
            <text:p>-9,8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66143" table:style-name="ce132">
            <text:p>266 143</text:p>
          </table:table-cell>
          <table:table-cell office:value-type="float" office:value="88.708715114709406" table:style-name="ce133">
            <text:p>88,7<text:s text:c="5"/></text:p>
          </table:table-cell>
          <table:table-cell office:value-type="float" office:value="268949" table:style-name="ce134">
            <text:p>268 949</text:p>
          </table:table-cell>
          <table:table-cell office:value-type="float" office:value="89.268193917990459" table:style-name="ce135">
            <text:p>89,3<text:s text:c="5"/></text:p>
          </table:table-cell>
          <table:table-cell office:value-type="float" office:value="296674" table:style-name="ce134">
            <text:p>296 674</text:p>
          </table:table-cell>
          <table:table-cell office:value-type="float" office:value="88.760505144491546" table:style-name="ce135">
            <text:p>88,8<text:s text:c="5"/></text:p>
          </table:table-cell>
          <table:table-cell office:value-type="float" office:value="-2806" table:style-name="ce120">
            <text:p><text:s/>-2 806</text:p>
          </table:table-cell>
          <table:table-cell office:value-type="float" office:value="-1.0433204808346563" table:style-name="ce121">
            <text:p>-1,0<text:s text:c="3"/></text:p>
          </table:table-cell>
          <table:table-cell office:value-type="float" office:value="-30531" table:style-name="ce120">
            <text:p><text:s/>-30 531</text:p>
          </table:table-cell>
          <table:table-cell office:value-type="float" office:value="-10.291093928015263" table:style-name="ce121">
            <text:p>-10,3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71381" table:style-name="ce132">
            <text:p>171 381</text:p>
          </table:table-cell>
          <table:table-cell office:value-type="float" office:value="57.123382185794902" table:style-name="ce133">
            <text:p>57,1<text:s text:c="5"/></text:p>
          </table:table-cell>
          <table:table-cell office:value-type="float" office:value="170375" table:style-name="ce134">
            <text:p>170 375</text:p>
          </table:table-cell>
          <table:table-cell office:value-type="float" office:value="56.550009625533548" table:style-name="ce135">
            <text:p>56,6<text:s text:c="5"/></text:p>
          </table:table-cell>
          <table:table-cell office:value-type="float" office:value="180848" table:style-name="ce134">
            <text:p>180 848</text:p>
          </table:table-cell>
          <table:table-cell office:value-type="float" office:value="54.107066458034772" table:style-name="ce135">
            <text:p>54,1<text:s text:c="5"/></text:p>
          </table:table-cell>
          <table:table-cell office:value-type="float" office:value="1006" table:style-name="ce120">
            <text:p>+1 006</text:p>
          </table:table-cell>
          <table:table-cell office:value-type="float" office:value="0.59046221570066026" table:style-name="ce121">
            <text:p>+0,6<text:s text:c="3"/></text:p>
          </table:table-cell>
          <table:table-cell office:value-type="float" office:value="-9467" table:style-name="ce120">
            <text:p><text:s/>-9 467</text:p>
          </table:table-cell>
          <table:table-cell office:value-type="float" office:value="-5.2347828010262765" table:style-name="ce121">
            <text:p>-5,2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28638" table:style-name="ce132">
            <text:p>128 638</text:p>
          </table:table-cell>
          <table:table-cell office:value-type="float" office:value="42.876617814205098" table:style-name="ce133">
            <text:p>42,9<text:s text:c="5"/></text:p>
          </table:table-cell>
          <table:table-cell office:value-type="float" office:value="130907" table:style-name="ce134">
            <text:p>130 907</text:p>
          </table:table-cell>
          <table:table-cell office:value-type="float" office:value="43.449990374466445" table:style-name="ce135">
            <text:p>43,4<text:s text:c="5"/></text:p>
          </table:table-cell>
          <table:table-cell office:value-type="float" office:value="153393" table:style-name="ce134">
            <text:p>153 393</text:p>
          </table:table-cell>
          <table:table-cell office:value-type="float" office:value="45.892933541965228" table:style-name="ce135">
            <text:p>45,9<text:s text:c="5"/></text:p>
          </table:table-cell>
          <table:table-cell office:value-type="float" office:value="-2269" table:style-name="ce120">
            <text:p><text:s/>-2 269</text:p>
          </table:table-cell>
          <table:table-cell office:value-type="float" office:value="-1.7332915734070753" table:style-name="ce121">
            <text:p>-1,7<text:s text:c="3"/></text:p>
          </table:table-cell>
          <table:table-cell office:value-type="float" office:value="-24755" table:style-name="ce120">
            <text:p><text:s/>-24 755</text:p>
          </table:table-cell>
          <table:table-cell office:value-type="float" office:value="-16.138285319408315" table:style-name="ce121">
            <text:p>-16,1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31919" table:style-name="ce132">
            <text:p>31 919</text:p>
          </table:table-cell>
          <table:table-cell office:value-type="float" office:value="10.638992863785294" table:style-name="ce133">
            <text:p>10,6<text:s text:c="5"/></text:p>
          </table:table-cell>
          <table:table-cell office:value-type="float" office:value="31546" table:style-name="ce134">
            <text:p>31 546</text:p>
          </table:table-cell>
          <table:table-cell office:value-type="float" office:value="10.47058901627047" table:style-name="ce135">
            <text:p>10,5<text:s text:c="5"/></text:p>
          </table:table-cell>
          <table:table-cell office:value-type="float" office:value="36707" table:style-name="ce134">
            <text:p>36 707</text:p>
          </table:table-cell>
          <table:table-cell office:value-type="float" office:value="10.982195481703322" table:style-name="ce135">
            <text:p>11,0<text:s text:c="5"/></text:p>
          </table:table-cell>
          <table:table-cell office:value-type="float" office:value="373" table:style-name="ce120">
            <text:p>+ 373</text:p>
          </table:table-cell>
          <table:table-cell office:value-type="float" office:value="1.1824003043175046" table:style-name="ce121">
            <text:p>+1,2<text:s text:c="3"/></text:p>
          </table:table-cell>
          <table:table-cell office:value-type="float" office:value="-4788" table:style-name="ce120">
            <text:p><text:s/>-4 788</text:p>
          </table:table-cell>
          <table:table-cell office:value-type="float" office:value="-13.043833601220475" table:style-name="ce121">
            <text:p>-13,0<text:s text:c="3"/></text:p>
          </table:table-cell>
          <table:table-cell table:style-name="ce20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68100" table:style-name="ce132">
            <text:p>268 100</text:p>
          </table:table-cell>
          <table:table-cell office:value-type="float" office:value="89.36100713621471" table:style-name="ce133">
            <text:p>89,4<text:s text:c="5"/></text:p>
          </table:table-cell>
          <table:table-cell office:value-type="float" office:value="269736" table:style-name="ce134">
            <text:p>269 736</text:p>
          </table:table-cell>
          <table:table-cell office:value-type="float" office:value="89.529410983729534" table:style-name="ce135">
            <text:p>89,5<text:s text:c="5"/></text:p>
          </table:table-cell>
          <table:table-cell office:value-type="float" office:value="297534" table:style-name="ce134">
            <text:p>297 534</text:p>
          </table:table-cell>
          <table:table-cell office:value-type="float" office:value="89.017804518296671" table:style-name="ce135">
            <text:p>89,0<text:s text:c="5"/></text:p>
          </table:table-cell>
          <table:table-cell office:value-type="float" office:value="-1636" table:style-name="ce120">
            <text:p><text:s/>-1 636</text:p>
          </table:table-cell>
          <table:table-cell office:value-type="float" office:value="-0.60651896669335947" table:style-name="ce121">
            <text:p>-0,6<text:s text:c="3"/></text:p>
          </table:table-cell>
          <table:table-cell office:value-type="float" office:value="-29434" table:style-name="ce120">
            <text:p><text:s/>-29 434</text:p>
          </table:table-cell>
          <table:table-cell office:value-type="float" office:value="-9.8926509239280218" table:style-name="ce121">
            <text:p>-9,9<text:s text:c="3"/></text:p>
          </table:table-cell>
          <table:table-cell table:style-name="ce19"/>
          <table:table-cell table:style-name="ce251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1810" table:style-name="ce132">
            <text:p>21 810</text:p>
          </table:table-cell>
          <table:table-cell office:value-type="float" office:value="7.2695395958255968" table:style-name="ce133">
            <text:p>7,3<text:s text:c="5"/></text:p>
          </table:table-cell>
          <table:table-cell office:value-type="float" office:value="21508" table:style-name="ce134">
            <text:p>21 508</text:p>
          </table:table-cell>
          <table:table-cell office:value-type="float" office:value="7.1388267470343392" table:style-name="ce135">
            <text:p>7,1<text:s text:c="5"/></text:p>
          </table:table-cell>
          <table:table-cell office:value-type="float" office:value="23429" table:style-name="ce134">
            <text:p>23 429</text:p>
          </table:table-cell>
          <table:table-cell office:value-type="float" office:value="7.009612824279488" table:style-name="ce135">
            <text:p>7,0<text:s text:c="5"/></text:p>
          </table:table-cell>
          <table:table-cell office:value-type="float" office:value="302" table:style-name="ce120">
            <text:p>+ 302</text:p>
          </table:table-cell>
          <table:table-cell office:value-type="float" office:value="1.4041286962990516" table:style-name="ce121">
            <text:p>+1,4<text:s text:c="3"/></text:p>
          </table:table-cell>
          <table:table-cell office:value-type="float" office:value="-1619" table:style-name="ce120">
            <text:p><text:s/>-1 619</text:p>
          </table:table-cell>
          <table:table-cell office:value-type="float" office:value="-6.9102394468393875" table:style-name="ce121">
            <text:p>-6,9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51214" table:style-name="ce132">
            <text:p>51 214</text:p>
          </table:table-cell>
          <table:table-cell office:value-type="float" office:value="17.070252217359567" table:style-name="ce133">
            <text:p>17,1<text:s text:c="5"/></text:p>
          </table:table-cell>
          <table:table-cell office:value-type="float" office:value="51599" table:style-name="ce134">
            <text:p>51 599</text:p>
          </table:table-cell>
          <table:table-cell office:value-type="float" office:value="17.126479510890132" table:style-name="ce135">
            <text:p>17,1<text:s text:c="5"/></text:p>
          </table:table-cell>
          <table:table-cell office:value-type="float" office:value="60662" table:style-name="ce134">
            <text:p>60 662</text:p>
          </table:table-cell>
          <table:table-cell office:value-type="float" office:value="18.149179783449668" table:style-name="ce135">
            <text:p>18,1<text:s text:c="5"/></text:p>
          </table:table-cell>
          <table:table-cell office:value-type="float" office:value="-385" table:style-name="ce120">
            <text:p><text:s/>- 385</text:p>
          </table:table-cell>
          <table:table-cell office:value-type="float" office:value="-0.74613849105602825" table:style-name="ce121">
            <text:p>-0,7<text:s text:c="3"/></text:p>
          </table:table-cell>
          <table:table-cell office:value-type="float" office:value="-9448" table:style-name="ce120">
            <text:p><text:s/>-9 448</text:p>
          </table:table-cell>
          <table:table-cell office:value-type="float" office:value="-15.574824437044606" table:style-name="ce121">
            <text:p>-15,6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42277" table:style-name="ce132">
            <text:p>42 277</text:p>
          </table:table-cell>
          <table:table-cell office:value-type="float" office:value="14.091440875411223" table:style-name="ce133">
            <text:p>14,1<text:s text:c="5"/></text:p>
          </table:table-cell>
          <table:table-cell office:value-type="float" office:value="42735" table:style-name="ce134">
            <text:p>42 735</text:p>
          </table:table-cell>
          <table:table-cell office:value-type="float" office:value="14.184385393086876" table:style-name="ce135">
            <text:p>14,2<text:s text:c="5"/></text:p>
          </table:table-cell>
          <table:table-cell office:value-type="float" office:value="48223" table:style-name="ce134">
            <text:p>48 223</text:p>
          </table:table-cell>
          <table:table-cell office:value-type="float" office:value="14.427613608145021" table:style-name="ce135">
            <text:p>14,4<text:s text:c="5"/></text:p>
          </table:table-cell>
          <table:table-cell office:value-type="float" office:value="-458" table:style-name="ce120">
            <text:p><text:s/>- 458</text:p>
          </table:table-cell>
          <table:table-cell office:value-type="float" office:value="-1.0717210717210717" table:style-name="ce121">
            <text:p>-1,1<text:s text:c="3"/></text:p>
          </table:table-cell>
          <table:table-cell office:value-type="float" office:value="-5946" table:style-name="ce120">
            <text:p><text:s/>-5 946</text:p>
          </table:table-cell>
          <table:table-cell office:value-type="float" office:value="-12.330215872094229" table:style-name="ce121">
            <text:p>-12,3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56200" table:style-name="ce132">
            <text:p>56 200</text:p>
          </table:table-cell>
          <table:table-cell office:value-type="float" office:value="18.732146964025613" table:style-name="ce133">
            <text:p>18,7<text:s text:c="5"/></text:p>
          </table:table-cell>
          <table:table-cell office:value-type="float" office:value="56447" table:style-name="ce134">
            <text:p>56 447</text:p>
          </table:table-cell>
          <table:table-cell office:value-type="float" office:value="18.735603189038841" table:style-name="ce135">
            <text:p>18,7<text:s text:c="5"/></text:p>
          </table:table-cell>
          <table:table-cell office:value-type="float" office:value="63220" table:style-name="ce134">
            <text:p>63 220</text:p>
          </table:table-cell>
          <table:table-cell office:value-type="float" office:value="18.914495827860737" table:style-name="ce135">
            <text:p>18,9<text:s text:c="5"/></text:p>
          </table:table-cell>
          <table:table-cell office:value-type="float" office:value="-247" table:style-name="ce120">
            <text:p><text:s/>- 247</text:p>
          </table:table-cell>
          <table:table-cell office:value-type="float" office:value="-0.43757861356670857" table:style-name="ce121">
            <text:p>-0,4<text:s text:c="3"/></text:p>
          </table:table-cell>
          <table:table-cell office:value-type="float" office:value="-7020" table:style-name="ce120">
            <text:p><text:s/>-7 020</text:p>
          </table:table-cell>
          <table:table-cell office:value-type="float" office:value="-11.104080987029421" table:style-name="ce121">
            <text:p>-11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83326" table:style-name="ce132">
            <text:p>83 326</text:p>
          </table:table-cell>
          <table:table-cell office:value-type="float" office:value="27.773574340291781" table:style-name="ce133">
            <text:p>27,8<text:s text:c="5"/></text:p>
          </table:table-cell>
          <table:table-cell office:value-type="float" office:value="82156" table:style-name="ce134">
            <text:p>82 156</text:p>
          </table:table-cell>
          <table:table-cell office:value-type="float" office:value="27.268804641498662" table:style-name="ce135">
            <text:p>27,3<text:s text:c="5"/></text:p>
          </table:table-cell>
          <table:table-cell office:value-type="float" office:value="88918" table:style-name="ce134">
            <text:p>88 918</text:p>
          </table:table-cell>
          <table:table-cell office:value-type="float" office:value="26.602960139540034" table:style-name="ce135">
            <text:p>26,6<text:s text:c="5"/></text:p>
          </table:table-cell>
          <table:table-cell office:value-type="float" office:value="1170" table:style-name="ce120">
            <text:p>+1 170</text:p>
          </table:table-cell>
          <table:table-cell office:value-type="float" office:value="1.424119966892254" table:style-name="ce121">
            <text:p>+1,4<text:s text:c="3"/></text:p>
          </table:table-cell>
          <table:table-cell office:value-type="float" office:value="-5592" table:style-name="ce120">
            <text:p><text:s/>-5 592</text:p>
          </table:table-cell>
          <table:table-cell office:value-type="float" office:value="-6.2889403720281605" table:style-name="ce121">
            <text:p>-6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5192" table:style-name="ce132">
            <text:p>45 192</text:p>
          </table:table-cell>
          <table:table-cell office:value-type="float" office:value="15.063046007086218" table:style-name="ce133">
            <text:p>15,1<text:s text:c="5"/></text:p>
          </table:table-cell>
          <table:table-cell office:value-type="float" office:value="46837" table:style-name="ce134">
            <text:p>46 837</text:p>
          </table:table-cell>
          <table:table-cell office:value-type="float" office:value="15.545900518451154" table:style-name="ce135">
            <text:p>15,5<text:s text:c="5"/></text:p>
          </table:table-cell>
          <table:table-cell office:value-type="float" office:value="49789" table:style-name="ce134">
            <text:p>49 789</text:p>
          </table:table-cell>
          <table:table-cell office:value-type="float" office:value="14.896137816725059" table:style-name="ce135">
            <text:p>14,9<text:s text:c="5"/></text:p>
          </table:table-cell>
          <table:table-cell office:value-type="float" office:value="-1645" table:style-name="ce120">
            <text:p><text:s/>-1 645</text:p>
          </table:table-cell>
          <table:table-cell office:value-type="float" office:value="-3.5121805410252582" table:style-name="ce121">
            <text:p>-3,5<text:s text:c="3"/></text:p>
          </table:table-cell>
          <table:table-cell office:value-type="float" office:value="-4597" table:style-name="ce120">
            <text:p><text:s/>-4 597</text:p>
          </table:table-cell>
          <table:table-cell office:value-type="float" office:value="-9.232963104300147" table:style-name="ce121">
            <text:p>-9,2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29447" table:style-name="ce127">
            <text:p>129 44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28258" table:style-name="ce129">
            <text:p>128 25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45902" table:style-name="ce129">
            <text:p>145 902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189" table:style-name="ce113">
            <text:p>+1 189</text:p>
          </table:table-cell>
          <table:table-cell office:value-type="float" office:value="0.92703768965678546" table:style-name="ce114">
            <text:p>+0,9<text:s text:c="3"/></text:p>
          </table:table-cell>
          <table:table-cell office:value-type="float" office:value="-16455" table:style-name="ce113">
            <text:p><text:s/>-16 455</text:p>
          </table:table-cell>
          <table:table-cell office:value-type="float" office:value="-11.278118188921331" table:style-name="ce114">
            <text:p>-1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5033" table:style-name="ce132">
            <text:p>15 033</text:p>
          </table:table-cell>
          <table:table-cell office:value-type="float" office:value="11.613247120443116" table:style-name="ce133">
            <text:p>11,6<text:s text:c="5"/></text:p>
          </table:table-cell>
          <table:table-cell office:value-type="float" office:value="14189" table:style-name="ce134">
            <text:p>14 189</text:p>
          </table:table-cell>
          <table:table-cell office:value-type="float" office:value="11.062857677493801" table:style-name="ce135">
            <text:p>11,1<text:s text:c="5"/></text:p>
          </table:table-cell>
          <table:table-cell office:value-type="float" office:value="16434" table:style-name="ce134">
            <text:p>16 434</text:p>
          </table:table-cell>
          <table:table-cell office:value-type="float" office:value="11.263724966073116" table:style-name="ce135">
            <text:p>11,3<text:s text:c="5"/></text:p>
          </table:table-cell>
          <table:table-cell office:value-type="float" office:value="844" table:style-name="ce120">
            <text:p>+ 844</text:p>
          </table:table-cell>
          <table:table-cell office:value-type="float" office:value="5.9482697864542962" table:style-name="ce121">
            <text:p>+5,9<text:s text:c="3"/></text:p>
          </table:table-cell>
          <table:table-cell office:value-type="float" office:value="-1401" table:style-name="ce120">
            <text:p><text:s/>-1 401</text:p>
          </table:table-cell>
          <table:table-cell office:value-type="float" office:value="-8.525009127418766" table:style-name="ce121">
            <text:p>-8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14414" table:style-name="ce132">
            <text:p>114 414</text:p>
          </table:table-cell>
          <table:table-cell office:value-type="float" office:value="88.38675287955688" table:style-name="ce133">
            <text:p>88,4<text:s text:c="5"/></text:p>
          </table:table-cell>
          <table:table-cell office:value-type="float" office:value="114069" table:style-name="ce134">
            <text:p>114 069</text:p>
          </table:table-cell>
          <table:table-cell office:value-type="float" office:value="88.937142322506205" table:style-name="ce135">
            <text:p>88,9<text:s text:c="5"/></text:p>
          </table:table-cell>
          <table:table-cell office:value-type="float" office:value="129468" table:style-name="ce134">
            <text:p>129 468</text:p>
          </table:table-cell>
          <table:table-cell office:value-type="float" office:value="88.736275033926887" table:style-name="ce135">
            <text:p>88,7<text:s text:c="5"/></text:p>
          </table:table-cell>
          <table:table-cell office:value-type="float" office:value="345" table:style-name="ce120">
            <text:p>+ 345</text:p>
          </table:table-cell>
          <table:table-cell office:value-type="float" office:value="0.3024485180022618" table:style-name="ce121">
            <text:p>+0,3<text:s text:c="3"/></text:p>
          </table:table-cell>
          <table:table-cell office:value-type="float" office:value="-15054" table:style-name="ce120">
            <text:p><text:s/>-15 054</text:p>
          </table:table-cell>
          <table:table-cell office:value-type="float" office:value="-11.627583650013904" table:style-name="ce121">
            <text:p>-11,6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73667" table:style-name="ce132">
            <text:p>73 667</text:p>
          </table:table-cell>
          <table:table-cell office:value-type="float" office:value="56.909005229939666" table:style-name="ce133">
            <text:p>56,9<text:s text:c="5"/></text:p>
          </table:table-cell>
          <table:table-cell office:value-type="float" office:value="71575" table:style-name="ce134">
            <text:p>71 575</text:p>
          </table:table-cell>
          <table:table-cell office:value-type="float" office:value="55.805485817648801" table:style-name="ce135">
            <text:p>55,8<text:s text:c="5"/></text:p>
          </table:table-cell>
          <table:table-cell office:value-type="float" office:value="77452" table:style-name="ce134">
            <text:p>77 452</text:p>
          </table:table-cell>
          <table:table-cell office:value-type="float" office:value="53.084947430467025" table:style-name="ce135">
            <text:p>53,1<text:s text:c="5"/></text:p>
          </table:table-cell>
          <table:table-cell office:value-type="float" office:value="2092" table:style-name="ce120">
            <text:p>+2 092</text:p>
          </table:table-cell>
          <table:table-cell office:value-type="float" office:value="2.9228082431016418" table:style-name="ce121">
            <text:p>+2,9<text:s text:c="3"/></text:p>
          </table:table-cell>
          <table:table-cell office:value-type="float" office:value="-3785" table:style-name="ce120">
            <text:p><text:s/>-3 785</text:p>
          </table:table-cell>
          <table:table-cell office:value-type="float" office:value="-4.886897691473429" table:style-name="ce121">
            <text:p>-4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5780" table:style-name="ce132">
            <text:p>55 780</text:p>
          </table:table-cell>
          <table:table-cell office:value-type="float" office:value="43.090994770060334" table:style-name="ce133">
            <text:p>43,1<text:s text:c="5"/></text:p>
          </table:table-cell>
          <table:table-cell office:value-type="float" office:value="56683" table:style-name="ce134">
            <text:p>56 683</text:p>
          </table:table-cell>
          <table:table-cell office:value-type="float" office:value="44.194514182351199" table:style-name="ce135">
            <text:p>44,2<text:s text:c="5"/></text:p>
          </table:table-cell>
          <table:table-cell office:value-type="float" office:value="68450" table:style-name="ce134">
            <text:p>68 450</text:p>
          </table:table-cell>
          <table:table-cell office:value-type="float" office:value="46.915052569532975" table:style-name="ce135">
            <text:p>46,9<text:s text:c="5"/></text:p>
          </table:table-cell>
          <table:table-cell office:value-type="float" office:value="-903" table:style-name="ce120">
            <text:p><text:s/>- 903</text:p>
          </table:table-cell>
          <table:table-cell office:value-type="float" office:value="-1.5930702326976343" table:style-name="ce121">
            <text:p>-1,6<text:s text:c="3"/></text:p>
          </table:table-cell>
          <table:table-cell office:value-type="float" office:value="-12670" table:style-name="ce120">
            <text:p><text:s/>-12 670</text:p>
          </table:table-cell>
          <table:table-cell office:value-type="float" office:value="-18.509861212563916" table:style-name="ce121">
            <text:p>-18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2395" table:style-name="ce132">
            <text:p>12 395</text:p>
          </table:table-cell>
          <table:table-cell office:value-type="float" office:value="9.5753474394926119" table:style-name="ce133">
            <text:p>9,6<text:s text:c="5"/></text:p>
          </table:table-cell>
          <table:table-cell office:value-type="float" office:value="12259" table:style-name="ce134">
            <text:p>12 259</text:p>
          </table:table-cell>
          <table:table-cell office:value-type="float" office:value="9.5580782485303057" table:style-name="ce135">
            <text:p>9,6<text:s text:c="5"/></text:p>
          </table:table-cell>
          <table:table-cell office:value-type="float" office:value="14455" table:style-name="ce134">
            <text:p>14 455</text:p>
          </table:table-cell>
          <table:table-cell office:value-type="float" office:value="9.9073350605200758" table:style-name="ce135">
            <text:p>9,9<text:s text:c="5"/></text:p>
          </table:table-cell>
          <table:table-cell office:value-type="float" office:value="136" table:style-name="ce120">
            <text:p>+ 136</text:p>
          </table:table-cell>
          <table:table-cell office:value-type="float" office:value="1.1093890203116079" table:style-name="ce121">
            <text:p>+1,1<text:s text:c="3"/></text:p>
          </table:table-cell>
          <table:table-cell office:value-type="float" office:value="-2060" table:style-name="ce120">
            <text:p><text:s/>-2 060</text:p>
          </table:table-cell>
          <table:table-cell office:value-type="float" office:value="-14.251124178484954" table:style-name="ce121">
            <text:p>-14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17052" table:style-name="ce132">
            <text:p>117 052</text:p>
          </table:table-cell>
          <table:table-cell office:value-type="float" office:value="90.424652560507397" table:style-name="ce133">
            <text:p>90,4<text:s text:c="5"/></text:p>
          </table:table-cell>
          <table:table-cell office:value-type="float" office:value="115999" table:style-name="ce134">
            <text:p>115 999</text:p>
          </table:table-cell>
          <table:table-cell office:value-type="float" office:value="90.441921751469692" table:style-name="ce135">
            <text:p>90,4<text:s text:c="5"/></text:p>
          </table:table-cell>
          <table:table-cell office:value-type="float" office:value="131447" table:style-name="ce134">
            <text:p>131 447</text:p>
          </table:table-cell>
          <table:table-cell office:value-type="float" office:value="90.092664939479931" table:style-name="ce135">
            <text:p>90,1<text:s text:c="5"/></text:p>
          </table:table-cell>
          <table:table-cell office:value-type="float" office:value="1053" table:style-name="ce120">
            <text:p>+1 053</text:p>
          </table:table-cell>
          <table:table-cell office:value-type="float" office:value="0.90776644626246772" table:style-name="ce121">
            <text:p>+0,9<text:s text:c="3"/></text:p>
          </table:table-cell>
          <table:table-cell office:value-type="float" office:value="-14395" table:style-name="ce120">
            <text:p><text:s/>-14 395</text:p>
          </table:table-cell>
          <table:table-cell office:value-type="float" office:value="-10.95118184515432" table:style-name="ce121">
            <text:p>-11,0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0005" table:style-name="ce132">
            <text:p>10 005</text:p>
          </table:table-cell>
          <table:table-cell office:value-type="float" office:value="7.7290319590257024" table:style-name="ce133">
            <text:p>7,7<text:s text:c="5"/></text:p>
          </table:table-cell>
          <table:table-cell office:value-type="float" office:value="9865" table:style-name="ce134">
            <text:p>9 865</text:p>
          </table:table-cell>
          <table:table-cell office:value-type="float" office:value="7.6915280138470887" table:style-name="ce135">
            <text:p>7,7<text:s text:c="5"/></text:p>
          </table:table-cell>
          <table:table-cell office:value-type="float" office:value="10886" table:style-name="ce134">
            <text:p>10 886</text:p>
          </table:table-cell>
          <table:table-cell office:value-type="float" office:value="7.4611725678880347" table:style-name="ce135">
            <text:p>7,5<text:s text:c="5"/></text:p>
          </table:table-cell>
          <table:table-cell office:value-type="float" office:value="140" table:style-name="ce120">
            <text:p>+ 140</text:p>
          </table:table-cell>
          <table:table-cell office:value-type="float" office:value="1.4191586416624431" table:style-name="ce121">
            <text:p>+1,4<text:s text:c="3"/></text:p>
          </table:table-cell>
          <table:table-cell office:value-type="float" office:value="-881" table:style-name="ce120">
            <text:p><text:s/>- 881</text:p>
          </table:table-cell>
          <table:table-cell office:value-type="float" office:value="-8.0929634392798082" table:style-name="ce121">
            <text:p>-8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496" table:style-name="ce132">
            <text:p>24 496</text:p>
          </table:table-cell>
          <table:table-cell office:value-type="float" office:value="18.92357489937967" table:style-name="ce133">
            <text:p>18,9<text:s text:c="5"/></text:p>
          </table:table-cell>
          <table:table-cell office:value-type="float" office:value="24625" table:style-name="ce134">
            <text:p>24 625</text:p>
          </table:table-cell>
          <table:table-cell office:value-type="float" office:value="19.199582092345118" table:style-name="ce135">
            <text:p>19,2<text:s text:c="5"/></text:p>
          </table:table-cell>
          <table:table-cell office:value-type="float" office:value="29973" table:style-name="ce134">
            <text:p>29 973</text:p>
          </table:table-cell>
          <table:table-cell office:value-type="float" office:value="20.543241353785419" table:style-name="ce135">
            <text:p>20,5<text:s text:c="5"/></text:p>
          </table:table-cell>
          <table:table-cell office:value-type="float" office:value="-129" table:style-name="ce120">
            <text:p><text:s/>- 129</text:p>
          </table:table-cell>
          <table:table-cell office:value-type="float" office:value="-0.52385786802030454" table:style-name="ce121">
            <text:p>-0,5<text:s text:c="3"/></text:p>
          </table:table-cell>
          <table:table-cell office:value-type="float" office:value="-5477" table:style-name="ce120">
            <text:p><text:s/>-5 477</text:p>
          </table:table-cell>
          <table:table-cell office:value-type="float" office:value="-18.273112467887763" table:style-name="ce121">
            <text:p>-18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0774" table:style-name="ce132">
            <text:p>20 774</text:p>
          </table:table-cell>
          <table:table-cell office:value-type="float" office:value="16.048266858250866" table:style-name="ce133">
            <text:p>16,0<text:s text:c="5"/></text:p>
          </table:table-cell>
          <table:table-cell office:value-type="float" office:value="20770" table:style-name="ce134">
            <text:p>20 770</text:p>
          </table:table-cell>
          <table:table-cell office:value-type="float" office:value="16.193921626721139" table:style-name="ce135">
            <text:p>16,2<text:s text:c="5"/></text:p>
          </table:table-cell>
          <table:table-cell office:value-type="float" office:value="24128" table:style-name="ce134">
            <text:p>24 128</text:p>
          </table:table-cell>
          <table:table-cell office:value-type="float" office:value="16.537127661032748" table:style-name="ce135">
            <text:p>16,5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1.9258545979778528E-2" table:style-name="ce121">
            <text:p>+0,0<text:s text:c="3"/></text:p>
          </table:table-cell>
          <table:table-cell office:value-type="float" office:value="-3354" table:style-name="ce120">
            <text:p><text:s/>-3 354</text:p>
          </table:table-cell>
          <table:table-cell office:value-type="float" office:value="-13.900862068965516" table:style-name="ce121">
            <text:p>-13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4725" table:style-name="ce132">
            <text:p>24 725</text:p>
          </table:table-cell>
          <table:table-cell office:value-type="float" office:value="19.100481278052019" table:style-name="ce133">
            <text:p>19,1<text:s text:c="5"/></text:p>
          </table:table-cell>
          <table:table-cell office:value-type="float" office:value="24325" table:style-name="ce134">
            <text:p>24 325</text:p>
          </table:table-cell>
          <table:table-cell office:value-type="float" office:value="18.96567855416426" table:style-name="ce135">
            <text:p>19,0<text:s text:c="5"/></text:p>
          </table:table-cell>
          <table:table-cell office:value-type="float" office:value="27958" table:style-name="ce134">
            <text:p>27 958</text:p>
          </table:table-cell>
          <table:table-cell office:value-type="float" office:value="19.162177351921152" table:style-name="ce135">
            <text:p>19,2<text:s text:c="5"/></text:p>
          </table:table-cell>
          <table:table-cell office:value-type="float" office:value="400" table:style-name="ce120">
            <text:p>+ 400</text:p>
          </table:table-cell>
          <table:table-cell office:value-type="float" office:value="1.644398766700925" table:style-name="ce121">
            <text:p>+1,6<text:s text:c="3"/></text:p>
          </table:table-cell>
          <table:table-cell office:value-type="float" office:value="-3233" table:style-name="ce120">
            <text:p><text:s/>-3 233</text:p>
          </table:table-cell>
          <table:table-cell office:value-type="float" office:value="-11.563774232777737" table:style-name="ce121">
            <text:p>-11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34018" table:style-name="ce132">
            <text:p>34 018</text:p>
          </table:table-cell>
          <table:table-cell office:value-type="float" office:value="26.27948117762482" table:style-name="ce133">
            <text:p>26,3<text:s text:c="5"/></text:p>
          </table:table-cell>
          <table:table-cell office:value-type="float" office:value="33068" table:style-name="ce134">
            <text:p>33 068</text:p>
          </table:table-cell>
          <table:table-cell office:value-type="float" office:value="25.782407335214959" table:style-name="ce135">
            <text:p>25,8<text:s text:c="5"/></text:p>
          </table:table-cell>
          <table:table-cell office:value-type="float" office:value="36222" table:style-name="ce134">
            <text:p>36 222</text:p>
          </table:table-cell>
          <table:table-cell office:value-type="float" office:value="24.82625323847514" table:style-name="ce135">
            <text:p>24,8<text:s text:c="5"/></text:p>
          </table:table-cell>
          <table:table-cell office:value-type="float" office:value="950" table:style-name="ce120">
            <text:p>+ 950</text:p>
          </table:table-cell>
          <table:table-cell office:value-type="float" office:value="2.8728680295149389" table:style-name="ce121">
            <text:p>+2,9<text:s text:c="3"/></text:p>
          </table:table-cell>
          <table:table-cell office:value-type="float" office:value="-2204" table:style-name="ce120">
            <text:p><text:s/>-2 204</text:p>
          </table:table-cell>
          <table:table-cell office:value-type="float" office:value="-6.0846999061343938" table:style-name="ce121">
            <text:p>-6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5429" table:style-name="ce132">
            <text:p>15 429</text:p>
          </table:table-cell>
          <table:table-cell office:value-type="float" office:value="11.919163827666921" table:style-name="ce133">
            <text:p>11,9<text:s text:c="5"/></text:p>
          </table:table-cell>
          <table:table-cell office:value-type="float" office:value="15605" table:style-name="ce134">
            <text:p>15 605</text:p>
          </table:table-cell>
          <table:table-cell office:value-type="float" office:value="12.166882377707433" table:style-name="ce135">
            <text:p>12,2<text:s text:c="5"/></text:p>
          </table:table-cell>
          <table:table-cell office:value-type="float" office:value="16735" table:style-name="ce134">
            <text:p>16 735</text:p>
          </table:table-cell>
          <table:table-cell office:value-type="float" office:value="11.470027826897507" table:style-name="ce135">
            <text:p>11,5<text:s text:c="5"/></text:p>
          </table:table-cell>
          <table:table-cell office:value-type="float" office:value="-176" table:style-name="ce120">
            <text:p><text:s/>- 176</text:p>
          </table:table-cell>
          <table:table-cell office:value-type="float" office:value="-1.1278436398590195" table:style-name="ce121">
            <text:p>-1,1<text:s text:c="3"/></text:p>
          </table:table-cell>
          <table:table-cell office:value-type="float" office:value="-1306" table:style-name="ce120">
            <text:p><text:s/>-1 306</text:p>
          </table:table-cell>
          <table:table-cell office:value-type="float" office:value="-7.8040035853002694" table:style-name="ce121">
            <text:p>-7,8<text:s text:c="3"/></text:p>
          </table:table-cell>
          <table:table-cell table:number-columns-repeated="16372"/>
        </table:table-row>
        <table:table-row table:style-name="ro9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170572" table:style-name="ce127">
            <text:p>170 57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3024" table:style-name="ce129">
            <text:p>173 024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88339" table:style-name="ce129">
            <text:p>188 339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452" table:style-name="ce113">
            <text:p><text:s/>-2 452</text:p>
          </table:table-cell>
          <table:table-cell office:value-type="float" office:value="-1.417144442389495" table:style-name="ce114">
            <text:p>-1,4<text:s text:c="3"/></text:p>
          </table:table-cell>
          <table:table-cell office:value-type="float" office:value="-17767" table:style-name="ce113">
            <text:p><text:s/>-17 767</text:p>
          </table:table-cell>
          <table:table-cell office:value-type="float" office:value="-9.4335214692655267" table:style-name="ce114">
            <text:p>-9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8843" table:style-name="ce132">
            <text:p>18 843</text:p>
          </table:table-cell>
          <table:table-cell office:value-type="float" office:value="11.046947916422392" table:style-name="ce133">
            <text:p>11,0<text:s text:c="5"/></text:p>
          </table:table-cell>
          <table:table-cell office:value-type="float" office:value="18144" table:style-name="ce134">
            <text:p>18 144</text:p>
          </table:table-cell>
          <table:table-cell office:value-type="float" office:value="10.486406510079526" table:style-name="ce135">
            <text:p>10,5<text:s text:c="5"/></text:p>
          </table:table-cell>
          <table:table-cell office:value-type="float" office:value="21133" table:style-name="ce134">
            <text:p>21 133</text:p>
          </table:table-cell>
          <table:table-cell office:value-type="float" office:value="11.220724332188235" table:style-name="ce135">
            <text:p>11,2<text:s text:c="5"/></text:p>
          </table:table-cell>
          <table:table-cell office:value-type="float" office:value="699" table:style-name="ce120">
            <text:p>+ 699</text:p>
          </table:table-cell>
          <table:table-cell office:value-type="float" office:value="3.8525132275132274" table:style-name="ce121">
            <text:p>+3,9<text:s text:c="3"/></text:p>
          </table:table-cell>
          <table:table-cell office:value-type="float" office:value="-2290" table:style-name="ce120">
            <text:p><text:s/>-2 290</text:p>
          </table:table-cell>
          <table:table-cell office:value-type="float" office:value="-10.836133062035678" table:style-name="ce121">
            <text:p>-10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51729" table:style-name="ce132">
            <text:p>151 729</text:p>
          </table:table-cell>
          <table:table-cell office:value-type="float" office:value="88.953052083577617" table:style-name="ce133">
            <text:p>89,0<text:s text:c="5"/></text:p>
          </table:table-cell>
          <table:table-cell office:value-type="float" office:value="154880" table:style-name="ce134">
            <text:p>154 880</text:p>
          </table:table-cell>
          <table:table-cell office:value-type="float" office:value="89.513593489920467" table:style-name="ce135">
            <text:p>89,5<text:s text:c="5"/></text:p>
          </table:table-cell>
          <table:table-cell office:value-type="float" office:value="167206" table:style-name="ce134">
            <text:p>167 206</text:p>
          </table:table-cell>
          <table:table-cell office:value-type="float" office:value="88.77927566781176" table:style-name="ce135">
            <text:p>88,8<text:s text:c="5"/></text:p>
          </table:table-cell>
          <table:table-cell office:value-type="float" office:value="-3151" table:style-name="ce120">
            <text:p><text:s/>-3 151</text:p>
          </table:table-cell>
          <table:table-cell office:value-type="float" office:value="-2.0344783057851239" table:style-name="ce121">
            <text:p>-2,0<text:s text:c="3"/></text:p>
          </table:table-cell>
          <table:table-cell office:value-type="float" office:value="-15477" table:style-name="ce120">
            <text:p><text:s/>-15 477</text:p>
          </table:table-cell>
          <table:table-cell office:value-type="float" office:value="-9.2562467854024373" table:style-name="ce121">
            <text:p>-9,3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7714" table:style-name="ce132">
            <text:p>97 714</text:p>
          </table:table-cell>
          <table:table-cell office:value-type="float" office:value="57.28607274347489" table:style-name="ce133">
            <text:p>57,3<text:s text:c="5"/></text:p>
          </table:table-cell>
          <table:table-cell office:value-type="float" office:value="98800" table:style-name="ce134">
            <text:p>98 800</text:p>
          </table:table-cell>
          <table:table-cell office:value-type="float" office:value="57.101904938043276" table:style-name="ce135">
            <text:p>57,1<text:s text:c="5"/></text:p>
          </table:table-cell>
          <table:table-cell office:value-type="float" office:value="103396" table:style-name="ce134">
            <text:p>103 396</text:p>
          </table:table-cell>
          <table:table-cell office:value-type="float" office:value="54.898879148768977" table:style-name="ce135">
            <text:p>54,9<text:s text:c="5"/></text:p>
          </table:table-cell>
          <table:table-cell office:value-type="float" office:value="-1086" table:style-name="ce120">
            <text:p><text:s/>-1 086</text:p>
          </table:table-cell>
          <table:table-cell office:value-type="float" office:value="-1.0991902834008096" table:style-name="ce121">
            <text:p>-1,1<text:s text:c="3"/></text:p>
          </table:table-cell>
          <table:table-cell office:value-type="float" office:value="-5682" table:style-name="ce120">
            <text:p><text:s/>-5 682</text:p>
          </table:table-cell>
          <table:table-cell office:value-type="float" office:value="-5.4953769971759066" table:style-name="ce121">
            <text:p>-5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72858" table:style-name="ce132">
            <text:p>72 858</text:p>
          </table:table-cell>
          <table:table-cell office:value-type="float" office:value="42.713927256525103" table:style-name="ce133">
            <text:p>42,7<text:s text:c="5"/></text:p>
          </table:table-cell>
          <table:table-cell office:value-type="float" office:value="74224" table:style-name="ce134">
            <text:p>74 224</text:p>
          </table:table-cell>
          <table:table-cell office:value-type="float" office:value="42.898095061956724" table:style-name="ce135">
            <text:p>42,9<text:s text:c="5"/></text:p>
          </table:table-cell>
          <table:table-cell office:value-type="float" office:value="84943" table:style-name="ce134">
            <text:p>84 943</text:p>
          </table:table-cell>
          <table:table-cell office:value-type="float" office:value="45.101120851231023" table:style-name="ce135">
            <text:p>45,1<text:s text:c="5"/></text:p>
          </table:table-cell>
          <table:table-cell office:value-type="float" office:value="-1366" table:style-name="ce120">
            <text:p><text:s/>-1 366</text:p>
          </table:table-cell>
          <table:table-cell office:value-type="float" office:value="-1.8403750808363872" table:style-name="ce121">
            <text:p>-1,8<text:s text:c="3"/></text:p>
          </table:table-cell>
          <table:table-cell office:value-type="float" office:value="-12085" table:style-name="ce120">
            <text:p><text:s/>-12 085</text:p>
          </table:table-cell>
          <table:table-cell office:value-type="float" office:value="-14.227187643478567" table:style-name="ce121">
            <text:p>-14,2<text:s text:c="3"/></text:p>
          </table:table-cell>
          <table:table-cell table:number-columns-repeated="16372"/>
        </table:table-row>
        <table:table-row table:style-name="ro7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9524" table:style-name="ce132">
            <text:p>19 524</text:p>
          </table:table-cell>
          <table:table-cell office:value-type="float" office:value="11.446192810074338" table:style-name="ce133">
            <text:p>11,4<text:s text:c="5"/></text:p>
          </table:table-cell>
          <table:table-cell office:value-type="float" office:value="19287" table:style-name="ce134">
            <text:p>19 287</text:p>
          </table:table-cell>
          <table:table-cell office:value-type="float" office:value="11.147008507490289" table:style-name="ce135">
            <text:p>11,1<text:s text:c="5"/></text:p>
          </table:table-cell>
          <table:table-cell office:value-type="float" office:value="22252" table:style-name="ce134">
            <text:p>22 252</text:p>
          </table:table-cell>
          <table:table-cell office:value-type="float" office:value="11.81486574740229" table:style-name="ce135">
            <text:p>11,8<text:s text:c="5"/></text:p>
          </table:table-cell>
          <table:table-cell office:value-type="float" office:value="237" table:style-name="ce120">
            <text:p>+ 237</text:p>
          </table:table-cell>
          <table:table-cell office:value-type="float" office:value="1.2288069684243272" table:style-name="ce121">
            <text:p>+1,2<text:s text:c="3"/></text:p>
          </table:table-cell>
          <table:table-cell office:value-type="float" office:value="-2728" table:style-name="ce120">
            <text:p><text:s/>-2 728</text:p>
          </table:table-cell>
          <table:table-cell office:value-type="float" office:value="-12.259572173287795" table:style-name="ce121">
            <text:p>-12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51048" table:style-name="ce132">
            <text:p>151 048</text:p>
          </table:table-cell>
          <table:table-cell office:value-type="float" office:value="88.553807189925664" table:style-name="ce133">
            <text:p>88,6<text:s text:c="5"/></text:p>
          </table:table-cell>
          <table:table-cell office:value-type="float" office:value="153737" table:style-name="ce134">
            <text:p>153 737</text:p>
          </table:table-cell>
          <table:table-cell office:value-type="float" office:value="88.852991492509716" table:style-name="ce135">
            <text:p>88,9<text:s text:c="5"/></text:p>
          </table:table-cell>
          <table:table-cell office:value-type="float" office:value="166087" table:style-name="ce134">
            <text:p>166 087</text:p>
          </table:table-cell>
          <table:table-cell office:value-type="float" office:value="88.185134252597706" table:style-name="ce135">
            <text:p>88,2<text:s text:c="5"/></text:p>
          </table:table-cell>
          <table:table-cell office:value-type="float" office:value="-2689" table:style-name="ce120">
            <text:p><text:s/>-2 689</text:p>
          </table:table-cell>
          <table:table-cell office:value-type="float" office:value="-1.7490909800503458" table:style-name="ce121">
            <text:p>-1,7<text:s text:c="3"/></text:p>
          </table:table-cell>
          <table:table-cell office:value-type="float" office:value="-15039" table:style-name="ce120">
            <text:p><text:s/>-15 039</text:p>
          </table:table-cell>
          <table:table-cell office:value-type="float" office:value="-9.0548929175672992" table:style-name="ce121">
            <text:p>-9,1<text:s text:c="3"/></text:p>
          </table:table-cell>
          <table:table-cell table:number-columns-repeated="16372"/>
        </table:table-row>
        <table:table-row table:style-name="ro8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805" table:style-name="ce132">
            <text:p>11 805</text:p>
          </table:table-cell>
          <table:table-cell office:value-type="float" office:value="6.9208310859930124" table:style-name="ce133">
            <text:p>6,9<text:s text:c="5"/></text:p>
          </table:table-cell>
          <table:table-cell office:value-type="float" office:value="11643" table:style-name="ce134">
            <text:p>11 643</text:p>
          </table:table-cell>
          <table:table-cell office:value-type="float" office:value="6.7291242833364153" table:style-name="ce135">
            <text:p>6,7<text:s text:c="5"/></text:p>
          </table:table-cell>
          <table:table-cell office:value-type="float" office:value="12543" table:style-name="ce134">
            <text:p>12 543</text:p>
          </table:table-cell>
          <table:table-cell office:value-type="float" office:value="6.6597996166487023" table:style-name="ce135">
            <text:p>6,7<text:s text:c="5"/></text:p>
          </table:table-cell>
          <table:table-cell office:value-type="float" office:value="162" table:style-name="ce120">
            <text:p>+ 162</text:p>
          </table:table-cell>
          <table:table-cell office:value-type="float" office:value="1.3913939706261274" table:style-name="ce121">
            <text:p>+1,4<text:s text:c="3"/></text:p>
          </table:table-cell>
          <table:table-cell office:value-type="float" office:value="-738" table:style-name="ce120">
            <text:p><text:s/>- 738</text:p>
          </table:table-cell>
          <table:table-cell office:value-type="float" office:value="-5.8837598660607515" table:style-name="ce121">
            <text:p>-5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6718" table:style-name="ce132">
            <text:p>26 718</text:p>
          </table:table-cell>
          <table:table-cell office:value-type="float" office:value="15.663766620547333" table:style-name="ce133">
            <text:p>15,7<text:s text:c="5"/></text:p>
          </table:table-cell>
          <table:table-cell office:value-type="float" office:value="26974" table:style-name="ce134">
            <text:p>26 974</text:p>
          </table:table-cell>
          <table:table-cell office:value-type="float" office:value="15.589744775291289" table:style-name="ce135">
            <text:p>15,6<text:s text:c="5"/></text:p>
          </table:table-cell>
          <table:table-cell office:value-type="float" office:value="30689" table:style-name="ce134">
            <text:p>30 689</text:p>
          </table:table-cell>
          <table:table-cell office:value-type="float" office:value="16.294553969172611" table:style-name="ce135">
            <text:p>16,3<text:s text:c="5"/></text:p>
          </table:table-cell>
          <table:table-cell office:value-type="float" office:value="-256" table:style-name="ce120">
            <text:p><text:s/>- 256</text:p>
          </table:table-cell>
          <table:table-cell office:value-type="float" office:value="-0.94906205976125146" table:style-name="ce121">
            <text:p>-0,9<text:s text:c="3"/></text:p>
          </table:table-cell>
          <table:table-cell office:value-type="float" office:value="-3971" table:style-name="ce120">
            <text:p><text:s/>-3 971</text:p>
          </table:table-cell>
          <table:table-cell office:value-type="float" office:value="-12.939489719443447" table:style-name="ce121">
            <text:p>-1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21503" table:style-name="ce132">
            <text:p>21 503</text:p>
          </table:table-cell>
          <table:table-cell office:value-type="float" office:value="12.606406678704593" table:style-name="ce133">
            <text:p>12,6<text:s text:c="5"/></text:p>
          </table:table-cell>
          <table:table-cell office:value-type="float" office:value="21965" table:style-name="ce134">
            <text:p>21 965</text:p>
          </table:table-cell>
          <table:table-cell office:value-type="float" office:value="12.694770667653044" table:style-name="ce135">
            <text:p>12,7<text:s text:c="5"/></text:p>
          </table:table-cell>
          <table:table-cell office:value-type="float" office:value="24095" table:style-name="ce134">
            <text:p>24 095</text:p>
          </table:table-cell>
          <table:table-cell office:value-type="float" office:value="12.793420374962169" table:style-name="ce135">
            <text:p>12,8<text:s text:c="5"/></text:p>
          </table:table-cell>
          <table:table-cell office:value-type="float" office:value="-462" table:style-name="ce120">
            <text:p><text:s/>- 462</text:p>
          </table:table-cell>
          <table:table-cell office:value-type="float" office:value="-2.1033462326428407" table:style-name="ce121">
            <text:p>-2,1<text:s text:c="3"/></text:p>
          </table:table-cell>
          <table:table-cell office:value-type="float" office:value="-2592" table:style-name="ce120">
            <text:p><text:s/>-2 592</text:p>
          </table:table-cell>
          <table:table-cell office:value-type="float" office:value="-10.757418551566715" table:style-name="ce121">
            <text:p>-10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31475" table:style-name="ce132">
            <text:p>31 475</text:p>
          </table:table-cell>
          <table:table-cell office:value-type="float" office:value="18.452618249185097" table:style-name="ce133">
            <text:p>18,5<text:s text:c="5"/></text:p>
          </table:table-cell>
          <table:table-cell office:value-type="float" office:value="32122" table:style-name="ce134">
            <text:p>32 122</text:p>
          </table:table-cell>
          <table:table-cell office:value-type="float" office:value="18.565054558905121" table:style-name="ce135">
            <text:p>18,6<text:s text:c="5"/></text:p>
          </table:table-cell>
          <table:table-cell office:value-type="float" office:value="35262" table:style-name="ce134">
            <text:p>35 262</text:p>
          </table:table-cell>
          <table:table-cell office:value-type="float" office:value="18.72262250516356" table:style-name="ce135">
            <text:p>18,7<text:s text:c="5"/></text:p>
          </table:table-cell>
          <table:table-cell office:value-type="float" office:value="-647" table:style-name="ce120">
            <text:p><text:s/>- 647</text:p>
          </table:table-cell>
          <table:table-cell office:value-type="float" office:value="-2.0141958782143079" table:style-name="ce121">
            <text:p>-2,0<text:s text:c="3"/></text:p>
          </table:table-cell>
          <table:table-cell office:value-type="float" office:value="-3787" table:style-name="ce120">
            <text:p><text:s/>-3 787</text:p>
          </table:table-cell>
          <table:table-cell office:value-type="float" office:value="-10.739606375134706" table:style-name="ce121">
            <text:p>-10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49308" table:style-name="ce132">
            <text:p>49 308</text:p>
          </table:table-cell>
          <table:table-cell office:value-type="float" office:value="28.907440846094318" table:style-name="ce133">
            <text:p>28,9<text:s text:c="5"/></text:p>
          </table:table-cell>
          <table:table-cell office:value-type="float" office:value="49088" table:style-name="ce134">
            <text:p>49 088</text:p>
          </table:table-cell>
          <table:table-cell office:value-type="float" office:value="28.370630663954131" table:style-name="ce135">
            <text:p>28,4<text:s text:c="5"/></text:p>
          </table:table-cell>
          <table:table-cell office:value-type="float" office:value="52696" table:style-name="ce134">
            <text:p>52 696</text:p>
          </table:table-cell>
          <table:table-cell office:value-type="float" office:value="27.979335135049034" table:style-name="ce135">
            <text:p>28,0<text:s text:c="5"/></text:p>
          </table:table-cell>
          <table:table-cell office:value-type="float" office:value="220" table:style-name="ce120">
            <text:p>+ 220</text:p>
          </table:table-cell>
          <table:table-cell office:value-type="float" office:value="0.44817470664928288" table:style-name="ce121">
            <text:p>+0,4<text:s text:c="3"/></text:p>
          </table:table-cell>
          <table:table-cell office:value-type="float" office:value="-3388" table:style-name="ce120">
            <text:p><text:s/>-3 388</text:p>
          </table:table-cell>
          <table:table-cell office:value-type="float" office:value="-6.4293304994686507" table:style-name="ce121">
            <text:p>-6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29763" table:style-name="ce132">
            <text:p>29 763</text:p>
          </table:table-cell>
          <table:table-cell office:value-type="float" office:value="17.448936519475648" table:style-name="ce133">
            <text:p>17,4<text:s text:c="5"/></text:p>
          </table:table-cell>
          <table:table-cell office:value-type="float" office:value="31232" table:style-name="ce134">
            <text:p>31 232</text:p>
          </table:table-cell>
          <table:table-cell office:value-type="float" office:value="18.050675050859997" table:style-name="ce135">
            <text:p>18,1<text:s text:c="5"/></text:p>
          </table:table-cell>
          <table:table-cell office:value-type="float" office:value="33054" table:style-name="ce134">
            <text:p>33 054</text:p>
          </table:table-cell>
          <table:table-cell office:value-type="float" office:value="17.550268399003922" table:style-name="ce135">
            <text:p>17,6<text:s text:c="5"/></text:p>
          </table:table-cell>
          <table:table-cell office:value-type="float" office:value="-1469" table:style-name="ce120">
            <text:p><text:s/>-1 469</text:p>
          </table:table-cell>
          <table:table-cell office:value-type="float" office:value="-4.7035092213114753" table:style-name="ce121">
            <text:p>-4,7<text:s text:c="3"/></text:p>
          </table:table-cell>
          <table:table-cell office:value-type="float" office:value="-3291" table:style-name="ce120">
            <text:p><text:s/>-3 291</text:p>
          </table:table-cell>
          <table:table-cell office:value-type="float" office:value="-9.9564349246687236" table:style-name="ce121">
            <text:p>-10,0<text:s text:c="3"/></text:p>
          </table:table-cell>
          <table:table-cell table:number-columns-repeated="16372"/>
        </table:table-row>
        <table:table-row table:style-name="ro10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/>
        </table:table-row>
        <table:table-row table:style-name="ro1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8855in" svg:height="0.65634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226in" svg:y="0.23793in" svg:width="1.89885in" svg:height="0.51757in">
                <draw:text-box>
                  <text:p text:style-name="a25" text:class-names="" text:cond-style-name=""><text:span text:style-name="a23" text:class-names="">OUTUBRO 2019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063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Quadro 2 - PEDIDOS DE EMPREGO <text:s text:c="2"/>E <text:s text:c="3"/>DESEMPREGO REGISTADO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8">
            <text:p>PEDIDOS DE EMPREGO</text:p>
          </table:table-cell>
          <table:table-cell office:value-type="float" office:value="424705" table:style-name="ce109">
            <text:p>424 705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421223" table:style-name="ce111">
            <text:p>421 22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463443" table:style-name="ce111">
            <text:p>463 44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3482" table:style-name="ce113">
            <text:p>+3 482</text:p>
          </table:table-cell>
          <table:table-cell office:value-type="float" office:value="0.82664052057936055" table:style-name="ce114">
            <text:p>+0,8<text:s text:c="3"/></text:p>
          </table:table-cell>
          <table:table-cell office:value-type="float" office:value="-38738" table:style-name="ce113">
            <text:p><text:s/>-38 738</text:p>
          </table:table-cell>
          <table:table-cell office:value-type="float" office:value="-8.3587409886436959" table:style-name="ce114">
            <text:p>-8,4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DESEMPREGO REGISTADO</text:p>
          </table:table-cell>
          <table:table-cell office:value-type="float" office:value="278136" table:style-name="ce116">
            <text:p>278 136</text:p>
          </table:table-cell>
          <table:table-cell office:value-type="float" office:value="65.489221930516479" table:style-name="ce117">
            <text:p>65,5<text:s text:c="5"/></text:p>
          </table:table-cell>
          <table:table-cell office:value-type="float" office:value="279388" table:style-name="ce118">
            <text:p>279 388</text:p>
          </table:table-cell>
          <table:table-cell office:value-type="float" office:value="66.327812109025388" table:style-name="ce119">
            <text:p>66,3<text:s text:c="5"/></text:p>
          </table:table-cell>
          <table:table-cell office:value-type="float" office:value="310556" table:style-name="ce118">
            <text:p>310 556</text:p>
          </table:table-cell>
          <table:table-cell office:value-type="float" office:value="67.01061403451989" table:style-name="ce119">
            <text:p>67,0<text:s text:c="5"/></text:p>
          </table:table-cell>
          <table:table-cell office:value-type="float" office:value="-1252" table:style-name="ce120">
            <text:p><text:s/>-1 252</text:p>
          </table:table-cell>
          <table:table-cell office:value-type="float" office:value="-0.44812232450928458" table:style-name="ce121">
            <text:p>-0,4<text:s text:c="3"/></text:p>
          </table:table-cell>
          <table:table-cell office:value-type="float" office:value="-32420" table:style-name="ce120">
            <text:p><text:s/>-32 420</text:p>
          </table:table-cell>
          <table:table-cell office:value-type="float" office:value="-10.439341052821391" table:style-name="ce121">
            <text:p>-10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EMPREGADOS</text:p>
          </table:table-cell>
          <table:table-cell office:value-type="float" office:value="39276" table:style-name="ce116">
            <text:p>39 276</text:p>
          </table:table-cell>
          <table:table-cell office:value-type="float" office:value="9.2478308472940043" table:style-name="ce117">
            <text:p>9,2<text:s text:c="5"/></text:p>
          </table:table-cell>
          <table:table-cell office:value-type="float" office:value="39049" table:style-name="ce118">
            <text:p>39 049</text:p>
          </table:table-cell>
          <table:table-cell office:value-type="float" office:value="9.2703864698746266" table:style-name="ce119">
            <text:p>9,3<text:s text:c="5"/></text:p>
          </table:table-cell>
          <table:table-cell office:value-type="float" office:value="46655" table:style-name="ce118">
            <text:p>46 655</text:p>
          </table:table-cell>
          <table:table-cell office:value-type="float" office:value="10.067041685816811" table:style-name="ce119">
            <text:p>10,1<text:s text:c="5"/></text:p>
          </table:table-cell>
          <table:table-cell office:value-type="float" office:value="227" table:style-name="ce120">
            <text:p>+ 227</text:p>
          </table:table-cell>
          <table:table-cell office:value-type="float" office:value="0.58132090450459672" table:style-name="ce121">
            <text:p>+0,6<text:s text:c="3"/></text:p>
          </table:table-cell>
          <table:table-cell office:value-type="float" office:value="-7379" table:style-name="ce120">
            <text:p><text:s/>-7 379</text:p>
          </table:table-cell>
          <table:table-cell office:value-type="float" office:value="-15.816096881363197" table:style-name="ce121">
            <text:p>-15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7"/>OCUPADOS</text:p>
          </table:table-cell>
          <table:table-cell office:value-type="float" office:value="82668" table:style-name="ce116">
            <text:p>82 668</text:p>
          </table:table-cell>
          <table:table-cell office:value-type="float" office:value="19.464804982281819" table:style-name="ce117">
            <text:p>19,5<text:s text:c="5"/></text:p>
          </table:table-cell>
          <table:table-cell office:value-type="float" office:value="79902" table:style-name="ce118">
            <text:p>79 902</text:p>
          </table:table-cell>
          <table:table-cell office:value-type="float" office:value="18.969049648286063" table:style-name="ce119">
            <text:p>19,0<text:s text:c="5"/></text:p>
          </table:table-cell>
          <table:table-cell office:value-type="float" office:value="82258" table:style-name="ce118">
            <text:p>82 258</text:p>
          </table:table-cell>
          <table:table-cell office:value-type="float" office:value="17.74932408084705" table:style-name="ce119">
            <text:p>17,7<text:s text:c="5"/></text:p>
          </table:table-cell>
          <table:table-cell office:value-type="float" office:value="2766" table:style-name="ce120">
            <text:p>+2 766</text:p>
          </table:table-cell>
          <table:table-cell office:value-type="float" office:value="3.4617406322745361" table:style-name="ce121">
            <text:p>+3,5<text:s text:c="3"/></text:p>
          </table:table-cell>
          <table:table-cell office:value-type="float" office:value="410" table:style-name="ce120">
            <text:p>+ 410</text:p>
          </table:table-cell>
          <table:table-cell office:value-type="float" office:value="0.49843176347589291" table:style-name="ce121">
            <text:p>+0,5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5">
            <text:p><text:s text:c="7"/>INDISPONIVEIS TEMPORÁRIAMENTE</text:p>
          </table:table-cell>
          <table:table-cell office:value-type="float" office:value="24625" table:style-name="ce116">
            <text:p>24 625</text:p>
          </table:table-cell>
          <table:table-cell office:value-type="float" office:value="5.7981422399077003" table:style-name="ce117">
            <text:p>5,8<text:s text:c="5"/></text:p>
          </table:table-cell>
          <table:table-cell office:value-type="float" office:value="22884" table:style-name="ce118">
            <text:p>22 884</text:p>
          </table:table-cell>
          <table:table-cell office:value-type="float" office:value="5.4327517728139245" table:style-name="ce119">
            <text:p>5,4<text:s text:c="5"/></text:p>
          </table:table-cell>
          <table:table-cell office:value-type="float" office:value="23974" table:style-name="ce118">
            <text:p>23 974</text:p>
          </table:table-cell>
          <table:table-cell office:value-type="float" office:value="5.1730201988162516" table:style-name="ce119">
            <text:p>5,2<text:s text:c="5"/></text:p>
          </table:table-cell>
          <table:table-cell office:value-type="float" office:value="1741" table:style-name="ce120">
            <text:p>+1 741</text:p>
          </table:table-cell>
          <table:table-cell office:value-type="float" office:value="7.6079356755811931" table:style-name="ce121">
            <text:p>+7,6<text:s text:c="3"/></text:p>
          </table:table-cell>
          <table:table-cell office:value-type="float" office:value="651" table:style-name="ce120">
            <text:p>+ 651</text:p>
          </table:table-cell>
          <table:table-cell office:value-type="float" office:value="2.7154417285392509" table:style-name="ce121">
            <text:p>+2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5"/>
          <table:table-cell table:style-name="ce123"/>
          <table:table-cell table:style-name="ce124"/>
          <table:table-cell table:style-name="ce125"/>
          <table:table-cell table:style-name="ce126"/>
          <table:table-cell table:style-name="ce125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8">
            <text:p><text:s text:c="5"/>DESEMPREGO REGISTADO</text:p>
          </table:table-cell>
          <table:table-cell office:value-type="float" office:value="278136" table:style-name="ce127">
            <text:p>278 13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79388" table:style-name="ce129">
            <text:p>279 388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310556" table:style-name="ce129">
            <text:p>310 556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1252" table:style-name="ce113">
            <text:p><text:s/>-1 252</text:p>
          </table:table-cell>
          <table:table-cell office:value-type="float" office:value="-0.44812232450928458" table:style-name="ce114">
            <text:p>-0,4<text:s text:c="3"/></text:p>
          </table:table-cell>
          <table:table-cell office:value-type="float" office:value="-32420" table:style-name="ce113">
            <text:p><text:s/>-32 420</text:p>
          </table:table-cell>
          <table:table-cell office:value-type="float" office:value="-10.439341052821391" table:style-name="ce114">
            <text:p>-10,4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Homens<text:s/></text:p>
          </table:table-cell>
          <table:table-cell office:value-type="float" office:value="119168" table:style-name="ce132">
            <text:p>119 168</text:p>
          </table:table-cell>
          <table:table-cell office:value-type="float" office:value="42.845226795524496" table:style-name="ce133">
            <text:p>42,8<text:s text:c="5"/></text:p>
          </table:table-cell>
          <table:table-cell office:value-type="float" office:value="118027" table:style-name="ce134">
            <text:p>118 027</text:p>
          </table:table-cell>
          <table:table-cell office:value-type="float" office:value="42.244835139662406" table:style-name="ce135">
            <text:p>42,2<text:s text:c="5"/></text:p>
          </table:table-cell>
          <table:table-cell office:value-type="float" office:value="134163" table:style-name="ce134">
            <text:p>134 163</text:p>
          </table:table-cell>
          <table:table-cell office:value-type="float" office:value="43.20090418475251" table:style-name="ce135">
            <text:p>43,2<text:s text:c="5"/></text:p>
          </table:table-cell>
          <table:table-cell office:value-type="float" office:value="1141" table:style-name="ce120">
            <text:p>+1 141</text:p>
          </table:table-cell>
          <table:table-cell office:value-type="float" office:value="0.96672795207876172" table:style-name="ce121">
            <text:p>+1,0<text:s text:c="3"/></text:p>
          </table:table-cell>
          <table:table-cell office:value-type="float" office:value="-14995" table:style-name="ce120">
            <text:p><text:s/>-14 995</text:p>
          </table:table-cell>
          <table:table-cell office:value-type="float" office:value="-11.176702965795339" table:style-name="ce121">
            <text:p>-11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Mulheres</text:p>
          </table:table-cell>
          <table:table-cell office:value-type="float" office:value="158968" table:style-name="ce132">
            <text:p>158 968</text:p>
          </table:table-cell>
          <table:table-cell office:value-type="float" office:value="57.154773204475504" table:style-name="ce133">
            <text:p>57,2<text:s text:c="5"/></text:p>
          </table:table-cell>
          <table:table-cell office:value-type="float" office:value="161361" table:style-name="ce134">
            <text:p>161 361</text:p>
          </table:table-cell>
          <table:table-cell office:value-type="float" office:value="57.755164860337594" table:style-name="ce135">
            <text:p>57,8<text:s text:c="5"/></text:p>
          </table:table-cell>
          <table:table-cell office:value-type="float" office:value="176393" table:style-name="ce134">
            <text:p>176 393</text:p>
          </table:table-cell>
          <table:table-cell office:value-type="float" office:value="56.79909581524749" table:style-name="ce135">
            <text:p>56,8<text:s text:c="5"/></text:p>
          </table:table-cell>
          <table:table-cell office:value-type="float" office:value="-2393" table:style-name="ce120">
            <text:p><text:s/>-2 393</text:p>
          </table:table-cell>
          <table:table-cell office:value-type="float" office:value="-1.483010144954481" table:style-name="ce121">
            <text:p>-1,5<text:s text:c="3"/></text:p>
          </table:table-cell>
          <table:table-cell office:value-type="float" office:value="-17425" table:style-name="ce120">
            <text:p><text:s/>-17 425</text:p>
          </table:table-cell>
          <table:table-cell office:value-type="float" office:value="-9.8785099181940321" table:style-name="ce121">
            <text:p>-9,9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31049" table:style-name="ce132">
            <text:p>31 049</text:p>
          </table:table-cell>
          <table:table-cell office:value-type="float" office:value="11.163243880691461" table:style-name="ce133">
            <text:p>11,2<text:s text:c="5"/></text:p>
          </table:table-cell>
          <table:table-cell office:value-type="float" office:value="29675" table:style-name="ce134">
            <text:p>29 675</text:p>
          </table:table-cell>
          <table:table-cell office:value-type="float" office:value="10.621429696336278" table:style-name="ce135">
            <text:p>10,6<text:s text:c="5"/></text:p>
          </table:table-cell>
          <table:table-cell office:value-type="float" office:value="34446" table:style-name="ce134">
            <text:p>34 446</text:p>
          </table:table-cell>
          <table:table-cell office:value-type="float" office:value="11.091719367843481" table:style-name="ce135">
            <text:p>11,1<text:s text:c="5"/></text:p>
          </table:table-cell>
          <table:table-cell office:value-type="float" office:value="1374" table:style-name="ce120">
            <text:p>+1 374</text:p>
          </table:table-cell>
          <table:table-cell office:value-type="float" office:value="4.6301600673967984" table:style-name="ce121">
            <text:p>+4,6<text:s text:c="3"/></text:p>
          </table:table-cell>
          <table:table-cell office:value-type="float" office:value="-3397" table:style-name="ce120">
            <text:p><text:s/>-3 397</text:p>
          </table:table-cell>
          <table:table-cell office:value-type="float" office:value="-9.8618126923300249" table:style-name="ce121">
            <text:p>-9,9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247087" table:style-name="ce132">
            <text:p>247 087</text:p>
          </table:table-cell>
          <table:table-cell office:value-type="float" office:value="88.836756119308532" table:style-name="ce133">
            <text:p>88,8<text:s text:c="5"/></text:p>
          </table:table-cell>
          <table:table-cell office:value-type="float" office:value="249713" table:style-name="ce134">
            <text:p>249 713</text:p>
          </table:table-cell>
          <table:table-cell office:value-type="float" office:value="89.378570303663722" table:style-name="ce135">
            <text:p>89,4<text:s text:c="5"/></text:p>
          </table:table-cell>
          <table:table-cell office:value-type="float" office:value="276110" table:style-name="ce134">
            <text:p>276 110</text:p>
          </table:table-cell>
          <table:table-cell office:value-type="float" office:value="88.908280632156519" table:style-name="ce135">
            <text:p>88,9<text:s text:c="5"/></text:p>
          </table:table-cell>
          <table:table-cell office:value-type="float" office:value="-2626" table:style-name="ce120">
            <text:p><text:s/>-2 626</text:p>
          </table:table-cell>
          <table:table-cell office:value-type="float" office:value="-1.0516072451173948" table:style-name="ce121">
            <text:p>-1,1<text:s text:c="3"/></text:p>
          </table:table-cell>
          <table:table-cell office:value-type="float" office:value="-29023" table:style-name="ce120">
            <text:p><text:s/>-29 023</text:p>
          </table:table-cell>
          <table:table-cell office:value-type="float" office:value="-10.511390387888884" table:style-name="ce121">
            <text:p>-10,5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159955" table:style-name="ce132">
            <text:p>159 955</text:p>
          </table:table-cell>
          <table:table-cell office:value-type="float" office:value="57.509635573963813" table:style-name="ce133">
            <text:p>57,5<text:s text:c="5"/></text:p>
          </table:table-cell>
          <table:table-cell office:value-type="float" office:value="159306" table:style-name="ce134">
            <text:p>159 306</text:p>
          </table:table-cell>
          <table:table-cell office:value-type="float" office:value="57.019628616833941" table:style-name="ce135">
            <text:p>57,0<text:s text:c="5"/></text:p>
          </table:table-cell>
          <table:table-cell office:value-type="float" office:value="168773" table:style-name="ce134">
            <text:p>168 773</text:p>
          </table:table-cell>
          <table:table-cell office:value-type="float" office:value="54.345432063782376" table:style-name="ce135">
            <text:p>54,3<text:s text:c="5"/></text:p>
          </table:table-cell>
          <table:table-cell office:value-type="float" office:value="649" table:style-name="ce120">
            <text:p>+ 649</text:p>
          </table:table-cell>
          <table:table-cell office:value-type="float" office:value="0.40739206307358167" table:style-name="ce121">
            <text:p>+0,4<text:s text:c="3"/></text:p>
          </table:table-cell>
          <table:table-cell office:value-type="float" office:value="-8818" table:style-name="ce120">
            <text:p><text:s/>-8 818</text:p>
          </table:table-cell>
          <table:table-cell office:value-type="float" office:value="-5.2247693647680613" table:style-name="ce121">
            <text:p>-5,2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118181" table:style-name="ce132">
            <text:p>118 181</text:p>
          </table:table-cell>
          <table:table-cell office:value-type="float" office:value="42.49036442603618" table:style-name="ce133">
            <text:p>42,5<text:s text:c="5"/></text:p>
          </table:table-cell>
          <table:table-cell office:value-type="float" office:value="120082" table:style-name="ce134">
            <text:p>120 082</text:p>
          </table:table-cell>
          <table:table-cell office:value-type="float" office:value="42.980371383166059" table:style-name="ce135">
            <text:p>43,0<text:s text:c="5"/></text:p>
          </table:table-cell>
          <table:table-cell office:value-type="float" office:value="141783" table:style-name="ce134">
            <text:p>141 783</text:p>
          </table:table-cell>
          <table:table-cell office:value-type="float" office:value="45.654567936217624" table:style-name="ce135">
            <text:p>45,7<text:s text:c="5"/></text:p>
          </table:table-cell>
          <table:table-cell office:value-type="float" office:value="-1901" table:style-name="ce120">
            <text:p><text:s/>-1 901</text:p>
          </table:table-cell>
          <table:table-cell office:value-type="float" office:value="-1.583084891990473" table:style-name="ce121">
            <text:p>-1,6<text:s text:c="3"/></text:p>
          </table:table-cell>
          <table:table-cell office:value-type="float" office:value="-23602" table:style-name="ce120">
            <text:p><text:s/>-23 602</text:p>
          </table:table-cell>
          <table:table-cell office:value-type="float" office:value="-16.646565526191434" table:style-name="ce121">
            <text:p>-16,6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29761" table:style-name="ce132">
            <text:p>29 761</text:p>
          </table:table-cell>
          <table:table-cell office:value-type="float" office:value="10.700161072281187" table:style-name="ce133">
            <text:p>10,7<text:s text:c="5"/></text:p>
          </table:table-cell>
          <table:table-cell office:value-type="float" office:value="29385" table:style-name="ce134">
            <text:p>29 385</text:p>
          </table:table-cell>
          <table:table-cell office:value-type="float" office:value="10.517631394333328" table:style-name="ce135">
            <text:p>10,5<text:s text:c="5"/></text:p>
          </table:table-cell>
          <table:table-cell office:value-type="float" office:value="34274" table:style-name="ce134">
            <text:p>34 274</text:p>
          </table:table-cell>
          <table:table-cell office:value-type="float" office:value="11.036334831721172" table:style-name="ce135">
            <text:p>11,0<text:s text:c="5"/></text:p>
          </table:table-cell>
          <table:table-cell office:value-type="float" office:value="376" table:style-name="ce120">
            <text:p>+ 376</text:p>
          </table:table-cell>
          <table:table-cell office:value-type="float" office:value="1.2795644036072826" table:style-name="ce121">
            <text:p>+1,3<text:s text:c="3"/></text:p>
          </table:table-cell>
          <table:table-cell office:value-type="float" office:value="-4513" table:style-name="ce120">
            <text:p><text:s/>-4 513</text:p>
          </table:table-cell>
          <table:table-cell office:value-type="float" office:value="-13.167415533640661" table:style-name="ce121">
            <text:p>-13,2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248375" table:style-name="ce132">
            <text:p>248 375</text:p>
          </table:table-cell>
          <table:table-cell office:value-type="float" office:value="89.29983892771881" table:style-name="ce133">
            <text:p>89,3<text:s text:c="5"/></text:p>
          </table:table-cell>
          <table:table-cell office:value-type="float" office:value="250003" table:style-name="ce134">
            <text:p>250 003</text:p>
          </table:table-cell>
          <table:table-cell office:value-type="float" office:value="89.482368605666679" table:style-name="ce135">
            <text:p>89,5<text:s text:c="5"/></text:p>
          </table:table-cell>
          <table:table-cell office:value-type="float" office:value="276282" table:style-name="ce134">
            <text:p>276 282</text:p>
          </table:table-cell>
          <table:table-cell office:value-type="float" office:value="88.963665168278823" table:style-name="ce135">
            <text:p>89,0<text:s text:c="5"/></text:p>
          </table:table-cell>
          <table:table-cell office:value-type="float" office:value="-1628" table:style-name="ce120">
            <text:p><text:s/>-1 628</text:p>
          </table:table-cell>
          <table:table-cell office:value-type="float" office:value="-0.65119218569377169" table:style-name="ce121">
            <text:p>-0,7<text:s text:c="3"/></text:p>
          </table:table-cell>
          <table:table-cell office:value-type="float" office:value="-27907" table:style-name="ce120">
            <text:p><text:s/>-27 907</text:p>
          </table:table-cell>
          <table:table-cell office:value-type="float" office:value="-10.100911387640163" table:style-name="ce121">
            <text:p>-10,1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20563" table:style-name="ce132">
            <text:p>20 563</text:p>
          </table:table-cell>
          <table:table-cell office:value-type="float" office:value="7.3931457991773808" table:style-name="ce133">
            <text:p>7,4<text:s text:c="5"/></text:p>
          </table:table-cell>
          <table:table-cell office:value-type="float" office:value="20265" table:style-name="ce134">
            <text:p>20 265</text:p>
          </table:table-cell>
          <table:table-cell office:value-type="float" office:value="7.2533537589302339" table:style-name="ce135">
            <text:p>7,3<text:s text:c="5"/></text:p>
          </table:table-cell>
          <table:table-cell office:value-type="float" office:value="22014" table:style-name="ce134">
            <text:p>22 014</text:p>
          </table:table-cell>
          <table:table-cell office:value-type="float" office:value="7.0885766174216558" table:style-name="ce135">
            <text:p>7,1<text:s text:c="5"/></text:p>
          </table:table-cell>
          <table:table-cell office:value-type="float" office:value="298" table:style-name="ce120">
            <text:p>+ 298</text:p>
          </table:table-cell>
          <table:table-cell office:value-type="float" office:value="1.4705156674068591" table:style-name="ce121">
            <text:p>+1,5<text:s text:c="3"/></text:p>
          </table:table-cell>
          <table:table-cell office:value-type="float" office:value="-1451" table:style-name="ce120">
            <text:p><text:s/>-1 451</text:p>
          </table:table-cell>
          <table:table-cell office:value-type="float" office:value="-6.5912601072045067" table:style-name="ce121">
            <text:p>-6,6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46744" table:style-name="ce132">
            <text:p>46 744</text:p>
          </table:table-cell>
          <table:table-cell office:value-type="float" office:value="16.80616676733684" table:style-name="ce133">
            <text:p>16,8<text:s text:c="5"/></text:p>
          </table:table-cell>
          <table:table-cell office:value-type="float" office:value="47100" table:style-name="ce134">
            <text:p>47 100</text:p>
          </table:table-cell>
          <table:table-cell office:value-type="float" office:value="16.858275945996247" table:style-name="ce135">
            <text:p>16,9<text:s text:c="5"/></text:p>
          </table:table-cell>
          <table:table-cell office:value-type="float" office:value="55520" table:style-name="ce134">
            <text:p>55 520</text:p>
          </table:table-cell>
          <table:table-cell office:value-type="float" office:value="17.877613055294375" table:style-name="ce135">
            <text:p>17,9<text:s text:c="5"/></text:p>
          </table:table-cell>
          <table:table-cell office:value-type="float" office:value="-356" table:style-name="ce120">
            <text:p><text:s/>- 356</text:p>
          </table:table-cell>
          <table:table-cell office:value-type="float" office:value="-0.7558386411889596" table:style-name="ce121">
            <text:p>-0,8<text:s text:c="3"/></text:p>
          </table:table-cell>
          <table:table-cell office:value-type="float" office:value="-8776" table:style-name="ce120">
            <text:p><text:s/>-8 776</text:p>
          </table:table-cell>
          <table:table-cell office:value-type="float" office:value="-15.806916426512968" table:style-name="ce121">
            <text:p>-15,8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38016" table:style-name="ce132">
            <text:p>38 016</text:p>
          </table:table-cell>
          <table:table-cell office:value-type="float" office:value="13.668133574941754" table:style-name="ce133">
            <text:p>13,7<text:s text:c="5"/></text:p>
          </table:table-cell>
          <table:table-cell office:value-type="float" office:value="38496" table:style-name="ce134">
            <text:p>38 496</text:p>
          </table:table-cell>
          <table:table-cell office:value-type="float" office:value="13.778687703122539" table:style-name="ce135">
            <text:p>13,8<text:s text:c="5"/></text:p>
          </table:table-cell>
          <table:table-cell office:value-type="float" office:value="43760" table:style-name="ce134">
            <text:p>43 760</text:p>
          </table:table-cell>
          <table:table-cell office:value-type="float" office:value="14.090856399489947" table:style-name="ce135">
            <text:p>14,1<text:s text:c="5"/></text:p>
          </table:table-cell>
          <table:table-cell office:value-type="float" office:value="-480" table:style-name="ce120">
            <text:p><text:s/>- 480</text:p>
          </table:table-cell>
          <table:table-cell office:value-type="float" office:value="-1.2468827930174564" table:style-name="ce121">
            <text:p>-1,2<text:s text:c="3"/></text:p>
          </table:table-cell>
          <table:table-cell office:value-type="float" office:value="-5744" table:style-name="ce120">
            <text:p><text:s/>-5 744</text:p>
          </table:table-cell>
          <table:table-cell office:value-type="float" office:value="-13.126142595978063" table:style-name="ce121">
            <text:p>-13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Básico - 3º Ciclo</text:p>
          </table:table-cell>
          <table:table-cell office:value-type="float" office:value="52498" table:style-name="ce132">
            <text:p>52 498</text:p>
          </table:table-cell>
          <table:table-cell office:value-type="float" office:value="18.874938878821869" table:style-name="ce133">
            <text:p>18,9<text:s text:c="5"/></text:p>
          </table:table-cell>
          <table:table-cell office:value-type="float" office:value="52665" table:style-name="ce134">
            <text:p>52 665</text:p>
          </table:table-cell>
          <table:table-cell office:value-type="float" office:value="18.850129568914912" table:style-name="ce135">
            <text:p>18,9<text:s text:c="5"/></text:p>
          </table:table-cell>
          <table:table-cell office:value-type="float" office:value="59044" table:style-name="ce134">
            <text:p>59 044</text:p>
          </table:table-cell>
          <table:table-cell office:value-type="float" office:value="19.012352039567741" table:style-name="ce135">
            <text:p>19,0<text:s text:c="5"/></text:p>
          </table:table-cell>
          <table:table-cell office:value-type="float" office:value="-167" table:style-name="ce120">
            <text:p><text:s/>- 167</text:p>
          </table:table-cell>
          <table:table-cell office:value-type="float" office:value="-0.31709864236210006" table:style-name="ce121">
            <text:p>-0,3<text:s text:c="3"/></text:p>
          </table:table-cell>
          <table:table-cell office:value-type="float" office:value="-6546" table:style-name="ce120">
            <text:p><text:s/>-6 546</text:p>
          </table:table-cell>
          <table:table-cell office:value-type="float" office:value="-11.086647246121537" table:style-name="ce121">
            <text:p>-11,1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ecundário</text:p>
          </table:table-cell>
          <table:table-cell office:value-type="float" office:value="77241" table:style-name="ce132">
            <text:p>77 241</text:p>
          </table:table-cell>
          <table:table-cell office:value-type="float" office:value="27.770946587281042" table:style-name="ce133">
            <text:p>27,8<text:s text:c="5"/></text:p>
          </table:table-cell>
          <table:table-cell office:value-type="float" office:value="76236" table:style-name="ce134">
            <text:p>76 236</text:p>
          </table:table-cell>
          <table:table-cell office:value-type="float" office:value="27.286783970678769" table:style-name="ce135">
            <text:p>27,3<text:s text:c="5"/></text:p>
          </table:table-cell>
          <table:table-cell office:value-type="float" office:value="82679" table:style-name="ce134">
            <text:p>82 679</text:p>
          </table:table-cell>
          <table:table-cell office:value-type="float" office:value="26.622895709630466" table:style-name="ce135">
            <text:p>26,6<text:s text:c="5"/></text:p>
          </table:table-cell>
          <table:table-cell office:value-type="float" office:value="1005" table:style-name="ce120">
            <text:p>+1 005</text:p>
          </table:table-cell>
          <table:table-cell office:value-type="float" office:value="1.3182748307886039" table:style-name="ce121">
            <text:p>+1,3<text:s text:c="3"/></text:p>
          </table:table-cell>
          <table:table-cell office:value-type="float" office:value="-5438" table:style-name="ce120">
            <text:p><text:s/>-5 438</text:p>
          </table:table-cell>
          <table:table-cell office:value-type="float" office:value="-6.5772445240024684" table:style-name="ce121">
            <text:p>-6,6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2">
            <text:p><text:s text:c="13"/>Superior</text:p>
          </table:table-cell>
          <table:table-cell office:value-type="float" office:value="43074" table:style-name="ce132">
            <text:p>43 074</text:p>
          </table:table-cell>
          <table:table-cell office:value-type="float" office:value="15.486668392441109" table:style-name="ce133">
            <text:p>15,5<text:s text:c="5"/></text:p>
          </table:table-cell>
          <table:table-cell office:value-type="float" office:value="44626" table:style-name="ce134">
            <text:p>44 626</text:p>
          </table:table-cell>
          <table:table-cell office:value-type="float" office:value="15.972769052357293" table:style-name="ce135">
            <text:p>16,0<text:s text:c="5"/></text:p>
          </table:table-cell>
          <table:table-cell office:value-type="float" office:value="47539" table:style-name="ce134">
            <text:p>47 539</text:p>
          </table:table-cell>
          <table:table-cell office:value-type="float" office:value="15.30770617859581" table:style-name="ce135">
            <text:p>15,3<text:s text:c="5"/></text:p>
          </table:table-cell>
          <table:table-cell office:value-type="float" office:value="-1552" table:style-name="ce120">
            <text:p><text:s/>-1 552</text:p>
          </table:table-cell>
          <table:table-cell office:value-type="float" office:value="-3.4777932147178774" table:style-name="ce121">
            <text:p>-3,5<text:s text:c="3"/></text:p>
          </table:table-cell>
          <table:table-cell office:value-type="float" office:value="-4465" table:style-name="ce120">
            <text:p><text:s/>-4 465</text:p>
          </table:table-cell>
          <table:table-cell office:value-type="float" office:value="-9.3922884368623656" table:style-name="ce121">
            <text:p>-9,4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table:style-name="ce126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Homens</text:p>
          </table:table-cell>
          <table:table-cell office:value-type="float" office:value="119168" table:style-name="ce127">
            <text:p>119 16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18027" table:style-name="ce129">
            <text:p>118 027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34163" table:style-name="ce129">
            <text:p>134 16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141" table:style-name="ce113">
            <text:p>+1 141</text:p>
          </table:table-cell>
          <table:table-cell office:value-type="float" office:value="0.96672795207876172" table:style-name="ce114">
            <text:p>+1,0<text:s text:c="3"/></text:p>
          </table:table-cell>
          <table:table-cell office:value-type="float" office:value="-14995" table:style-name="ce113">
            <text:p><text:s/>-14 995</text:p>
          </table:table-cell>
          <table:table-cell office:value-type="float" office:value="-11.176702965795339" table:style-name="ce114">
            <text:p>-11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3747" table:style-name="ce132">
            <text:p>13 747</text:p>
          </table:table-cell>
          <table:table-cell office:value-type="float" office:value="11.535814983888294" table:style-name="ce133">
            <text:p>11,5<text:s text:c="5"/></text:p>
          </table:table-cell>
          <table:table-cell office:value-type="float" office:value="12994" table:style-name="ce134">
            <text:p>12 994</text:p>
          </table:table-cell>
          <table:table-cell office:value-type="float" office:value="11.009345319291349" table:style-name="ce135">
            <text:p>11,0<text:s text:c="5"/></text:p>
          </table:table-cell>
          <table:table-cell office:value-type="float" office:value="14953" table:style-name="ce134">
            <text:p>14 953</text:p>
          </table:table-cell>
          <table:table-cell office:value-type="float" office:value="11.14539776242332" table:style-name="ce135">
            <text:p>11,1<text:s text:c="5"/></text:p>
          </table:table-cell>
          <table:table-cell office:value-type="float" office:value="753" table:style-name="ce120">
            <text:p>+ 753</text:p>
          </table:table-cell>
          <table:table-cell office:value-type="float" office:value="5.7949822995228564" table:style-name="ce121">
            <text:p>+5,8<text:s text:c="3"/></text:p>
          </table:table-cell>
          <table:table-cell office:value-type="float" office:value="-1206" table:style-name="ce120">
            <text:p><text:s/>-1 206</text:p>
          </table:table-cell>
          <table:table-cell office:value-type="float" office:value="-8.0652711830401937" table:style-name="ce121">
            <text:p>-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05421" table:style-name="ce132">
            <text:p>105 421</text:p>
          </table:table-cell>
          <table:table-cell office:value-type="float" office:value="88.464185016111713" table:style-name="ce133">
            <text:p>88,5<text:s text:c="5"/></text:p>
          </table:table-cell>
          <table:table-cell office:value-type="float" office:value="105033" table:style-name="ce134">
            <text:p>105 033</text:p>
          </table:table-cell>
          <table:table-cell office:value-type="float" office:value="88.990654680708644" table:style-name="ce135">
            <text:p>89,0<text:s text:c="5"/></text:p>
          </table:table-cell>
          <table:table-cell office:value-type="float" office:value="119210" table:style-name="ce134">
            <text:p>119 210</text:p>
          </table:table-cell>
          <table:table-cell office:value-type="float" office:value="88.854602237576671" table:style-name="ce135">
            <text:p>88,9<text:s text:c="5"/></text:p>
          </table:table-cell>
          <table:table-cell office:value-type="float" office:value="388" table:style-name="ce120">
            <text:p>+ 388</text:p>
          </table:table-cell>
          <table:table-cell office:value-type="float" office:value="0.36940770995782274" table:style-name="ce121">
            <text:p>+0,4<text:s text:c="3"/></text:p>
          </table:table-cell>
          <table:table-cell office:value-type="float" office:value="-13789" table:style-name="ce120">
            <text:p><text:s/>-13 789</text:p>
          </table:table-cell>
          <table:table-cell office:value-type="float" office:value="-11.566982635684926" table:style-name="ce121">
            <text:p>-11,6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68365" table:style-name="ce132">
            <text:p>68 365</text:p>
          </table:table-cell>
          <table:table-cell office:value-type="float" office:value="57.368588882921593" table:style-name="ce133">
            <text:p>57,4<text:s text:c="5"/></text:p>
          </table:table-cell>
          <table:table-cell office:value-type="float" office:value="66502" table:style-name="ce134">
            <text:p>66 502</text:p>
          </table:table-cell>
          <table:table-cell office:value-type="float" office:value="56.344734679353024" table:style-name="ce135">
            <text:p>56,3<text:s text:c="5"/></text:p>
          </table:table-cell>
          <table:table-cell office:value-type="float" office:value="71707" table:style-name="ce134">
            <text:p>71 707</text:p>
          </table:table-cell>
          <table:table-cell office:value-type="float" office:value="53.447671861839709" table:style-name="ce135">
            <text:p>53,4<text:s text:c="5"/></text:p>
          </table:table-cell>
          <table:table-cell office:value-type="float" office:value="1863" table:style-name="ce120">
            <text:p>+1 863</text:p>
          </table:table-cell>
          <table:table-cell office:value-type="float" office:value="2.8014195061802654" table:style-name="ce121">
            <text:p>+2,8<text:s text:c="3"/></text:p>
          </table:table-cell>
          <table:table-cell office:value-type="float" office:value="-3342" table:style-name="ce120">
            <text:p><text:s/>-3 342</text:p>
          </table:table-cell>
          <table:table-cell office:value-type="float" office:value="-4.6606328531384662" table:style-name="ce121">
            <text:p>-4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50803" table:style-name="ce132">
            <text:p>50 803</text:p>
          </table:table-cell>
          <table:table-cell office:value-type="float" office:value="42.631411117078407" table:style-name="ce133">
            <text:p>42,6<text:s text:c="5"/></text:p>
          </table:table-cell>
          <table:table-cell office:value-type="float" office:value="51525" table:style-name="ce134">
            <text:p>51 525</text:p>
          </table:table-cell>
          <table:table-cell office:value-type="float" office:value="43.655265320646969" table:style-name="ce135">
            <text:p>43,7<text:s text:c="5"/></text:p>
          </table:table-cell>
          <table:table-cell office:value-type="float" office:value="62456" table:style-name="ce134">
            <text:p>62 456</text:p>
          </table:table-cell>
          <table:table-cell office:value-type="float" office:value="46.552328138160298" table:style-name="ce135">
            <text:p>46,6<text:s text:c="5"/></text:p>
          </table:table-cell>
          <table:table-cell office:value-type="float" office:value="-722" table:style-name="ce120">
            <text:p><text:s/>- 722</text:p>
          </table:table-cell>
          <table:table-cell office:value-type="float" office:value="-1.4012615235322661" table:style-name="ce121">
            <text:p>-1,4<text:s text:c="3"/></text:p>
          </table:table-cell>
          <table:table-cell office:value-type="float" office:value="-11653" table:style-name="ce120">
            <text:p><text:s/>-11 653</text:p>
          </table:table-cell>
          <table:table-cell office:value-type="float" office:value="-18.657935186371205" table:style-name="ce121">
            <text:p>-18,7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1512" table:style-name="ce132">
            <text:p>11 512</text:p>
          </table:table-cell>
          <table:table-cell office:value-type="float" office:value="9.660311493018261" table:style-name="ce133">
            <text:p>9,7<text:s text:c="5"/></text:p>
          </table:table-cell>
          <table:table-cell office:value-type="float" office:value="11390" table:style-name="ce134">
            <text:p>11 390</text:p>
          </table:table-cell>
          <table:table-cell office:value-type="float" office:value="9.6503342455539833" table:style-name="ce135">
            <text:p>9,7<text:s text:c="5"/></text:p>
          </table:table-cell>
          <table:table-cell office:value-type="float" office:value="13413" table:style-name="ce134">
            <text:p>13 413</text:p>
          </table:table-cell>
          <table:table-cell office:value-type="float" office:value="9.9975403054493412" table:style-name="ce135">
            <text:p>10,0<text:s text:c="5"/></text:p>
          </table:table-cell>
          <table:table-cell office:value-type="float" office:value="122" table:style-name="ce120">
            <text:p>+ 122</text:p>
          </table:table-cell>
          <table:table-cell office:value-type="float" office:value="1.0711150131694469" table:style-name="ce121">
            <text:p>+1,1<text:s text:c="3"/></text:p>
          </table:table-cell>
          <table:table-cell office:value-type="float" office:value="-1901" table:style-name="ce120">
            <text:p><text:s/>-1 901</text:p>
          </table:table-cell>
          <table:table-cell office:value-type="float" office:value="-14.172817415939759" table:style-name="ce121">
            <text:p>-1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07656" table:style-name="ce132">
            <text:p>107 656</text:p>
          </table:table-cell>
          <table:table-cell office:value-type="float" office:value="90.339688506981744" table:style-name="ce133">
            <text:p>90,3<text:s text:c="5"/></text:p>
          </table:table-cell>
          <table:table-cell office:value-type="float" office:value="106637" table:style-name="ce134">
            <text:p>106 637</text:p>
          </table:table-cell>
          <table:table-cell office:value-type="float" office:value="90.349665754446022" table:style-name="ce135">
            <text:p>90,3<text:s text:c="5"/></text:p>
          </table:table-cell>
          <table:table-cell office:value-type="float" office:value="120750" table:style-name="ce134">
            <text:p>120 750</text:p>
          </table:table-cell>
          <table:table-cell office:value-type="float" office:value="90.002459694550666" table:style-name="ce135">
            <text:p>90,0<text:s text:c="5"/></text:p>
          </table:table-cell>
          <table:table-cell office:value-type="float" office:value="1019" table:style-name="ce120">
            <text:p>+1 019</text:p>
          </table:table-cell>
          <table:table-cell office:value-type="float" office:value="0.95557827020640118" table:style-name="ce121">
            <text:p>+1,0<text:s text:c="3"/></text:p>
          </table:table-cell>
          <table:table-cell office:value-type="float" office:value="-13094" table:style-name="ce120">
            <text:p><text:s/>-13 094</text:p>
          </table:table-cell>
          <table:table-cell office:value-type="float" office:value="-10.843892339544514" table:style-name="ce121">
            <text:p>-10,8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9232" table:style-name="ce132">
            <text:p>9 232</text:p>
          </table:table-cell>
          <table:table-cell office:value-type="float" office:value="7.74704618689581" table:style-name="ce133">
            <text:p>7,7<text:s text:c="5"/></text:p>
          </table:table-cell>
          <table:table-cell office:value-type="float" office:value="9093" table:style-name="ce134">
            <text:p>9 093</text:p>
          </table:table-cell>
          <table:table-cell office:value-type="float" office:value="7.7041693849712347" table:style-name="ce135">
            <text:p>7,7<text:s text:c="5"/></text:p>
          </table:table-cell>
          <table:table-cell office:value-type="float" office:value="9958" table:style-name="ce134">
            <text:p>9 958</text:p>
          </table:table-cell>
          <table:table-cell office:value-type="float" office:value="7.4223146471083679" table:style-name="ce135">
            <text:p>7,4<text:s text:c="5"/></text:p>
          </table:table-cell>
          <table:table-cell office:value-type="float" office:value="139" table:style-name="ce120">
            <text:p>+ 139</text:p>
          </table:table-cell>
          <table:table-cell office:value-type="float" office:value="1.528648410865501" table:style-name="ce121">
            <text:p>+1,5<text:s text:c="3"/></text:p>
          </table:table-cell>
          <table:table-cell office:value-type="float" office:value="-726" table:style-name="ce120">
            <text:p><text:s/>- 726</text:p>
          </table:table-cell>
          <table:table-cell office:value-type="float" office:value="-7.2906206065474999" table:style-name="ce121">
            <text:p>-7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2033" table:style-name="ce132">
            <text:p>22 033</text:p>
          </table:table-cell>
          <table:table-cell office:value-type="float" office:value="18.489023899033295" table:style-name="ce133">
            <text:p>18,5<text:s text:c="5"/></text:p>
          </table:table-cell>
          <table:table-cell office:value-type="float" office:value="22173" table:style-name="ce134">
            <text:p>22 173</text:p>
          </table:table-cell>
          <table:table-cell office:value-type="float" office:value="18.786379387767205" table:style-name="ce135">
            <text:p>18,8<text:s text:c="5"/></text:p>
          </table:table-cell>
          <table:table-cell office:value-type="float" office:value="27076" table:style-name="ce134">
            <text:p>27 076</text:p>
          </table:table-cell>
          <table:table-cell office:value-type="float" office:value="20.181421107160695" table:style-name="ce135">
            <text:p>20,2<text:s text:c="5"/></text:p>
          </table:table-cell>
          <table:table-cell office:value-type="float" office:value="-140" table:style-name="ce120">
            <text:p><text:s/>- 140</text:p>
          </table:table-cell>
          <table:table-cell office:value-type="float" office:value="-0.63139854778334004" table:style-name="ce121">
            <text:p>-0,6<text:s text:c="3"/></text:p>
          </table:table-cell>
          <table:table-cell office:value-type="float" office:value="-5043" table:style-name="ce120">
            <text:p><text:s/>-5 043</text:p>
          </table:table-cell>
          <table:table-cell office:value-type="float" office:value="-18.625350864234008" table:style-name="ce121">
            <text:p>-18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18559" table:style-name="ce132">
            <text:p>18 559</text:p>
          </table:table-cell>
          <table:table-cell office:value-type="float" office:value="15.573811761546724" table:style-name="ce133">
            <text:p>15,6<text:s text:c="5"/></text:p>
          </table:table-cell>
          <table:table-cell office:value-type="float" office:value="18526" table:style-name="ce134">
            <text:p>18 526</text:p>
          </table:table-cell>
          <table:table-cell office:value-type="float" office:value="15.696408448914232" table:style-name="ce135">
            <text:p>15,7<text:s text:c="5"/></text:p>
          </table:table-cell>
          <table:table-cell office:value-type="float" office:value="21638" table:style-name="ce134">
            <text:p>21 638</text:p>
          </table:table-cell>
          <table:table-cell office:value-type="float" office:value="16.128142632469459" table:style-name="ce135">
            <text:p>16,1<text:s text:c="5"/></text:p>
          </table:table-cell>
          <table:table-cell office:value-type="float" office:value="33" table:style-name="ce120">
            <text:p>+ 33</text:p>
          </table:table-cell>
          <table:table-cell office:value-type="float" office:value="0.17812803627334559" table:style-name="ce121">
            <text:p>+0,2<text:s text:c="3"/></text:p>
          </table:table-cell>
          <table:table-cell office:value-type="float" office:value="-3079" table:style-name="ce120">
            <text:p><text:s/>-3 079</text:p>
          </table:table-cell>
          <table:table-cell office:value-type="float" office:value="-14.229596080968665" table:style-name="ce121">
            <text:p>-14,2<text:s text:c="3"/></text:p>
          </table:table-cell>
          <table:table-cell table:style-name="ce1"/>
          <table:table-cell table:style-name="ce252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2976" table:style-name="ce132">
            <text:p>22 976</text:p>
          </table:table-cell>
          <table:table-cell office:value-type="float" office:value="19.280343716433944" table:style-name="ce133">
            <text:p>19,3<text:s text:c="5"/></text:p>
          </table:table-cell>
          <table:table-cell office:value-type="float" office:value="22565" table:style-name="ce134">
            <text:p>22 565</text:p>
          </table:table-cell>
          <table:table-cell office:value-type="float" office:value="19.118506782346412" table:style-name="ce135">
            <text:p>19,1<text:s text:c="5"/></text:p>
          </table:table-cell>
          <table:table-cell office:value-type="float" office:value="25845" table:style-name="ce134">
            <text:p>25 845</text:p>
          </table:table-cell>
          <table:table-cell office:value-type="float" office:value="19.263880503566558" table:style-name="ce135">
            <text:p>19,3<text:s text:c="5"/></text:p>
          </table:table-cell>
          <table:table-cell office:value-type="float" office:value="411" table:style-name="ce120">
            <text:p>+ 411</text:p>
          </table:table-cell>
          <table:table-cell office:value-type="float" office:value="1.8214048304896966" table:style-name="ce121">
            <text:p>+1,8<text:s text:c="3"/></text:p>
          </table:table-cell>
          <table:table-cell office:value-type="float" office:value="-2869" table:style-name="ce120">
            <text:p><text:s/>-2 869</text:p>
          </table:table-cell>
          <table:table-cell office:value-type="float" office:value="-11.10079319017218" table:style-name="ce121">
            <text:p>-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31668" table:style-name="ce132">
            <text:p>31 668</text:p>
          </table:table-cell>
          <table:table-cell office:value-type="float" office:value="26.574248120300751" table:style-name="ce133">
            <text:p>26,6<text:s text:c="5"/></text:p>
          </table:table-cell>
          <table:table-cell office:value-type="float" office:value="30803" table:style-name="ce134">
            <text:p>30 803</text:p>
          </table:table-cell>
          <table:table-cell office:value-type="float" office:value="26.098265651079839" table:style-name="ce135">
            <text:p>26,1<text:s text:c="5"/></text:p>
          </table:table-cell>
          <table:table-cell office:value-type="float" office:value="33689" table:style-name="ce134">
            <text:p>33 689</text:p>
          </table:table-cell>
          <table:table-cell office:value-type="float" office:value="25.110499914283373" table:style-name="ce135">
            <text:p>25,1<text:s text:c="5"/></text:p>
          </table:table-cell>
          <table:table-cell office:value-type="float" office:value="865" table:style-name="ce120">
            <text:p>+ 865</text:p>
          </table:table-cell>
          <table:table-cell office:value-type="float" office:value="2.80816803558095" table:style-name="ce121">
            <text:p>+2,8<text:s text:c="3"/></text:p>
          </table:table-cell>
          <table:table-cell office:value-type="float" office:value="-2021" table:style-name="ce120">
            <text:p><text:s/>-2 021</text:p>
          </table:table-cell>
          <table:table-cell office:value-type="float" office:value="-5.9989907685001036" table:style-name="ce121">
            <text:p>-6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14700" table:style-name="ce132">
            <text:p>14 700</text:p>
          </table:table-cell>
          <table:table-cell office:value-type="float" office:value="12.335526315789473" table:style-name="ce133">
            <text:p>12,3<text:s text:c="5"/></text:p>
          </table:table-cell>
          <table:table-cell office:value-type="float" office:value="14867" table:style-name="ce134">
            <text:p>14 867</text:p>
          </table:table-cell>
          <table:table-cell office:value-type="float" office:value="12.596270344921075" table:style-name="ce135">
            <text:p>12,6<text:s text:c="5"/></text:p>
          </table:table-cell>
          <table:table-cell office:value-type="float" office:value="15957" table:style-name="ce134">
            <text:p>15 957</text:p>
          </table:table-cell>
          <table:table-cell office:value-type="float" office:value="11.893741195411552" table:style-name="ce135">
            <text:p>11,9<text:s text:c="5"/></text:p>
          </table:table-cell>
          <table:table-cell office:value-type="float" office:value="-167" table:style-name="ce120">
            <text:p><text:s/>- 167</text:p>
          </table:table-cell>
          <table:table-cell office:value-type="float" office:value="-1.1232931997040425" table:style-name="ce121">
            <text:p>-1,1<text:s text:c="3"/></text:p>
          </table:table-cell>
          <table:table-cell office:value-type="float" office:value="-1257" table:style-name="ce120">
            <text:p><text:s/>-1 257</text:p>
          </table:table-cell>
          <table:table-cell office:value-type="float" office:value="-7.8774205677758973" table:style-name="ce121">
            <text:p>-7,9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31"/>
          <table:table-cell table:style-name="ce132"/>
          <table:table-cell table:style-name="ce124"/>
          <table:table-cell table:style-name="ce134"/>
          <table:table-cell table:style-name="ce126"/>
          <table:table-cell table:style-name="ce134"/>
          <table:table-cell office:value-type="float" office:value="0" table:style-name="ce126">
            <text:p>0,0<text:s text:c="5"/></text:p>
          </table:table-cell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6">
            <text:p><text:s text:c="9"/>Mulheres</text:p>
          </table:table-cell>
          <table:table-cell office:value-type="float" office:value="158968" table:style-name="ce127">
            <text:p>158 96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61361" table:style-name="ce129">
            <text:p>161 361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176393" table:style-name="ce129">
            <text:p>176 393</text:p>
          </table:table-cell>
          <table:table-cell office:value-type="float" office:value="100" table:style-name="ce130">
            <text:p>100,0<text:s text:c="5"/></text:p>
          </table:table-cell>
          <table:table-cell office:value-type="float" office:value="-2393" table:style-name="ce113">
            <text:p><text:s/>-2 393</text:p>
          </table:table-cell>
          <table:table-cell office:value-type="float" office:value="-1.483010144954481" table:style-name="ce114">
            <text:p>-1,5<text:s text:c="3"/></text:p>
          </table:table-cell>
          <table:table-cell office:value-type="float" office:value="-17425" table:style-name="ce113">
            <text:p><text:s/>-17 425</text:p>
          </table:table-cell>
          <table:table-cell office:value-type="float" office:value="-9.8785099181940321" table:style-name="ce114">
            <text:p>-9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lt; 25 anos</text:p>
          </table:table-cell>
          <table:table-cell office:value-type="float" office:value="17302" table:style-name="ce132">
            <text:p>17 302</text:p>
          </table:table-cell>
          <table:table-cell office:value-type="float" office:value="10.883951487091743" table:style-name="ce133">
            <text:p>10,9<text:s text:c="5"/></text:p>
          </table:table-cell>
          <table:table-cell office:value-type="float" office:value="16681" table:style-name="ce134">
            <text:p>16 681</text:p>
          </table:table-cell>
          <table:table-cell office:value-type="float" office:value="10.337690024231382" table:style-name="ce135">
            <text:p>10,3<text:s text:c="5"/></text:p>
          </table:table-cell>
          <table:table-cell office:value-type="float" office:value="19493" table:style-name="ce134">
            <text:p>19 493</text:p>
          </table:table-cell>
          <table:table-cell office:value-type="float" office:value="11.050892042201221" table:style-name="ce135">
            <text:p>11,1<text:s text:c="5"/></text:p>
          </table:table-cell>
          <table:table-cell office:value-type="float" office:value="621" table:style-name="ce120">
            <text:p>+ 621</text:p>
          </table:table-cell>
          <table:table-cell office:value-type="float" office:value="3.7227983933816917" table:style-name="ce121">
            <text:p>+3,7<text:s text:c="3"/></text:p>
          </table:table-cell>
          <table:table-cell office:value-type="float" office:value="-2191" table:style-name="ce120">
            <text:p><text:s/>-2 191</text:p>
          </table:table-cell>
          <table:table-cell office:value-type="float" office:value="-11.239932283383778" table:style-name="ce121">
            <text:p>-11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&gt;= 25 anos</text:p>
          </table:table-cell>
          <table:table-cell office:value-type="float" office:value="141666" table:style-name="ce132">
            <text:p>141 666</text:p>
          </table:table-cell>
          <table:table-cell office:value-type="float" office:value="89.116048512908264" table:style-name="ce133">
            <text:p>89,1<text:s text:c="5"/></text:p>
          </table:table-cell>
          <table:table-cell office:value-type="float" office:value="144680" table:style-name="ce134">
            <text:p>144 680</text:p>
          </table:table-cell>
          <table:table-cell office:value-type="float" office:value="89.662309975768622" table:style-name="ce135">
            <text:p>89,7<text:s text:c="5"/></text:p>
          </table:table-cell>
          <table:table-cell office:value-type="float" office:value="156900" table:style-name="ce134">
            <text:p>156 900</text:p>
          </table:table-cell>
          <table:table-cell office:value-type="float" office:value="88.949107957798773" table:style-name="ce135">
            <text:p>88,9<text:s text:c="5"/></text:p>
          </table:table-cell>
          <table:table-cell office:value-type="float" office:value="-3014" table:style-name="ce120">
            <text:p><text:s/>-3 014</text:p>
          </table:table-cell>
          <table:table-cell office:value-type="float" office:value="-2.0832181365772739" table:style-name="ce121">
            <text:p>-2,1<text:s text:c="3"/></text:p>
          </table:table-cell>
          <table:table-cell office:value-type="float" office:value="-15234" table:style-name="ce120">
            <text:p><text:s/>-15 234</text:p>
          </table:table-cell>
          <table:table-cell office:value-type="float" office:value="-9.7093690248565974" table:style-name="ce121">
            <text:p>-9,7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lt; 1 ano</text:p>
          </table:table-cell>
          <table:table-cell office:value-type="float" office:value="91590" table:style-name="ce132">
            <text:p>91 590</text:p>
          </table:table-cell>
          <table:table-cell office:value-type="float" office:value="57.615369130894265" table:style-name="ce133">
            <text:p>57,6<text:s text:c="5"/></text:p>
          </table:table-cell>
          <table:table-cell office:value-type="float" office:value="92804" table:style-name="ce134">
            <text:p>92 804</text:p>
          </table:table-cell>
          <table:table-cell office:value-type="float" office:value="57.513277681719863" table:style-name="ce135">
            <text:p>57,5<text:s text:c="5"/></text:p>
          </table:table-cell>
          <table:table-cell office:value-type="float" office:value="97066" table:style-name="ce134">
            <text:p>97 066</text:p>
          </table:table-cell>
          <table:table-cell office:value-type="float" office:value="55.028260758646887" table:style-name="ce135">
            <text:p>55,0<text:s text:c="5"/></text:p>
          </table:table-cell>
          <table:table-cell office:value-type="float" office:value="-1214" table:style-name="ce120">
            <text:p><text:s/>-1 214</text:p>
          </table:table-cell>
          <table:table-cell office:value-type="float" office:value="-1.3081332701176673" table:style-name="ce121">
            <text:p>-1,3<text:s text:c="3"/></text:p>
          </table:table-cell>
          <table:table-cell office:value-type="float" office:value="-5476" table:style-name="ce120">
            <text:p><text:s/>-5 476</text:p>
          </table:table-cell>
          <table:table-cell office:value-type="float" office:value="-5.6415222632023569" table:style-name="ce121">
            <text:p>-5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Inscritos &gt;= 1 ano</text:p>
          </table:table-cell>
          <table:table-cell office:value-type="float" office:value="67378" table:style-name="ce132">
            <text:p>67 378</text:p>
          </table:table-cell>
          <table:table-cell office:value-type="float" office:value="42.384630869105735" table:style-name="ce133">
            <text:p>42,4<text:s text:c="5"/></text:p>
          </table:table-cell>
          <table:table-cell office:value-type="float" office:value="68557" table:style-name="ce134">
            <text:p>68 557</text:p>
          </table:table-cell>
          <table:table-cell office:value-type="float" office:value="42.48672231828013" table:style-name="ce135">
            <text:p>42,5<text:s text:c="5"/></text:p>
          </table:table-cell>
          <table:table-cell office:value-type="float" office:value="79327" table:style-name="ce134">
            <text:p>79 327</text:p>
          </table:table-cell>
          <table:table-cell office:value-type="float" office:value="44.971739241353113" table:style-name="ce135">
            <text:p>45,0<text:s text:c="5"/></text:p>
          </table:table-cell>
          <table:table-cell office:value-type="float" office:value="-1179" table:style-name="ce120">
            <text:p><text:s/>-1 179</text:p>
          </table:table-cell>
          <table:table-cell office:value-type="float" office:value="-1.719736861297898" table:style-name="ce121">
            <text:p>-1,7<text:s text:c="3"/></text:p>
          </table:table-cell>
          <table:table-cell office:value-type="float" office:value="-11949" table:style-name="ce120">
            <text:p><text:s/>-11 949</text:p>
          </table:table-cell>
          <table:table-cell office:value-type="float" office:value="-15.062967211668157" table:style-name="ce121">
            <text:p>-15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Primeiro Emprego</text:p>
          </table:table-cell>
          <table:table-cell office:value-type="float" office:value="18249" table:style-name="ce132">
            <text:p>18 249</text:p>
          </table:table-cell>
          <table:table-cell office:value-type="float" office:value="11.479668864173922" table:style-name="ce133">
            <text:p>11,5<text:s text:c="5"/></text:p>
          </table:table-cell>
          <table:table-cell office:value-type="float" office:value="17995" table:style-name="ce134">
            <text:p>17 995</text:p>
          </table:table-cell>
          <table:table-cell office:value-type="float" office:value="11.152013187821098" table:style-name="ce135">
            <text:p>11,2<text:s text:c="5"/></text:p>
          </table:table-cell>
          <table:table-cell office:value-type="float" office:value="20861" table:style-name="ce134">
            <text:p>20 861</text:p>
          </table:table-cell>
          <table:table-cell office:value-type="float" office:value="11.826433021718548" table:style-name="ce135">
            <text:p>11,8<text:s text:c="5"/></text:p>
          </table:table-cell>
          <table:table-cell office:value-type="float" office:value="254" table:style-name="ce120">
            <text:p>+ 254</text:p>
          </table:table-cell>
          <table:table-cell office:value-type="float" office:value="1.4115031953320367" table:style-name="ce121">
            <text:p>+1,4<text:s text:c="3"/></text:p>
          </table:table-cell>
          <table:table-cell office:value-type="float" office:value="-2612" table:style-name="ce120">
            <text:p><text:s/>-2 612</text:p>
          </table:table-cell>
          <table:table-cell office:value-type="float" office:value="-12.520972148986145" table:style-name="ce121">
            <text:p>-1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Novo Emprego</text:p>
          </table:table-cell>
          <table:table-cell office:value-type="float" office:value="140719" table:style-name="ce132">
            <text:p>140 719</text:p>
          </table:table-cell>
          <table:table-cell office:value-type="float" office:value="88.520331135826083" table:style-name="ce133">
            <text:p>88,5<text:s text:c="5"/></text:p>
          </table:table-cell>
          <table:table-cell office:value-type="float" office:value="143366" table:style-name="ce134">
            <text:p>143 366</text:p>
          </table:table-cell>
          <table:table-cell office:value-type="float" office:value="88.847986812178902" table:style-name="ce135">
            <text:p>88,8<text:s text:c="5"/></text:p>
          </table:table-cell>
          <table:table-cell office:value-type="float" office:value="155532" table:style-name="ce134">
            <text:p>155 532</text:p>
          </table:table-cell>
          <table:table-cell office:value-type="float" office:value="88.173566978281443" table:style-name="ce135">
            <text:p>88,2<text:s text:c="5"/></text:p>
          </table:table-cell>
          <table:table-cell office:value-type="float" office:value="-2647" table:style-name="ce120">
            <text:p><text:s/>-2 647</text:p>
          </table:table-cell>
          <table:table-cell office:value-type="float" office:value="-1.8463233960632228" table:style-name="ce121">
            <text:p>-1,8<text:s text:c="3"/></text:p>
          </table:table-cell>
          <table:table-cell office:value-type="float" office:value="-14813" table:style-name="ce120">
            <text:p><text:s/>-14 813</text:p>
          </table:table-cell>
          <table:table-cell office:value-type="float" office:value="-9.5240850757400413" table:style-name="ce121">
            <text:p>-9,5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4"/>
          <table:table-cell table:style-name="ce135"/>
          <table:table-cell table:style-name="ce120"/>
          <table:table-cell table:style-name="ce121"/>
          <table:table-cell table:style-name="ce120"/>
          <table:table-cell table:style-name="ce121"/>
          <table:table-cell table:style-name="ce1"/>
          <table:table-cell table:style-name="ce252"/>
          <table:table-cell table:number-columns-repeated="16370"/>
        </table:table-row>
        <table:table-row table:style-name="ro5">
          <table:table-cell/>
          <table:table-cell office:value-type="string" table:style-name="ce131">
            <text:p><text:s text:c="13"/>Nenhum <text:s/>Nível de Instrução</text:p>
          </table:table-cell>
          <table:table-cell office:value-type="float" office:value="11331" table:style-name="ce132">
            <text:p>11 331</text:p>
          </table:table-cell>
          <table:table-cell office:value-type="float" office:value="7.1278496301142376" table:style-name="ce133">
            <text:p>7,1<text:s text:c="5"/></text:p>
          </table:table-cell>
          <table:table-cell office:value-type="float" office:value="11172" table:style-name="ce134">
            <text:p>11 172</text:p>
          </table:table-cell>
          <table:table-cell office:value-type="float" office:value="6.9236060758175775" table:style-name="ce135">
            <text:p>6,9<text:s text:c="5"/></text:p>
          </table:table-cell>
          <table:table-cell office:value-type="float" office:value="12056" table:style-name="ce134">
            <text:p>12 056</text:p>
          </table:table-cell>
          <table:table-cell office:value-type="float" office:value="6.8347383399568011" table:style-name="ce135">
            <text:p>6,8<text:s text:c="5"/></text:p>
          </table:table-cell>
          <table:table-cell office:value-type="float" office:value="159" table:style-name="ce120">
            <text:p>+ 159</text:p>
          </table:table-cell>
          <table:table-cell office:value-type="float" office:value="1.4232008592910848" table:style-name="ce121">
            <text:p>+1,4<text:s text:c="3"/></text:p>
          </table:table-cell>
          <table:table-cell office:value-type="float" office:value="-725" table:style-name="ce120">
            <text:p><text:s/>- 725</text:p>
          </table:table-cell>
          <table:table-cell office:value-type="float" office:value="-6.0136031851360316" table:style-name="ce121">
            <text:p>-6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1º Ciclo</text:p>
          </table:table-cell>
          <table:table-cell office:value-type="float" office:value="24711" table:style-name="ce132">
            <text:p>24 711</text:p>
          </table:table-cell>
          <table:table-cell office:value-type="float" office:value="15.54463791454884" table:style-name="ce133">
            <text:p>15,5<text:s text:c="5"/></text:p>
          </table:table-cell>
          <table:table-cell office:value-type="float" office:value="24927" table:style-name="ce134">
            <text:p>24 927</text:p>
          </table:table-cell>
          <table:table-cell office:value-type="float" office:value="15.447970699239594" table:style-name="ce135">
            <text:p>15,4<text:s text:c="5"/></text:p>
          </table:table-cell>
          <table:table-cell office:value-type="float" office:value="28444" table:style-name="ce134">
            <text:p>28 444</text:p>
          </table:table-cell>
          <table:table-cell office:value-type="float" office:value="16.125356448385141" table:style-name="ce135">
            <text:p>16,1<text:s text:c="5"/></text:p>
          </table:table-cell>
          <table:table-cell office:value-type="float" office:value="-216" table:style-name="ce120">
            <text:p><text:s/>- 216</text:p>
          </table:table-cell>
          <table:table-cell office:value-type="float" office:value="-0.8665302683836803" table:style-name="ce121">
            <text:p>-0,9<text:s text:c="3"/></text:p>
          </table:table-cell>
          <table:table-cell office:value-type="float" office:value="-3733" table:style-name="ce120">
            <text:p><text:s/>-3 733</text:p>
          </table:table-cell>
          <table:table-cell office:value-type="float" office:value="-13.124033188018563" table:style-name="ce121">
            <text:p>-13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2º Ciclo</text:p>
          </table:table-cell>
          <table:table-cell office:value-type="float" office:value="19457" table:style-name="ce132">
            <text:p>19 457</text:p>
          </table:table-cell>
          <table:table-cell office:value-type="float" office:value="12.239570227970409" table:style-name="ce133">
            <text:p>12,2<text:s text:c="5"/></text:p>
          </table:table-cell>
          <table:table-cell office:value-type="float" office:value="19970" table:style-name="ce134">
            <text:p>19 970</text:p>
          </table:table-cell>
          <table:table-cell office:value-type="float" office:value="12.375976846945669" table:style-name="ce135">
            <text:p>12,4<text:s text:c="5"/></text:p>
          </table:table-cell>
          <table:table-cell office:value-type="float" office:value="22122" table:style-name="ce134">
            <text:p>22 122</text:p>
          </table:table-cell>
          <table:table-cell office:value-type="float" office:value="12.541313997720998" table:style-name="ce135">
            <text:p>12,5<text:s text:c="5"/></text:p>
          </table:table-cell>
          <table:table-cell office:value-type="float" office:value="-513" table:style-name="ce120">
            <text:p><text:s/>- 513</text:p>
          </table:table-cell>
          <table:table-cell office:value-type="float" office:value="-2.5688532799198796" table:style-name="ce121">
            <text:p>-2,6<text:s text:c="3"/></text:p>
          </table:table-cell>
          <table:table-cell office:value-type="float" office:value="-2665" table:style-name="ce120">
            <text:p><text:s/>-2 665</text:p>
          </table:table-cell>
          <table:table-cell office:value-type="float" office:value="-12.04683120875147" table:style-name="ce121">
            <text:p>-1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Básico - 3º Ciclo</text:p>
          </table:table-cell>
          <table:table-cell office:value-type="float" office:value="29522" table:style-name="ce132">
            <text:p>29 522</text:p>
          </table:table-cell>
          <table:table-cell office:value-type="float" office:value="18.571033163907202" table:style-name="ce133">
            <text:p>18,6<text:s text:c="5"/></text:p>
          </table:table-cell>
          <table:table-cell office:value-type="float" office:value="30100" table:style-name="ce134">
            <text:p>30 100</text:p>
          </table:table-cell>
          <table:table-cell office:value-type="float" office:value="18.653825893493472" table:style-name="ce135">
            <text:p>18,7<text:s text:c="5"/></text:p>
          </table:table-cell>
          <table:table-cell office:value-type="float" office:value="33199" table:style-name="ce134">
            <text:p>33 199</text:p>
          </table:table-cell>
          <table:table-cell office:value-type="float" office:value="18.821041651312694" table:style-name="ce135">
            <text:p>18,8<text:s text:c="5"/></text:p>
          </table:table-cell>
          <table:table-cell office:value-type="float" office:value="-578" table:style-name="ce120">
            <text:p><text:s/>- 578</text:p>
          </table:table-cell>
          <table:table-cell office:value-type="float" office:value="-1.9202657807308972" table:style-name="ce121">
            <text:p>-1,9<text:s text:c="3"/></text:p>
          </table:table-cell>
          <table:table-cell office:value-type="float" office:value="-3677" table:style-name="ce120">
            <text:p><text:s/>-3 677</text:p>
          </table:table-cell>
          <table:table-cell office:value-type="float" office:value="-11.075634808277359" table:style-name="ce121">
            <text:p>-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ecundário</text:p>
          </table:table-cell>
          <table:table-cell office:value-type="float" office:value="45573" table:style-name="ce132">
            <text:p>45 573</text:p>
          </table:table-cell>
          <table:table-cell office:value-type="float" office:value="28.668033818126919" table:style-name="ce133">
            <text:p>28,7<text:s text:c="5"/></text:p>
          </table:table-cell>
          <table:table-cell office:value-type="float" office:value="45433" table:style-name="ce134">
            <text:p>45 433</text:p>
          </table:table-cell>
          <table:table-cell office:value-type="float" office:value="28.156121987345145" table:style-name="ce135">
            <text:p>28,2<text:s text:c="5"/></text:p>
          </table:table-cell>
          <table:table-cell office:value-type="float" office:value="48990" table:style-name="ce134">
            <text:p>48 990</text:p>
          </table:table-cell>
          <table:table-cell office:value-type="float" office:value="27.77321095508325" table:style-name="ce135">
            <text:p>27,8<text:s text:c="5"/></text:p>
          </table:table-cell>
          <table:table-cell office:value-type="float" office:value="140" table:style-name="ce120">
            <text:p>+ 140</text:p>
          </table:table-cell>
          <table:table-cell office:value-type="float" office:value="0.30814606123302446" table:style-name="ce121">
            <text:p>+0,3<text:s text:c="3"/></text:p>
          </table:table-cell>
          <table:table-cell office:value-type="float" office:value="-3417" table:style-name="ce120">
            <text:p><text:s/>-3 417</text:p>
          </table:table-cell>
          <table:table-cell office:value-type="float" office:value="-6.9748928352725041" table:style-name="ce121">
            <text:p>-7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31">
            <text:p><text:s text:c="13"/>Superior</text:p>
          </table:table-cell>
          <table:table-cell office:value-type="float" office:value="28374" table:style-name="ce132">
            <text:p>28 374</text:p>
          </table:table-cell>
          <table:table-cell office:value-type="float" office:value="17.848875245332394" table:style-name="ce133">
            <text:p>17,8<text:s text:c="5"/></text:p>
          </table:table-cell>
          <table:table-cell office:value-type="float" office:value="29759" table:style-name="ce134">
            <text:p>29 759</text:p>
          </table:table-cell>
          <table:table-cell office:value-type="float" office:value="18.442498497158546" table:style-name="ce135">
            <text:p>18,4<text:s text:c="5"/></text:p>
          </table:table-cell>
          <table:table-cell office:value-type="float" office:value="31582" table:style-name="ce134">
            <text:p>31 582</text:p>
          </table:table-cell>
          <table:table-cell office:value-type="float" office:value="17.904338607541114" table:style-name="ce135">
            <text:p>17,9<text:s text:c="5"/></text:p>
          </table:table-cell>
          <table:table-cell office:value-type="float" office:value="-1385" table:style-name="ce120">
            <text:p><text:s/>-1 385</text:p>
          </table:table-cell>
          <table:table-cell office:value-type="float" office:value="-4.6540542356934038" table:style-name="ce121">
            <text:p>-4,7<text:s text:c="3"/></text:p>
          </table:table-cell>
          <table:table-cell office:value-type="float" office:value="-3208" table:style-name="ce120">
            <text:p><text:s/>-3 208</text:p>
          </table:table-cell>
          <table:table-cell office:value-type="float" office:value="-10.157684757140144" table:style-name="ce121">
            <text:p>-10,2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16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58"/>
        <table:table-column table:style-name="co14" table:default-cell-style-name="ce58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6" draw:id="id18">
              <svg:title/>
              <svg:desc/>
              <draw:frame draw:id="id16" draw:style-name="a53" draw:name="Picture 184" svg:x="0.22749in" svg:y="0.1171in" svg:width="2.485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7" draw:style-name="a57" draw:name="CaixaDeTexto 8" svg:x="0.68993in" svg:y="0.24186in" svg:width="1.89615in" svg:height="0.52305in">
                <draw:text-box>
                  <text:p text:style-name="a56" text:class-names="" text:cond-style-name=""><text:span text:style-name="a54" text:class-names="">OUTUBRO 2019</text:span><text:span text:style-name="a5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292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60">
            <text:p>Quadro 3 - <text:s/>DESEMPREGO REGISTADO, <text:s text:c="2"/>POR <text:s/>REGIÕES<text:s text:c="3"/></text:p>
          </table:table-cell>
          <table:table-cell table:number-columns-repeated="8" table:style-name="ce160"/>
          <table:table-cell table:number-columns-spanned="2" table:number-rows-spanned="1" table:style-name="ce254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9">
            <text:p>OUTUBRO 2019</text:p>
          </table:table-cell>
          <table:table-cell office:value-type="string" table:style-name="ce92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56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6">
            <text:p>PORTUGAL</text:p>
          </table:table-cell>
          <table:table-cell office:value-type="float" office:value="300019" table:style-name="ce233">
            <text:p>300 019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301282" table:style-name="ce237">
            <text:p>301 282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334241" table:style-name="ce237">
            <text:p>334 241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-1263" table:style-name="ce113">
            <text:p><text:s/>-1 263</text:p>
          </table:table-cell>
          <table:table-cell office:value-type="float" office:value="-0.41920858199295008" table:style-name="ce114">
            <text:p>-0,4<text:s text:c="3"/></text:p>
          </table:table-cell>
          <table:table-cell office:value-type="float" office:value="-34222" table:style-name="ce113">
            <text:p><text:s/>-34 222</text:p>
          </table:table-cell>
          <table:table-cell office:value-type="float" office:value="-10.238719965533852" table:style-name="ce114">
            <text:p>-10,2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40">
            <text:p>CONTINENTE</text:p>
          </table:table-cell>
          <table:table-cell office:value-type="float" office:value="278136" table:style-name="ce233">
            <text:p>278 136</text:p>
          </table:table-cell>
          <table:table-cell office:value-type="float" office:value="92.706128611854581" table:style-name="ce215">
            <text:p>92,7<text:s text:c="5"/></text:p>
          </table:table-cell>
          <table:table-cell office:value-type="float" office:value="279388" table:style-name="ce237">
            <text:p>279 388</text:p>
          </table:table-cell>
          <table:table-cell office:value-type="float" office:value="92.733054082221969" table:style-name="ce216">
            <text:p>92,7<text:s text:c="5"/></text:p>
          </table:table-cell>
          <table:table-cell office:value-type="float" office:value="310556" table:style-name="ce237">
            <text:p>310 556</text:p>
          </table:table-cell>
          <table:table-cell office:value-type="float" office:value="92.913795734215725" table:style-name="ce217">
            <text:p>92,9<text:s text:c="5"/></text:p>
          </table:table-cell>
          <table:table-cell office:value-type="float" office:value="-1252" table:style-name="ce113">
            <text:p><text:s/>-1 252</text:p>
          </table:table-cell>
          <table:table-cell office:value-type="float" office:value="-0.44812232450928458" table:style-name="ce114">
            <text:p>-0,4<text:s text:c="3"/></text:p>
          </table:table-cell>
          <table:table-cell office:value-type="float" office:value="-32420" table:style-name="ce113">
            <text:p><text:s/>-32 420</text:p>
          </table:table-cell>
          <table:table-cell office:value-type="float" office:value="-10.439341052821391" table:style-name="ce114">
            <text:p>-10,4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124078" table:style-name="ce234">
            <text:p>124 078</text:p>
          </table:table-cell>
          <table:table-cell office:value-type="float" office:value="41.356714074775262" table:style-name="ce218">
            <text:p>41,4<text:s text:c="5"/></text:p>
          </table:table-cell>
          <table:table-cell office:value-type="float" office:value="126215" table:style-name="ce238">
            <text:p>126 215</text:p>
          </table:table-cell>
          <table:table-cell office:value-type="float" office:value="41.892645428535388" table:style-name="ce219">
            <text:p>41,9<text:s text:c="5"/></text:p>
          </table:table-cell>
          <table:table-cell office:value-type="float" office:value="139895" table:style-name="ce238">
            <text:p>139 895</text:p>
          </table:table-cell>
          <table:table-cell office:value-type="float" office:value="41.854530114498225" table:style-name="ce220">
            <text:p>41,9<text:s text:c="5"/></text:p>
          </table:table-cell>
          <table:table-cell office:value-type="float" office:value="-2137" table:style-name="ce120">
            <text:p><text:s/>-2 137</text:p>
          </table:table-cell>
          <table:table-cell office:value-type="float" office:value="-1.6931426534088658" table:style-name="ce121">
            <text:p>-1,7<text:s text:c="3"/></text:p>
          </table:table-cell>
          <table:table-cell office:value-type="float" office:value="-15817" table:style-name="ce120">
            <text:p><text:s/>-15 817</text:p>
          </table:table-cell>
          <table:table-cell office:value-type="float" office:value="-11.306336895528789" table:style-name="ce121">
            <text:p>-11,3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1">
            <text:p>Centro</text:p>
          </table:table-cell>
          <table:table-cell office:value-type="float" office:value="41647" table:style-name="ce234">
            <text:p>41 647</text:p>
          </table:table-cell>
          <table:table-cell office:value-type="float" office:value="13.881454174568944" table:style-name="ce218">
            <text:p>13,9<text:s text:c="5"/></text:p>
          </table:table-cell>
          <table:table-cell office:value-type="float" office:value="42188" table:style-name="ce238">
            <text:p>42 188</text:p>
          </table:table-cell>
          <table:table-cell office:value-type="float" office:value="14.002827915374963" table:style-name="ce219">
            <text:p>14,0<text:s text:c="5"/></text:p>
          </table:table-cell>
          <table:table-cell office:value-type="float" office:value="44786" table:style-name="ce238">
            <text:p>44 786</text:p>
          </table:table-cell>
          <table:table-cell office:value-type="float" office:value="13.399313668879639" table:style-name="ce220">
            <text:p>13,4<text:s text:c="5"/></text:p>
          </table:table-cell>
          <table:table-cell office:value-type="float" office:value="-541" table:style-name="ce120">
            <text:p><text:s/>- 541</text:p>
          </table:table-cell>
          <table:table-cell office:value-type="float" office:value="-1.2823551720868493" table:style-name="ce121">
            <text:p>-1,3<text:s text:c="3"/></text:p>
          </table:table-cell>
          <table:table-cell office:value-type="float" office:value="-3139" table:style-name="ce120">
            <text:p><text:s/>-3 139</text:p>
          </table:table-cell>
          <table:table-cell office:value-type="float" office:value="-7.0088867056669502" table:style-name="ce121">
            <text:p>-7,0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Lisboa V. Tejo</text:p>
          </table:table-cell>
          <table:table-cell office:value-type="float" office:value="87441" table:style-name="ce234">
            <text:p>87 441</text:p>
          </table:table-cell>
          <table:table-cell office:value-type="float" office:value="29.145154140237782" table:style-name="ce218">
            <text:p>29,1<text:s text:c="5"/></text:p>
          </table:table-cell>
          <table:table-cell office:value-type="float" office:value="88445" table:style-name="ce238">
            <text:p>88 445</text:p>
          </table:table-cell>
          <table:table-cell office:value-type="float" office:value="29.356217762760473" table:style-name="ce219">
            <text:p>29,4<text:s text:c="5"/></text:p>
          </table:table-cell>
          <table:table-cell office:value-type="float" office:value="99521" table:style-name="ce238">
            <text:p>99 521</text:p>
          </table:table-cell>
          <table:table-cell office:value-type="float" office:value="29.775222070302565" table:style-name="ce220">
            <text:p>29,8<text:s text:c="5"/></text:p>
          </table:table-cell>
          <table:table-cell office:value-type="float" office:value="-1004" table:style-name="ce120">
            <text:p><text:s/>-1 004</text:p>
          </table:table-cell>
          <table:table-cell office:value-type="float" office:value="-1.1351687489400191" table:style-name="ce121">
            <text:p>-1,1<text:s text:c="3"/></text:p>
          </table:table-cell>
          <table:table-cell office:value-type="float" office:value="-12080" table:style-name="ce120">
            <text:p><text:s/>-12 080</text:p>
          </table:table-cell>
          <table:table-cell office:value-type="float" office:value="-12.13814169873695" table:style-name="ce121">
            <text:p>-12,1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41">
            <text:p>Alentejo</text:p>
          </table:table-cell>
          <table:table-cell office:value-type="float" office:value="14685" table:style-name="ce234">
            <text:p>14 685</text:p>
          </table:table-cell>
          <table:table-cell office:value-type="float" office:value="4.8946900029664784" table:style-name="ce218">
            <text:p>4,9<text:s text:c="5"/></text:p>
          </table:table-cell>
          <table:table-cell office:value-type="float" office:value="14264" table:style-name="ce238">
            <text:p>14 264</text:p>
          </table:table-cell>
          <table:table-cell office:value-type="float" office:value="4.7344348484144421" table:style-name="ce219">
            <text:p>4,7<text:s text:c="5"/></text:p>
          </table:table-cell>
          <table:table-cell office:value-type="float" office:value="15599" table:style-name="ce238">
            <text:p>15 599</text:p>
          </table:table-cell>
          <table:table-cell office:value-type="float" office:value="4.6669917813793038" table:style-name="ce220">
            <text:p>4,7<text:s text:c="5"/></text:p>
          </table:table-cell>
          <table:table-cell office:value-type="float" office:value="421" table:style-name="ce120">
            <text:p>+ 421</text:p>
          </table:table-cell>
          <table:table-cell office:value-type="float" office:value="2.9514862591138531" table:style-name="ce121">
            <text:p>+3,0<text:s text:c="3"/></text:p>
          </table:table-cell>
          <table:table-cell office:value-type="float" office:value="-914" table:style-name="ce120">
            <text:p><text:s/>- 914</text:p>
          </table:table-cell>
          <table:table-cell office:value-type="float" office:value="-5.8593499583306627" table:style-name="ce121">
            <text:p>-5,9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Algarve</text:p>
          </table:table-cell>
          <table:table-cell office:value-type="float" office:value="10285" table:style-name="ce234">
            <text:p>10 285</text:p>
          </table:table-cell>
          <table:table-cell office:value-type="float" office:value="3.4281162193061108" table:style-name="ce218">
            <text:p>3,4<text:s text:c="5"/></text:p>
          </table:table-cell>
          <table:table-cell office:value-type="float" office:value="8276" table:style-name="ce238">
            <text:p>8 276</text:p>
          </table:table-cell>
          <table:table-cell office:value-type="float" office:value="2.7469281271367025" table:style-name="ce219">
            <text:p>2,7<text:s text:c="5"/></text:p>
          </table:table-cell>
          <table:table-cell office:value-type="float" office:value="10755" table:style-name="ce238">
            <text:p>10 755</text:p>
          </table:table-cell>
          <table:table-cell office:value-type="float" office:value="3.2177380991559987" table:style-name="ce220">
            <text:p>3,2<text:s text:c="5"/></text:p>
          </table:table-cell>
          <table:table-cell office:value-type="float" office:value="2009" table:style-name="ce120">
            <text:p>+2 009</text:p>
          </table:table-cell>
          <table:table-cell office:value-type="float" office:value="24.275012083131948" table:style-name="ce121">
            <text:p>+24,3<text:s text:c="3"/></text:p>
          </table:table-cell>
          <table:table-cell office:value-type="float" office:value="-470" table:style-name="ce120">
            <text:p><text:s/>- 470</text:p>
          </table:table-cell>
          <table:table-cell office:value-type="float" office:value="-4.3700604370060434" table:style-name="ce121">
            <text:p>-4,4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40">
            <text:p>REG.AUTÓNOMAS</text:p>
          </table:table-cell>
          <table:table-cell office:value-type="float" office:value="21883" table:style-name="ce233">
            <text:p>21 883</text:p>
          </table:table-cell>
          <table:table-cell office:value-type="float" office:value="7.2938713881454174" table:style-name="ce215">
            <text:p>7,3<text:s text:c="5"/></text:p>
          </table:table-cell>
          <table:table-cell office:value-type="float" office:value="21894" table:style-name="ce237">
            <text:p>21 894</text:p>
          </table:table-cell>
          <table:table-cell office:value-type="float" office:value="7.2669459177780285" table:style-name="ce216">
            <text:p>7,3<text:s text:c="5"/></text:p>
          </table:table-cell>
          <table:table-cell office:value-type="float" office:value="23685" table:style-name="ce237">
            <text:p>23 685</text:p>
          </table:table-cell>
          <table:table-cell office:value-type="float" office:value="7.0862042657842697" table:style-name="ce217">
            <text:p>7,1<text:s text:c="5"/></text:p>
          </table:table-cell>
          <table:table-cell office:value-type="float" office:value="-11" table:style-name="ce113">
            <text:p><text:s/>- 11</text:p>
          </table:table-cell>
          <table:table-cell office:value-type="float" office:value="-5.0242075454462409E-2" table:style-name="ce114">
            <text:p>-0,1<text:s text:c="3"/></text:p>
          </table:table-cell>
          <table:table-cell office:value-type="float" office:value="-1802" table:style-name="ce113">
            <text:p><text:s/>-1 802</text:p>
          </table:table-cell>
          <table:table-cell office:value-type="float" office:value="-7.6081908380831749" table:style-name="ce114">
            <text:p>-7,6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7007" table:style-name="ce234">
            <text:p>7 007</text:p>
          </table:table-cell>
          <table:table-cell office:value-type="float" office:value="2.3355187504791366" table:style-name="ce218">
            <text:p>2,3<text:s text:c="5"/></text:p>
          </table:table-cell>
          <table:table-cell office:value-type="float" office:value="7029" table:style-name="ce238">
            <text:p>7 029</text:p>
          </table:table-cell>
          <table:table-cell office:value-type="float" office:value="2.3330301843455632" table:style-name="ce219">
            <text:p>2,3<text:s text:c="5"/></text:p>
          </table:table-cell>
          <table:table-cell office:value-type="float" office:value="7713" table:style-name="ce238">
            <text:p>7 713</text:p>
          </table:table-cell>
          <table:table-cell office:value-type="float" office:value="2.3076163606499502" table:style-name="ce220">
            <text:p>2,3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0.3129890453834116" table:style-name="ce121">
            <text:p>-0,3<text:s text:c="3"/></text:p>
          </table:table-cell>
          <table:table-cell office:value-type="float" office:value="-706" table:style-name="ce120">
            <text:p><text:s/>- 706</text:p>
          </table:table-cell>
          <table:table-cell office:value-type="float" office:value="-9.1533774147543117" table:style-name="ce121">
            <text:p>-9,2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41">
            <text:p>Madeira</text:p>
          </table:table-cell>
          <table:table-cell office:value-type="float" office:value="14876" table:style-name="ce234">
            <text:p>14 876</text:p>
          </table:table-cell>
          <table:table-cell office:value-type="float" office:value="4.9583526376662812" table:style-name="ce218">
            <text:p>5,0<text:s text:c="5"/></text:p>
          </table:table-cell>
          <table:table-cell office:value-type="float" office:value="14865" table:style-name="ce238">
            <text:p>14 865</text:p>
          </table:table-cell>
          <table:table-cell office:value-type="float" office:value="4.9339157334324657" table:style-name="ce219">
            <text:p>4,9<text:s text:c="5"/></text:p>
          </table:table-cell>
          <table:table-cell office:value-type="float" office:value="15972" table:style-name="ce238">
            <text:p>15 972</text:p>
          </table:table-cell>
          <table:table-cell office:value-type="float" office:value="4.7785879051343194" table:style-name="ce220">
            <text:p>4,8<text:s text:c="5"/></text:p>
          </table:table-cell>
          <table:table-cell office:value-type="float" office:value="11" table:style-name="ce120">
            <text:p>+ 11</text:p>
          </table:table-cell>
          <table:table-cell office:value-type="float" office:value="7.3999327278842925E-2" table:style-name="ce121">
            <text:p>+0,1<text:s text:c="3"/></text:p>
          </table:table-cell>
          <table:table-cell office:value-type="float" office:value="-1096" table:style-name="ce120">
            <text:p><text:s/>-1 096</text:p>
          </table:table-cell>
          <table:table-cell office:value-type="float" office:value="-6.8620085149010777" table:style-name="ce121">
            <text:p>-6,9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4 - DESEMPREGO REGISTADO, <text:s text:c="2"/>POR <text:s/>GRUPOS <text:s/>DE <text:s/>PROFISSÕES<text:s/>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2"/>
          <table:table-cell table:style-name="ce209"/>
          <table:table-cell table:style-name="ce100"/>
          <table:table-cell table:style-name="ce211"/>
          <table:table-cell table:style-name="ce59"/>
          <table:table-cell table:style-name="ce21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/>
        </table:table-row>
        <table:table-row table:style-name="ro15">
          <table:table-cell/>
          <table:table-cell office:value-type="string" table:style-name="ce190">
            <text:p>Total</text:p>
          </table:table-cell>
          <table:table-cell office:value-type="float" office:value="278136" table:style-name="ce109">
            <text:p>278 136</text:p>
          </table:table-cell>
          <table:table-cell office:value-type="float" office:value="99.999999999999986" table:style-name="ce201">
            <text:p>100,0<text:s text:c="5"/></text:p>
          </table:table-cell>
          <table:table-cell office:value-type="float" office:value="279388" table:style-name="ce149">
            <text:p>279 388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310556" table:style-name="ce111">
            <text:p>310 556</text:p>
          </table:table-cell>
          <table:table-cell office:value-type="float" office:value="100.00000000000001" table:style-name="ce207">
            <text:p>100,0<text:s text:c="5"/></text:p>
          </table:table-cell>
          <table:table-cell office:value-type="float" office:value="-1252" table:style-name="ce113">
            <text:p><text:s/>-1 252</text:p>
          </table:table-cell>
          <table:table-cell office:value-type="float" office:value="-0.44812232450928458" table:style-name="ce114">
            <text:p>-0,4<text:s text:c="3"/></text:p>
          </table:table-cell>
          <table:table-cell office:value-type="float" office:value="-32420" table:style-name="ce113">
            <text:p><text:s/>-32 420</text:p>
          </table:table-cell>
          <table:table-cell office:value-type="float" office:value="-10.439341052821391" table:style-name="ce114">
            <text:p>-10,4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9">
            <text:p>1- Repres. poder legisla., órgãos exec., dirig., dir. e gestores execu.</text:p>
          </table:table-cell>
          <table:table-cell office:value-type="float" office:value="6920" table:style-name="ce116">
            <text:p>6 920</text:p>
          </table:table-cell>
          <table:table-cell office:value-type="float" office:value="2.487991486179423" table:style-name="ce202">
            <text:p>2,5<text:s text:c="5"/></text:p>
          </table:table-cell>
          <table:table-cell office:value-type="float" office:value="6960" table:style-name="ce151">
            <text:p>6 960</text:p>
          </table:table-cell>
          <table:table-cell office:value-type="float" office:value="2.4911592480707836" table:style-name="ce205">
            <text:p>2,5<text:s text:c="5"/></text:p>
          </table:table-cell>
          <table:table-cell office:value-type="float" office:value="7184" table:style-name="ce118">
            <text:p>7 184</text:p>
          </table:table-cell>
          <table:table-cell office:value-type="float" office:value="2.3132703924573992" table:style-name="ce208">
            <text:p>2,3<text:s text:c="5"/></text:p>
          </table:table-cell>
          <table:table-cell office:value-type="float" office:value="-40" table:style-name="ce120">
            <text:p><text:s/>- 40</text:p>
          </table:table-cell>
          <table:table-cell office:value-type="float" office:value="-0.57471264367816088" table:style-name="ce121">
            <text:p>-0,6<text:s text:c="3"/></text:p>
          </table:table-cell>
          <table:table-cell office:value-type="float" office:value="-264" table:style-name="ce120">
            <text:p><text:s/>- 264</text:p>
          </table:table-cell>
          <table:table-cell office:value-type="float" office:value="-3.6748329621380846" table:style-name="ce121">
            <text:p>-3,7<text:s text:c="3"/></text:p>
          </table:table-cell>
          <table:table-cell table:style-name="ce12"/>
          <table:table-cell table:number-columns-repeated="16371"/>
        </table:table-row>
        <table:table-row table:style-name="ro5">
          <table:table-cell/>
          <table:table-cell office:value-type="string" table:style-name="ce189">
            <text:p>2- Especialistas das atividades intelectuais e científicas</text:p>
          </table:table-cell>
          <table:table-cell office:value-type="float" office:value="34316" table:style-name="ce116">
            <text:p>34 316</text:p>
          </table:table-cell>
          <table:table-cell office:value-type="float" office:value="12.337849109788017" table:style-name="ce202">
            <text:p>12,3<text:s text:c="5"/></text:p>
          </table:table-cell>
          <table:table-cell office:value-type="float" office:value="36212" table:style-name="ce151">
            <text:p>36 212</text:p>
          </table:table-cell>
          <table:table-cell office:value-type="float" office:value="12.961186593554483" table:style-name="ce205">
            <text:p>13,0<text:s text:c="5"/></text:p>
          </table:table-cell>
          <table:table-cell office:value-type="float" office:value="38248" table:style-name="ce118">
            <text:p>38 248</text:p>
          </table:table-cell>
          <table:table-cell office:value-type="float" office:value="12.315975218640117" table:style-name="ce208">
            <text:p>12,3<text:s text:c="5"/></text:p>
          </table:table-cell>
          <table:table-cell office:value-type="float" office:value="-1896" table:style-name="ce120">
            <text:p><text:s/>-1 896</text:p>
          </table:table-cell>
          <table:table-cell office:value-type="float" office:value="-5.2358334253838503" table:style-name="ce121">
            <text:p>-5,2<text:s text:c="3"/></text:p>
          </table:table-cell>
          <table:table-cell office:value-type="float" office:value="-3932" table:style-name="ce120">
            <text:p><text:s/>-3 932</text:p>
          </table:table-cell>
          <table:table-cell office:value-type="float" office:value="-10.2802760928676" table:style-name="ce121">
            <text:p>-10,3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89">
            <text:p>3- Técnicos e profissões de nível intermédio</text:p>
          </table:table-cell>
          <table:table-cell office:value-type="float" office:value="26120" table:style-name="ce116">
            <text:p>26 120</text:p>
          </table:table-cell>
          <table:table-cell office:value-type="float" office:value="9.3910892513015209" table:style-name="ce202">
            <text:p>9,4<text:s text:c="5"/></text:p>
          </table:table-cell>
          <table:table-cell office:value-type="float" office:value="26098" table:style-name="ce151">
            <text:p>26 098</text:p>
          </table:table-cell>
          <table:table-cell office:value-type="float" office:value="9.341131329906796" table:style-name="ce205">
            <text:p>9,3<text:s text:c="5"/></text:p>
          </table:table-cell>
          <table:table-cell office:value-type="float" office:value="29273" table:style-name="ce118">
            <text:p>29 273</text:p>
          </table:table-cell>
          <table:table-cell office:value-type="float" office:value="9.4259972436533186" table:style-name="ce208">
            <text:p>9,4<text:s text:c="5"/></text:p>
          </table:table-cell>
          <table:table-cell office:value-type="float" office:value="22" table:style-name="ce120">
            <text:p>+ 22</text:p>
          </table:table-cell>
          <table:table-cell office:value-type="float" office:value="8.4297647329297273E-2" table:style-name="ce121">
            <text:p>+0,1<text:s text:c="3"/></text:p>
          </table:table-cell>
          <table:table-cell office:value-type="float" office:value="-3153" table:style-name="ce120">
            <text:p><text:s/>-3 153</text:p>
          </table:table-cell>
          <table:table-cell office:value-type="float" office:value="-10.771017661326136" table:style-name="ce121">
            <text:p>-10,8<text:s text:c="3"/></text:p>
          </table:table-cell>
          <table:table-cell table:style-name="ce15"/>
          <table:table-cell table:number-columns-repeated="16371"/>
        </table:table-row>
        <table:table-row table:style-name="ro5">
          <table:table-cell/>
          <table:table-cell office:value-type="string" table:style-name="ce191">
            <text:p>4- Pessoal administrativo</text:p>
          </table:table-cell>
          <table:table-cell office:value-type="float" office:value="32778" table:style-name="ce116">
            <text:p>32 778</text:p>
          </table:table-cell>
          <table:table-cell office:value-type="float" office:value="11.784882215894383" table:style-name="ce202">
            <text:p>11,8<text:s text:c="5"/></text:p>
          </table:table-cell>
          <table:table-cell office:value-type="float" office:value="32782" table:style-name="ce151">
            <text:p>32 782</text:p>
          </table:table-cell>
          <table:table-cell office:value-type="float" office:value="11.733503228485118" table:style-name="ce205">
            <text:p>11,7<text:s text:c="5"/></text:p>
          </table:table-cell>
          <table:table-cell office:value-type="float" office:value="36182" table:style-name="ce118">
            <text:p>36 182</text:p>
          </table:table-cell>
          <table:table-cell office:value-type="float" office:value="11.650716778938421" table:style-name="ce208">
            <text:p>11,7<text:s text:c="5"/></text:p>
          </table:table-cell>
          <table:table-cell office:value-type="float" office:value="-4" table:style-name="ce120">
            <text:p><text:s/>- 4</text:p>
          </table:table-cell>
          <table:table-cell office:value-type="float" office:value="-1.2201818070892562E-2" table:style-name="ce121">
            <text:p>-0,0<text:s text:c="3"/></text:p>
          </table:table-cell>
          <table:table-cell office:value-type="float" office:value="-3404" table:style-name="ce120">
            <text:p><text:s/>-3 404</text:p>
          </table:table-cell>
          <table:table-cell office:value-type="float" office:value="-9.4079929246586698" table:style-name="ce121">
            <text:p>-9,4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92">
            <text:p>5- Trab. serviços pessoais, de proteção e segurança e vendedores</text:p>
          </table:table-cell>
          <table:table-cell office:value-type="float" office:value="53811" table:style-name="ce116">
            <text:p>53 811</text:p>
          </table:table-cell>
          <table:table-cell office:value-type="float" office:value="19.347010095780483" table:style-name="ce202">
            <text:p>19,3<text:s text:c="5"/></text:p>
          </table:table-cell>
          <table:table-cell office:value-type="float" office:value="53504" table:style-name="ce151">
            <text:p>53 504</text:p>
          </table:table-cell>
          <table:table-cell office:value-type="float" office:value="19.150428794364828" table:style-name="ce205">
            <text:p>19,2<text:s text:c="5"/></text:p>
          </table:table-cell>
          <table:table-cell office:value-type="float" office:value="60072" table:style-name="ce118">
            <text:p>60 072</text:p>
          </table:table-cell>
          <table:table-cell office:value-type="float" office:value="19.343371243833641" table:style-name="ce208">
            <text:p>19,3<text:s text:c="5"/></text:p>
          </table:table-cell>
          <table:table-cell office:value-type="float" office:value="307" table:style-name="ce120">
            <text:p>+ 307</text:p>
          </table:table-cell>
          <table:table-cell office:value-type="float" office:value="0.57378887559808611" table:style-name="ce121">
            <text:p>+0,6<text:s text:c="3"/></text:p>
          </table:table-cell>
          <table:table-cell office:value-type="float" office:value="-6261" table:style-name="ce120">
            <text:p><text:s/>-6 261</text:p>
          </table:table-cell>
          <table:table-cell office:value-type="float" office:value="-10.422493008389932" table:style-name="ce121">
            <text:p>-10,4<text:s text:c="3"/></text:p>
          </table:table-cell>
          <table:table-cell table:style-name="ce16"/>
          <table:table-cell table:number-columns-repeated="16371"/>
        </table:table-row>
        <table:table-row table:style-name="ro5">
          <table:table-cell/>
          <table:table-cell office:value-type="string" table:style-name="ce189">
            <text:p>6- Agricultores e trab. qualificados da agric., <text:s/>pesca e floresta</text:p>
          </table:table-cell>
          <table:table-cell office:value-type="float" office:value="9134" table:style-name="ce116">
            <text:p>9 134</text:p>
          </table:table-cell>
          <table:table-cell office:value-type="float" office:value="3.284004947220065" table:style-name="ce202">
            <text:p>3,3<text:s text:c="5"/></text:p>
          </table:table-cell>
          <table:table-cell office:value-type="float" office:value="8711" table:style-name="ce151">
            <text:p>8 711</text:p>
          </table:table-cell>
          <table:table-cell office:value-type="float" office:value="3.117886237061005" table:style-name="ce205">
            <text:p>3,1<text:s text:c="5"/></text:p>
          </table:table-cell>
          <table:table-cell office:value-type="float" office:value="10013" table:style-name="ce118">
            <text:p>10 013</text:p>
          </table:table-cell>
          <table:table-cell office:value-type="float" office:value="3.2242172104225966" table:style-name="ce208">
            <text:p>3,2<text:s text:c="5"/></text:p>
          </table:table-cell>
          <table:table-cell office:value-type="float" office:value="423" table:style-name="ce120">
            <text:p>+ 423</text:p>
          </table:table-cell>
          <table:table-cell office:value-type="float" office:value="4.8559292848123059" table:style-name="ce121">
            <text:p>+4,9<text:s text:c="3"/></text:p>
          </table:table-cell>
          <table:table-cell office:value-type="float" office:value="-879" table:style-name="ce120">
            <text:p><text:s/>- 879</text:p>
          </table:table-cell>
          <table:table-cell office:value-type="float" office:value="-8.7785878358134415" table:style-name="ce121">
            <text:p>-8,8<text:s text:c="3"/></text:p>
          </table:table-cell>
          <table:table-cell table:style-name="ce21"/>
          <table:table-cell table:number-columns-repeated="16371"/>
        </table:table-row>
        <table:table-row table:style-name="ro5">
          <table:table-cell/>
          <table:table-cell office:value-type="string" table:style-name="ce189">
            <text:p>7- Trabalhadores qualificados da indústria, construção e artífices</text:p>
          </table:table-cell>
          <table:table-cell office:value-type="float" office:value="29347" table:style-name="ce116">
            <text:p>29 347</text:p>
          </table:table-cell>
          <table:table-cell office:value-type="float" office:value="10.55131302672074" table:style-name="ce202">
            <text:p>10,6<text:s text:c="5"/></text:p>
          </table:table-cell>
          <table:table-cell office:value-type="float" office:value="29714" table:style-name="ce151">
            <text:p>29 714</text:p>
          </table:table-cell>
          <table:table-cell office:value-type="float" office:value="10.635388778329778" table:style-name="ce205">
            <text:p>10,6<text:s text:c="5"/></text:p>
          </table:table-cell>
          <table:table-cell office:value-type="float" office:value="34348" table:style-name="ce118">
            <text:p>34 348</text:p>
          </table:table-cell>
          <table:table-cell office:value-type="float" office:value="11.060163062378443" table:style-name="ce208">
            <text:p>11,1<text:s text:c="5"/></text:p>
          </table:table-cell>
          <table:table-cell office:value-type="float" office:value="-367" table:style-name="ce120">
            <text:p><text:s/>- 367</text:p>
          </table:table-cell>
          <table:table-cell office:value-type="float" office:value="-1.2351080298849026" table:style-name="ce121">
            <text:p>-1,2<text:s text:c="3"/></text:p>
          </table:table-cell>
          <table:table-cell office:value-type="float" office:value="-5001" table:style-name="ce120">
            <text:p><text:s/>-5 001</text:p>
          </table:table-cell>
          <table:table-cell office:value-type="float" office:value="-14.559799697216725" table:style-name="ce121">
            <text:p>-14,6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3">
            <text:p>8- Operadores de instalações e máquinas e trab. da montagem</text:p>
          </table:table-cell>
          <table:table-cell office:value-type="float" office:value="15463" table:style-name="ce116">
            <text:p>15 463</text:p>
          </table:table-cell>
          <table:table-cell office:value-type="float" office:value="5.5595104553168229" table:style-name="ce202">
            <text:p>5,6<text:s text:c="5"/></text:p>
          </table:table-cell>
          <table:table-cell office:value-type="float" office:value="15703" table:style-name="ce151">
            <text:p>15 703</text:p>
          </table:table-cell>
          <table:table-cell office:value-type="float" office:value="5.6204990908700445" table:style-name="ce205">
            <text:p>5,6<text:s text:c="5"/></text:p>
          </table:table-cell>
          <table:table-cell office:value-type="float" office:value="17083" table:style-name="ce118">
            <text:p>17 083</text:p>
          </table:table-cell>
          <table:table-cell office:value-type="float" office:value="5.5007792475431163" table:style-name="ce208">
            <text:p>5,5<text:s text:c="5"/></text:p>
          </table:table-cell>
          <table:table-cell office:value-type="float" office:value="-240" table:style-name="ce120">
            <text:p><text:s/>- 240</text:p>
          </table:table-cell>
          <table:table-cell office:value-type="float" office:value="-1.5283703750875628" table:style-name="ce121">
            <text:p>-1,5<text:s text:c="3"/></text:p>
          </table:table-cell>
          <table:table-cell office:value-type="float" office:value="-1620" table:style-name="ce120">
            <text:p><text:s/>-1 620</text:p>
          </table:table-cell>
          <table:table-cell office:value-type="float" office:value="-9.4831118655973778" table:style-name="ce121">
            <text:p>-9,5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2">
            <text:p>9- Trabalhadores não qualificados</text:p>
          </table:table-cell>
          <table:table-cell office:value-type="float" office:value="70069" table:style-name="ce116">
            <text:p>70 069</text:p>
          </table:table-cell>
          <table:table-cell office:value-type="float" office:value="25.192351942934394" table:style-name="ce202">
            <text:p>25,2<text:s text:c="5"/></text:p>
          </table:table-cell>
          <table:table-cell office:value-type="float" office:value="69512" table:style-name="ce151">
            <text:p>69 512</text:p>
          </table:table-cell>
          <table:table-cell office:value-type="float" office:value="24.880095064927627" table:style-name="ce205">
            <text:p>24,9<text:s text:c="5"/></text:p>
          </table:table-cell>
          <table:table-cell office:value-type="float" office:value="77924" table:style-name="ce118">
            <text:p>77 924</text:p>
          </table:table-cell>
          <table:table-cell office:value-type="float" office:value="25.091770888342197" table:style-name="ce208">
            <text:p>25,1<text:s text:c="5"/></text:p>
          </table:table-cell>
          <table:table-cell office:value-type="float" office:value="557" table:style-name="ce120">
            <text:p>+ 557</text:p>
          </table:table-cell>
          <table:table-cell office:value-type="float" office:value="0.80130049487858213" table:style-name="ce121">
            <text:p>+0,8<text:s text:c="3"/></text:p>
          </table:table-cell>
          <table:table-cell office:value-type="float" office:value="-7855" table:style-name="ce120">
            <text:p><text:s/>-7 855</text:p>
          </table:table-cell>
          <table:table-cell office:value-type="float" office:value="-10.080334685077769" table:style-name="ce121">
            <text:p>-10,1<text:s text:c="3"/></text:p>
          </table:table-cell>
          <table:table-cell table:style-name="ce19"/>
          <table:table-cell table:number-columns-repeated="16371"/>
        </table:table-row>
        <table:table-row table:style-name="ro5">
          <table:table-cell/>
          <table:table-cell office:value-type="string" table:style-name="ce192">
            <text:p>0- Profissões das Forças Armadas</text:p>
          </table:table-cell>
          <table:table-cell office:value-type="float" office:value="161" table:style-name="ce116">
            <text:p><text:s/>161</text:p>
          </table:table-cell>
          <table:table-cell office:value-type="float" office:value="5.7885351051284263E-2" table:style-name="ce202">
            <text:p>0,1<text:s text:c="5"/></text:p>
          </table:table-cell>
          <table:table-cell office:value-type="float" office:value="175" table:style-name="ce151">
            <text:p><text:s/>175</text:p>
          </table:table-cell>
          <table:table-cell office:value-type="float" office:value="6.2636906381090096E-2" table:style-name="ce205">
            <text:p>0,1<text:s text:c="5"/></text:p>
          </table:table-cell>
          <table:table-cell office:value-type="float" office:value="178" table:style-name="ce118">
            <text:p><text:s/>178</text:p>
          </table:table-cell>
          <table:table-cell office:value-type="float" office:value="5.7316554824250701E-2" table:style-name="ce208">
            <text:p>0,1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8" table:style-name="ce121">
            <text:p>-8,0<text:s text:c="3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9.5505617977528079" table:style-name="ce121">
            <text:p>-9,6<text:s text:c="3"/></text:p>
          </table:table-cell>
          <table:table-cell table:style-name="ce20"/>
          <table:table-cell table:number-columns-repeated="16371"/>
        </table:table-row>
        <table:table-row table:style-name="ro5">
          <table:table-cell/>
          <table:table-cell office:value-type="string" table:style-name="ce192">
            <text:p><text:s text:c="5"/>Outros</text:p>
          </table:table-cell>
          <table:table-cell office:value-type="float" office:value="17" table:style-name="ce116">
            <text:p><text:s/>17</text:p>
          </table:table-cell>
          <table:table-cell office:value-type="float" office:value="6.1121178128685253E-3" table:style-name="ce202">
            <text:p>0,0<text:s text:c="5"/></text:p>
          </table:table-cell>
          <table:table-cell office:value-type="float" office:value="17" table:style-name="ce151">
            <text:p><text:s/>17</text:p>
          </table:table-cell>
          <table:table-cell office:value-type="float" office:value="6.084728048448753E-3" table:style-name="ce205">
            <text:p>0,0<text:s text:c="5"/></text:p>
          </table:table-cell>
          <table:table-cell office:value-type="float" office:value="51" table:style-name="ce118">
            <text:p><text:s/>51</text:p>
          </table:table-cell>
          <table:table-cell office:value-type="float" office:value="1.6422158966498797E-2" table:style-name="ce20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office:value-type="float" office:value="-34" table:style-name="ce120">
            <text:p><text:s/>- 34</text:p>
          </table:table-cell>
          <table:table-cell office:value-type="float" office:value="-66.666666666666657" table:style-name="ce121">
            <text:p>-66,7<text:s text:c="3"/></text:p>
          </table:table-cell>
          <table:table-cell table:style-name="ce19"/>
          <table:table-cell table:number-columns-repeated="16371"/>
        </table:table-row>
        <table:table-row table:style-name="ro20">
          <table:table-cell/>
          <table:table-cell table:style-name="ce180"/>
          <table:table-cell table:style-name="ce157"/>
          <table:table-cell table:style-name="ce210"/>
          <table:table-cell table:style-name="ce158"/>
          <table:table-cell table:style-name="ce212"/>
          <table:table-cell table:style-name="ce159"/>
          <table:table-cell table:style-name="ce214"/>
          <table:table-cell table:style-name="ce142"/>
          <table:table-cell table:style-name="ce143"/>
          <table:table-cell table:style-name="ce142"/>
          <table:table-cell table:style-name="ce143"/>
          <table:table-cell table:style-name="ce19"/>
          <table:table-cell table:number-columns-repeated="16371"/>
        </table:table-row>
        <table:table-row table:style-name="ro13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1">
          <table:table-cell/>
          <table:table-cell table:style-name="ce1">
            <draw:g draw:z-index="2" draw:name="Chart 51" draw:id="id14" draw:style-name="a51">
              <svg:title/>
              <svg:desc/>
              <draw:frame draw:id="id15" draw:style-name="a52" svg:x="0.67708in" svg:y="0.02083in" svg:width="8.08333in" svg:height="5.33848in" style:rel-width="scale" style:rel-height="scale">
                <draw:object xlink:href="Object 1/" xlink:type="simple" xlink:show="embed" xlink:actuate="onLoad"/>
              </draw:frame>
              <draw:frame draw:id="id10" draw:style-name="a36" draw:name="Text Box 1" svg:x="2.95666in" svg:y="5.03426in" svg:width="0in" svg:height="0in">
                <draw:text-box>
                  <text:p text:style-name="a35" text:class-names="" text:cond-style-name=""><text:span text:style-name="a34" text:class-names="">%</text:span></text:p>
                </draw:text-box>
                <svg:title/>
                <svg:desc/>
              </draw:frame>
              <draw:frame draw:id="id11" draw:style-name="a44" draw:name="Text Box 1" svg:x="0.73544in" svg:y="0.07027in" svg:width="0in" svg:height="0in">
                <draw:text-box>
                  <text:p text:style-name="a41" text:class-names="" text:cond-style-name=""><text:span text:style-name="a37" text:class-names="">DESEMPREGO REGISTADO (</text:span><text:span text:style-name="a38" text:class-names="">NOVO EMPREGO</text:span><text:span text:style-name="a39" text:class-names="">) POR ACTIVIDADE ECONÓMICA DE ORIGEM DO DESEMPREGO</text:span><text:span text:style-name="a40" text:class-names=""/></text:p>
                  <text:p text:style-name="a43" text:class-names="" text:cond-style-name=""><text:span text:style-name="a42" text:class-names=""><text:s text:c="1"/>Variação homóloga % (ordem decrescente)</text:span></text:p>
                </draw:text-box>
                <svg:title/>
                <svg:desc/>
              </draw:frame>
              <draw:frame draw:id="id12" draw:style-name="a47" draw:name="Text Box 2" svg:x="8.61645in" svg:y="4.98098in" svg:width="0in" svg:height="0in">
                <draw:text-box>
                  <text:p text:style-name="a46" text:class-names="" text:cond-style-name=""><text:span text:style-name="a45" text:class-names="">%</text:span></text:p>
                </draw:text-box>
                <svg:title/>
                <svg:desc/>
              </draw:frame>
              <draw:frame draw:id="id13" draw:style-name="a50" draw:name="Text Box 3" svg:x="8.63246in" svg:y="4.01044in" svg:width="0.09554in" svg:height="0.17286in">
                <draw:text-box>
                  <text:p text:style-name="a49" text:class-names="" text:cond-style-name=""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2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4" draw:name="Grupo 8" draw:id="id40">
              <svg:title/>
              <svg:desc/>
              <draw:frame draw:id="id38" draw:style-name="a140" draw:name="Picture 184" svg:x="0.10302in" svg:y="0.13736in" svg:width="2.49544in" svg:height="0.675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9" draw:style-name="a144" draw:name="CaixaDeTexto 11" svg:x="0.5674in" svg:y="0.26451in" svg:width="1.90411in" svg:height="0.53304in">
                <draw:text-box>
                  <text:p text:style-name="a143" text:class-names="" text:cond-style-name=""><text:span text:style-name="a141" text:class-names="">OUTUBRO 2019</text:span><text:span text:style-name="a14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9" draw:style-name="a64" draw:name="Text Box 122" svg:x="0in" svg:y="0in" svg:width="0.97917in" svg:height="0.32717in">
              <draw:text-box>
                <text:p text:style-name="a61" text:class-names="" text:cond-style-name=""><text:span text:style-name="a58" text:class-names="">Página 8</text:span><text:span text:style-name="a59" text:class-names="">/14</text:span><text:span text:style-name="a60" text:class-names=""/></text:p>
                <text:p text:style-name="a63" text:class-names="" text:cond-style-name=""><text:span text:style-name="a62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20" draw:style-name="a67" draw:name="CaixaDeTexto 9" svg:x="0.43471in" svg:y="0.00966in" svg:width="1.39267in" svg:height="0.30877in">
              <draw:text-box>
                <text:p text:style-name="a66" text:class-names="" text:cond-style-name=""><text:span text:style-name="a6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6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style-name="ce5"/>
          <table:table-cell table:number-columns-repeated="16371"/>
        </table:table-row>
        <table:table-row table:style-name="ro21">
          <table:table-cell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81">
            <text:p><text:s text:c="2"/>Total</text:p>
          </table:table-cell>
          <table:table-cell office:value-type="float" office:value="248375" table:style-name="ce109">
            <text:p>248 375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250003" table:style-name="ce111">
            <text:p>250 00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276282" table:style-name="ce111">
            <text:p>276 282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628" table:style-name="ce113">
            <text:p><text:s/>-1 628</text:p>
          </table:table-cell>
          <table:table-cell office:value-type="float" office:value="-0.65119218569377169" table:style-name="ce114">
            <text:p>-0,7<text:s text:c="3"/></text:p>
          </table:table-cell>
          <table:table-cell office:value-type="float" office:value="-27907" table:style-name="ce113">
            <text:p><text:s/>-27 907</text:p>
          </table:table-cell>
          <table:table-cell office:value-type="float" office:value="-10.100911387640163" table:style-name="ce114">
            <text:p>-10,1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4"/>
          <table:table-cell office:value-type="string" table:style-name="ce182">
            <text:p>Agricultura, produção animal, caça, floresta e pesca</text:p>
          </table:table-cell>
          <table:table-cell office:value-type="float" office:value="12184" table:style-name="ce109">
            <text:p>12 184</text:p>
          </table:table-cell>
          <table:table-cell office:value-type="float" office:value="4.9054856567689988" table:style-name="ce110">
            <text:p>4,9<text:s text:c="5"/></text:p>
          </table:table-cell>
          <table:table-cell office:value-type="float" office:value="11586" table:style-name="ce111">
            <text:p>11 586</text:p>
          </table:table-cell>
          <table:table-cell office:value-type="float" office:value="4.6343443878673458" table:style-name="ce112">
            <text:p>4,6<text:s text:c="5"/></text:p>
          </table:table-cell>
          <table:table-cell office:value-type="float" office:value="13446" table:style-name="ce111">
            <text:p>13 446</text:p>
          </table:table-cell>
          <table:table-cell office:value-type="float" office:value="4.8667665645970422" table:style-name="ce112">
            <text:p>4,9<text:s text:c="5"/></text:p>
          </table:table-cell>
          <table:table-cell office:value-type="float" office:value="598" table:style-name="ce113">
            <text:p>+ 598</text:p>
          </table:table-cell>
          <table:table-cell office:value-type="float" office:value="5.1614016916968755" table:style-name="ce114">
            <text:p>+5,2<text:s text:c="3"/></text:p>
          </table:table-cell>
          <table:table-cell office:value-type="float" office:value="-1262" table:style-name="ce113">
            <text:p><text:s/>-1 262</text:p>
          </table:table-cell>
          <table:table-cell office:value-type="float" office:value="-9.3856909117953293" table:style-name="ce114">
            <text:p>-9,4<text:s text:c="3"/></text:p>
          </table:table-cell>
          <table:table-cell table:style-name="ce156"/>
          <table:table-cell table:number-columns-repeated="16371" table:style-name="ce194"/>
        </table:table-row>
        <table:table-row table:style-name="ro22">
          <table:table-cell table:style-name="ce194"/>
          <table:table-cell office:value-type="string" table:style-name="ce183">
            <text:p>Indústria, energia e água e construção</text:p>
          </table:table-cell>
          <table:table-cell office:value-type="float" office:value="57517" table:style-name="ce127">
            <text:p>57 517</text:p>
          </table:table-cell>
          <table:table-cell office:value-type="float" office:value="23.157322596879716" table:style-name="ce128">
            <text:p>23,2<text:s text:c="5"/></text:p>
          </table:table-cell>
          <table:table-cell office:value-type="float" office:value="58141" table:style-name="ce111">
            <text:p>58 141</text:p>
          </table:table-cell>
          <table:table-cell office:value-type="float" office:value="23.256120926548881" table:style-name="ce112">
            <text:p>23,3<text:s text:c="5"/></text:p>
          </table:table-cell>
          <table:table-cell office:value-type="float" office:value="64182" table:style-name="ce111">
            <text:p>64 182</text:p>
          </table:table-cell>
          <table:table-cell office:value-type="float" office:value="23.230612200577671" table:style-name="ce112">
            <text:p>23,2<text:s text:c="5"/></text:p>
          </table:table-cell>
          <table:table-cell office:value-type="float" office:value="-624" table:style-name="ce113">
            <text:p><text:s/>- 624</text:p>
          </table:table-cell>
          <table:table-cell office:value-type="float" office:value="-1.0732529540255586" table:style-name="ce114">
            <text:p>-1,1<text:s text:c="3"/></text:p>
          </table:table-cell>
          <table:table-cell office:value-type="float" office:value="-6665" table:style-name="ce113">
            <text:p><text:s/>-6 665</text:p>
          </table:table-cell>
          <table:table-cell office:value-type="float" office:value="-10.384531488579354" table:style-name="ce114">
            <text:p>-10,4<text:s text:c="3"/></text:p>
          </table:table-cell>
          <table:table-cell table:style-name="ce156"/>
          <table:table-cell table:number-columns-repeated="16371" table:style-name="ce194"/>
        </table:table-row>
        <table:table-row table:style-name="ro23">
          <table:table-cell/>
          <table:table-cell office:value-type="string" table:style-name="ce184">
            <text:p>Indústrias extrativas</text:p>
          </table:table-cell>
          <table:table-cell office:value-type="float" office:value="1649" table:style-name="ce116">
            <text:p>1 649</text:p>
          </table:table-cell>
          <table:table-cell office:value-type="float" office:value="0.66391545042778055" table:style-name="ce117">
            <text:p>0,7<text:s text:c="5"/></text:p>
          </table:table-cell>
          <table:table-cell office:value-type="float" office:value="1588" table:style-name="ce118">
            <text:p>1 588</text:p>
          </table:table-cell>
          <table:table-cell office:value-type="float" office:value="0.63519237769146775" table:style-name="ce119">
            <text:p>0,6<text:s text:c="5"/></text:p>
          </table:table-cell>
          <table:table-cell office:value-type="float" office:value="1498" table:style-name="ce118">
            <text:p>1 498</text:p>
          </table:table-cell>
          <table:table-cell office:value-type="float" office:value="0.54219963660318082" table:style-name="ce119">
            <text:p>0,5<text:s text:c="5"/></text:p>
          </table:table-cell>
          <table:table-cell office:value-type="float" office:value="61" table:style-name="ce120">
            <text:p>+ 61</text:p>
          </table:table-cell>
          <table:table-cell office:value-type="float" office:value="3.841309823677582" table:style-name="ce121">
            <text:p>+3,8<text:s text:c="3"/></text:p>
          </table:table-cell>
          <table:table-cell office:value-type="float" office:value="151" table:style-name="ce120">
            <text:p>+ 151</text:p>
          </table:table-cell>
          <table:table-cell office:value-type="float" office:value="10.080106809078773" table:style-name="ce121">
            <text:p>+10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6034" table:style-name="ce116">
            <text:p>6 034</text:p>
          </table:table-cell>
          <table:table-cell office:value-type="float" office:value="2.429391041771515" table:style-name="ce117">
            <text:p>2,4<text:s text:c="5"/></text:p>
          </table:table-cell>
          <table:table-cell office:value-type="float" office:value="5704" table:style-name="ce118">
            <text:p>5 704</text:p>
          </table:table-cell>
          <table:table-cell office:value-type="float" office:value="2.2815726211285465" table:style-name="ce119">
            <text:p>2,3<text:s text:c="5"/></text:p>
          </table:table-cell>
          <table:table-cell office:value-type="float" office:value="6533" table:style-name="ce118">
            <text:p>6 533</text:p>
          </table:table-cell>
          <table:table-cell office:value-type="float" office:value="2.3646129679095997" table:style-name="ce119">
            <text:p>2,4<text:s text:c="5"/></text:p>
          </table:table-cell>
          <table:table-cell office:value-type="float" office:value="330" table:style-name="ce120">
            <text:p>+ 330</text:p>
          </table:table-cell>
          <table:table-cell office:value-type="float" office:value="5.7854137447405325" table:style-name="ce121">
            <text:p>+5,8<text:s text:c="3"/></text:p>
          </table:table-cell>
          <table:table-cell office:value-type="float" office:value="-499" table:style-name="ce120">
            <text:p><text:s/>- 499</text:p>
          </table:table-cell>
          <table:table-cell office:value-type="float" office:value="-7.6381448033062922" table:style-name="ce121">
            <text:p>-7,6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5">
            <text:p>Fabricação de têxteis</text:p>
          </table:table-cell>
          <table:table-cell office:value-type="float" office:value="2691" table:style-name="ce116">
            <text:p>2 691</text:p>
          </table:table-cell>
          <table:table-cell office:value-type="float" office:value="1.0834423754403624" table:style-name="ce153">
            <text:p>1,1<text:s text:c="5"/></text:p>
          </table:table-cell>
          <table:table-cell office:value-type="float" office:value="2805" table:style-name="ce154">
            <text:p>2 805</text:p>
          </table:table-cell>
          <table:table-cell office:value-type="float" office:value="1.121986536161566" table:style-name="ce155">
            <text:p>1,1<text:s text:c="5"/></text:p>
          </table:table-cell>
          <table:table-cell office:value-type="float" office:value="2807" table:style-name="ce118">
            <text:p>2 807</text:p>
          </table:table-cell>
          <table:table-cell office:value-type="float" office:value="1.0159909078405396" table:style-name="ce155">
            <text:p>1,0<text:s text:c="5"/></text:p>
          </table:table-cell>
          <table:table-cell office:value-type="float" office:value="-114" table:style-name="ce120">
            <text:p><text:s/>- 114</text:p>
          </table:table-cell>
          <table:table-cell office:value-type="float" office:value="-4.0641711229946527" table:style-name="ce121">
            <text:p>-4,1<text:s text:c="3"/></text:p>
          </table:table-cell>
          <table:table-cell office:value-type="float" office:value="-116" table:style-name="ce120">
            <text:p><text:s/>- 116</text:p>
          </table:table-cell>
          <table:table-cell office:value-type="float" office:value="-4.1325258282864272" table:style-name="ce121">
            <text:p>-4,1<text:s text:c="3"/></text:p>
          </table:table-cell>
          <table:table-cell table:style-name="ce7"/>
          <table:table-cell table:number-columns-repeated="16371"/>
        </table:table-row>
        <table:table-row table:style-name="ro23">
          <table:table-cell/>
          <table:table-cell office:value-type="string" table:style-name="ce186">
            <text:p>Indústria do vestuário</text:p>
          </table:table-cell>
          <table:table-cell office:value-type="float" office:value="7366" table:style-name="ce116">
            <text:p>7 366</text:p>
          </table:table-cell>
          <table:table-cell office:value-type="float" office:value="2.9656768998490186" table:style-name="ce133">
            <text:p>3,0<text:s text:c="5"/></text:p>
          </table:table-cell>
          <table:table-cell office:value-type="float" office:value="7696" table:style-name="ce134">
            <text:p>7 696</text:p>
          </table:table-cell>
          <table:table-cell office:value-type="float" office:value="3.0783630596432845" table:style-name="ce135">
            <text:p>3,1<text:s text:c="5"/></text:p>
          </table:table-cell>
          <table:table-cell office:value-type="float" office:value="8012" table:style-name="ce118">
            <text:p>8 012</text:p>
          </table:table-cell>
          <table:table-cell office:value-type="float" office:value="2.8999355730738885" table:style-name="ce135">
            <text:p>2,9<text:s text:c="5"/></text:p>
          </table:table-cell>
          <table:table-cell office:value-type="float" office:value="-330" table:style-name="ce120">
            <text:p><text:s/>- 330</text:p>
          </table:table-cell>
          <table:table-cell office:value-type="float" office:value="-4.2879417879417883" table:style-name="ce121">
            <text:p>-4,3<text:s text:c="3"/></text:p>
          </table:table-cell>
          <table:table-cell office:value-type="float" office:value="-646" table:style-name="ce120">
            <text:p><text:s/>- 646</text:p>
          </table:table-cell>
          <table:table-cell office:value-type="float" office:value="-8.062905641537693" table:style-name="ce121">
            <text:p>-8,1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2923" table:style-name="ce116">
            <text:p>2 923</text:p>
          </table:table-cell>
          <table:table-cell office:value-type="float" office:value="1.1768495218923001" table:style-name="ce133">
            <text:p>1,2<text:s text:c="5"/></text:p>
          </table:table-cell>
          <table:table-cell office:value-type="float" office:value="3043" table:style-name="ce134">
            <text:p>3 043</text:p>
          </table:table-cell>
          <table:table-cell office:value-type="float" office:value="1.2171853937752748" table:style-name="ce135">
            <text:p>1,2<text:s text:c="5"/></text:p>
          </table:table-cell>
          <table:table-cell office:value-type="float" office:value="3078" table:style-name="ce118">
            <text:p>3 078</text:p>
          </table:table-cell>
          <table:table-cell office:value-type="float" office:value="1.1140790931005278" table:style-name="ce135">
            <text:p>1,1<text:s text:c="5"/></text:p>
          </table:table-cell>
          <table:table-cell office:value-type="float" office:value="-120" table:style-name="ce120">
            <text:p><text:s/>- 120</text:p>
          </table:table-cell>
          <table:table-cell office:value-type="float" office:value="-3.9434768320736113" table:style-name="ce121">
            <text:p>-3,9<text:s text:c="3"/></text:p>
          </table:table-cell>
          <table:table-cell office:value-type="float" office:value="-155" table:style-name="ce120">
            <text:p><text:s/>- 155</text:p>
          </table:table-cell>
          <table:table-cell office:value-type="float" office:value="-5.0357374918778426" table:style-name="ce121">
            <text:p>-5,0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 da madeira e da cortiça</text:p>
          </table:table-cell>
          <table:table-cell office:value-type="float" office:value="1872" table:style-name="ce116">
            <text:p>1 872</text:p>
          </table:table-cell>
          <table:table-cell office:value-type="float" office:value="0.75369904378459995" table:style-name="ce133">
            <text:p>0,8<text:s text:c="5"/></text:p>
          </table:table-cell>
          <table:table-cell office:value-type="float" office:value="1894" table:style-name="ce134">
            <text:p>1 894</text:p>
          </table:table-cell>
          <table:table-cell office:value-type="float" office:value="0.75759090890909309" table:style-name="ce135">
            <text:p>0,8<text:s text:c="5"/></text:p>
          </table:table-cell>
          <table:table-cell office:value-type="float" office:value="2012" table:style-name="ce118">
            <text:p>2 012</text:p>
          </table:table-cell>
          <table:table-cell office:value-type="float" office:value="0.72824143447636835" table:style-name="ce135">
            <text:p>0,7<text:s text:c="5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1.1615628299894403" table:style-name="ce121">
            <text:p>-1,2<text:s text:c="3"/></text:p>
          </table:table-cell>
          <table:table-cell office:value-type="float" office:value="-140" table:style-name="ce120">
            <text:p><text:s/>- 140</text:p>
          </table:table-cell>
          <table:table-cell office:value-type="float" office:value="-6.9582504970178931" table:style-name="ce121">
            <text:p>-7,0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1197" table:style-name="ce116">
            <text:p>1 197</text:p>
          </table:table-cell>
          <table:table-cell office:value-type="float" office:value="0.48193256165072978" table:style-name="ce133">
            <text:p>0,5<text:s text:c="5"/></text:p>
          </table:table-cell>
          <table:table-cell office:value-type="float" office:value="1194" table:style-name="ce134">
            <text:p>1 194</text:p>
          </table:table-cell>
          <table:table-cell office:value-type="float" office:value="0.47759426886877354" table:style-name="ce135">
            <text:p>0,5<text:s text:c="5"/></text:p>
          </table:table-cell>
          <table:table-cell office:value-type="float" office:value="1346" table:style-name="ce118">
            <text:p>1 346</text:p>
          </table:table-cell>
          <table:table-cell office:value-type="float" office:value="0.48718338509204362" table:style-name="ce135">
            <text:p>0,5<text:s text:c="5"/></text:p>
          </table:table-cell>
          <table:table-cell office:value-type="float" office:value="3" table:style-name="ce120">
            <text:p>+ 3</text:p>
          </table:table-cell>
          <table:table-cell office:value-type="float" office:value="0.25125628140703515" table:style-name="ce121">
            <text:p>+0,3<text:s text:c="3"/></text:p>
          </table:table-cell>
          <table:table-cell office:value-type="float" office:value="-149" table:style-name="ce120">
            <text:p><text:s/>- 149</text:p>
          </table:table-cell>
          <table:table-cell office:value-type="float" office:value="-11.069836552748885" table:style-name="ce121">
            <text:p>-11,1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1870" table:style-name="ce116">
            <text:p>1 870</text:p>
          </table:table-cell>
          <table:table-cell office:value-type="float" office:value="0.75289380976346254" table:style-name="ce133">
            <text:p>0,8<text:s text:c="5"/></text:p>
          </table:table-cell>
          <table:table-cell office:value-type="float" office:value="1944" table:style-name="ce134">
            <text:p>1 944</text:p>
          </table:table-cell>
          <table:table-cell office:value-type="float" office:value="0.77759066891197304" table:style-name="ce135">
            <text:p>0,8<text:s text:c="5"/></text:p>
          </table:table-cell>
          <table:table-cell office:value-type="float" office:value="1965" table:style-name="ce118">
            <text:p>1 965</text:p>
          </table:table-cell>
          <table:table-cell office:value-type="float" office:value="0.71122983039068777" table:style-name="ce135">
            <text:p>0,7<text:s text:c="5"/></text:p>
          </table:table-cell>
          <table:table-cell office:value-type="float" office:value="-74" table:style-name="ce120">
            <text:p><text:s/>- 74</text:p>
          </table:table-cell>
          <table:table-cell office:value-type="float" office:value="-3.8065843621399176" table:style-name="ce121">
            <text:p>-3,8<text:s text:c="3"/></text:p>
          </table:table-cell>
          <table:table-cell office:value-type="float" office:value="-95" table:style-name="ce120">
            <text:p><text:s/>- 95</text:p>
          </table:table-cell>
          <table:table-cell office:value-type="float" office:value="-4.8346055979643765" table:style-name="ce121">
            <text:p>-4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1510" table:style-name="ce116">
            <text:p>1 510</text:p>
          </table:table-cell>
          <table:table-cell office:value-type="float" office:value="0.60795168595873172" table:style-name="ce133">
            <text:p>0,6<text:s text:c="5"/></text:p>
          </table:table-cell>
          <table:table-cell office:value-type="float" office:value="1573" table:style-name="ce134">
            <text:p>1 573</text:p>
          </table:table-cell>
          <table:table-cell office:value-type="float" office:value="0.62919244969060373" table:style-name="ce135">
            <text:p>0,6<text:s text:c="5"/></text:p>
          </table:table-cell>
          <table:table-cell office:value-type="float" office:value="1748" table:style-name="ce118">
            <text:p>1 748</text:p>
          </table:table-cell>
          <table:table-cell office:value-type="float" office:value="0.6326868923780774" table:style-name="ce135">
            <text:p>0,6<text:s text:c="5"/></text:p>
          </table:table-cell>
          <table:table-cell office:value-type="float" office:value="-63" table:style-name="ce120">
            <text:p><text:s/>- 63</text:p>
          </table:table-cell>
          <table:table-cell office:value-type="float" office:value="-4.0050858232676418" table:style-name="ce121">
            <text:p>-4,0<text:s text:c="3"/></text:p>
          </table:table-cell>
          <table:table-cell office:value-type="float" office:value="-238" table:style-name="ce120">
            <text:p><text:s/>- 238</text:p>
          </table:table-cell>
          <table:table-cell office:value-type="float" office:value="-13.615560640732266" table:style-name="ce121">
            <text:p>-13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3344" table:style-name="ce116">
            <text:p>3 344</text:p>
          </table:table-cell>
          <table:table-cell office:value-type="float" office:value="1.3463512833417213" table:style-name="ce133">
            <text:p>1,3<text:s text:c="5"/></text:p>
          </table:table-cell>
          <table:table-cell office:value-type="float" office:value="3281" table:style-name="ce134">
            <text:p>3 281</text:p>
          </table:table-cell>
          <table:table-cell office:value-type="float" office:value="1.3123842513889834" table:style-name="ce135">
            <text:p>1,3<text:s text:c="5"/></text:p>
          </table:table-cell>
          <table:table-cell office:value-type="float" office:value="3402" table:style-name="ce118">
            <text:p>3 402</text:p>
          </table:table-cell>
          <table:table-cell office:value-type="float" office:value="1.2313505765847939" table:style-name="ce135">
            <text:p>1,2<text:s text:c="5"/></text:p>
          </table:table-cell>
          <table:table-cell office:value-type="float" office:value="63" table:style-name="ce120">
            <text:p>+ 63</text:p>
          </table:table-cell>
          <table:table-cell office:value-type="float" office:value="1.920146296860713" table:style-name="ce121">
            <text:p>+1,9<text:s text:c="3"/></text:p>
          </table:table-cell>
          <table:table-cell office:value-type="float" office:value="-58" table:style-name="ce120">
            <text:p><text:s/>- 58</text:p>
          </table:table-cell>
          <table:table-cell office:value-type="float" office:value="-1.7048794826572604" table:style-name="ce121">
            <text:p>-1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2221" table:style-name="ce116">
            <text:p>2 221</text:p>
          </table:table-cell>
          <table:table-cell office:value-type="float" office:value="0.89421238047307505" table:style-name="ce133">
            <text:p>0,9<text:s text:c="5"/></text:p>
          </table:table-cell>
          <table:table-cell office:value-type="float" office:value="2235" table:style-name="ce134">
            <text:p>2 235</text:p>
          </table:table-cell>
          <table:table-cell office:value-type="float" office:value="0.89398927212873436" table:style-name="ce135">
            <text:p>0,9<text:s text:c="5"/></text:p>
          </table:table-cell>
          <table:table-cell office:value-type="float" office:value="2212" table:style-name="ce118">
            <text:p>2 212</text:p>
          </table:table-cell>
          <table:table-cell office:value-type="float" office:value="0.80063123909628575" table:style-name="ce135">
            <text:p>0,8<text:s text:c="5"/></text:p>
          </table:table-cell>
          <table:table-cell office:value-type="float" office:value="-14" table:style-name="ce120">
            <text:p><text:s/>- 14</text:p>
          </table:table-cell>
          <table:table-cell office:value-type="float" office:value="-0.62639821029082776" table:style-name="ce121">
            <text:p>-0,6<text:s text:c="3"/></text:p>
          </table:table-cell>
          <table:table-cell office:value-type="float" office:value="9" table:style-name="ce120">
            <text:p>+ 9</text:p>
          </table:table-cell>
          <table:table-cell office:value-type="float" office:value="0.40687160940325501" table:style-name="ce121">
            <text:p>+0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1791" table:style-name="ce116">
            <text:p>1 791</text:p>
          </table:table-cell>
          <table:table-cell office:value-type="float" office:value="0.72108706592853544" table:style-name="ce133">
            <text:p>0,7<text:s text:c="5"/></text:p>
          </table:table-cell>
          <table:table-cell office:value-type="float" office:value="1801" table:style-name="ce134">
            <text:p>1 801</text:p>
          </table:table-cell>
          <table:table-cell office:value-type="float" office:value="0.72039135530373632" table:style-name="ce135">
            <text:p>0,7<text:s text:c="5"/></text:p>
          </table:table-cell>
          <table:table-cell office:value-type="float" office:value="1750" table:style-name="ce118">
            <text:p>1 750</text:p>
          </table:table-cell>
          <table:table-cell office:value-type="float" office:value="0.63341079042427673" table:style-name="ce135">
            <text:p>0,6<text:s text:c="5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0.55524708495280406" table:style-name="ce121">
            <text:p>-0,6<text:s text:c="3"/></text:p>
          </table:table-cell>
          <table:table-cell office:value-type="float" office:value="41" table:style-name="ce120">
            <text:p>+ 41</text:p>
          </table:table-cell>
          <table:table-cell office:value-type="float" office:value="2.3428571428571425" table:style-name="ce121">
            <text:p>+2,3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3432" table:style-name="ce116">
            <text:p>3 432</text:p>
          </table:table-cell>
          <table:table-cell office:value-type="float" office:value="1.3817815802717666" table:style-name="ce133">
            <text:p>1,4<text:s text:c="5"/></text:p>
          </table:table-cell>
          <table:table-cell office:value-type="float" office:value="3541" table:style-name="ce134">
            <text:p>3 541</text:p>
          </table:table-cell>
          <table:table-cell office:value-type="float" office:value="1.4163830034039591" table:style-name="ce135">
            <text:p>1,4<text:s text:c="5"/></text:p>
          </table:table-cell>
          <table:table-cell office:value-type="float" office:value="3840" table:style-name="ce118">
            <text:p>3 840</text:p>
          </table:table-cell>
          <table:table-cell office:value-type="float" office:value="1.3898842487024128" table:style-name="ce135">
            <text:p>1,4<text:s text:c="5"/></text:p>
          </table:table-cell>
          <table:table-cell office:value-type="float" office:value="-109" table:style-name="ce120">
            <text:p><text:s/>- 109</text:p>
          </table:table-cell>
          <table:table-cell office:value-type="float" office:value="-3.0782264896921774" table:style-name="ce121">
            <text:p>-3,1<text:s text:c="3"/></text:p>
          </table:table-cell>
          <table:table-cell office:value-type="float" office:value="-408" table:style-name="ce120">
            <text:p><text:s/>- 408</text:p>
          </table:table-cell>
          <table:table-cell office:value-type="float" office:value="-10.625" table:style-name="ce121">
            <text:p>-10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1061" table:style-name="ce116">
            <text:p>1 061</text:p>
          </table:table-cell>
          <table:table-cell office:value-type="float" office:value="0.42717664821338697" table:style-name="ce133">
            <text:p>0,4<text:s text:c="5"/></text:p>
          </table:table-cell>
          <table:table-cell office:value-type="float" office:value="1036" table:style-name="ce134">
            <text:p>1 036</text:p>
          </table:table-cell>
          <table:table-cell office:value-type="float" office:value="0.41439502725967287" table:style-name="ce135">
            <text:p>0,4<text:s text:c="5"/></text:p>
          </table:table-cell>
          <table:table-cell office:value-type="float" office:value="1154" table:style-name="ce118">
            <text:p>1 154</text:p>
          </table:table-cell>
          <table:table-cell office:value-type="float" office:value="0.41768917265692307" table:style-name="ce135">
            <text:p>0,4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2.413127413127413" table:style-name="ce121">
            <text:p>+2,4<text:s text:c="3"/></text:p>
          </table:table-cell>
          <table:table-cell office:value-type="float" office:value="-93" table:style-name="ce120">
            <text:p><text:s/>- 93</text:p>
          </table:table-cell>
          <table:table-cell office:value-type="float" office:value="-8.05892547660312" table:style-name="ce121">
            <text:p>-8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7">
            <text:p>Construção</text:p>
          </table:table-cell>
          <table:table-cell office:value-type="float" office:value="18556" table:style-name="ce116">
            <text:p>18 556</text:p>
          </table:table-cell>
          <table:table-cell office:value-type="float" office:value="7.470961248112733" table:style-name="ce133">
            <text:p>7,5<text:s text:c="5"/></text:p>
          </table:table-cell>
          <table:table-cell office:value-type="float" office:value="18806" table:style-name="ce134">
            <text:p>18 806</text:p>
          </table:table-cell>
          <table:table-cell office:value-type="float" office:value="7.5223097322832126" table:style-name="ce135">
            <text:p>7,5<text:s text:c="5"/></text:p>
          </table:table-cell>
          <table:table-cell office:value-type="float" office:value="22825" table:style-name="ce118">
            <text:p>22 825</text:p>
          </table:table-cell>
          <table:table-cell office:value-type="float" office:value="8.2614864522480644" table:style-name="ce135">
            <text:p>8,3<text:s text:c="5"/></text:p>
          </table:table-cell>
          <table:table-cell office:value-type="float" office:value="-250" table:style-name="ce120">
            <text:p><text:s/>- 250</text:p>
          </table:table-cell>
          <table:table-cell office:value-type="float" office:value="-1.3293629692651281" table:style-name="ce121">
            <text:p>-1,3<text:s text:c="3"/></text:p>
          </table:table-cell>
          <table:table-cell office:value-type="float" office:value="-4269" table:style-name="ce120">
            <text:p><text:s/>-4 269</text:p>
          </table:table-cell>
          <table:table-cell office:value-type="float" office:value="-18.703176341730561" table:style-name="ce121">
            <text:p>-18,7<text:s text:c="3"/></text:p>
          </table:table-cell>
          <table:table-cell table:number-columns-repeated="16372" table:style-name="ce1"/>
        </table:table-row>
        <table:table-row table:style-name="ro15">
          <table:table-cell table:style-name="ce194"/>
          <table:table-cell office:value-type="string" table:style-name="ce183">
            <text:p>Serviços</text:p>
          </table:table-cell>
          <table:table-cell office:value-type="float" office:value="175724" table:style-name="ce127">
            <text:p>175 724</text:p>
          </table:table-cell>
          <table:table-cell office:value-type="float" office:value="70.749471565173621" table:style-name="ce128">
            <text:p>70,7<text:s text:c="5"/></text:p>
          </table:table-cell>
          <table:table-cell office:value-type="float" office:value="177395" table:style-name="ce129">
            <text:p>177 395</text:p>
          </table:table-cell>
          <table:table-cell office:value-type="float" office:value="70.95714851421782" table:style-name="ce130">
            <text:p>71,0<text:s text:c="5"/></text:p>
          </table:table-cell>
          <table:table-cell office:value-type="float" office:value="195550" table:style-name="ce129">
            <text:p>195 550</text:p>
          </table:table-cell>
          <table:table-cell office:value-type="float" office:value="70.779131467124174" table:style-name="ce130">
            <text:p>70,8<text:s text:c="5"/></text:p>
          </table:table-cell>
          <table:table-cell office:value-type="float" office:value="-1671" table:style-name="ce113">
            <text:p><text:s/>-1 671</text:p>
          </table:table-cell>
          <table:table-cell office:value-type="float" office:value="-0.94196566983285901" table:style-name="ce114">
            <text:p>-0,9<text:s text:c="3"/></text:p>
          </table:table-cell>
          <table:table-cell office:value-type="float" office:value="-19826" table:style-name="ce113">
            <text:p><text:s/>-19 826</text:p>
          </table:table-cell>
          <table:table-cell office:value-type="float" office:value="-10.138583482485299" table:style-name="ce114">
            <text:p>-10,1<text:s text:c="3"/></text:p>
          </table:table-cell>
          <table:table-cell table:number-columns-repeated="16372" table:style-name="ce194"/>
        </table:table-row>
        <table:table-row table:style-name="ro23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3405" table:style-name="ce116">
            <text:p>3 405</text:p>
          </table:table-cell>
          <table:table-cell office:value-type="float" office:value="1.3709109209864117" table:style-name="ce133">
            <text:p>1,4<text:s text:c="5"/></text:p>
          </table:table-cell>
          <table:table-cell office:value-type="float" office:value="3470" table:style-name="ce134">
            <text:p>3 470</text:p>
          </table:table-cell>
          <table:table-cell office:value-type="float" office:value="1.3879833441998697" table:style-name="ce135">
            <text:p>1,4<text:s text:c="5"/></text:p>
          </table:table-cell>
          <table:table-cell office:value-type="float" office:value="3777" table:style-name="ce134">
            <text:p>3 777</text:p>
          </table:table-cell>
          <table:table-cell office:value-type="float" office:value="1.3670814602471388" table:style-name="ce135">
            <text:p>1,4<text:s text:c="5"/></text:p>
          </table:table-cell>
          <table:table-cell office:value-type="float" office:value="-65" table:style-name="ce120">
            <text:p><text:s/>- 65</text:p>
          </table:table-cell>
          <table:table-cell office:value-type="float" office:value="-1.8731988472622478" table:style-name="ce121">
            <text:p>-1,9<text:s text:c="3"/></text:p>
          </table:table-cell>
          <table:table-cell office:value-type="float" office:value="-372" table:style-name="ce120">
            <text:p><text:s/>- 372</text:p>
          </table:table-cell>
          <table:table-cell office:value-type="float" office:value="-9.8490865766481335" table:style-name="ce121">
            <text:p>-9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Comércio por grosso e a retalho</text:p>
          </table:table-cell>
          <table:table-cell office:value-type="float" office:value="28760" table:style-name="ce116">
            <text:p>28 760</text:p>
          </table:table-cell>
          <table:table-cell office:value-type="float" office:value="11.579265223955712" table:style-name="ce133">
            <text:p>11,6<text:s text:c="5"/></text:p>
          </table:table-cell>
          <table:table-cell office:value-type="float" office:value="28828" table:style-name="ce134">
            <text:p>28 828</text:p>
          </table:table-cell>
          <table:table-cell office:value-type="float" office:value="11.531061627260474" table:style-name="ce135">
            <text:p>11,5<text:s text:c="5"/></text:p>
          </table:table-cell>
          <table:table-cell office:value-type="float" office:value="32256" table:style-name="ce134">
            <text:p>32 256</text:p>
          </table:table-cell>
          <table:table-cell office:value-type="float" office:value="11.675027689100267" table:style-name="ce135">
            <text:p>11,7<text:s text:c="5"/></text:p>
          </table:table-cell>
          <table:table-cell office:value-type="float" office:value="-68" table:style-name="ce120">
            <text:p><text:s/>- 68</text:p>
          </table:table-cell>
          <table:table-cell office:value-type="float" office:value="-0.23588178160122106" table:style-name="ce121">
            <text:p>-0,2<text:s text:c="3"/></text:p>
          </table:table-cell>
          <table:table-cell office:value-type="float" office:value="-3496" table:style-name="ce120">
            <text:p><text:s/>-3 496</text:p>
          </table:table-cell>
          <table:table-cell office:value-type="float" office:value="-10.838293650793652" table:style-name="ce121">
            <text:p>-10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Transportes e armazenagem</text:p>
          </table:table-cell>
          <table:table-cell office:value-type="float" office:value="4104" table:style-name="ce116">
            <text:p>4 104</text:p>
          </table:table-cell>
          <table:table-cell office:value-type="float" office:value="1.6523402113739305" table:style-name="ce153">
            <text:p>1,7<text:s text:c="5"/></text:p>
          </table:table-cell>
          <table:table-cell office:value-type="float" office:value="4077" table:style-name="ce134">
            <text:p>4 077</text:p>
          </table:table-cell>
          <table:table-cell office:value-type="float" office:value="1.6307804306348324" table:style-name="ce155">
            <text:p>1,6<text:s text:c="5"/></text:p>
          </table:table-cell>
          <table:table-cell office:value-type="float" office:value="4451" table:style-name="ce134">
            <text:p>4 451</text:p>
          </table:table-cell>
          <table:table-cell office:value-type="float" office:value="1.6110351018162601" table:style-name="ce155">
            <text:p>1,6<text:s text:c="5"/></text:p>
          </table:table-cell>
          <table:table-cell office:value-type="float" office:value="27" table:style-name="ce120">
            <text:p>+ 27</text:p>
          </table:table-cell>
          <table:table-cell office:value-type="float" office:value="0.66225165562913912" table:style-name="ce121">
            <text:p>+0,7<text:s text:c="3"/></text:p>
          </table:table-cell>
          <table:table-cell office:value-type="float" office:value="-347" table:style-name="ce120">
            <text:p><text:s/>- 347</text:p>
          </table:table-cell>
          <table:table-cell office:value-type="float" office:value="-7.796000898674456" table:style-name="ce121">
            <text:p>-7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lojamento, restauração e similares</text:p>
          </table:table-cell>
          <table:table-cell office:value-type="float" office:value="22148" table:style-name="ce116">
            <text:p>22 148</text:p>
          </table:table-cell>
          <table:table-cell office:value-type="float" office:value="8.917161550075491" table:style-name="ce133">
            <text:p>8,9<text:s text:c="5"/></text:p>
          </table:table-cell>
          <table:table-cell office:value-type="float" office:value="20557" table:style-name="ce134">
            <text:p>20 557</text:p>
          </table:table-cell>
          <table:table-cell office:value-type="float" office:value="8.222701327584069" table:style-name="ce135">
            <text:p>8,2<text:s text:c="5"/></text:p>
          </table:table-cell>
          <table:table-cell office:value-type="float" office:value="24159" table:style-name="ce134">
            <text:p>24 159</text:p>
          </table:table-cell>
          <table:table-cell office:value-type="float" office:value="8.744326449062914" table:style-name="ce135">
            <text:p>8,7<text:s text:c="5"/></text:p>
          </table:table-cell>
          <table:table-cell office:value-type="float" office:value="1591" table:style-name="ce120">
            <text:p>+1 591</text:p>
          </table:table-cell>
          <table:table-cell office:value-type="float" office:value="7.7394561463248523" table:style-name="ce121">
            <text:p>+7,7<text:s text:c="3"/></text:p>
          </table:table-cell>
          <table:table-cell office:value-type="float" office:value="-2011" table:style-name="ce120">
            <text:p><text:s/>-2 011</text:p>
          </table:table-cell>
          <table:table-cell office:value-type="float" office:value="-8.3240200339418013" table:style-name="ce121">
            <text:p>-8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3740" table:style-name="ce116">
            <text:p>3 740</text:p>
          </table:table-cell>
          <table:table-cell office:value-type="float" office:value="1.5057876195269251" table:style-name="ce133">
            <text:p>1,5<text:s text:c="5"/></text:p>
          </table:table-cell>
          <table:table-cell office:value-type="float" office:value="3745" table:style-name="ce134">
            <text:p>3 745</text:p>
          </table:table-cell>
          <table:table-cell office:value-type="float" office:value="1.4979820242157094" table:style-name="ce135">
            <text:p>1,5<text:s text:c="5"/></text:p>
          </table:table-cell>
          <table:table-cell office:value-type="float" office:value="4114" table:style-name="ce134">
            <text:p>4 114</text:p>
          </table:table-cell>
          <table:table-cell office:value-type="float" office:value="1.4890582810316995" table:style-name="ce135">
            <text:p>1,5<text:s text:c="5"/></text:p>
          </table:table-cell>
          <table:table-cell office:value-type="float" office:value="-5" table:style-name="ce120">
            <text:p><text:s/>- 5</text:p>
          </table:table-cell>
          <table:table-cell office:value-type="float" office:value="-0.13351134846461948" table:style-name="ce121">
            <text:p>-0,1<text:s text:c="3"/></text:p>
          </table:table-cell>
          <table:table-cell office:value-type="float" office:value="-374" table:style-name="ce120">
            <text:p><text:s/>- 374</text:p>
          </table:table-cell>
          <table:table-cell office:value-type="float" office:value="-9.0909090909090917" table:style-name="ce121">
            <text:p>-9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financeiras e de seguros</text:p>
          </table:table-cell>
          <table:table-cell office:value-type="float" office:value="2551" table:style-name="ce116">
            <text:p>2 551</text:p>
          </table:table-cell>
          <table:table-cell office:value-type="float" office:value="1.0270759939607448" table:style-name="ce133">
            <text:p>1,0<text:s text:c="5"/></text:p>
          </table:table-cell>
          <table:table-cell office:value-type="float" office:value="2538" table:style-name="ce134">
            <text:p>2 538</text:p>
          </table:table-cell>
          <table:table-cell office:value-type="float" office:value="1.015187817746187" table:style-name="ce135">
            <text:p>1,0<text:s text:c="5"/></text:p>
          </table:table-cell>
          <table:table-cell office:value-type="float" office:value="3023" table:style-name="ce134">
            <text:p>3 023</text:p>
          </table:table-cell>
          <table:table-cell office:value-type="float" office:value="1.0941718968300504" table:style-name="ce135">
            <text:p>1,1<text:s text:c="5"/></text:p>
          </table:table-cell>
          <table:table-cell office:value-type="float" office:value="13" table:style-name="ce120">
            <text:p>+ 13</text:p>
          </table:table-cell>
          <table:table-cell office:value-type="float" office:value="0.51221434200157601" table:style-name="ce121">
            <text:p>+0,5<text:s text:c="3"/></text:p>
          </table:table-cell>
          <table:table-cell office:value-type="float" office:value="-472" table:style-name="ce120">
            <text:p><text:s/>- 472</text:p>
          </table:table-cell>
          <table:table-cell office:value-type="float" office:value="-15.613628845517697" table:style-name="ce121">
            <text:p>-15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65946" table:style-name="ce116">
            <text:p>65 946</text:p>
          </table:table-cell>
          <table:table-cell office:value-type="float" office:value="26.550981378963261" table:style-name="ce133">
            <text:p>26,6<text:s text:c="5"/></text:p>
          </table:table-cell>
          <table:table-cell office:value-type="float" office:value="66534" table:style-name="ce134">
            <text:p>66 534</text:p>
          </table:table-cell>
          <table:table-cell office:value-type="float" office:value="26.613280640632315" table:style-name="ce135">
            <text:p>26,6<text:s text:c="5"/></text:p>
          </table:table-cell>
          <table:table-cell office:value-type="float" office:value="72677" table:style-name="ce134">
            <text:p>72 677</text:p>
          </table:table-cell>
          <table:table-cell office:value-type="float" office:value="26.305369151808662" table:style-name="ce135">
            <text:p>26,3<text:s text:c="5"/></text:p>
          </table:table-cell>
          <table:table-cell office:value-type="float" office:value="-588" table:style-name="ce120">
            <text:p><text:s/>- 588</text:p>
          </table:table-cell>
          <table:table-cell office:value-type="float" office:value="-0.8837586797727478" table:style-name="ce121">
            <text:p>-0,9<text:s text:c="3"/></text:p>
          </table:table-cell>
          <table:table-cell office:value-type="float" office:value="-6731" table:style-name="ce120">
            <text:p><text:s/>-6 731</text:p>
          </table:table-cell>
          <table:table-cell office:value-type="float" office:value="-9.2615270305598738" table:style-name="ce121">
            <text:p>-9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5407" table:style-name="ce116">
            <text:p>5 407</text:p>
          </table:table-cell>
          <table:table-cell office:value-type="float" office:value="2.1769501761449419" table:style-name="ce133">
            <text:p>2,2<text:s text:c="5"/></text:p>
          </table:table-cell>
          <table:table-cell office:value-type="float" office:value="5428" table:style-name="ce134">
            <text:p>5 428</text:p>
          </table:table-cell>
          <table:table-cell office:value-type="float" office:value="2.1711739459126491" table:style-name="ce135">
            <text:p>2,2<text:s text:c="5"/></text:p>
          </table:table-cell>
          <table:table-cell office:value-type="float" office:value="5981" table:style-name="ce134">
            <text:p>5 981</text:p>
          </table:table-cell>
          <table:table-cell office:value-type="float" office:value="2.164817107158628" table:style-name="ce135">
            <text:p>2,2<text:s text:c="5"/></text:p>
          </table:table-cell>
          <table:table-cell office:value-type="float" office:value="-21" table:style-name="ce120">
            <text:p><text:s/>- 21</text:p>
          </table:table-cell>
          <table:table-cell office:value-type="float" office:value="-0.38688282977155491" table:style-name="ce121">
            <text:p>-0,4<text:s text:c="3"/></text:p>
          </table:table-cell>
          <table:table-cell office:value-type="float" office:value="-574" table:style-name="ce120">
            <text:p><text:s/>- 574</text:p>
          </table:table-cell>
          <table:table-cell office:value-type="float" office:value="-9.5970573482695212" table:style-name="ce121">
            <text:p>-9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22217" table:style-name="ce116">
            <text:p>22 217</text:p>
          </table:table-cell>
          <table:table-cell office:value-type="float" office:value="8.9449421238047311" table:style-name="ce133">
            <text:p>8,9<text:s text:c="5"/></text:p>
          </table:table-cell>
          <table:table-cell office:value-type="float" office:value="24870" table:style-name="ce134">
            <text:p>24 870</text:p>
          </table:table-cell>
          <table:table-cell office:value-type="float" office:value="9.9478806254324947" table:style-name="ce135">
            <text:p>9,9<text:s text:c="5"/></text:p>
          </table:table-cell>
          <table:table-cell office:value-type="float" office:value="25879" table:style-name="ce134">
            <text:p>25 879</text:p>
          </table:table-cell>
          <table:table-cell office:value-type="float" office:value="9.3668787687942032" table:style-name="ce135">
            <text:p>9,4<text:s text:c="5"/></text:p>
          </table:table-cell>
          <table:table-cell office:value-type="float" office:value="-2653" table:style-name="ce120">
            <text:p><text:s/>-2 653</text:p>
          </table:table-cell>
          <table:table-cell office:value-type="float" office:value="-10.667470848411741" table:style-name="ce121">
            <text:p>-10,7<text:s text:c="3"/></text:p>
          </table:table-cell>
          <table:table-cell office:value-type="float" office:value="-3662" table:style-name="ce120">
            <text:p><text:s/>-3 662</text:p>
          </table:table-cell>
          <table:table-cell office:value-type="float" office:value="-14.15046949263882" table:style-name="ce121">
            <text:p>-14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Outras atividades de serviços</text:p>
          </table:table-cell>
          <table:table-cell office:value-type="float" office:value="17446" table:style-name="ce116">
            <text:p>17 446</text:p>
          </table:table-cell>
          <table:table-cell office:value-type="float" office:value="7.0240563663814797" table:style-name="ce133">
            <text:p>7,0<text:s text:c="5"/></text:p>
          </table:table-cell>
          <table:table-cell office:value-type="float" office:value="17348" table:style-name="ce134">
            <text:p>17 348</text:p>
          </table:table-cell>
          <table:table-cell office:value-type="float" office:value="6.939116730599233" table:style-name="ce135">
            <text:p>6,9<text:s text:c="5"/></text:p>
          </table:table-cell>
          <table:table-cell office:value-type="float" office:value="19233" table:style-name="ce134">
            <text:p>19 233</text:p>
          </table:table-cell>
          <table:table-cell office:value-type="float" office:value="6.9613655612743504" table:style-name="ce135">
            <text:p>7,0<text:s text:c="5"/></text:p>
          </table:table-cell>
          <table:table-cell office:value-type="float" office:value="98" table:style-name="ce120">
            <text:p>+ 98</text:p>
          </table:table-cell>
          <table:table-cell office:value-type="float" office:value="0.56490661747751902" table:style-name="ce121">
            <text:p>+0,6<text:s text:c="3"/></text:p>
          </table:table-cell>
          <table:table-cell office:value-type="float" office:value="-1787" table:style-name="ce120">
            <text:p><text:s/>-1 787</text:p>
          </table:table-cell>
          <table:table-cell office:value-type="float" office:value="-9.2913222066240326" table:style-name="ce121">
            <text:p>-9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Sem classificação</text:p>
          </table:table-cell>
          <table:table-cell office:value-type="float" office:value="2950" table:style-name="ce116">
            <text:p>2 950</text:p>
          </table:table-cell>
          <table:table-cell office:value-type="float" office:value="1.1877201811776548" table:style-name="ce133">
            <text:p>1,2<text:s text:c="5"/></text:p>
          </table:table-cell>
          <table:table-cell office:value-type="float" office:value="2881" table:style-name="ce134">
            <text:p>2 881</text:p>
          </table:table-cell>
          <table:table-cell office:value-type="float" office:value="1.1523861713659438" table:style-name="ce135">
            <text:p>1,2<text:s text:c="5"/></text:p>
          </table:table-cell>
          <table:table-cell office:value-type="float" office:value="3104" table:style-name="ce134">
            <text:p>3 104</text:p>
          </table:table-cell>
          <table:table-cell office:value-type="float" office:value="1.1234897677011171" table:style-name="ce135">
            <text:p>1,1<text:s text:c="5"/></text:p>
          </table:table-cell>
          <table:table-cell office:value-type="float" office:value="69" table:style-name="ce120">
            <text:p>+ 69</text:p>
          </table:table-cell>
          <table:table-cell office:value-type="float" office:value="2.395001735508504" table:style-name="ce121">
            <text:p>+2,4<text:s text:c="3"/></text:p>
          </table:table-cell>
          <table:table-cell office:value-type="float" office:value="-154" table:style-name="ce120">
            <text:p><text:s/>- 154</text:p>
          </table:table-cell>
          <table:table-cell office:value-type="float" office:value="-4.9613402061855671" table:style-name="ce121">
            <text:p>-5,0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g draw:z-index="3" draw:name="Gráfico 29" draw:id="id36" draw:style-name="a138">
              <svg:title/>
              <svg:desc/>
              <draw:frame draw:id="id37" draw:style-name="a139" svg:x="1.33929in" svg:y="0.03434in" svg:width="8.2003in" svg:height="7.43148in" style:rel-width="scale" style:rel-height="scale">
                <draw:object xlink:href="Object 2/" xlink:type="simple" xlink:show="embed" xlink:actuate="onLoad"/>
              </draw:frame>
              <draw:frame draw:id="id21" draw:style-name="a75" draw:name="Text Box 1" svg:x="1.39849in" svg:y="0.10316in" svg:width="0in" svg:height="0in">
                <draw:text-box>
                  <text:p text:style-name="a72" text:class-names="" text:cond-style-name=""><text:span text:style-name="a68" text:class-names="">DESEMPREGO REGISTADO (</text:span><text:span text:style-name="a69" text:class-names="">NOVO EMPREGO</text:span><text:span text:style-name="a70" text:class-names="">) POR ACTIVIDADE ECONÓMICA DE ORIGEM DO DESEMPREGO</text:span><text:span text:style-name="a71" text:class-names=""/></text:p>
                  <text:p text:style-name="a74" text:class-names="" text:cond-style-name=""><text:span text:style-name="a73" text:class-names=""><text:s text:c="1"/>Variação homóloga % (ordem decrescente)</text:span></text:p>
                </draw:text-box>
                <svg:title/>
                <svg:desc/>
              </draw:frame>
              <draw:frame draw:id="id22" draw:style-name="a78" draw:name="Text Box 2" svg:x="9.39354in" svg:y="6.93915in" svg:width="0in" svg:height="0in">
                <draw:text-box>
                  <text:p text:style-name="a77" text:class-names="" text:cond-style-name=""><text:span text:style-name="a76" text:class-names="">%</text:span></text:p>
                </draw:text-box>
                <svg:title/>
                <svg:desc/>
              </draw:frame>
              <draw:frame draw:id="id23" draw:style-name="a81" draw:name="Text Box 3" svg:x="9.40978in" svg:y="5.58811in" svg:width="0.09693in" svg:height="0.24063in">
                <draw:text-box>
                  <text:p text:style-name="a80" text:class-names="" text:cond-style-name=""><text:span text:style-name="a79" text:class-names=""/></text:p>
                </draw:text-box>
                <svg:title/>
                <svg:desc/>
              </draw:frame>
              <draw:frame draw:id="id24" draw:style-name="a89" draw:name="Text Box 1" svg:x="1.39849in" svg:y="0.10316in" svg:width="0in" svg:height="0in">
                <draw:text-box>
                  <text:p text:style-name="a86" text:class-names="" text:cond-style-name=""><text:span text:style-name="a82" text:class-names="">DESEMPREGO REGISTADO (</text:span><text:span text:style-name="a83" text:class-names="">NOVO EMPREGO</text:span><text:span text:style-name="a84" text:class-names="">) POR ACTIVIDADE ECONÓMICA DE ORIGEM DO DESEMPREGO</text:span><text:span text:style-name="a85" text:class-names=""/></text:p>
                  <text:p text:style-name="a88" text:class-names="" text:cond-style-name=""><text:span text:style-name="a87" text:class-names=""><text:s text:c="1"/>Variação homóloga % (ordem decrescente)</text:span></text:p>
                </draw:text-box>
                <svg:title/>
                <svg:desc/>
              </draw:frame>
              <draw:frame draw:id="id25" draw:style-name="a92" draw:name="Text Box 2" svg:x="9.39354in" svg:y="6.93915in" svg:width="0in" svg:height="0in">
                <draw:text-box>
                  <text:p text:style-name="a91" text:class-names="" text:cond-style-name=""><text:span text:style-name="a90" text:class-names="">%</text:span></text:p>
                </draw:text-box>
                <svg:title/>
                <svg:desc/>
              </draw:frame>
              <draw:frame draw:id="id26" draw:style-name="a95" draw:name="Text Box 3" svg:x="9.40978in" svg:y="5.58811in" svg:width="0.09693in" svg:height="0.24063in">
                <draw:text-box>
                  <text:p text:style-name="a94" text:class-names="" text:cond-style-name=""><text:span text:style-name="a93" text:class-names=""/></text:p>
                </draw:text-box>
                <svg:title/>
                <svg:desc/>
              </draw:frame>
              <draw:frame draw:id="id27" draw:style-name="a103" draw:name="Text Box 1" svg:x="1.39849in" svg:y="0.10316in" svg:width="0in" svg:height="0in">
                <draw:text-box>
                  <text:p text:style-name="a100" text:class-names="" text:cond-style-name=""><text:span text:style-name="a96" text:class-names="">DESEMPREGO REGISTADO (</text:span><text:span text:style-name="a97" text:class-names="">NOVO EMPREGO</text:span><text:span text:style-name="a98" text:class-names="">) POR ACTIVIDADE ECONÓMICA DE ORIGEM DO DESEMPREGO</text:span><text:span text:style-name="a99" text:class-names=""/></text:p>
                  <text:p text:style-name="a102" text:class-names="" text:cond-style-name=""><text:span text:style-name="a101" text:class-names=""><text:s text:c="1"/>Variação homóloga % (ordem decrescente)</text:span></text:p>
                </draw:text-box>
                <svg:title/>
                <svg:desc/>
              </draw:frame>
              <draw:frame draw:id="id28" draw:style-name="a106" draw:name="Text Box 2" svg:x="9.39354in" svg:y="6.93915in" svg:width="0in" svg:height="0in">
                <draw:text-box>
                  <text:p text:style-name="a105" text:class-names="" text:cond-style-name=""><text:span text:style-name="a104" text:class-names="">%</text:span></text:p>
                </draw:text-box>
                <svg:title/>
                <svg:desc/>
              </draw:frame>
              <draw:frame draw:id="id29" draw:style-name="a109" draw:name="Text Box 3" svg:x="9.40978in" svg:y="5.58811in" svg:width="0.09693in" svg:height="0.24063in">
                <draw:text-box>
                  <text:p text:style-name="a108" text:class-names="" text:cond-style-name=""><text:span text:style-name="a107" text:class-names=""/></text:p>
                </draw:text-box>
                <svg:title/>
                <svg:desc/>
              </draw:frame>
              <draw:frame draw:id="id30" draw:style-name="a117" draw:name="Text Box 1" svg:x="1.39849in" svg:y="0.10316in" svg:width="0in" svg:height="0in">
                <draw:text-box>
                  <text:p text:style-name="a114" text:class-names="" text:cond-style-name=""><text:span text:style-name="a110" text:class-names="">DESEMPREGO REGISTADO (</text:span><text:span text:style-name="a111" text:class-names="">NOVO EMPREGO</text:span><text:span text:style-name="a112" text:class-names="">) POR ACTIVIDADE ECONÓMICA DE ORIGEM DO DESEMPREGO</text:span><text:span text:style-name="a113" text:class-names=""/></text:p>
                  <text:p text:style-name="a116" text:class-names="" text:cond-style-name=""><text:span text:style-name="a115" text:class-names=""><text:s text:c="1"/>Variação homóloga % (ordem decrescente)</text:span></text:p>
                </draw:text-box>
                <svg:title/>
                <svg:desc/>
              </draw:frame>
              <draw:frame draw:id="id31" draw:style-name="a120" draw:name="Text Box 2" svg:x="9.39354in" svg:y="6.93915in" svg:width="0in" svg:height="0in">
                <draw:text-box>
                  <text:p text:style-name="a119" text:class-names="" text:cond-style-name=""><text:span text:style-name="a118" text:class-names="">%</text:span></text:p>
                </draw:text-box>
                <svg:title/>
                <svg:desc/>
              </draw:frame>
              <draw:frame draw:id="id32" draw:style-name="a123" draw:name="Text Box 3" svg:x="9.40978in" svg:y="5.58811in" svg:width="0.09693in" svg:height="0.24063in">
                <draw:text-box>
                  <text:p text:style-name="a122" text:class-names="" text:cond-style-name=""><text:span text:style-name="a121" text:class-names=""/></text:p>
                </draw:text-box>
                <svg:title/>
                <svg:desc/>
              </draw:frame>
              <draw:frame draw:id="id33" draw:style-name="a131" draw:name="Text Box 1" svg:x="1.39849in" svg:y="0.10316in" svg:width="0in" svg:height="0in">
                <draw:text-box>
                  <text:p text:style-name="a128" text:class-names="" text:cond-style-name=""><text:span text:style-name="a124" text:class-names="">DESEMPREGO REGISTADO (</text:span><text:span text:style-name="a125" text:class-names="">NOVO EMPREGO</text:span><text:span text:style-name="a126" text:class-names="">) POR ACTIVIDADE ECONÓMICA DE ORIGEM DO DESEMPREGO</text:span><text:span text:style-name="a127" text:class-names=""/></text:p>
                  <text:p text:style-name="a130" text:class-names="" text:cond-style-name=""><text:span text:style-name="a129" text:class-names=""><text:s text:c="1"/>Variação homóloga % (ordem decrescente)</text:span></text:p>
                </draw:text-box>
                <svg:title/>
                <svg:desc/>
              </draw:frame>
              <draw:frame draw:id="id34" draw:style-name="a134" draw:name="Text Box 2" svg:x="9.39354in" svg:y="6.93915in" svg:width="0in" svg:height="0in">
                <draw:text-box>
                  <text:p text:style-name="a133" text:class-names="" text:cond-style-name=""><text:span text:style-name="a132" text:class-names="">%</text:span></text:p>
                </draw:text-box>
                <svg:title/>
                <svg:desc/>
              </draw:frame>
              <draw:frame draw:id="id35" draw:style-name="a137" draw:name="Text Box 3" svg:x="9.40978in" svg:y="5.58811in" svg:width="0.09693in" svg:height="0.24063in">
                <draw:text-box>
                  <text:p text:style-name="a136" text:class-names="" text:cond-style-name=""><text:span text:style-name="a135" text:class-names=""/></text:p>
                </draw:text-box>
                <svg:title/>
                <svg:desc/>
              </draw:frame>
            </draw:g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3">
        <table:table-column table:style-name="co1" table:default-cell-style-name="ce1" table:visibility="collapse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58"/>
        <table:table-column table:style-name="co22" table:default-cell-style-name="ce58"/>
        <table:table-column table:style-name="co7" table:default-cell-style-name="ce1"/>
        <table:table-column table:style-name="co22" table:default-cell-style-name="ce1"/>
        <table:table-column table:style-name="co27" table:number-columns-repeated="4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44">
              <svg:title/>
              <svg:desc/>
              <draw:frame draw:id="id42" draw:style-name="a152" draw:name="Picture 184" svg:x="0.08961in" svg:y="0.12321in" svg:width="2.496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3" draw:style-name="a156" draw:name="CaixaDeTexto 7" svg:x="0.55425in" svg:y="0.25024in" svg:width="1.90522in" svg:height="0.53255in">
                <draw:text-box>
                  <text:p text:style-name="a155" text:class-names="" text:cond-style-name=""><text:span text:style-name="a153" text:class-names="">OUTUBRO 2019</text:span><text:span text:style-name="a15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41" draw:style-name="a151" draw:name="Text Box 122" svg:x="0.0336in" svg:y="0in" svg:width="0.94556in" svg:height="0.29794in">
              <draw:text-box>
                <text:p text:style-name="a148" text:class-names="" text:cond-style-name=""><text:span text:style-name="a145" text:class-names="">Página 9</text:span><text:span text:style-name="a146" text:class-names="">/14</text:span><text:span text:style-name="a147" text:class-names=""/></text:p>
                <text:p text:style-name="a150" text:class-names="" text:cond-style-name=""><text:span text:style-name="a14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6 - OFERTAS DE EMPREGO, POR <text:s/>REGIÕES<text:s text:c="3"/></text:p>
          </table:table-cell>
          <table:table-cell table:number-columns-repeated="8" table:style-name="ce106"/>
          <table:table-cell table:number-columns-repeated="2"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34"/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/>
        </table:table-row>
        <table:table-row table:style-name="ro22">
          <table:table-cell/>
          <table:table-cell office:value-type="string" table:style-name="ce226">
            <text:p>PORTUGAL</text:p>
          </table:table-cell>
          <table:table-cell office:value-type="float" office:value="17896" table:style-name="ce233">
            <text:p>17 896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18926" table:style-name="ce237">
            <text:p>18 926</text:p>
          </table:table-cell>
          <table:table-cell office:value-type="float" office:value="37.125818980736788" table:style-name="ce216">
            <text:p>37,1<text:s text:c="5"/></text:p>
          </table:table-cell>
          <table:table-cell office:value-type="float" office:value="20218" table:style-name="ce237">
            <text:p>20 218</text:p>
          </table:table-cell>
          <table:table-cell office:value-type="float" office:value="38.369422883494963" table:style-name="ce217">
            <text:p>38,4<text:s text:c="5"/></text:p>
          </table:table-cell>
          <table:table-cell office:value-type="float" office:value="-1030" table:style-name="ce113">
            <text:p><text:s/>-1 030</text:p>
          </table:table-cell>
          <table:table-cell office:value-type="float" office:value="-5.4422487583218855" table:style-name="ce114">
            <text:p>-5,4<text:s text:c="3"/></text:p>
          </table:table-cell>
          <table:table-cell office:value-type="float" office:value="-2322" table:style-name="ce113">
            <text:p><text:s/>-2 322</text:p>
          </table:table-cell>
          <table:table-cell office:value-type="float" office:value="-11.484815510930854" table:style-name="ce114">
            <text:p>-11,5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40">
            <text:p>CONTINENTE</text:p>
          </table:table-cell>
          <table:table-cell office:value-type="float" office:value="17514" table:style-name="ce233">
            <text:p>17 514</text:p>
          </table:table-cell>
          <table:table-cell office:value-type="float" office:value="97.865444792132323" table:style-name="ce215">
            <text:p>97,9<text:s text:c="5"/></text:p>
          </table:table-cell>
          <table:table-cell office:value-type="float" office:value="18534" table:style-name="ce237">
            <text:p>18 534</text:p>
          </table:table-cell>
          <table:table-cell office:value-type="float" office:value="36.356859821883951" table:style-name="ce216">
            <text:p>36,4<text:s text:c="5"/></text:p>
          </table:table-cell>
          <table:table-cell office:value-type="float" office:value="19785" table:style-name="ce237">
            <text:p>19 785</text:p>
          </table:table-cell>
          <table:table-cell office:value-type="float" office:value="37.547681855274895" table:style-name="ce217">
            <text:p>37,5<text:s text:c="5"/></text:p>
          </table:table-cell>
          <table:table-cell office:value-type="float" office:value="-1020" table:style-name="ce113">
            <text:p><text:s/>-1 020</text:p>
          </table:table-cell>
          <table:table-cell office:value-type="float" office:value="-5.5033991583036581" table:style-name="ce114">
            <text:p>-5,5<text:s text:c="3"/></text:p>
          </table:table-cell>
          <table:table-cell office:value-type="float" office:value="-2271" table:style-name="ce113">
            <text:p><text:s/>-2 271</text:p>
          </table:table-cell>
          <table:table-cell office:value-type="float" office:value="-11.478392721758908" table:style-name="ce114">
            <text:p>-11,5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3356" table:style-name="ce234">
            <text:p>3 356</text:p>
          </table:table-cell>
          <table:table-cell office:value-type="float" office:value="18.752793920429145" table:style-name="ce218">
            <text:p>18,8<text:s text:c="5"/></text:p>
          </table:table-cell>
          <table:table-cell office:value-type="float" office:value="3333" table:style-name="ce238">
            <text:p>3 333</text:p>
          </table:table-cell>
          <table:table-cell office:value-type="float" office:value="6.5381144807564047" table:style-name="ce219">
            <text:p>6,5<text:s text:c="5"/></text:p>
          </table:table-cell>
          <table:table-cell office:value-type="float" office:value="3162" table:style-name="ce238">
            <text:p>3 162</text:p>
          </table:table-cell>
          <table:table-cell office:value-type="float" office:value="6.0007970698195203" table:style-name="ce220">
            <text:p>6,0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0.69006900690069006" table:style-name="ce121">
            <text:p>+0,7<text:s text:c="3"/></text:p>
          </table:table-cell>
          <table:table-cell office:value-type="float" office:value="194" table:style-name="ce120">
            <text:p>+ 194</text:p>
          </table:table-cell>
          <table:table-cell office:value-type="float" office:value="6.1353573687539535" table:style-name="ce121">
            <text:p>+6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4611" table:style-name="ce234">
            <text:p>4 611</text:p>
          </table:table-cell>
          <table:table-cell office:value-type="float" office:value="25.765534197586053" table:style-name="ce218">
            <text:p>25,8<text:s text:c="5"/></text:p>
          </table:table-cell>
          <table:table-cell office:value-type="float" office:value="5193" table:style-name="ce238">
            <text:p>5 193</text:p>
          </table:table-cell>
          <table:table-cell office:value-type="float" office:value="10.186747224292832" table:style-name="ce219">
            <text:p>10,2<text:s text:c="5"/></text:p>
          </table:table-cell>
          <table:table-cell office:value-type="float" office:value="6083" table:style-name="ce238">
            <text:p>6 083</text:p>
          </table:table-cell>
          <table:table-cell office:value-type="float" office:value="11.544227886056973" table:style-name="ce220">
            <text:p>11,5<text:s text:c="5"/></text:p>
          </table:table-cell>
          <table:table-cell office:value-type="float" office:value="-582" table:style-name="ce120">
            <text:p><text:s/>- 582</text:p>
          </table:table-cell>
          <table:table-cell office:value-type="float" office:value="-11.207394569612941" table:style-name="ce121">
            <text:p>-11,2<text:s text:c="3"/></text:p>
          </table:table-cell>
          <table:table-cell office:value-type="float" office:value="-1472" table:style-name="ce120">
            <text:p><text:s/>-1 472</text:p>
          </table:table-cell>
          <table:table-cell office:value-type="float" office:value="-24.19858622390268" table:style-name="ce121">
            <text:p>-2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6754" table:style-name="ce234">
            <text:p>6 754</text:p>
          </table:table-cell>
          <table:table-cell office:value-type="float" office:value="37.740277156906572" table:style-name="ce218">
            <text:p>37,7<text:s text:c="5"/></text:p>
          </table:table-cell>
          <table:table-cell office:value-type="float" office:value="7142" table:style-name="ce238">
            <text:p>7 142</text:p>
          </table:table-cell>
          <table:table-cell office:value-type="float" office:value="14.009965082976972" table:style-name="ce219">
            <text:p>14,0<text:s text:c="5"/></text:p>
          </table:table-cell>
          <table:table-cell office:value-type="float" office:value="7238" table:style-name="ce238">
            <text:p>7 238</text:p>
          </table:table-cell>
          <table:table-cell office:value-type="float" office:value="13.736169889738676" table:style-name="ce220">
            <text:p>13,7<text:s text:c="5"/></text:p>
          </table:table-cell>
          <table:table-cell office:value-type="float" office:value="-388" table:style-name="ce120">
            <text:p><text:s/>- 388</text:p>
          </table:table-cell>
          <table:table-cell office:value-type="float" office:value="-5.4326519182301878" table:style-name="ce121">
            <text:p>-5,4<text:s text:c="3"/></text:p>
          </table:table-cell>
          <table:table-cell office:value-type="float" office:value="-484" table:style-name="ce120">
            <text:p><text:s/>- 484</text:p>
          </table:table-cell>
          <table:table-cell office:value-type="float" office:value="-6.6869300911854097" table:style-name="ce121">
            <text:p>-6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2400" table:style-name="ce234">
            <text:p>2 400</text:p>
          </table:table-cell>
          <table:table-cell office:value-type="float" office:value="13.410818059901656" table:style-name="ce218">
            <text:p>13,4<text:s text:c="5"/></text:p>
          </table:table-cell>
          <table:table-cell office:value-type="float" office:value="2383" table:style-name="ce238">
            <text:p>2 383</text:p>
          </table:table-cell>
          <table:table-cell office:value-type="float" office:value="4.6745654988426377" table:style-name="ce219">
            <text:p>4,7<text:s text:c="5"/></text:p>
          </table:table-cell>
          <table:table-cell office:value-type="float" office:value="2299" table:style-name="ce238">
            <text:p>2 299</text:p>
          </table:table-cell>
          <table:table-cell office:value-type="float" office:value="4.3630083692331043" table:style-name="ce220">
            <text:p>4,4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0.71338648762064627" table:style-name="ce121">
            <text:p>+0,7<text:s text:c="3"/></text:p>
          </table:table-cell>
          <table:table-cell office:value-type="float" office:value="101" table:style-name="ce120">
            <text:p>+ 101</text:p>
          </table:table-cell>
          <table:table-cell office:value-type="float" office:value="4.393214441061331" table:style-name="ce121">
            <text:p>+4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393" table:style-name="ce234">
            <text:p><text:s/>393</text:p>
          </table:table-cell>
          <table:table-cell office:value-type="float" office:value="2.1960214573088956" table:style-name="ce218">
            <text:p>2,2<text:s text:c="5"/></text:p>
          </table:table-cell>
          <table:table-cell office:value-type="float" office:value="483" table:style-name="ce238">
            <text:p><text:s/>483</text:p>
          </table:table-cell>
          <table:table-cell office:value-type="float" office:value="0.9474675350151045" table:style-name="ce219">
            <text:p>0,9<text:s text:c="5"/></text:p>
          </table:table-cell>
          <table:table-cell office:value-type="float" office:value="1003" table:style-name="ce238">
            <text:p>1 003</text:p>
          </table:table-cell>
          <table:table-cell office:value-type="float" office:value="1.9034786404266222" table:style-name="ce220">
            <text:p>1,9<text:s text:c="5"/></text:p>
          </table:table-cell>
          <table:table-cell office:value-type="float" office:value="-90" table:style-name="ce120">
            <text:p><text:s/>- 90</text:p>
          </table:table-cell>
          <table:table-cell office:value-type="float" office:value="-18.633540372670808" table:style-name="ce121">
            <text:p>-18,6<text:s text:c="3"/></text:p>
          </table:table-cell>
          <table:table-cell office:value-type="float" office:value="-610" table:style-name="ce120">
            <text:p><text:s/>- 610</text:p>
          </table:table-cell>
          <table:table-cell office:value-type="float" office:value="-60.817547357926216" table:style-name="ce121">
            <text:p>-60,8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240">
            <text:p>REG.AUTÓNOMAS</text:p>
          </table:table-cell>
          <table:table-cell office:value-type="float" office:value="382" table:style-name="ce233">
            <text:p><text:s/>382</text:p>
          </table:table-cell>
          <table:table-cell office:value-type="float" office:value="2.1345552078676797" table:style-name="ce215">
            <text:p>2,1<text:s text:c="5"/></text:p>
          </table:table-cell>
          <table:table-cell office:value-type="float" office:value="392" table:style-name="ce237">
            <text:p><text:s/>392</text:p>
          </table:table-cell>
          <table:table-cell office:value-type="float" office:value="0.7689591588528385" table:style-name="ce216">
            <text:p>0,8<text:s text:c="5"/></text:p>
          </table:table-cell>
          <table:table-cell office:value-type="float" office:value="433" table:style-name="ce237">
            <text:p><text:s/>433</text:p>
          </table:table-cell>
          <table:table-cell office:value-type="float" office:value="0.82174102822006723" table:style-name="ce217">
            <text:p>0,8<text:s text:c="5"/></text:p>
          </table:table-cell>
          <table:table-cell office:value-type="float" office:value="-10" table:style-name="ce113">
            <text:p><text:s/>- 10</text:p>
          </table:table-cell>
          <table:table-cell office:value-type="float" office:value="-2.5510204081632653" table:style-name="ce114">
            <text:p>-2,6<text:s text:c="3"/></text:p>
          </table:table-cell>
          <table:table-cell office:value-type="float" office:value="-51" table:style-name="ce113">
            <text:p><text:s/>- 51</text:p>
          </table:table-cell>
          <table:table-cell office:value-type="float" office:value="-11.778290993071593" table:style-name="ce114">
            <text:p>-11,8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21" table:style-name="ce234">
            <text:p><text:s/>21</text:p>
          </table:table-cell>
          <table:table-cell office:value-type="float" office:value="0.11734465802413947" table:style-name="ce218">
            <text:p>0,1<text:s text:c="5"/></text:p>
          </table:table-cell>
          <table:table-cell office:value-type="float" office:value="23" table:style-name="ce238">
            <text:p><text:s/>23</text:p>
          </table:table-cell>
          <table:table-cell office:value-type="float" office:value="4.5117501667385929E-2" table:style-name="ce219">
            <text:p>0,0<text:s text:c="5"/></text:p>
          </table:table-cell>
          <table:table-cell office:value-type="float" office:value="54" table:style-name="ce238">
            <text:p><text:s/>54</text:p>
          </table:table-cell>
          <table:table-cell office:value-type="float" office:value="0.10248040536693678" table:style-name="ce220">
            <text:p>0,1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8.695652173913043" table:style-name="ce121">
            <text:p>-8,7<text:s text:c="3"/></text:p>
          </table:table-cell>
          <table:table-cell office:value-type="float" office:value="-33" table:style-name="ce120">
            <text:p><text:s/>- 33</text:p>
          </table:table-cell>
          <table:table-cell office:value-type="float" office:value="-61.111111111111114" table:style-name="ce121">
            <text:p>-6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361" table:style-name="ce234">
            <text:p><text:s/>361</text:p>
          </table:table-cell>
          <table:table-cell office:value-type="float" office:value="2.0172105498435404" table:style-name="ce218">
            <text:p>2,0<text:s text:c="5"/></text:p>
          </table:table-cell>
          <table:table-cell office:value-type="float" office:value="369" table:style-name="ce238">
            <text:p><text:s/>369</text:p>
          </table:table-cell>
          <table:table-cell office:value-type="float" office:value="0.72384165718545257" table:style-name="ce219">
            <text:p>0,7<text:s text:c="5"/></text:p>
          </table:table-cell>
          <table:table-cell office:value-type="float" office:value="379" table:style-name="ce238">
            <text:p><text:s/>379</text:p>
          </table:table-cell>
          <table:table-cell office:value-type="float" office:value="0.71926062285313042" table:style-name="ce220">
            <text:p>0,7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2.168021680216802" table:style-name="ce121">
            <text:p>-2,2<text:s text:c="3"/></text:p>
          </table:table-cell>
          <table:table-cell office:value-type="float" office:value="-18" table:style-name="ce120">
            <text:p><text:s/>- 18</text:p>
          </table:table-cell>
          <table:table-cell office:value-type="float" office:value="-4.7493403693931393" table:style-name="ce121">
            <text:p>-4,7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60">
            <text:p><text:s/>Quadro 7 - DESEMPREGADOS <text:s/>INSCRITOS, <text:s text:c="2"/>POR <text:s/>REGIÕES<text:s text:c="3"/></text:p>
          </table:table-cell>
          <table:table-cell table:number-columns-repeated="10" table:style-name="ce106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6">
            <text:p>PORTUGAL</text:p>
          </table:table-cell>
          <table:table-cell office:value-type="float" office:value="52583" table:style-name="ce233">
            <text:p>52 583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50978" table:style-name="ce237">
            <text:p>50 978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52693" table:style-name="ce237">
            <text:p>52 693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1605" table:style-name="ce113">
            <text:p>+1 605</text:p>
          </table:table-cell>
          <table:table-cell office:value-type="float" office:value="3.1484169641806266" table:style-name="ce114">
            <text:p>+3,1<text:s text:c="3"/></text:p>
          </table:table-cell>
          <table:table-cell office:value-type="float" office:value="-110" table:style-name="ce113">
            <text:p><text:s/>- 110</text:p>
          </table:table-cell>
          <table:table-cell office:value-type="float" office:value="-0.20875638130301938" table:style-name="ce114">
            <text:p>-0,2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40">
            <text:p>CONTINENTE</text:p>
          </table:table-cell>
          <table:table-cell office:value-type="float" office:value="49684" table:style-name="ce233">
            <text:p>49 684</text:p>
          </table:table-cell>
          <table:table-cell office:value-type="float" office:value="94.486811326854692" table:style-name="ce215">
            <text:p>94,5<text:s text:c="5"/></text:p>
          </table:table-cell>
          <table:table-cell office:value-type="float" office:value="48263" table:style-name="ce237">
            <text:p>48 263</text:p>
          </table:table-cell>
          <table:table-cell office:value-type="float" office:value="94.674173172741177" table:style-name="ce216">
            <text:p>94,7<text:s text:c="5"/></text:p>
          </table:table-cell>
          <table:table-cell office:value-type="float" office:value="49821" table:style-name="ce237">
            <text:p>49 821</text:p>
          </table:table-cell>
          <table:table-cell office:value-type="float" office:value="94.549560662706625" table:style-name="ce217">
            <text:p>94,5<text:s text:c="5"/></text:p>
          </table:table-cell>
          <table:table-cell office:value-type="float" office:value="1421" table:style-name="ce113">
            <text:p>+1 421</text:p>
          </table:table-cell>
          <table:table-cell office:value-type="float" office:value="2.9442844414976275" table:style-name="ce114">
            <text:p>+2,9<text:s text:c="3"/></text:p>
          </table:table-cell>
          <table:table-cell office:value-type="float" office:value="-137" table:style-name="ce113">
            <text:p><text:s/>- 137</text:p>
          </table:table-cell>
          <table:table-cell office:value-type="float" office:value="-0.27498444431063207" table:style-name="ce114">
            <text:p>-0,3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18672" table:style-name="ce234">
            <text:p>18 672</text:p>
          </table:table-cell>
          <table:table-cell office:value-type="float" office:value="35.50957533803701" table:style-name="ce218">
            <text:p>35,5<text:s text:c="5"/></text:p>
          </table:table-cell>
          <table:table-cell office:value-type="float" office:value="20237" table:style-name="ce238">
            <text:p>20 237</text:p>
          </table:table-cell>
          <table:table-cell office:value-type="float" office:value="39.697516575777783" table:style-name="ce219">
            <text:p>39,7<text:s text:c="5"/></text:p>
          </table:table-cell>
          <table:table-cell office:value-type="float" office:value="18644" table:style-name="ce238">
            <text:p>18 644</text:p>
          </table:table-cell>
          <table:table-cell office:value-type="float" office:value="35.382308845577207" table:style-name="ce220">
            <text:p>35,4<text:s text:c="5"/></text:p>
          </table:table-cell>
          <table:table-cell office:value-type="float" office:value="-1565" table:style-name="ce120">
            <text:p><text:s/>-1 565</text:p>
          </table:table-cell>
          <table:table-cell office:value-type="float" office:value="-7.7333596877007453" table:style-name="ce121">
            <text:p>-7,7<text:s text:c="3"/></text:p>
          </table:table-cell>
          <table:table-cell office:value-type="float" office:value="28" table:style-name="ce120">
            <text:p>+ 28</text:p>
          </table:table-cell>
          <table:table-cell office:value-type="float" office:value="0.15018236429950654" table:style-name="ce121">
            <text:p>+0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7681" table:style-name="ce234">
            <text:p>7 681</text:p>
          </table:table-cell>
          <table:table-cell office:value-type="float" office:value="14.607382614152865" table:style-name="ce218">
            <text:p>14,6<text:s text:c="5"/></text:p>
          </table:table-cell>
          <table:table-cell office:value-type="float" office:value="8201" table:style-name="ce238">
            <text:p>8 201</text:p>
          </table:table-cell>
          <table:table-cell office:value-type="float" office:value="16.087331790184003" table:style-name="ce219">
            <text:p>16,1<text:s text:c="5"/></text:p>
          </table:table-cell>
          <table:table-cell office:value-type="float" office:value="7952" table:style-name="ce238">
            <text:p>7 952</text:p>
          </table:table-cell>
          <table:table-cell office:value-type="float" office:value="15.091188582923728" table:style-name="ce220">
            <text:p>15,1<text:s text:c="5"/></text:p>
          </table:table-cell>
          <table:table-cell office:value-type="float" office:value="-520" table:style-name="ce120">
            <text:p><text:s/>- 520</text:p>
          </table:table-cell>
          <table:table-cell office:value-type="float" office:value="-6.3406901597366172" table:style-name="ce121">
            <text:p>-6,3<text:s text:c="3"/></text:p>
          </table:table-cell>
          <table:table-cell office:value-type="float" office:value="-271" table:style-name="ce120">
            <text:p><text:s/>- 271</text:p>
          </table:table-cell>
          <table:table-cell office:value-type="float" office:value="-3.4079476861167004" table:style-name="ce121">
            <text:p>-3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16330" table:style-name="ce234">
            <text:p>16 330</text:p>
          </table:table-cell>
          <table:table-cell office:value-type="float" office:value="31.055664378221099" table:style-name="ce218">
            <text:p>31,1<text:s text:c="5"/></text:p>
          </table:table-cell>
          <table:table-cell office:value-type="float" office:value="14937" table:style-name="ce238">
            <text:p>14 937</text:p>
          </table:table-cell>
          <table:table-cell office:value-type="float" office:value="29.300874887206245" table:style-name="ce219">
            <text:p>29,3<text:s text:c="5"/></text:p>
          </table:table-cell>
          <table:table-cell office:value-type="float" office:value="16497" table:style-name="ce238">
            <text:p>16 497</text:p>
          </table:table-cell>
          <table:table-cell office:value-type="float" office:value="31.30776383959919" table:style-name="ce220">
            <text:p>31,3<text:s text:c="5"/></text:p>
          </table:table-cell>
          <table:table-cell office:value-type="float" office:value="1393" table:style-name="ce120">
            <text:p>+1 393</text:p>
          </table:table-cell>
          <table:table-cell office:value-type="float" office:value="9.3258351743991419" table:style-name="ce121">
            <text:p>+9,3<text:s text:c="3"/></text:p>
          </table:table-cell>
          <table:table-cell office:value-type="float" office:value="-167" table:style-name="ce120">
            <text:p><text:s/>- 167</text:p>
          </table:table-cell>
          <table:table-cell office:value-type="float" office:value="-1.0123052676244164" table:style-name="ce121">
            <text:p>-1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3066" table:style-name="ce234">
            <text:p>3 066</text:p>
          </table:table-cell>
          <table:table-cell office:value-type="float" office:value="5.8307818116121179" table:style-name="ce218">
            <text:p>5,8<text:s text:c="5"/></text:p>
          </table:table-cell>
          <table:table-cell office:value-type="float" office:value="2643" table:style-name="ce238">
            <text:p>2 643</text:p>
          </table:table-cell>
          <table:table-cell office:value-type="float" office:value="5.1845894307348273" table:style-name="ce219">
            <text:p>5,2<text:s text:c="5"/></text:p>
          </table:table-cell>
          <table:table-cell office:value-type="float" office:value="2970" table:style-name="ce238">
            <text:p>2 970</text:p>
          </table:table-cell>
          <table:table-cell office:value-type="float" office:value="5.6364222951815233" table:style-name="ce220">
            <text:p>5,6<text:s text:c="5"/></text:p>
          </table:table-cell>
          <table:table-cell office:value-type="float" office:value="423" table:style-name="ce120">
            <text:p>+ 423</text:p>
          </table:table-cell>
          <table:table-cell office:value-type="float" office:value="16.004540295119181" table:style-name="ce121">
            <text:p>+16,0<text:s text:c="3"/></text:p>
          </table:table-cell>
          <table:table-cell office:value-type="float" office:value="96" table:style-name="ce120">
            <text:p>+ 96</text:p>
          </table:table-cell>
          <table:table-cell office:value-type="float" office:value="3.2323232323232323" table:style-name="ce121">
            <text:p>+3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3935" table:style-name="ce234">
            <text:p>3 935</text:p>
          </table:table-cell>
          <table:table-cell office:value-type="float" office:value="7.4834071848315986" table:style-name="ce218">
            <text:p>7,5<text:s text:c="5"/></text:p>
          </table:table-cell>
          <table:table-cell office:value-type="float" office:value="2245" table:style-name="ce238">
            <text:p>2 245</text:p>
          </table:table-cell>
          <table:table-cell office:value-type="float" office:value="4.4038604888383226" table:style-name="ce219">
            <text:p>4,4<text:s text:c="5"/></text:p>
          </table:table-cell>
          <table:table-cell office:value-type="float" office:value="3758" table:style-name="ce238">
            <text:p>3 758</text:p>
          </table:table-cell>
          <table:table-cell office:value-type="float" office:value="7.1318770994249716" table:style-name="ce220">
            <text:p>7,1<text:s text:c="5"/></text:p>
          </table:table-cell>
          <table:table-cell office:value-type="float" office:value="1690" table:style-name="ce120">
            <text:p>+1 690</text:p>
          </table:table-cell>
          <table:table-cell office:value-type="float" office:value="75.278396436525611" table:style-name="ce121">
            <text:p>+75,3<text:s text:c="3"/></text:p>
          </table:table-cell>
          <table:table-cell office:value-type="float" office:value="177" table:style-name="ce120">
            <text:p>+ 177</text:p>
          </table:table-cell>
          <table:table-cell office:value-type="float" office:value="4.7099521021820117" table:style-name="ce121">
            <text:p>+4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240">
            <text:p>REG.AUTÓNOMAS</text:p>
          </table:table-cell>
          <table:table-cell office:value-type="float" office:value="2899" table:style-name="ce233">
            <text:p>2 899</text:p>
          </table:table-cell>
          <table:table-cell office:value-type="float" office:value="5.5131886731453132" table:style-name="ce215">
            <text:p>5,5<text:s text:c="5"/></text:p>
          </table:table-cell>
          <table:table-cell office:value-type="float" office:value="2715" table:style-name="ce237">
            <text:p>2 715</text:p>
          </table:table-cell>
          <table:table-cell office:value-type="float" office:value="5.3258268272588181" table:style-name="ce216">
            <text:p>5,3<text:s text:c="5"/></text:p>
          </table:table-cell>
          <table:table-cell office:value-type="float" office:value="2872" table:style-name="ce237">
            <text:p>2 872</text:p>
          </table:table-cell>
          <table:table-cell office:value-type="float" office:value="5.4504393372933784" table:style-name="ce217">
            <text:p>5,5<text:s text:c="5"/></text:p>
          </table:table-cell>
          <table:table-cell office:value-type="float" office:value="184" table:style-name="ce113">
            <text:p>+ 184</text:p>
          </table:table-cell>
          <table:table-cell office:value-type="float" office:value="6.7771639042357279" table:style-name="ce114">
            <text:p>+6,8<text:s text:c="3"/></text:p>
          </table:table-cell>
          <table:table-cell office:value-type="float" office:value="27" table:style-name="ce113">
            <text:p>+ 27</text:p>
          </table:table-cell>
          <table:table-cell office:value-type="float" office:value="0.94011142061281339" table:style-name="ce114">
            <text:p>+0,9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1420" table:style-name="ce234">
            <text:p>1 420</text:p>
          </table:table-cell>
          <table:table-cell office:value-type="float" office:value="2.7004925546279215" table:style-name="ce218">
            <text:p>2,7<text:s text:c="5"/></text:p>
          </table:table-cell>
          <table:table-cell office:value-type="float" office:value="1361" table:style-name="ce238">
            <text:p>1 361</text:p>
          </table:table-cell>
          <table:table-cell office:value-type="float" office:value="2.6697791204048804" table:style-name="ce219">
            <text:p>2,7<text:s text:c="5"/></text:p>
          </table:table-cell>
          <table:table-cell office:value-type="float" office:value="1314" table:style-name="ce238">
            <text:p>1 314</text:p>
          </table:table-cell>
          <table:table-cell office:value-type="float" office:value="2.493689863928795" table:style-name="ce220">
            <text:p>2,5<text:s text:c="5"/></text:p>
          </table:table-cell>
          <table:table-cell office:value-type="float" office:value="59" table:style-name="ce120">
            <text:p>+ 59</text:p>
          </table:table-cell>
          <table:table-cell office:value-type="float" office:value="4.3350477590007346" table:style-name="ce121">
            <text:p>+4,3<text:s text:c="3"/></text:p>
          </table:table-cell>
          <table:table-cell office:value-type="float" office:value="106" table:style-name="ce120">
            <text:p>+ 106</text:p>
          </table:table-cell>
          <table:table-cell office:value-type="float" office:value="8.0669710806697097" table:style-name="ce121">
            <text:p>+8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1479" table:style-name="ce234">
            <text:p>1 479</text:p>
          </table:table-cell>
          <table:table-cell office:value-type="float" office:value="2.8126961185173918" table:style-name="ce218">
            <text:p>2,8<text:s text:c="5"/></text:p>
          </table:table-cell>
          <table:table-cell office:value-type="float" office:value="1354" table:style-name="ce238">
            <text:p>1 354</text:p>
          </table:table-cell>
          <table:table-cell office:value-type="float" office:value="2.6560477068539372" table:style-name="ce219">
            <text:p>2,7<text:s text:c="5"/></text:p>
          </table:table-cell>
          <table:table-cell office:value-type="float" office:value="1558" table:style-name="ce238">
            <text:p>1 558</text:p>
          </table:table-cell>
          <table:table-cell office:value-type="float" office:value="2.9567494733645834" table:style-name="ce220">
            <text:p>3,0<text:s text:c="5"/></text:p>
          </table:table-cell>
          <table:table-cell office:value-type="float" office:value="125" table:style-name="ce120">
            <text:p>+ 125</text:p>
          </table:table-cell>
          <table:table-cell office:value-type="float" office:value="9.231905465288035" table:style-name="ce121">
            <text:p>+9,2<text:s text:c="3"/></text:p>
          </table:table-cell>
          <table:table-cell office:value-type="float" office:value="-79" table:style-name="ce120">
            <text:p><text:s/>- 79</text:p>
          </table:table-cell>
          <table:table-cell office:value-type="float" office:value="-5.0706033376123232" table:style-name="ce121">
            <text:p>-5,1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 table:style-name="ce1"/>
        </table:table-row>
        <table:table-row table:style-name="ro2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6"/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3">
        <table:table-column table:style-name="co1" table:default-cell-style-name="ce1" table:visibility="collapse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3" table:default-cell-style-name="ce58"/>
        <table:table-column table:style-name="co14" table:default-cell-style-name="ce58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48">
              <svg:title/>
              <svg:desc/>
              <draw:frame draw:id="id46" draw:style-name="a164" draw:name="Picture 184" svg:x="0.08802in" svg:y="0.11938in" svg:width="2.62085in" svg:height="0.683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7" draw:style-name="a168" draw:name="CaixaDeTexto 10" svg:x="0.57573in" svg:y="0.24802in" svg:width="1.9998in" svg:height="0.53928in">
                <draw:text-box>
                  <text:p text:style-name="a167" text:class-names="" text:cond-style-name=""><text:span text:style-name="a165" text:class-names="">OUTUBRO 2019</text:span><text:span text:style-name="a16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45" draw:style-name="a163" draw:name="Text Box 122" svg:x="0in" svg:y="0in" svg:width="0.97917in" svg:height="0.32526in">
              <draw:text-box>
                <text:p text:style-name="a160" text:class-names="" text:cond-style-name=""><text:span text:style-name="a157" text:class-names="">Página 10</text:span><text:span text:style-name="a158" text:class-names="">/14</text:span><text:span text:style-name="a159" text:class-names=""/></text:p>
                <text:p text:style-name="a162" text:class-names="" text:cond-style-name=""><text:span text:style-name="a16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60">
            <text:p><text:s/>Quadro 8 - OFERTAS DE EMPREGO RECEBIDAS, <text:s text:c="2"/>POR <text:s/>REGIÕES<text:s text:c="3"/></text:p>
          </table:table-cell>
          <table:table-cell table:number-columns-repeated="10" table:style-name="ce160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9">
            <text:p>OUTUBRO 2019</text:p>
          </table:table-cell>
          <table:table-cell office:value-type="string" table:style-name="ce92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56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206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6">
            <text:p>PORTUGAL</text:p>
          </table:table-cell>
          <table:table-cell office:value-type="float" office:value="11013" table:style-name="ce233">
            <text:p>11 013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12286" table:style-name="ce237">
            <text:p>12 286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12833" table:style-name="ce237">
            <text:p>12 833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-1273" table:style-name="ce113">
            <text:p><text:s/>-1 273</text:p>
          </table:table-cell>
          <table:table-cell office:value-type="float" office:value="-10.361386944489663" table:style-name="ce114">
            <text:p>-10,4<text:s text:c="3"/></text:p>
          </table:table-cell>
          <table:table-cell office:value-type="float" office:value="-1820" table:style-name="ce113">
            <text:p><text:s/>-1 820</text:p>
          </table:table-cell>
          <table:table-cell office:value-type="float" office:value="-14.182186550300008" table:style-name="ce114">
            <text:p>-14,2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26">
          <table:table-cell/>
          <table:table-cell office:value-type="string" table:style-name="ce240">
            <text:p>CONTINENTE</text:p>
          </table:table-cell>
          <table:table-cell office:value-type="float" office:value="10602" table:style-name="ce233">
            <text:p>10 602</text:p>
          </table:table-cell>
          <table:table-cell office:value-type="float" office:value="96.268046853718332" table:style-name="ce215">
            <text:p>96,3<text:s text:c="5"/></text:p>
          </table:table-cell>
          <table:table-cell office:value-type="float" office:value="11940" table:style-name="ce237">
            <text:p>11 940</text:p>
          </table:table-cell>
          <table:table-cell office:value-type="float" office:value="97.183786423571547" table:style-name="ce216">
            <text:p>97,2<text:s text:c="5"/></text:p>
          </table:table-cell>
          <table:table-cell office:value-type="float" office:value="12218" table:style-name="ce237">
            <text:p>12 218</text:p>
          </table:table-cell>
          <table:table-cell office:value-type="float" office:value="95.2076677316294" table:style-name="ce217">
            <text:p>95,2<text:s text:c="5"/></text:p>
          </table:table-cell>
          <table:table-cell office:value-type="float" office:value="-1338" table:style-name="ce113">
            <text:p><text:s/>-1 338</text:p>
          </table:table-cell>
          <table:table-cell office:value-type="float" office:value="-11.206030150753769" table:style-name="ce114">
            <text:p>-11,2<text:s text:c="3"/></text:p>
          </table:table-cell>
          <table:table-cell office:value-type="float" office:value="-1616" table:style-name="ce113">
            <text:p><text:s/>-1 616</text:p>
          </table:table-cell>
          <table:table-cell office:value-type="float" office:value="-13.226387297430019" table:style-name="ce114">
            <text:p>-13,2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41">
            <text:p>Norte</text:p>
          </table:table-cell>
          <table:table-cell office:value-type="float" office:value="3586" table:style-name="ce234">
            <text:p>3 586</text:p>
          </table:table-cell>
          <table:table-cell office:value-type="float" office:value="32.561518205756833" table:style-name="ce218">
            <text:p>32,6<text:s text:c="5"/></text:p>
          </table:table-cell>
          <table:table-cell office:value-type="float" office:value="4401" table:style-name="ce238">
            <text:p>4 401</text:p>
          </table:table-cell>
          <table:table-cell office:value-type="float" office:value="35.821259970698357" table:style-name="ce219">
            <text:p>35,8<text:s text:c="5"/></text:p>
          </table:table-cell>
          <table:table-cell office:value-type="float" office:value="3621" table:style-name="ce238">
            <text:p>3 621</text:p>
          </table:table-cell>
          <table:table-cell office:value-type="float" office:value="28.21631730694304" table:style-name="ce220">
            <text:p>28,2<text:s text:c="5"/></text:p>
          </table:table-cell>
          <table:table-cell office:value-type="float" office:value="-815" table:style-name="ce120">
            <text:p><text:s/>- 815</text:p>
          </table:table-cell>
          <table:table-cell office:value-type="float" office:value="-18.518518518518519" table:style-name="ce121">
            <text:p>-18,5<text:s text:c="3"/></text:p>
          </table:table-cell>
          <table:table-cell office:value-type="float" office:value="-35" table:style-name="ce120">
            <text:p><text:s/>- 35</text:p>
          </table:table-cell>
          <table:table-cell office:value-type="float" office:value="-0.96658381662524162" table:style-name="ce121">
            <text:p>-1,0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Centro</text:p>
          </table:table-cell>
          <table:table-cell office:value-type="float" office:value="2687" table:style-name="ce234">
            <text:p>2 687</text:p>
          </table:table-cell>
          <table:table-cell office:value-type="float" office:value="24.398438209388903" table:style-name="ce218">
            <text:p>24,4<text:s text:c="5"/></text:p>
          </table:table-cell>
          <table:table-cell office:value-type="float" office:value="2923" table:style-name="ce238">
            <text:p>2 923</text:p>
          </table:table-cell>
          <table:table-cell office:value-type="float" office:value="23.791307178902816" table:style-name="ce219">
            <text:p>23,8<text:s text:c="5"/></text:p>
          </table:table-cell>
          <table:table-cell office:value-type="float" office:value="3528" table:style-name="ce238">
            <text:p>3 528</text:p>
          </table:table-cell>
          <table:table-cell office:value-type="float" office:value="27.491623159043094" table:style-name="ce220">
            <text:p>27,5<text:s text:c="5"/></text:p>
          </table:table-cell>
          <table:table-cell office:value-type="float" office:value="-236" table:style-name="ce120">
            <text:p><text:s/>- 236</text:p>
          </table:table-cell>
          <table:table-cell office:value-type="float" office:value="-8.0738966814916182" table:style-name="ce121">
            <text:p>-8,1<text:s text:c="3"/></text:p>
          </table:table-cell>
          <table:table-cell office:value-type="float" office:value="-841" table:style-name="ce120">
            <text:p><text:s/>- 841</text:p>
          </table:table-cell>
          <table:table-cell office:value-type="float" office:value="-23.837868480725625" table:style-name="ce121">
            <text:p>-23,8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3190" table:style-name="ce234">
            <text:p>3 190</text:p>
          </table:table-cell>
          <table:table-cell office:value-type="float" office:value="28.965767729047485" table:style-name="ce218">
            <text:p>29,0<text:s text:c="5"/></text:p>
          </table:table-cell>
          <table:table-cell office:value-type="float" office:value="3594" table:style-name="ce238">
            <text:p>3 594</text:p>
          </table:table-cell>
          <table:table-cell office:value-type="float" office:value="29.252808074230828" table:style-name="ce219">
            <text:p>29,3<text:s text:c="5"/></text:p>
          </table:table-cell>
          <table:table-cell office:value-type="float" office:value="3846" table:style-name="ce238">
            <text:p>3 846</text:p>
          </table:table-cell>
          <table:table-cell office:value-type="float" office:value="29.96960960024936" table:style-name="ce220">
            <text:p>30,0<text:s text:c="5"/></text:p>
          </table:table-cell>
          <table:table-cell office:value-type="float" office:value="-404" table:style-name="ce120">
            <text:p><text:s/>- 404</text:p>
          </table:table-cell>
          <table:table-cell office:value-type="float" office:value="-11.240957150806901" table:style-name="ce121">
            <text:p>-11,2<text:s text:c="3"/></text:p>
          </table:table-cell>
          <table:table-cell office:value-type="float" office:value="-656" table:style-name="ce120">
            <text:p><text:s/>- 656</text:p>
          </table:table-cell>
          <table:table-cell office:value-type="float" office:value="-17.056682267290689" table:style-name="ce121">
            <text:p>-17,1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818" table:style-name="ce234">
            <text:p><text:s/>818</text:p>
          </table:table-cell>
          <table:table-cell office:value-type="float" office:value="7.4275855806773814" table:style-name="ce218">
            <text:p>7,4<text:s text:c="5"/></text:p>
          </table:table-cell>
          <table:table-cell office:value-type="float" office:value="718" table:style-name="ce238">
            <text:p><text:s/>718</text:p>
          </table:table-cell>
          <table:table-cell office:value-type="float" office:value="5.8440501383688757" table:style-name="ce219">
            <text:p>5,8<text:s text:c="5"/></text:p>
          </table:table-cell>
          <table:table-cell office:value-type="float" office:value="877" table:style-name="ce238">
            <text:p><text:s/>877</text:p>
          </table:table-cell>
          <table:table-cell office:value-type="float" office:value="6.8339437387984105" table:style-name="ce220">
            <text:p>6,8<text:s text:c="5"/></text:p>
          </table:table-cell>
          <table:table-cell office:value-type="float" office:value="100" table:style-name="ce120">
            <text:p>+ 100</text:p>
          </table:table-cell>
          <table:table-cell office:value-type="float" office:value="13.92757660167131" table:style-name="ce121">
            <text:p>+13,9<text:s text:c="3"/></text:p>
          </table:table-cell>
          <table:table-cell office:value-type="float" office:value="-59" table:style-name="ce120">
            <text:p><text:s/>- 59</text:p>
          </table:table-cell>
          <table:table-cell office:value-type="float" office:value="-6.7274800456100348" table:style-name="ce121">
            <text:p>-6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321" table:style-name="ce234">
            <text:p><text:s/>321</text:p>
          </table:table-cell>
          <table:table-cell office:value-type="float" office:value="2.9147371288477255" table:style-name="ce218">
            <text:p>2,9<text:s text:c="5"/></text:p>
          </table:table-cell>
          <table:table-cell office:value-type="float" office:value="304" table:style-name="ce238">
            <text:p><text:s/>304</text:p>
          </table:table-cell>
          <table:table-cell office:value-type="float" office:value="2.4743610613706659" table:style-name="ce219">
            <text:p>2,5<text:s text:c="5"/></text:p>
          </table:table-cell>
          <table:table-cell office:value-type="float" office:value="346" table:style-name="ce238">
            <text:p><text:s/>346</text:p>
          </table:table-cell>
          <table:table-cell office:value-type="float" office:value="2.6961739265954963" table:style-name="ce220">
            <text:p>2,7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5.5921052631578947" table:style-name="ce121">
            <text:p>+5,6<text:s text:c="3"/></text:p>
          </table:table-cell>
          <table:table-cell office:value-type="float" office:value="-25" table:style-name="ce120">
            <text:p><text:s/>- 25</text:p>
          </table:table-cell>
          <table:table-cell office:value-type="float" office:value="-7.2254335260115612" table:style-name="ce121">
            <text:p>-7,2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27">
          <table:table-cell/>
          <table:table-cell office:value-type="string" table:style-name="ce240">
            <text:p>REG.AUTÓNOMAS</text:p>
          </table:table-cell>
          <table:table-cell office:value-type="float" office:value="411" table:style-name="ce233">
            <text:p><text:s/>411</text:p>
          </table:table-cell>
          <table:table-cell office:value-type="float" office:value="3.7319531462816671" table:style-name="ce215">
            <text:p>3,7<text:s text:c="5"/></text:p>
          </table:table-cell>
          <table:table-cell office:value-type="float" office:value="346" table:style-name="ce237">
            <text:p><text:s/>346</text:p>
          </table:table-cell>
          <table:table-cell office:value-type="float" office:value="2.816213576428455" table:style-name="ce216">
            <text:p>2,8<text:s text:c="5"/></text:p>
          </table:table-cell>
          <table:table-cell office:value-type="float" office:value="615" table:style-name="ce237">
            <text:p><text:s/>615</text:p>
          </table:table-cell>
          <table:table-cell office:value-type="float" office:value="4.7923322683706067" table:style-name="ce217">
            <text:p>4,8<text:s text:c="5"/></text:p>
          </table:table-cell>
          <table:table-cell office:value-type="float" office:value="65" table:style-name="ce113">
            <text:p>+ 65</text:p>
          </table:table-cell>
          <table:table-cell office:value-type="float" office:value="18.786127167630056" table:style-name="ce114">
            <text:p>+18,8<text:s text:c="3"/></text:p>
          </table:table-cell>
          <table:table-cell office:value-type="float" office:value="-204" table:style-name="ce113">
            <text:p><text:s/>- 204</text:p>
          </table:table-cell>
          <table:table-cell office:value-type="float" office:value="-33.170731707317074" table:style-name="ce114">
            <text:p>-33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168" table:style-name="ce234">
            <text:p><text:s/>168</text:p>
          </table:table-cell>
          <table:table-cell office:value-type="float" office:value="1.5254698992100244" table:style-name="ce218">
            <text:p>1,5<text:s text:c="5"/></text:p>
          </table:table-cell>
          <table:table-cell office:value-type="float" office:value="122" table:style-name="ce238">
            <text:p><text:s/>122</text:p>
          </table:table-cell>
          <table:table-cell office:value-type="float" office:value="0.99300016278691183" table:style-name="ce219">
            <text:p>1,0<text:s text:c="5"/></text:p>
          </table:table-cell>
          <table:table-cell office:value-type="float" office:value="300" table:style-name="ce238">
            <text:p><text:s/>300</text:p>
          </table:table-cell>
          <table:table-cell office:value-type="float" office:value="2.3377230577417594" table:style-name="ce220">
            <text:p>2,3<text:s text:c="5"/></text:p>
          </table:table-cell>
          <table:table-cell office:value-type="float" office:value="46" table:style-name="ce120">
            <text:p>+ 46</text:p>
          </table:table-cell>
          <table:table-cell office:value-type="float" office:value="37.704918032786885" table:style-name="ce121">
            <text:p>+37,7<text:s text:c="3"/></text:p>
          </table:table-cell>
          <table:table-cell office:value-type="float" office:value="-132" table:style-name="ce120">
            <text:p><text:s/>- 132</text:p>
          </table:table-cell>
          <table:table-cell office:value-type="float" office:value="-44" table:style-name="ce121">
            <text:p>-44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243" table:style-name="ce234">
            <text:p><text:s/>243</text:p>
          </table:table-cell>
          <table:table-cell office:value-type="float" office:value="2.2064832470716427" table:style-name="ce218">
            <text:p>2,2<text:s text:c="5"/></text:p>
          </table:table-cell>
          <table:table-cell office:value-type="float" office:value="224" table:style-name="ce238">
            <text:p><text:s/>224</text:p>
          </table:table-cell>
          <table:table-cell office:value-type="float" office:value="1.8232134136415432" table:style-name="ce219">
            <text:p>1,8<text:s text:c="5"/></text:p>
          </table:table-cell>
          <table:table-cell office:value-type="float" office:value="315" table:style-name="ce238">
            <text:p><text:s/>315</text:p>
          </table:table-cell>
          <table:table-cell office:value-type="float" office:value="2.4546092106288477" table:style-name="ce220">
            <text:p>2,5<text:s text:c="5"/></text:p>
          </table:table-cell>
          <table:table-cell office:value-type="float" office:value="19" table:style-name="ce120">
            <text:p>+ 19</text:p>
          </table:table-cell>
          <table:table-cell office:value-type="float" office:value="8.4821428571428577" table:style-name="ce121">
            <text:p>+8,5<text:s text:c="3"/></text:p>
          </table:table-cell>
          <table:table-cell office:value-type="float" office:value="-72" table:style-name="ce120">
            <text:p><text:s/>- 72</text:p>
          </table:table-cell>
          <table:table-cell office:value-type="float" office:value="-22.857142857142858" table:style-name="ce121">
            <text:p>-22,9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3" table:style-name="ce19"/>
          <table:table-cell table:style-name="ce83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42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6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60"/>
          <table:table-cell office:value-type="string" table:style-name="ce163">
            <text:p>CONTINENTE</text:p>
          </table:table-cell>
          <table:table-cell table:style-name="ce163"/>
          <table:table-cell table:number-columns-repeated="16372" table:style-name="ce1"/>
        </table:table-row>
        <table:table-row table:style-name="ro2">
          <table:table-cell/>
          <table:table-cell office:value-type="string" table:style-name="ce188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2"/>
          <table:table-cell table:style-name="ce209"/>
          <table:table-cell table:style-name="ce100"/>
          <table:table-cell table:style-name="ce211"/>
          <table:table-cell table:style-name="ce59"/>
          <table:table-cell table:style-name="ce213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6">
            <text:p>Total</text:p>
          </table:table-cell>
          <table:table-cell office:value-type="float" office:value="10602" table:style-name="ce109">
            <text:p>10 602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11940" table:style-name="ce149">
            <text:p>11 940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12218" table:style-name="ce111">
            <text:p>12 218</text:p>
          </table:table-cell>
          <table:table-cell office:value-type="float" office:value="100" table:style-name="ce207">
            <text:p>100,0<text:s text:c="5"/></text:p>
          </table:table-cell>
          <table:table-cell office:value-type="float" office:value="-1338" table:style-name="ce113">
            <text:p><text:s/>-1 338</text:p>
          </table:table-cell>
          <table:table-cell office:value-type="float" office:value="-11.206030150753769" table:style-name="ce114">
            <text:p>-11,2<text:s text:c="3"/></text:p>
          </table:table-cell>
          <table:table-cell office:value-type="float" office:value="-1616" table:style-name="ce113">
            <text:p><text:s/>-1 616</text:p>
          </table:table-cell>
          <table:table-cell office:value-type="float" office:value="-13.226387297430019" table:style-name="ce114">
            <text:p>-13,2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7">
            <text:p>1- Repres. do poder legislativo e de órgãos exec., dirigentes, dire. e gestores execu.</text:p>
          </table:table-cell>
          <table:table-cell office:value-type="float" office:value="53" table:style-name="ce116">
            <text:p><text:s/>53</text:p>
          </table:table-cell>
          <table:table-cell office:value-type="float" office:value="0.4999056781739295" table:style-name="ce202">
            <text:p>0,5<text:s text:c="5"/></text:p>
          </table:table-cell>
          <table:table-cell office:value-type="float" office:value="48" table:style-name="ce151">
            <text:p><text:s/>48</text:p>
          </table:table-cell>
          <table:table-cell office:value-type="float" office:value="0.4020100502512563" table:style-name="ce205">
            <text:p>0,4<text:s text:c="5"/></text:p>
          </table:table-cell>
          <table:table-cell office:value-type="float" office:value="59" table:style-name="ce118">
            <text:p><text:s/>59</text:p>
          </table:table-cell>
          <table:table-cell office:value-type="float" office:value="0.48289409068587336" table:style-name="ce208">
            <text:p>0,5<text:s text:c="5"/></text:p>
          </table:table-cell>
          <table:table-cell office:value-type="float" office:value="5" table:style-name="ce120">
            <text:p>+ 5</text:p>
          </table:table-cell>
          <table:table-cell office:value-type="float" office:value="10.416666666666668" table:style-name="ce121">
            <text:p>+10,4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0.16949152542373" table:style-name="ce121">
            <text:p>-10,2<text:s text:c="3"/></text:p>
          </table:table-cell>
          <table:table-cell table:style-name="ce21"/>
          <table:table-cell table:style-name="ce12"/>
          <table:table-cell table:number-columns-repeated="2" table:style-name="ce84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7">
            <text:p>2- Especialistas das atividades intelectuais e científicas</text:p>
          </table:table-cell>
          <table:table-cell office:value-type="float" office:value="978" table:style-name="ce116">
            <text:p><text:s/>978</text:p>
          </table:table-cell>
          <table:table-cell office:value-type="float" office:value="9.2246745897000562" table:style-name="ce202">
            <text:p>9,2<text:s text:c="5"/></text:p>
          </table:table-cell>
          <table:table-cell office:value-type="float" office:value="788" table:style-name="ce151">
            <text:p><text:s/>788</text:p>
          </table:table-cell>
          <table:table-cell office:value-type="float" office:value="6.59966499162479" table:style-name="ce205">
            <text:p>6,6<text:s text:c="5"/></text:p>
          </table:table-cell>
          <table:table-cell office:value-type="float" office:value="914" table:style-name="ce118">
            <text:p><text:s/>914</text:p>
          </table:table-cell>
          <table:table-cell office:value-type="float" office:value="7.4807660828286133" table:style-name="ce208">
            <text:p>7,5<text:s text:c="5"/></text:p>
          </table:table-cell>
          <table:table-cell office:value-type="float" office:value="190" table:style-name="ce120">
            <text:p>+ 190</text:p>
          </table:table-cell>
          <table:table-cell office:value-type="float" office:value="24.111675126903553" table:style-name="ce121">
            <text:p>+24,1<text:s text:c="3"/></text:p>
          </table:table-cell>
          <table:table-cell office:value-type="float" office:value="64" table:style-name="ce120">
            <text:p>+ 64</text:p>
          </table:table-cell>
          <table:table-cell office:value-type="float" office:value="7.0021881838074398" table:style-name="ce121">
            <text:p>+7,0<text:s text:c="3"/></text:p>
          </table:table-cell>
          <table:table-cell table:style-name="ce19"/>
          <table:table-cell table:style-name="ce22"/>
          <table:table-cell table:number-columns-repeated="2" table:style-name="ce85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3- Técnicos e profissões de nível intermédio</text:p>
          </table:table-cell>
          <table:table-cell office:value-type="float" office:value="654" table:style-name="ce116">
            <text:p><text:s/>654</text:p>
          </table:table-cell>
          <table:table-cell office:value-type="float" office:value="6.1686474250141483" table:style-name="ce202">
            <text:p>6,2<text:s text:c="5"/></text:p>
          </table:table-cell>
          <table:table-cell office:value-type="float" office:value="662" table:style-name="ce151">
            <text:p><text:s/>662</text:p>
          </table:table-cell>
          <table:table-cell office:value-type="float" office:value="5.5443886097152433" table:style-name="ce205">
            <text:p>5,5<text:s text:c="5"/></text:p>
          </table:table-cell>
          <table:table-cell office:value-type="float" office:value="1255" table:style-name="ce118">
            <text:p>1 255</text:p>
          </table:table-cell>
          <table:table-cell office:value-type="float" office:value="10.271730234080865" table:style-name="ce208">
            <text:p>10,3<text:s text:c="5"/></text:p>
          </table:table-cell>
          <table:table-cell office:value-type="float" office:value="-8" table:style-name="ce120">
            <text:p><text:s/>- 8</text:p>
          </table:table-cell>
          <table:table-cell office:value-type="float" office:value="-1.2084592145015105" table:style-name="ce121">
            <text:p>-1,2<text:s text:c="3"/></text:p>
          </table:table-cell>
          <table:table-cell office:value-type="float" office:value="-601" table:style-name="ce120">
            <text:p><text:s/>- 601</text:p>
          </table:table-cell>
          <table:table-cell office:value-type="float" office:value="-47.888446215139439" table:style-name="ce121">
            <text:p>-47,9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8">
            <text:p>4- Pessoal administrativo</text:p>
          </table:table-cell>
          <table:table-cell office:value-type="float" office:value="922" table:style-name="ce116">
            <text:p><text:s/>922</text:p>
          </table:table-cell>
          <table:table-cell office:value-type="float" office:value="8.6964723637049612" table:style-name="ce202">
            <text:p>8,7<text:s text:c="5"/></text:p>
          </table:table-cell>
          <table:table-cell office:value-type="float" office:value="974" table:style-name="ce151">
            <text:p><text:s/>974</text:p>
          </table:table-cell>
          <table:table-cell office:value-type="float" office:value="8.1574539363484089" table:style-name="ce205">
            <text:p>8,2<text:s text:c="5"/></text:p>
          </table:table-cell>
          <table:table-cell office:value-type="float" office:value="1044" table:style-name="ce118">
            <text:p>1 044</text:p>
          </table:table-cell>
          <table:table-cell office:value-type="float" office:value="8.5447700114585032" table:style-name="ce208">
            <text:p>8,5<text:s text:c="5"/></text:p>
          </table:table-cell>
          <table:table-cell office:value-type="float" office:value="-52" table:style-name="ce120">
            <text:p><text:s/>- 52</text:p>
          </table:table-cell>
          <table:table-cell office:value-type="float" office:value="-5.3388090349075972" table:style-name="ce121">
            <text:p>-5,3<text:s text:c="3"/></text:p>
          </table:table-cell>
          <table:table-cell office:value-type="float" office:value="-122" table:style-name="ce120">
            <text:p><text:s/>- 122</text:p>
          </table:table-cell>
          <table:table-cell office:value-type="float" office:value="-11.685823754789272" table:style-name="ce121">
            <text:p>-11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9">
            <text:p>5- Trabalhadores dos serviços pessoais, de proteção e segurança e vendedores</text:p>
          </table:table-cell>
          <table:table-cell office:value-type="float" office:value="2049" table:style-name="ce116">
            <text:p>2 049</text:p>
          </table:table-cell>
          <table:table-cell office:value-type="float" office:value="19.326542161856253" table:style-name="ce202">
            <text:p>19,3<text:s text:c="5"/></text:p>
          </table:table-cell>
          <table:table-cell office:value-type="float" office:value="2192" table:style-name="ce151">
            <text:p>2 192</text:p>
          </table:table-cell>
          <table:table-cell office:value-type="float" office:value="18.358458961474035" table:style-name="ce205">
            <text:p>18,4<text:s text:c="5"/></text:p>
          </table:table-cell>
          <table:table-cell office:value-type="float" office:value="2116" table:style-name="ce118">
            <text:p>2 116</text:p>
          </table:table-cell>
          <table:table-cell office:value-type="float" office:value="17.318710099852677" table:style-name="ce208">
            <text:p>17,3<text:s text:c="5"/></text:p>
          </table:table-cell>
          <table:table-cell office:value-type="float" office:value="-143" table:style-name="ce120">
            <text:p><text:s/>- 143</text:p>
          </table:table-cell>
          <table:table-cell office:value-type="float" office:value="-6.523722627737226" table:style-name="ce121">
            <text:p>-6,5<text:s text:c="3"/></text:p>
          </table:table-cell>
          <table:table-cell office:value-type="float" office:value="-67" table:style-name="ce120">
            <text:p><text:s/>- 67</text:p>
          </table:table-cell>
          <table:table-cell office:value-type="float" office:value="-3.1663516068052928" table:style-name="ce121">
            <text:p>-3,2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6- Agricultores e trabalhadores qualificados da agricultura, da pesca e da floresta</text:p>
          </table:table-cell>
          <table:table-cell office:value-type="float" office:value="264" table:style-name="ce116">
            <text:p><text:s/>264</text:p>
          </table:table-cell>
          <table:table-cell office:value-type="float" office:value="2.4900962082625919" table:style-name="ce202">
            <text:p>2,5<text:s text:c="5"/></text:p>
          </table:table-cell>
          <table:table-cell office:value-type="float" office:value="229" table:style-name="ce151">
            <text:p><text:s/>229</text:p>
          </table:table-cell>
          <table:table-cell office:value-type="float" office:value="1.9179229480737019" table:style-name="ce205">
            <text:p>1,9<text:s text:c="5"/></text:p>
          </table:table-cell>
          <table:table-cell office:value-type="float" office:value="280" table:style-name="ce118">
            <text:p><text:s/>280</text:p>
          </table:table-cell>
          <table:table-cell office:value-type="float" office:value="2.2917007693566869" table:style-name="ce208">
            <text:p>2,3<text:s text:c="5"/></text:p>
          </table:table-cell>
          <table:table-cell office:value-type="float" office:value="35" table:style-name="ce120">
            <text:p>+ 35</text:p>
          </table:table-cell>
          <table:table-cell office:value-type="float" office:value="15.283842794759824" table:style-name="ce121">
            <text:p>+15,3<text:s text:c="3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5.7142857142857144" table:style-name="ce121">
            <text:p>-5,7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7- Trabalhadores qualificados da indústria, construção e artífices</text:p>
          </table:table-cell>
          <table:table-cell office:value-type="float" office:value="1925" table:style-name="ce116">
            <text:p>1 925</text:p>
          </table:table-cell>
          <table:table-cell office:value-type="float" office:value="18.156951518581398" table:style-name="ce202">
            <text:p>18,2<text:s text:c="5"/></text:p>
          </table:table-cell>
          <table:table-cell office:value-type="float" office:value="1486" table:style-name="ce151">
            <text:p>1 486</text:p>
          </table:table-cell>
          <table:table-cell office:value-type="float" office:value="12.445561139028475" table:style-name="ce205">
            <text:p>12,4<text:s text:c="5"/></text:p>
          </table:table-cell>
          <table:table-cell office:value-type="float" office:value="1956" table:style-name="ce118">
            <text:p>1 956</text:p>
          </table:table-cell>
          <table:table-cell office:value-type="float" office:value="16.009166803077427" table:style-name="ce208">
            <text:p>16,0<text:s text:c="5"/></text:p>
          </table:table-cell>
          <table:table-cell office:value-type="float" office:value="439" table:style-name="ce120">
            <text:p>+ 439</text:p>
          </table:table-cell>
          <table:table-cell office:value-type="float" office:value="29.542395693135937" table:style-name="ce121">
            <text:p>+29,5<text:s text:c="3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1.5848670756646217" table:style-name="ce121">
            <text:p>-1,6<text:s text:c="3"/></text:p>
          </table:table-cell>
          <table:table-cell table:style-name="ce20"/>
          <table:table-cell table:style-name="ce19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50">
            <text:p>8- Operadores de instalações e máquinas e trabalhadores da montagem</text:p>
          </table:table-cell>
          <table:table-cell office:value-type="float" office:value="911" table:style-name="ce116">
            <text:p><text:s/>911</text:p>
          </table:table-cell>
          <table:table-cell office:value-type="float" office:value="8.5927183550273547" table:style-name="ce202">
            <text:p>8,6<text:s text:c="5"/></text:p>
          </table:table-cell>
          <table:table-cell office:value-type="float" office:value="1016" table:style-name="ce151">
            <text:p>1 016</text:p>
          </table:table-cell>
          <table:table-cell office:value-type="float" office:value="8.5092127303182572" table:style-name="ce205">
            <text:p>8,5<text:s text:c="5"/></text:p>
          </table:table-cell>
          <table:table-cell office:value-type="float" office:value="1363" table:style-name="ce118">
            <text:p>1 363</text:p>
          </table:table-cell>
          <table:table-cell office:value-type="float" office:value="11.155671959404158" table:style-name="ce208">
            <text:p>11,2<text:s text:c="5"/></text:p>
          </table:table-cell>
          <table:table-cell office:value-type="float" office:value="-105" table:style-name="ce120">
            <text:p><text:s/>- 105</text:p>
          </table:table-cell>
          <table:table-cell office:value-type="float" office:value="-10.334645669291339" table:style-name="ce121">
            <text:p>-10,3<text:s text:c="3"/></text:p>
          </table:table-cell>
          <table:table-cell office:value-type="float" office:value="-452" table:style-name="ce120">
            <text:p><text:s/>- 452</text:p>
          </table:table-cell>
          <table:table-cell office:value-type="float" office:value="-33.162142333088774" table:style-name="ce121">
            <text:p>-33,2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9- Trabalhadores não qualificados</text:p>
          </table:table-cell>
          <table:table-cell office:value-type="float" office:value="2843" table:style-name="ce116">
            <text:p>2 843</text:p>
          </table:table-cell>
          <table:table-cell office:value-type="float" office:value="26.815695151858137" table:style-name="ce202">
            <text:p>26,8<text:s text:c="5"/></text:p>
          </table:table-cell>
          <table:table-cell office:value-type="float" office:value="4544" table:style-name="ce151">
            <text:p>4 544</text:p>
          </table:table-cell>
          <table:table-cell office:value-type="float" office:value="38.056951423785598" table:style-name="ce205">
            <text:p>38,1<text:s text:c="5"/></text:p>
          </table:table-cell>
          <table:table-cell office:value-type="float" office:value="3229" table:style-name="ce118">
            <text:p>3 229</text:p>
          </table:table-cell>
          <table:table-cell office:value-type="float" office:value="26.428220658045511" table:style-name="ce208">
            <text:p>26,4<text:s text:c="5"/></text:p>
          </table:table-cell>
          <table:table-cell office:value-type="float" office:value="-1701" table:style-name="ce120">
            <text:p><text:s/>-1 701</text:p>
          </table:table-cell>
          <table:table-cell office:value-type="float" office:value="-37.43397887323944" table:style-name="ce121">
            <text:p>-37,4<text:s text:c="3"/></text:p>
          </table:table-cell>
          <table:table-cell office:value-type="float" office:value="-386" table:style-name="ce120">
            <text:p><text:s/>- 386</text:p>
          </table:table-cell>
          <table:table-cell office:value-type="float" office:value="-11.954165376277485" table:style-name="ce121">
            <text:p>-12,0<text:s text:c="3"/></text:p>
          </table:table-cell>
          <table:table-cell table:number-columns-repeated="2" table:style-name="ce19"/>
          <table:table-cell table:number-columns-repeated="2" table:style-name="ce83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0- Profissões das Forças Armadas</text:p>
          </table:table-cell>
          <table:table-cell office:value-type="float" office:value="3" table:style-name="ce116">
            <text:p><text:s/>3</text:p>
          </table:table-cell>
          <table:table-cell office:value-type="float" office:value="2.8296547821165818E-2" table:style-name="ce202">
            <text:p>0,0<text:s text:c="5"/></text:p>
          </table:table-cell>
          <table:table-cell office:value-type="float" office:value="1" table:style-name="ce151">
            <text:p><text:s/>1</text:p>
          </table:table-cell>
          <table:table-cell office:value-type="float" office:value="8.3752093802345069E-3" table:style-name="ce205">
            <text:p>0,0<text:s text:c="5"/></text:p>
          </table:table-cell>
          <table:table-cell office:value-type="float" office:value="2" table:style-name="ce118">
            <text:p><text:s/>2</text:p>
          </table:table-cell>
          <table:table-cell office:value-type="float" office:value="1.636929120969062E-2" table:style-name="ce208">
            <text:p>0,0<text:s text:c="5"/></text:p>
          </table:table-cell>
          <table:table-cell office:value-type="float" office:value="2" table:style-name="ce120">
            <text:p>+ 2</text:p>
          </table:table-cell>
          <table:table-cell office:value-type="float" office:value="200" table:style-name="ce121">
            <text:p>+200,0<text:s text:c="3"/></text:p>
          </table:table-cell>
          <table:table-cell office:value-type="float" office:value="1" table:style-name="ce120">
            <text:p>+ 1</text:p>
          </table:table-cell>
          <table:table-cell office:value-type="float" office:value="50" table:style-name="ce121">
            <text:p>+5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9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2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205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208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80"/>
          <table:table-cell table:style-name="ce157"/>
          <table:table-cell table:style-name="ce210"/>
          <table:table-cell table:style-name="ce158"/>
          <table:table-cell table:style-name="ce212"/>
          <table:table-cell table:style-name="ce159"/>
          <table:table-cell table:style-name="ce214"/>
          <table:table-cell table:style-name="ce142"/>
          <table:table-cell table:style-name="ce143"/>
          <table:table-cell table:style-name="ce142"/>
          <table:table-cell table:style-name="ce143"/>
          <table:table-cell table:number-columns-repeated="16372" table:style-name="ce1"/>
        </table:table-row>
        <table:table-row table:style-name="ro1">
          <table:table-cell/>
          <table:table-cell office:value-type="string" table:style-name="ce243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" table:number-columns-repeated="3" table:default-cell-style-name="ce1"/>
        <table:table-column table:style-name="co24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7" draw:name="Grupo 19" draw:id="id100">
              <svg:title/>
              <svg:desc/>
              <draw:frame draw:id="id98" draw:style-name="a381" draw:name="Picture 184" svg:x="0.22917in" svg:y="0.16667in" svg:width="2.34656in" svg:height="0.675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99" draw:style-name="a385" draw:name="CaixaDeTexto 21" svg:x="0.66584in" svg:y="0.29365in" svg:width="1.7905in" svg:height="0.53234in">
                <draw:text-box>
                  <text:p text:style-name="a384" text:class-names="" text:cond-style-name=""><text:span text:style-name="a382" text:class-names="">OUTUBRO 2019</text:span><text:span text:style-name="a38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49" draw:style-name="a175" draw:name="Text Box 122" svg:x="0in" svg:y="0in" svg:width="0.97917in" svg:height="0.32292in">
              <draw:text-box>
                <text:p text:style-name="a172" text:class-names="" text:cond-style-name=""><text:span text:style-name="a169" text:class-names="">Página 11</text:span><text:span text:style-name="a170" text:class-names="">/14</text:span><text:span text:style-name="a171" text:class-names=""/></text:p>
                <text:p text:style-name="a174" text:class-names="" text:cond-style-name=""><text:span text:style-name="a17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6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Quadro 10 - OFERTAS DE EMPREGO <text:s/>RECEBIDAS, <text:s text:c="3"/>POR ATIVIDADE ECONÓMICA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 table:style-name="ce1"/>
        </table:table-row>
        <table:table-row table:style-name="ro1">
          <table:table-cell table:style-name="ce1"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6" table:style-name="ce16"/>
          <table:table-cell table:number-columns-repeated="16366" table:style-name="ce1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6" table:style-name="ce16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1">
            <text:p><text:s text:c="2"/>Total</text:p>
          </table:table-cell>
          <table:table-cell office:value-type="float" office:value="10602" table:style-name="ce109">
            <text:p>10 60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11940" table:style-name="ce111">
            <text:p>11 940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12218" table:style-name="ce111">
            <text:p>12 218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338" table:style-name="ce113">
            <text:p><text:s/>-1 338</text:p>
          </table:table-cell>
          <table:table-cell office:value-type="float" office:value="-11.206030150753769" table:style-name="ce114">
            <text:p>-11,2<text:s text:c="3"/></text:p>
          </table:table-cell>
          <table:table-cell office:value-type="float" office:value="-1616" table:style-name="ce113">
            <text:p><text:s/>-1 616</text:p>
          </table:table-cell>
          <table:table-cell office:value-type="float" office:value="-13.226387297430019" table:style-name="ce114">
            <text:p>-13,2<text:s text:c="3"/></text:p>
          </table:table-cell>
          <table:table-cell table:style-name="ce21"/>
          <table:table-cell table:style-name="ce1"/>
          <table:table-cell table:number-columns-repeated="4" table:style-name="ce17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82">
            <text:p>Agricultura, produção animal, caça, floresta e pesca</text:p>
          </table:table-cell>
          <table:table-cell office:value-type="float" office:value="443" table:style-name="ce109">
            <text:p><text:s/>443</text:p>
          </table:table-cell>
          <table:table-cell office:value-type="float" office:value="4.1784568949254854" table:style-name="ce110">
            <text:p>4,2<text:s text:c="5"/></text:p>
          </table:table-cell>
          <table:table-cell office:value-type="float" office:value="364" table:style-name="ce111">
            <text:p><text:s/>364</text:p>
          </table:table-cell>
          <table:table-cell office:value-type="float" office:value="3.0485762144053603" table:style-name="ce112">
            <text:p>3,0<text:s text:c="5"/></text:p>
          </table:table-cell>
          <table:table-cell office:value-type="float" office:value="446" table:style-name="ce111">
            <text:p><text:s/>446</text:p>
          </table:table-cell>
          <table:table-cell office:value-type="float" office:value="3.6503519397610082" table:style-name="ce112">
            <text:p>3,7<text:s text:c="5"/></text:p>
          </table:table-cell>
          <table:table-cell office:value-type="float" office:value="79" table:style-name="ce113">
            <text:p>+ 79</text:p>
          </table:table-cell>
          <table:table-cell office:value-type="float" office:value="21.703296703296704" table:style-name="ce114">
            <text:p>+21,7<text:s text:c="3"/></text:p>
          </table:table-cell>
          <table:table-cell office:value-type="float" office:value="-3" table:style-name="ce113">
            <text:p><text:s/>- 3</text:p>
          </table:table-cell>
          <table:table-cell office:value-type="float" office:value="-0.67264573991031396" table:style-name="ce114">
            <text:p>-0,7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 table:style-name="ce1"/>
          <table:table-cell office:value-type="string" table:style-name="ce183">
            <text:p>Indústria, energia e água e construção</text:p>
          </table:table-cell>
          <table:table-cell office:value-type="float" office:value="2904" table:style-name="ce127">
            <text:p>2 904</text:p>
          </table:table-cell>
          <table:table-cell office:value-type="float" office:value="27.391058290888509" table:style-name="ce128">
            <text:p>27,4<text:s text:c="5"/></text:p>
          </table:table-cell>
          <table:table-cell office:value-type="float" office:value="2495" table:style-name="ce111">
            <text:p>2 495</text:p>
          </table:table-cell>
          <table:table-cell office:value-type="float" office:value="20.896147403685092" table:style-name="ce112">
            <text:p>20,9<text:s text:c="5"/></text:p>
          </table:table-cell>
          <table:table-cell office:value-type="float" office:value="3733" table:style-name="ce111">
            <text:p>3 733</text:p>
          </table:table-cell>
          <table:table-cell office:value-type="float" office:value="30.553282042887542" table:style-name="ce112">
            <text:p>30,6<text:s text:c="5"/></text:p>
          </table:table-cell>
          <table:table-cell office:value-type="float" office:value="409" table:style-name="ce113">
            <text:p>+ 409</text:p>
          </table:table-cell>
          <table:table-cell office:value-type="float" office:value="16.392785571142284" table:style-name="ce114">
            <text:p>+16,4<text:s text:c="3"/></text:p>
          </table:table-cell>
          <table:table-cell office:value-type="float" office:value="-829" table:style-name="ce113">
            <text:p><text:s/>- 829</text:p>
          </table:table-cell>
          <table:table-cell office:value-type="float" office:value="-22.207339941066166" table:style-name="ce114">
            <text:p>-22,2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 table:style-name="ce1"/>
          <table:table-cell office:value-type="string" table:style-name="ce184">
            <text:p>Indústrias extrativas</text:p>
          </table:table-cell>
          <table:table-cell office:value-type="float" office:value="23" table:style-name="ce116">
            <text:p><text:s/>23</text:p>
          </table:table-cell>
          <table:table-cell office:value-type="float" office:value="0.21694019996227129" table:style-name="ce117">
            <text:p>0,2<text:s text:c="5"/></text:p>
          </table:table-cell>
          <table:table-cell office:value-type="float" office:value="6" table:style-name="ce118">
            <text:p><text:s/>6</text:p>
          </table:table-cell>
          <table:table-cell office:value-type="float" office:value="5.0251256281407038E-2" table:style-name="ce119">
            <text:p>0,1<text:s text:c="5"/></text:p>
          </table:table-cell>
          <table:table-cell office:value-type="float" office:value="13" table:style-name="ce118">
            <text:p><text:s/>13</text:p>
          </table:table-cell>
          <table:table-cell office:value-type="float" office:value="0.10640039286298904" table:style-name="ce119">
            <text:p>0,1<text:s text:c="5"/></text:p>
          </table:table-cell>
          <table:table-cell office:value-type="float" office:value="17" table:style-name="ce120">
            <text:p>+ 17</text:p>
          </table:table-cell>
          <table:table-cell office:value-type="float" office:value="283.33333333333337" table:style-name="ce121">
            <text:p>+283,3<text:s text:c="3"/></text:p>
          </table:table-cell>
          <table:table-cell office:value-type="float" office:value="10" table:style-name="ce120">
            <text:p>+ 10</text:p>
          </table:table-cell>
          <table:table-cell office:value-type="float" office:value="76.923076923076934" table:style-name="ce121">
            <text:p>+76,9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354" table:style-name="ce116">
            <text:p><text:s/>354</text:p>
          </table:table-cell>
          <table:table-cell office:value-type="float" office:value="3.3389926428975669" table:style-name="ce117">
            <text:p>3,3<text:s text:c="5"/></text:p>
          </table:table-cell>
          <table:table-cell office:value-type="float" office:value="293" table:style-name="ce118">
            <text:p><text:s/>293</text:p>
          </table:table-cell>
          <table:table-cell office:value-type="float" office:value="2.45393634840871" table:style-name="ce119">
            <text:p>2,5<text:s text:c="5"/></text:p>
          </table:table-cell>
          <table:table-cell office:value-type="float" office:value="476" table:style-name="ce118">
            <text:p><text:s/>476</text:p>
          </table:table-cell>
          <table:table-cell office:value-type="float" office:value="3.8958913079063677" table:style-name="ce119">
            <text:p>3,9<text:s text:c="5"/></text:p>
          </table:table-cell>
          <table:table-cell office:value-type="float" office:value="61" table:style-name="ce120">
            <text:p>+ 61</text:p>
          </table:table-cell>
          <table:table-cell office:value-type="float" office:value="20.819112627986346" table:style-name="ce121">
            <text:p>+20,8<text:s text:c="3"/></text:p>
          </table:table-cell>
          <table:table-cell office:value-type="float" office:value="-122" table:style-name="ce120">
            <text:p><text:s/>- 122</text:p>
          </table:table-cell>
          <table:table-cell office:value-type="float" office:value="-25.630252100840334" table:style-name="ce121">
            <text:p>-25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5">
            <text:p>Fabricação de têxteis</text:p>
          </table:table-cell>
          <table:table-cell office:value-type="float" office:value="77" table:style-name="ce116">
            <text:p><text:s/>77</text:p>
          </table:table-cell>
          <table:table-cell office:value-type="float" office:value="0.72627806074325596" table:style-name="ce153">
            <text:p>0,7<text:s text:c="5"/></text:p>
          </table:table-cell>
          <table:table-cell office:value-type="float" office:value="98" table:style-name="ce154">
            <text:p><text:s/>98</text:p>
          </table:table-cell>
          <table:table-cell office:value-type="float" office:value="0.82077051926298161" table:style-name="ce155">
            <text:p>0,8<text:s text:c="5"/></text:p>
          </table:table-cell>
          <table:table-cell office:value-type="float" office:value="209" table:style-name="ce118">
            <text:p><text:s/>209</text:p>
          </table:table-cell>
          <table:table-cell office:value-type="float" office:value="1.7105909314126699" table:style-name="ce155">
            <text:p>1,7<text:s text:c="5"/></text:p>
          </table:table-cell>
          <table:table-cell office:value-type="float" office:value="-21" table:style-name="ce120">
            <text:p><text:s/>- 21</text:p>
          </table:table-cell>
          <table:table-cell office:value-type="float" office:value="-21.428571428571427" table:style-name="ce121">
            <text:p>-21,4<text:s text:c="3"/></text:p>
          </table:table-cell>
          <table:table-cell office:value-type="float" office:value="-132" table:style-name="ce120">
            <text:p><text:s/>- 132</text:p>
          </table:table-cell>
          <table:table-cell office:value-type="float" office:value="-63.157894736842103" table:style-name="ce121">
            <text:p>-63,2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6">
            <text:p>Indústria do vestuário</text:p>
          </table:table-cell>
          <table:table-cell office:value-type="float" office:value="255" table:style-name="ce116">
            <text:p><text:s/>255</text:p>
          </table:table-cell>
          <table:table-cell office:value-type="float" office:value="2.4052065647990948" table:style-name="ce133">
            <text:p>2,4<text:s text:c="5"/></text:p>
          </table:table-cell>
          <table:table-cell office:value-type="float" office:value="256" table:style-name="ce134">
            <text:p><text:s/>256</text:p>
          </table:table-cell>
          <table:table-cell office:value-type="float" office:value="2.1440536013400338" table:style-name="ce135">
            <text:p>2,1<text:s text:c="5"/></text:p>
          </table:table-cell>
          <table:table-cell office:value-type="float" office:value="394" table:style-name="ce118">
            <text:p><text:s/>394</text:p>
          </table:table-cell>
          <table:table-cell office:value-type="float" office:value="3.2247503683090524" table:style-name="ce135">
            <text:p>3,2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390625" table:style-name="ce121">
            <text:p>-0,4<text:s text:c="3"/></text:p>
          </table:table-cell>
          <table:table-cell office:value-type="float" office:value="-139" table:style-name="ce120">
            <text:p><text:s/>- 139</text:p>
          </table:table-cell>
          <table:table-cell office:value-type="float" office:value="-35.279187817258887" table:style-name="ce121">
            <text:p>-35,3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123" table:style-name="ce116">
            <text:p><text:s/>123</text:p>
          </table:table-cell>
          <table:table-cell office:value-type="float" office:value="1.1601584606677986" table:style-name="ce133">
            <text:p>1,2<text:s text:c="5"/></text:p>
          </table:table-cell>
          <table:table-cell office:value-type="float" office:value="160" table:style-name="ce134">
            <text:p><text:s/>160</text:p>
          </table:table-cell>
          <table:table-cell office:value-type="float" office:value="1.340033500837521" table:style-name="ce135">
            <text:p>1,3<text:s text:c="5"/></text:p>
          </table:table-cell>
          <table:table-cell office:value-type="float" office:value="198" table:style-name="ce118">
            <text:p><text:s/>198</text:p>
          </table:table-cell>
          <table:table-cell office:value-type="float" office:value="1.6205598297593715" table:style-name="ce135">
            <text:p>1,6<text:s text:c="5"/></text:p>
          </table:table-cell>
          <table:table-cell office:value-type="float" office:value="-37" table:style-name="ce120">
            <text:p><text:s/>- 37</text:p>
          </table:table-cell>
          <table:table-cell office:value-type="float" office:value="-23.125" table:style-name="ce121">
            <text:p>-23,1<text:s text:c="3"/></text:p>
          </table:table-cell>
          <table:table-cell office:value-type="float" office:value="-75" table:style-name="ce120">
            <text:p><text:s/>- 75</text:p>
          </table:table-cell>
          <table:table-cell office:value-type="float" office:value="-37.878787878787875" table:style-name="ce121">
            <text:p>-37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da madeira e da cortiça</text:p>
          </table:table-cell>
          <table:table-cell office:value-type="float" office:value="85" table:style-name="ce116">
            <text:p><text:s/>85</text:p>
          </table:table-cell>
          <table:table-cell office:value-type="float" office:value="0.80173552159969808" table:style-name="ce133">
            <text:p>0,8<text:s text:c="5"/></text:p>
          </table:table-cell>
          <table:table-cell office:value-type="float" office:value="62" table:style-name="ce134">
            <text:p><text:s/>62</text:p>
          </table:table-cell>
          <table:table-cell office:value-type="float" office:value="0.51926298157453943" table:style-name="ce135">
            <text:p>0,5<text:s text:c="5"/></text:p>
          </table:table-cell>
          <table:table-cell office:value-type="float" office:value="100" table:style-name="ce118">
            <text:p><text:s/>100</text:p>
          </table:table-cell>
          <table:table-cell office:value-type="float" office:value="0.81846456048453098" table:style-name="ce135">
            <text:p>0,8<text:s text:c="5"/></text:p>
          </table:table-cell>
          <table:table-cell office:value-type="float" office:value="23" table:style-name="ce120">
            <text:p>+ 23</text:p>
          </table:table-cell>
          <table:table-cell office:value-type="float" office:value="37.096774193548384" table:style-name="ce121">
            <text:p>+37,1<text:s text:c="3"/></text:p>
          </table:table-cell>
          <table:table-cell office:value-type="float" office:value="-15" table:style-name="ce120">
            <text:p><text:s/>- 15</text:p>
          </table:table-cell>
          <table:table-cell office:value-type="float" office:value="-15" table:style-name="ce121">
            <text:p>-15,0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49" table:style-name="ce116">
            <text:p><text:s/>49</text:p>
          </table:table-cell>
          <table:table-cell office:value-type="float" office:value="0.46217694774570839" table:style-name="ce133">
            <text:p>0,5<text:s text:c="5"/></text:p>
          </table:table-cell>
          <table:table-cell office:value-type="float" office:value="25" table:style-name="ce134">
            <text:p><text:s/>25</text:p>
          </table:table-cell>
          <table:table-cell office:value-type="float" office:value="0.20938023450586263" table:style-name="ce135">
            <text:p>0,2<text:s text:c="5"/></text:p>
          </table:table-cell>
          <table:table-cell office:value-type="float" office:value="56" table:style-name="ce118">
            <text:p><text:s/>56</text:p>
          </table:table-cell>
          <table:table-cell office:value-type="float" office:value="0.45834015387133731" table:style-name="ce135">
            <text:p>0,5<text:s text:c="5"/></text:p>
          </table:table-cell>
          <table:table-cell office:value-type="float" office:value="24" table:style-name="ce120">
            <text:p>+ 24</text:p>
          </table:table-cell>
          <table:table-cell office:value-type="float" office:value="96" table:style-name="ce121">
            <text:p>+96,0<text:s text:c="3"/></text:p>
          </table:table-cell>
          <table:table-cell office:value-type="float" office:value="-7" table:style-name="ce120">
            <text:p><text:s/>- 7</text:p>
          </table:table-cell>
          <table:table-cell office:value-type="float" office:value="-12.5" table:style-name="ce121">
            <text:p>-12,5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71" table:style-name="ce116">
            <text:p><text:s/>71</text:p>
          </table:table-cell>
          <table:table-cell office:value-type="float" office:value="0.66968496510092435" table:style-name="ce133">
            <text:p>0,7<text:s text:c="5"/></text:p>
          </table:table-cell>
          <table:table-cell office:value-type="float" office:value="56" table:style-name="ce134">
            <text:p><text:s/>56</text:p>
          </table:table-cell>
          <table:table-cell office:value-type="float" office:value="0.46901172529313234" table:style-name="ce135">
            <text:p>0,5<text:s text:c="5"/></text:p>
          </table:table-cell>
          <table:table-cell office:value-type="float" office:value="90" table:style-name="ce118">
            <text:p><text:s/>90</text:p>
          </table:table-cell>
          <table:table-cell office:value-type="float" office:value="0.73661810443607789" table:style-name="ce135">
            <text:p>0,7<text:s text:c="5"/></text:p>
          </table:table-cell>
          <table:table-cell office:value-type="float" office:value="15" table:style-name="ce120">
            <text:p>+ 15</text:p>
          </table:table-cell>
          <table:table-cell office:value-type="float" office:value="26.785714285714285" table:style-name="ce121">
            <text:p>+26,8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21.111111111111111" table:style-name="ce121">
            <text:p>-21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112" table:style-name="ce116">
            <text:p><text:s/>112</text:p>
          </table:table-cell>
          <table:table-cell office:value-type="float" office:value="1.0564044519901905" table:style-name="ce133">
            <text:p>1,1<text:s text:c="5"/></text:p>
          </table:table-cell>
          <table:table-cell office:value-type="float" office:value="106" table:style-name="ce134">
            <text:p><text:s/>106</text:p>
          </table:table-cell>
          <table:table-cell office:value-type="float" office:value="0.88777219430485765" table:style-name="ce135">
            <text:p>0,9<text:s text:c="5"/></text:p>
          </table:table-cell>
          <table:table-cell office:value-type="float" office:value="82" table:style-name="ce118">
            <text:p><text:s/>82</text:p>
          </table:table-cell>
          <table:table-cell office:value-type="float" office:value="0.67114093959731547" table:style-name="ce135">
            <text:p>0,7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5.6603773584905666" table:style-name="ce121">
            <text:p>+5,7<text:s text:c="3"/></text:p>
          </table:table-cell>
          <table:table-cell office:value-type="float" office:value="30" table:style-name="ce120">
            <text:p>+ 30</text:p>
          </table:table-cell>
          <table:table-cell office:value-type="float" office:value="36.585365853658537" table:style-name="ce121">
            <text:p>+36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226" table:style-name="ce116">
            <text:p><text:s/>226</text:p>
          </table:table-cell>
          <table:table-cell office:value-type="float" office:value="2.1316732691944917" table:style-name="ce133">
            <text:p>2,1<text:s text:c="5"/></text:p>
          </table:table-cell>
          <table:table-cell office:value-type="float" office:value="281" table:style-name="ce134">
            <text:p><text:s/>281</text:p>
          </table:table-cell>
          <table:table-cell office:value-type="float" office:value="2.3534338358458964" table:style-name="ce135">
            <text:p>2,4<text:s text:c="5"/></text:p>
          </table:table-cell>
          <table:table-cell office:value-type="float" office:value="360" table:style-name="ce118">
            <text:p><text:s/>360</text:p>
          </table:table-cell>
          <table:table-cell office:value-type="float" office:value="2.9464724177443116" table:style-name="ce135">
            <text:p>2,9<text:s text:c="5"/></text:p>
          </table:table-cell>
          <table:table-cell office:value-type="float" office:value="-55" table:style-name="ce120">
            <text:p><text:s/>- 55</text:p>
          </table:table-cell>
          <table:table-cell office:value-type="float" office:value="-19.572953736654807" table:style-name="ce121">
            <text:p>-19,6<text:s text:c="3"/></text:p>
          </table:table-cell>
          <table:table-cell office:value-type="float" office:value="-134" table:style-name="ce120">
            <text:p><text:s/>- 134</text:p>
          </table:table-cell>
          <table:table-cell office:value-type="float" office:value="-37.222222222222221" table:style-name="ce121">
            <text:p>-37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70" table:style-name="ce116">
            <text:p><text:s/>70</text:p>
          </table:table-cell>
          <table:table-cell office:value-type="float" office:value="0.66025278249386909" table:style-name="ce133">
            <text:p>0,7<text:s text:c="5"/></text:p>
          </table:table-cell>
          <table:table-cell office:value-type="float" office:value="69" table:style-name="ce134">
            <text:p><text:s/>69</text:p>
          </table:table-cell>
          <table:table-cell office:value-type="float" office:value="0.57788944723618085" table:style-name="ce135">
            <text:p>0,6<text:s text:c="5"/></text:p>
          </table:table-cell>
          <table:table-cell office:value-type="float" office:value="112" table:style-name="ce118">
            <text:p><text:s/>112</text:p>
          </table:table-cell>
          <table:table-cell office:value-type="float" office:value="0.91668030774267462" table:style-name="ce135">
            <text:p>0,9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1.4492753623188406" table:style-name="ce121">
            <text:p>+1,4<text:s text:c="3"/></text:p>
          </table:table-cell>
          <table:table-cell office:value-type="float" office:value="-42" table:style-name="ce120">
            <text:p><text:s/>- 42</text:p>
          </table:table-cell>
          <table:table-cell office:value-type="float" office:value="-37.5" table:style-name="ce121">
            <text:p>-37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53" table:style-name="ce116">
            <text:p><text:s/>53</text:p>
          </table:table-cell>
          <table:table-cell office:value-type="float" office:value="0.4999056781739295" table:style-name="ce133">
            <text:p>0,5<text:s text:c="5"/></text:p>
          </table:table-cell>
          <table:table-cell office:value-type="float" office:value="73" table:style-name="ce134">
            <text:p><text:s/>73</text:p>
          </table:table-cell>
          <table:table-cell office:value-type="float" office:value="0.61139028475711898" table:style-name="ce135">
            <text:p>0,6<text:s text:c="5"/></text:p>
          </table:table-cell>
          <table:table-cell office:value-type="float" office:value="157" table:style-name="ce118">
            <text:p><text:s/>157</text:p>
          </table:table-cell>
          <table:table-cell office:value-type="float" office:value="1.2849893599607138" table:style-name="ce135">
            <text:p>1,3<text:s text:c="5"/></text:p>
          </table:table-cell>
          <table:table-cell office:value-type="float" office:value="-20" table:style-name="ce120">
            <text:p><text:s/>- 20</text:p>
          </table:table-cell>
          <table:table-cell office:value-type="float" office:value="-27.397260273972602" table:style-name="ce121">
            <text:p>-27,4<text:s text:c="3"/></text:p>
          </table:table-cell>
          <table:table-cell office:value-type="float" office:value="-104" table:style-name="ce120">
            <text:p><text:s/>- 104</text:p>
          </table:table-cell>
          <table:table-cell office:value-type="float" office:value="-66.242038216560502" table:style-name="ce121">
            <text:p>-66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235" table:style-name="ce116">
            <text:p><text:s/>235</text:p>
          </table:table-cell>
          <table:table-cell office:value-type="float" office:value="2.2165629126579893" table:style-name="ce133">
            <text:p>2,2<text:s text:c="5"/></text:p>
          </table:table-cell>
          <table:table-cell office:value-type="float" office:value="185" table:style-name="ce134">
            <text:p><text:s/>185</text:p>
          </table:table-cell>
          <table:table-cell office:value-type="float" office:value="1.5494137353433837" table:style-name="ce135">
            <text:p>1,5<text:s text:c="5"/></text:p>
          </table:table-cell>
          <table:table-cell office:value-type="float" office:value="236" table:style-name="ce118">
            <text:p><text:s/>236</text:p>
          </table:table-cell>
          <table:table-cell office:value-type="float" office:value="1.9315763627434934" table:style-name="ce135">
            <text:p>1,9<text:s text:c="5"/></text:p>
          </table:table-cell>
          <table:table-cell office:value-type="float" office:value="50" table:style-name="ce120">
            <text:p>+ 50</text:p>
          </table:table-cell>
          <table:table-cell office:value-type="float" office:value="27.027027027027028" table:style-name="ce121">
            <text:p>+27,0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42372881355932202" table:style-name="ce121">
            <text:p>-0,4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89" table:style-name="ce116">
            <text:p><text:s/>89</text:p>
          </table:table-cell>
          <table:table-cell office:value-type="float" office:value="0.83946425202791919" table:style-name="ce133">
            <text:p>0,8<text:s text:c="5"/></text:p>
          </table:table-cell>
          <table:table-cell office:value-type="float" office:value="52" table:style-name="ce134">
            <text:p><text:s/>52</text:p>
          </table:table-cell>
          <table:table-cell office:value-type="float" office:value="0.43551088777219427" table:style-name="ce135">
            <text:p>0,4<text:s text:c="5"/></text:p>
          </table:table-cell>
          <table:table-cell office:value-type="float" office:value="75" table:style-name="ce118">
            <text:p><text:s/>75</text:p>
          </table:table-cell>
          <table:table-cell office:value-type="float" office:value="0.61384842036339826" table:style-name="ce135">
            <text:p>0,6<text:s text:c="5"/></text:p>
          </table:table-cell>
          <table:table-cell office:value-type="float" office:value="37" table:style-name="ce120">
            <text:p>+ 37</text:p>
          </table:table-cell>
          <table:table-cell office:value-type="float" office:value="71.15384615384616" table:style-name="ce121">
            <text:p>+71,2<text:s text:c="3"/></text:p>
          </table:table-cell>
          <table:table-cell office:value-type="float" office:value="14" table:style-name="ce120">
            <text:p>+ 14</text:p>
          </table:table-cell>
          <table:table-cell office:value-type="float" office:value="18.666666666666668" table:style-name="ce121">
            <text:p>+18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Construção</text:p>
          </table:table-cell>
          <table:table-cell office:value-type="float" office:value="1082" table:style-name="ce116">
            <text:p>1 082</text:p>
          </table:table-cell>
          <table:table-cell office:value-type="float" office:value="10.205621580833805" table:style-name="ce133">
            <text:p>10,2<text:s text:c="5"/></text:p>
          </table:table-cell>
          <table:table-cell office:value-type="float" office:value="773" table:style-name="ce134">
            <text:p><text:s/>773</text:p>
          </table:table-cell>
          <table:table-cell office:value-type="float" office:value="6.4740368509212738" table:style-name="ce135">
            <text:p>6,5<text:s text:c="5"/></text:p>
          </table:table-cell>
          <table:table-cell office:value-type="float" office:value="1175" table:style-name="ce118">
            <text:p>1 175</text:p>
          </table:table-cell>
          <table:table-cell office:value-type="float" office:value="9.6169585856932382" table:style-name="ce135">
            <text:p>9,6<text:s text:c="5"/></text:p>
          </table:table-cell>
          <table:table-cell office:value-type="float" office:value="309" table:style-name="ce120">
            <text:p>+ 309</text:p>
          </table:table-cell>
          <table:table-cell office:value-type="float" office:value="39.974126778783955" table:style-name="ce121">
            <text:p>+40,0<text:s text:c="3"/></text:p>
          </table:table-cell>
          <table:table-cell office:value-type="float" office:value="-93" table:style-name="ce120">
            <text:p><text:s/>- 93</text:p>
          </table:table-cell>
          <table:table-cell office:value-type="float" office:value="-7.914893617021276" table:style-name="ce121">
            <text:p>-7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2">
          <table:table-cell/>
          <table:table-cell office:value-type="string" table:style-name="ce183">
            <text:p>Serviços</text:p>
          </table:table-cell>
          <table:table-cell office:value-type="float" office:value="7255" table:style-name="ce127">
            <text:p>7 255</text:p>
          </table:table-cell>
          <table:table-cell office:value-type="float" office:value="68.430484814186002" table:style-name="ce128">
            <text:p>68,4<text:s text:c="5"/></text:p>
          </table:table-cell>
          <table:table-cell office:value-type="float" office:value="9081" table:style-name="ce129">
            <text:p>9 081</text:p>
          </table:table-cell>
          <table:table-cell office:value-type="float" office:value="76.055276381909536" table:style-name="ce130">
            <text:p>76,1<text:s text:c="5"/></text:p>
          </table:table-cell>
          <table:table-cell office:value-type="float" office:value="8039" table:style-name="ce129">
            <text:p>8 039</text:p>
          </table:table-cell>
          <table:table-cell office:value-type="float" office:value="65.796366017351446" table:style-name="ce130">
            <text:p>65,8<text:s text:c="5"/></text:p>
          </table:table-cell>
          <table:table-cell office:value-type="float" office:value="-1826" table:style-name="ce113">
            <text:p><text:s/>-1 826</text:p>
          </table:table-cell>
          <table:table-cell office:value-type="float" office:value="-20.107917630216939" table:style-name="ce114">
            <text:p>-20,1<text:s text:c="3"/></text:p>
          </table:table-cell>
          <table:table-cell office:value-type="float" office:value="-784" table:style-name="ce113">
            <text:p><text:s/>- 784</text:p>
          </table:table-cell>
          <table:table-cell office:value-type="float" office:value="-9.7524567732305023" table:style-name="ce114">
            <text:p>-9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192" table:style-name="ce116">
            <text:p><text:s/>192</text:p>
          </table:table-cell>
          <table:table-cell office:value-type="float" office:value="1.8109790605546123" table:style-name="ce133">
            <text:p>1,8<text:s text:c="5"/></text:p>
          </table:table-cell>
          <table:table-cell office:value-type="float" office:value="188" table:style-name="ce134">
            <text:p><text:s/>188</text:p>
          </table:table-cell>
          <table:table-cell office:value-type="float" office:value="1.574539363484087" table:style-name="ce135">
            <text:p>1,6<text:s text:c="5"/></text:p>
          </table:table-cell>
          <table:table-cell office:value-type="float" office:value="264" table:style-name="ce134">
            <text:p><text:s/>264</text:p>
          </table:table-cell>
          <table:table-cell office:value-type="float" office:value="2.160746439679162" table:style-name="ce135">
            <text:p>2,2<text:s text:c="5"/></text:p>
          </table:table-cell>
          <table:table-cell office:value-type="float" office:value="4" table:style-name="ce120">
            <text:p>+ 4</text:p>
          </table:table-cell>
          <table:table-cell office:value-type="float" office:value="2.1276595744680851" table:style-name="ce121">
            <text:p>+2,1<text:s text:c="3"/></text:p>
          </table:table-cell>
          <table:table-cell office:value-type="float" office:value="-72" table:style-name="ce120">
            <text:p><text:s/>- 72</text:p>
          </table:table-cell>
          <table:table-cell office:value-type="float" office:value="-27.27272727272727" table:style-name="ce121">
            <text:p>-27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4">
            <text:p>Comércio por grosso e a retalho</text:p>
          </table:table-cell>
          <table:table-cell office:value-type="float" office:value="1388" table:style-name="ce116">
            <text:p>1 388</text:p>
          </table:table-cell>
          <table:table-cell office:value-type="float" office:value="13.091869458592717" table:style-name="ce133">
            <text:p>13,1<text:s text:c="5"/></text:p>
          </table:table-cell>
          <table:table-cell office:value-type="float" office:value="1230" table:style-name="ce134">
            <text:p>1 230</text:p>
          </table:table-cell>
          <table:table-cell office:value-type="float" office:value="10.301507537688442" table:style-name="ce135">
            <text:p>10,3<text:s text:c="5"/></text:p>
          </table:table-cell>
          <table:table-cell office:value-type="float" office:value="1405" table:style-name="ce134">
            <text:p>1 405</text:p>
          </table:table-cell>
          <table:table-cell office:value-type="float" office:value="11.499427074807661" table:style-name="ce135">
            <text:p>11,5<text:s text:c="5"/></text:p>
          </table:table-cell>
          <table:table-cell office:value-type="float" office:value="158" table:style-name="ce120">
            <text:p>+ 158</text:p>
          </table:table-cell>
          <table:table-cell office:value-type="float" office:value="12.845528455284553" table:style-name="ce121">
            <text:p>+12,8<text:s text:c="3"/></text:p>
          </table:table-cell>
          <table:table-cell office:value-type="float" office:value="-17" table:style-name="ce120">
            <text:p><text:s/>- 17</text:p>
          </table:table-cell>
          <table:table-cell office:value-type="float" office:value="-1.2099644128113878" table:style-name="ce121">
            <text:p>-1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Transportes e armazenagem</text:p>
          </table:table-cell>
          <table:table-cell office:value-type="float" office:value="241" table:style-name="ce116">
            <text:p><text:s/>241</text:p>
          </table:table-cell>
          <table:table-cell office:value-type="float" office:value="2.2731560083003206" table:style-name="ce153">
            <text:p>2,3<text:s text:c="5"/></text:p>
          </table:table-cell>
          <table:table-cell office:value-type="float" office:value="236" table:style-name="ce134">
            <text:p><text:s/>236</text:p>
          </table:table-cell>
          <table:table-cell office:value-type="float" office:value="1.9765494137353432" table:style-name="ce155">
            <text:p>2,0<text:s text:c="5"/></text:p>
          </table:table-cell>
          <table:table-cell office:value-type="float" office:value="521" table:style-name="ce134">
            <text:p><text:s/>521</text:p>
          </table:table-cell>
          <table:table-cell office:value-type="float" office:value="4.2642003601244065" table:style-name="ce155">
            <text:p>4,3<text:s text:c="5"/></text:p>
          </table:table-cell>
          <table:table-cell office:value-type="float" office:value="5" table:style-name="ce120">
            <text:p>+ 5</text:p>
          </table:table-cell>
          <table:table-cell office:value-type="float" office:value="2.1186440677966099" table:style-name="ce121">
            <text:p>+2,1<text:s text:c="3"/></text:p>
          </table:table-cell>
          <table:table-cell office:value-type="float" office:value="-280" table:style-name="ce120">
            <text:p><text:s/>- 280</text:p>
          </table:table-cell>
          <table:table-cell office:value-type="float" office:value="-53.742802303262962" table:style-name="ce121">
            <text:p>-53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lojamento, restauração e similares</text:p>
          </table:table-cell>
          <table:table-cell office:value-type="float" office:value="1100" table:style-name="ce116">
            <text:p>1 100</text:p>
          </table:table-cell>
          <table:table-cell office:value-type="float" office:value="10.375400867760799" table:style-name="ce133">
            <text:p>10,4<text:s text:c="5"/></text:p>
          </table:table-cell>
          <table:table-cell office:value-type="float" office:value="2686" table:style-name="ce134">
            <text:p>2 686</text:p>
          </table:table-cell>
          <table:table-cell office:value-type="float" office:value="22.495812395309883" table:style-name="ce135">
            <text:p>22,5<text:s text:c="5"/></text:p>
          </table:table-cell>
          <table:table-cell office:value-type="float" office:value="1215" table:style-name="ce134">
            <text:p>1 215</text:p>
          </table:table-cell>
          <table:table-cell office:value-type="float" office:value="9.9443444098870515" table:style-name="ce135">
            <text:p>9,9<text:s text:c="5"/></text:p>
          </table:table-cell>
          <table:table-cell office:value-type="float" office:value="-1586" table:style-name="ce120">
            <text:p><text:s/>-1 586</text:p>
          </table:table-cell>
          <table:table-cell office:value-type="float" office:value="-59.046909903201779" table:style-name="ce121">
            <text:p>-59,0<text:s text:c="3"/></text:p>
          </table:table-cell>
          <table:table-cell office:value-type="float" office:value="-115" table:style-name="ce120">
            <text:p><text:s/>- 115</text:p>
          </table:table-cell>
          <table:table-cell office:value-type="float" office:value="-9.4650205761316872" table:style-name="ce121">
            <text:p>-9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180" table:style-name="ce116">
            <text:p><text:s/>180</text:p>
          </table:table-cell>
          <table:table-cell office:value-type="float" office:value="1.6977928692699491" table:style-name="ce133">
            <text:p>1,7<text:s text:c="5"/></text:p>
          </table:table-cell>
          <table:table-cell office:value-type="float" office:value="170" table:style-name="ce134">
            <text:p><text:s/>170</text:p>
          </table:table-cell>
          <table:table-cell office:value-type="float" office:value="1.4237855946398659" table:style-name="ce135">
            <text:p>1,4<text:s text:c="5"/></text:p>
          </table:table-cell>
          <table:table-cell office:value-type="float" office:value="308" table:style-name="ce134">
            <text:p><text:s/>308</text:p>
          </table:table-cell>
          <table:table-cell office:value-type="float" office:value="2.5208708462923557" table:style-name="ce135">
            <text:p>2,5<text:s text:c="5"/></text:p>
          </table:table-cell>
          <table:table-cell office:value-type="float" office:value="10" table:style-name="ce120">
            <text:p>+ 10</text:p>
          </table:table-cell>
          <table:table-cell office:value-type="float" office:value="5.8823529411764701" table:style-name="ce121">
            <text:p>+5,9<text:s text:c="3"/></text:p>
          </table:table-cell>
          <table:table-cell office:value-type="float" office:value="-128" table:style-name="ce120">
            <text:p><text:s/>- 128</text:p>
          </table:table-cell>
          <table:table-cell office:value-type="float" office:value="-41.558441558441558" table:style-name="ce121">
            <text:p>-41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financeiras e de seguros</text:p>
          </table:table-cell>
          <table:table-cell office:value-type="float" office:value="70" table:style-name="ce116">
            <text:p><text:s/>70</text:p>
          </table:table-cell>
          <table:table-cell office:value-type="float" office:value="0.66025278249386909" table:style-name="ce133">
            <text:p>0,7<text:s text:c="5"/></text:p>
          </table:table-cell>
          <table:table-cell office:value-type="float" office:value="15" table:style-name="ce134">
            <text:p><text:s/>15</text:p>
          </table:table-cell>
          <table:table-cell office:value-type="float" office:value="0.12562814070351758" table:style-name="ce135">
            <text:p>0,1<text:s text:c="5"/></text:p>
          </table:table-cell>
          <table:table-cell office:value-type="float" office:value="45" table:style-name="ce134">
            <text:p><text:s/>45</text:p>
          </table:table-cell>
          <table:table-cell office:value-type="float" office:value="0.36830905221803895" table:style-name="ce135">
            <text:p>0,4<text:s text:c="5"/></text:p>
          </table:table-cell>
          <table:table-cell office:value-type="float" office:value="55" table:style-name="ce120">
            <text:p>+ 55</text:p>
          </table:table-cell>
          <table:table-cell office:value-type="float" office:value="366.66666666666663" table:style-name="ce121">
            <text:p>+366,7<text:s text:c="3"/></text:p>
          </table:table-cell>
          <table:table-cell office:value-type="float" office:value="25" table:style-name="ce120">
            <text:p>+ 25</text:p>
          </table:table-cell>
          <table:table-cell office:value-type="float" office:value="55.555555555555557" table:style-name="ce121">
            <text:p>+55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1997" table:style-name="ce116">
            <text:p>1 997</text:p>
          </table:table-cell>
          <table:table-cell office:value-type="float" office:value="18.836068666289378" table:style-name="ce133">
            <text:p>18,8<text:s text:c="5"/></text:p>
          </table:table-cell>
          <table:table-cell office:value-type="float" office:value="2557" table:style-name="ce134">
            <text:p>2 557</text:p>
          </table:table-cell>
          <table:table-cell office:value-type="float" office:value="21.41541038525963" table:style-name="ce135">
            <text:p>21,4<text:s text:c="5"/></text:p>
          </table:table-cell>
          <table:table-cell office:value-type="float" office:value="2183" table:style-name="ce134">
            <text:p>2 183</text:p>
          </table:table-cell>
          <table:table-cell office:value-type="float" office:value="17.867081355377312" table:style-name="ce135">
            <text:p>17,9<text:s text:c="5"/></text:p>
          </table:table-cell>
          <table:table-cell office:value-type="float" office:value="-560" table:style-name="ce120">
            <text:p><text:s/>- 560</text:p>
          </table:table-cell>
          <table:table-cell office:value-type="float" office:value="-21.900664841611263" table:style-name="ce121">
            <text:p>-21,9<text:s text:c="3"/></text:p>
          </table:table-cell>
          <table:table-cell office:value-type="float" office:value="-186" table:style-name="ce120">
            <text:p><text:s/>- 186</text:p>
          </table:table-cell>
          <table:table-cell office:value-type="float" office:value="-8.5203847915712316" table:style-name="ce121">
            <text:p>-8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80"/>
          <table:table-cell table:style-name="ce81"/>
          <table:table-cell table:style-name="ce80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551" table:style-name="ce116">
            <text:p><text:s/>551</text:p>
          </table:table-cell>
          <table:table-cell office:value-type="float" office:value="5.1971326164874547" table:style-name="ce133">
            <text:p>5,2<text:s text:c="5"/></text:p>
          </table:table-cell>
          <table:table-cell office:value-type="float" office:value="545" table:style-name="ce134">
            <text:p><text:s/>545</text:p>
          </table:table-cell>
          <table:table-cell office:value-type="float" office:value="4.5644891122278057" table:style-name="ce135">
            <text:p>4,6<text:s text:c="5"/></text:p>
          </table:table-cell>
          <table:table-cell office:value-type="float" office:value="586" table:style-name="ce134">
            <text:p><text:s/>586</text:p>
          </table:table-cell>
          <table:table-cell office:value-type="float" office:value="4.7962023244393519" table:style-name="ce135">
            <text:p>4,8<text:s text:c="5"/></text:p>
          </table:table-cell>
          <table:table-cell office:value-type="float" office:value="6" table:style-name="ce120">
            <text:p>+ 6</text:p>
          </table:table-cell>
          <table:table-cell office:value-type="float" office:value="1.1009174311926606" table:style-name="ce121">
            <text:p>+1,1<text:s text:c="3"/></text:p>
          </table:table-cell>
          <table:table-cell office:value-type="float" office:value="-35" table:style-name="ce120">
            <text:p><text:s/>- 35</text:p>
          </table:table-cell>
          <table:table-cell office:value-type="float" office:value="-5.972696245733788" table:style-name="ce121">
            <text:p>-6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style-name="ce1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28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1214" table:style-name="ce116">
            <text:p>1 214</text:p>
          </table:table-cell>
          <table:table-cell office:value-type="float" office:value="11.450669684965101" table:style-name="ce133">
            <text:p>11,5<text:s text:c="5"/></text:p>
          </table:table-cell>
          <table:table-cell office:value-type="float" office:value="1156" table:style-name="ce134">
            <text:p>1 156</text:p>
          </table:table-cell>
          <table:table-cell office:value-type="float" office:value="9.6817420435510897" table:style-name="ce135">
            <text:p>9,7<text:s text:c="5"/></text:p>
          </table:table-cell>
          <table:table-cell office:value-type="float" office:value="1135" table:style-name="ce134">
            <text:p>1 135</text:p>
          </table:table-cell>
          <table:table-cell office:value-type="float" office:value="9.2895727614994268" table:style-name="ce135">
            <text:p>9,3<text:s text:c="5"/></text:p>
          </table:table-cell>
          <table:table-cell office:value-type="float" office:value="58" table:style-name="ce120">
            <text:p>+ 58</text:p>
          </table:table-cell>
          <table:table-cell office:value-type="float" office:value="5.0173010380622838" table:style-name="ce121">
            <text:p>+5,0<text:s text:c="3"/></text:p>
          </table:table-cell>
          <table:table-cell office:value-type="float" office:value="79" table:style-name="ce120">
            <text:p>+ 79</text:p>
          </table:table-cell>
          <table:table-cell office:value-type="float" office:value="6.960352422907488" table:style-name="ce121">
            <text:p>+7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Outras atividades de serviços</text:p>
          </table:table-cell>
          <table:table-cell office:value-type="float" office:value="322" table:style-name="ce116">
            <text:p><text:s/>322</text:p>
          </table:table-cell>
          <table:table-cell office:value-type="float" office:value="3.0371627994717976" table:style-name="ce133">
            <text:p>3,0<text:s text:c="5"/></text:p>
          </table:table-cell>
          <table:table-cell office:value-type="float" office:value="298" table:style-name="ce134">
            <text:p><text:s/>298</text:p>
          </table:table-cell>
          <table:table-cell office:value-type="float" office:value="2.495812395309883" table:style-name="ce135">
            <text:p>2,5<text:s text:c="5"/></text:p>
          </table:table-cell>
          <table:table-cell office:value-type="float" office:value="377" table:style-name="ce134">
            <text:p><text:s/>377</text:p>
          </table:table-cell>
          <table:table-cell office:value-type="float" office:value="3.085611393026682" table:style-name="ce135">
            <text:p>3,1<text:s text:c="5"/></text:p>
          </table:table-cell>
          <table:table-cell office:value-type="float" office:value="24" table:style-name="ce120">
            <text:p>+ 24</text:p>
          </table:table-cell>
          <table:table-cell office:value-type="float" office:value="8.0536912751677843" table:style-name="ce121">
            <text:p>+8,1<text:s text:c="3"/></text:p>
          </table:table-cell>
          <table:table-cell office:value-type="float" office:value="-55" table:style-name="ce120">
            <text:p><text:s/>- 55</text:p>
          </table:table-cell>
          <table:table-cell office:value-type="float" office:value="-14.588859416445624" table:style-name="ce121">
            <text:p>-14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style-name="ce1">
            <draw:g draw:z-index="2" draw:name="Chart 108" draw:id="id53">
              <svg:title/>
              <svg:desc/>
              <draw:frame draw:id="id50" draw:style-name="a178" draw:name="Text Box 1" svg:x="0.00288in" svg:y="0.20833in" svg:width="0in" svg:height="0in">
                <draw:text-box>
                  <text:p text:style-name="a177" text:class-names="" text:cond-style-name=""><text:span text:style-name="a176" text:class-names=""/></text:p>
                </draw:text-box>
                <svg:title/>
                <svg:desc/>
              </draw:frame>
              <draw:frame draw:id="id51" draw:style-name="a181" draw:name="Text Box 2" svg:x="5.44045in" svg:y="6.18324in" svg:width="0in" svg:height="0in">
                <draw:text-box>
                  <text:p text:style-name="a180" text:class-names="" text:cond-style-name=""><text:span text:style-name="a179" text:class-names=""/></text:p>
                </draw:text-box>
                <svg:title/>
                <svg:desc/>
              </draw:frame>
              <draw:custom-shape svg:x="5.45515in" svg:y="5.04479in" svg:width="0.066in" svg:height="0.21084in" draw:id="id52" draw:style-name="a182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g draw:z-index="6" draw:name="Gráfico 29" draw:id="id96" draw:style-name="a379">
              <svg:title/>
              <svg:desc/>
              <draw:frame draw:id="id97" draw:style-name="a380" svg:x="1.5in" svg:y="0.02083in" svg:width="8.26042in" svg:height="7.42708in" style:rel-width="scale" style:rel-height="scale">
                <draw:object xlink:href="Object 3/" xlink:type="simple" xlink:show="embed" xlink:actuate="onLoad"/>
              </draw:frame>
              <draw:frame draw:id="id54" draw:style-name="a190" draw:name="Text Box 1" svg:x="1.55964in" svg:y="0.08961in" svg:width="0in" svg:height="0in">
                <draw:text-box>
                  <text:p text:style-name="a187" text:class-names="" text:cond-style-name=""><text:span text:style-name="a183" text:class-names="">DESEMPREGO REGISTADO (</text:span><text:span text:style-name="a184" text:class-names="">NOVO EMPREGO</text:span><text:span text:style-name="a185" text:class-names="">) POR ACTIVIDADE ECONÓMICA DE ORIGEM DO DESEMPREGO</text:span><text:span text:style-name="a186" text:class-names=""/></text:p>
                  <text:p text:style-name="a189" text:class-names="" text:cond-style-name=""><text:span text:style-name="a188" text:class-names=""><text:s text:c="1"/>Variação homóloga % (ordem decrescente)</text:span></text:p>
                </draw:text-box>
                <svg:title/>
                <svg:desc/>
              </draw:frame>
              <draw:frame draw:id="id55" draw:style-name="a193" draw:name="Text Box 2" svg:x="9.6133in" svg:y="6.92156in" svg:width="0in" svg:height="0in">
                <draw:text-box>
                  <text:p text:style-name="a192" text:class-names="" text:cond-style-name=""><text:span text:style-name="a191" text:class-names="">%</text:span></text:p>
                </draw:text-box>
                <svg:title/>
                <svg:desc/>
              </draw:frame>
              <draw:frame draw:id="id56" draw:style-name="a196" draw:name="Text Box 3" svg:x="9.62965in" svg:y="5.57131in" svg:width="0.09764in" svg:height="0.24049in">
                <draw:text-box>
                  <text:p text:style-name="a195" text:class-names="" text:cond-style-name=""><text:span text:style-name="a194" text:class-names=""/></text:p>
                </draw:text-box>
                <svg:title/>
                <svg:desc/>
              </draw:frame>
              <draw:frame draw:id="id57" draw:style-name="a204" draw:name="Text Box 1" svg:x="1.55964in" svg:y="0.08961in" svg:width="0in" svg:height="0in">
                <draw:text-box>
                  <text:p text:style-name="a201" text:class-names="" text:cond-style-name=""><text:span text:style-name="a197" text:class-names="">DESEMPREGO REGISTADO (</text:span><text:span text:style-name="a198" text:class-names="">NOVO EMPREGO</text:span><text:span text:style-name="a199" text:class-names="">) POR ACTIVIDADE ECONÓMICA DE ORIGEM DO DESEMPREGO</text:span><text:span text:style-name="a200" text:class-names=""/></text:p>
                  <text:p text:style-name="a203" text:class-names="" text:cond-style-name=""><text:span text:style-name="a202" text:class-names=""><text:s text:c="1"/>Variação homóloga % (ordem decrescente)</text:span></text:p>
                </draw:text-box>
                <svg:title/>
                <svg:desc/>
              </draw:frame>
              <draw:frame draw:id="id58" draw:style-name="a207" draw:name="Text Box 2" svg:x="9.6133in" svg:y="6.92156in" svg:width="0in" svg:height="0in">
                <draw:text-box>
                  <text:p text:style-name="a206" text:class-names="" text:cond-style-name=""><text:span text:style-name="a205" text:class-names="">%</text:span></text:p>
                </draw:text-box>
                <svg:title/>
                <svg:desc/>
              </draw:frame>
              <draw:frame draw:id="id59" draw:style-name="a210" draw:name="Text Box 3" svg:x="9.62965in" svg:y="5.57131in" svg:width="0.09764in" svg:height="0.24049in">
                <draw:text-box>
                  <text:p text:style-name="a209" text:class-names="" text:cond-style-name=""><text:span text:style-name="a208" text:class-names=""/></text:p>
                </draw:text-box>
                <svg:title/>
                <svg:desc/>
              </draw:frame>
              <draw:frame draw:id="id60" draw:style-name="a218" draw:name="Text Box 1" svg:x="1.55964in" svg:y="0.08961in" svg:width="0in" svg:height="0in">
                <draw:text-box>
                  <text:p text:style-name="a215" text:class-names="" text:cond-style-name=""><text:span text:style-name="a211" text:class-names="">DESEMPREGO REGISTADO (</text:span><text:span text:style-name="a212" text:class-names="">NOVO EMPREGO</text:span><text:span text:style-name="a213" text:class-names="">) POR ACTIVIDADE ECONÓMICA DE ORIGEM DO DESEMPREGO</text:span><text:span text:style-name="a214" text:class-names=""/></text:p>
                  <text:p text:style-name="a217" text:class-names="" text:cond-style-name=""><text:span text:style-name="a216" text:class-names=""><text:s text:c="1"/>Variação homóloga % (ordem decrescente)</text:span></text:p>
                </draw:text-box>
                <svg:title/>
                <svg:desc/>
              </draw:frame>
              <draw:frame draw:id="id61" draw:style-name="a221" draw:name="Text Box 2" svg:x="9.6133in" svg:y="6.92156in" svg:width="0in" svg:height="0in">
                <draw:text-box>
                  <text:p text:style-name="a220" text:class-names="" text:cond-style-name=""><text:span text:style-name="a219" text:class-names="">%</text:span></text:p>
                </draw:text-box>
                <svg:title/>
                <svg:desc/>
              </draw:frame>
              <draw:frame draw:id="id62" draw:style-name="a224" draw:name="Text Box 3" svg:x="9.62965in" svg:y="5.57131in" svg:width="0.09764in" svg:height="0.24049in">
                <draw:text-box>
                  <text:p text:style-name="a223" text:class-names="" text:cond-style-name=""><text:span text:style-name="a222" text:class-names=""/></text:p>
                </draw:text-box>
                <svg:title/>
                <svg:desc/>
              </draw:frame>
              <draw:frame draw:id="id63" draw:style-name="a232" draw:name="Text Box 1" svg:x="1.55964in" svg:y="0.08961in" svg:width="0in" svg:height="0in">
                <draw:text-box>
                  <text:p text:style-name="a229" text:class-names="" text:cond-style-name=""><text:span text:style-name="a225" text:class-names="">DESEMPREGO REGISTADO (</text:span><text:span text:style-name="a226" text:class-names="">NOVO EMPREGO</text:span><text:span text:style-name="a227" text:class-names="">) POR ACTIVIDADE ECONÓMICA DE ORIGEM DO DESEMPREGO</text:span><text:span text:style-name="a228" text:class-names=""/></text:p>
                  <text:p text:style-name="a231" text:class-names="" text:cond-style-name=""><text:span text:style-name="a230" text:class-names=""><text:s text:c="1"/>Variação homóloga % (ordem decrescente)</text:span></text:p>
                </draw:text-box>
                <svg:title/>
                <svg:desc/>
              </draw:frame>
              <draw:frame draw:id="id64" draw:style-name="a235" draw:name="Text Box 2" svg:x="9.6133in" svg:y="6.92156in" svg:width="0in" svg:height="0in">
                <draw:text-box>
                  <text:p text:style-name="a234" text:class-names="" text:cond-style-name=""><text:span text:style-name="a233" text:class-names="">%</text:span></text:p>
                </draw:text-box>
                <svg:title/>
                <svg:desc/>
              </draw:frame>
              <draw:frame draw:id="id65" draw:style-name="a238" draw:name="Text Box 3" svg:x="9.62965in" svg:y="5.57131in" svg:width="0.09764in" svg:height="0.24049in">
                <draw:text-box>
                  <text:p text:style-name="a237" text:class-names="" text:cond-style-name=""><text:span text:style-name="a236" text:class-names=""/></text:p>
                </draw:text-box>
                <svg:title/>
                <svg:desc/>
              </draw:frame>
              <draw:frame draw:id="id66" draw:style-name="a246" draw:name="Text Box 1" svg:x="1.55964in" svg:y="0.08961in" svg:width="0in" svg:height="0in">
                <draw:text-box>
                  <text:p text:style-name="a243" text:class-names="" text:cond-style-name=""><text:span text:style-name="a239" text:class-names="">DESEMPREGO REGISTADO (</text:span><text:span text:style-name="a240" text:class-names="">NOVO EMPREGO</text:span><text:span text:style-name="a241" text:class-names="">) POR ACTIVIDADE ECONÓMICA DE ORIGEM DO DESEMPREGO</text:span><text:span text:style-name="a242" text:class-names=""/></text:p>
                  <text:p text:style-name="a245" text:class-names="" text:cond-style-name=""><text:span text:style-name="a244" text:class-names=""><text:s text:c="1"/>Variação homóloga % (ordem decrescente)</text:span></text:p>
                </draw:text-box>
                <svg:title/>
                <svg:desc/>
              </draw:frame>
              <draw:frame draw:id="id67" draw:style-name="a249" draw:name="Text Box 2" svg:x="9.6133in" svg:y="6.92156in" svg:width="0in" svg:height="0in">
                <draw:text-box>
                  <text:p text:style-name="a248" text:class-names="" text:cond-style-name=""><text:span text:style-name="a247" text:class-names="">%</text:span></text:p>
                </draw:text-box>
                <svg:title/>
                <svg:desc/>
              </draw:frame>
              <draw:frame draw:id="id68" draw:style-name="a252" draw:name="Text Box 3" svg:x="9.62965in" svg:y="5.57131in" svg:width="0.09764in" svg:height="0.24049in">
                <draw:text-box>
                  <text:p text:style-name="a251" text:class-names="" text:cond-style-name=""><text:span text:style-name="a250" text:class-names=""/></text:p>
                </draw:text-box>
                <svg:title/>
                <svg:desc/>
              </draw:frame>
              <draw:frame draw:id="id69" draw:style-name="a260" draw:name="Text Box 1" svg:x="1.55964in" svg:y="0.08961in" svg:width="0in" svg:height="0in">
                <draw:text-box>
                  <text:p text:style-name="a257" text:class-names="" text:cond-style-name=""><text:span text:style-name="a253" text:class-names="">DESEMPREGO REGISTADO (</text:span><text:span text:style-name="a254" text:class-names="">NOVO EMPREGO</text:span><text:span text:style-name="a255" text:class-names="">) POR ACTIVIDADE ECONÓMICA DE ORIGEM DO DESEMPREGO</text:span><text:span text:style-name="a256" text:class-names=""/></text:p>
                  <text:p text:style-name="a259" text:class-names="" text:cond-style-name=""><text:span text:style-name="a258" text:class-names=""><text:s text:c="1"/>Variação homóloga % (ordem decrescente)</text:span></text:p>
                </draw:text-box>
                <svg:title/>
                <svg:desc/>
              </draw:frame>
              <draw:frame draw:id="id70" draw:style-name="a263" draw:name="Text Box 2" svg:x="9.6133in" svg:y="6.92156in" svg:width="0in" svg:height="0in">
                <draw:text-box>
                  <text:p text:style-name="a262" text:class-names="" text:cond-style-name=""><text:span text:style-name="a261" text:class-names="">%</text:span></text:p>
                </draw:text-box>
                <svg:title/>
                <svg:desc/>
              </draw:frame>
              <draw:frame draw:id="id71" draw:style-name="a266" draw:name="Text Box 3" svg:x="9.62965in" svg:y="5.57131in" svg:width="0.09764in" svg:height="0.24049in">
                <draw:text-box>
                  <text:p text:style-name="a265" text:class-names="" text:cond-style-name=""><text:span text:style-name="a264" text:class-names=""/></text:p>
                </draw:text-box>
                <svg:title/>
                <svg:desc/>
              </draw:frame>
              <draw:frame draw:id="id72" draw:style-name="a274" draw:name="Text Box 1" svg:x="1.55964in" svg:y="0.08961in" svg:width="0in" svg:height="0in">
                <draw:text-box>
                  <text:p text:style-name="a271" text:class-names="" text:cond-style-name=""><text:span text:style-name="a267" text:class-names="">DESEMPREGO REGISTADO (</text:span><text:span text:style-name="a268" text:class-names="">NOVO EMPREGO</text:span><text:span text:style-name="a269" text:class-names="">) POR ACTIVIDADE ECONÓMICA DE ORIGEM DO DESEMPREGO</text:span><text:span text:style-name="a270" text:class-names=""/></text:p>
                  <text:p text:style-name="a273" text:class-names="" text:cond-style-name=""><text:span text:style-name="a272" text:class-names=""><text:s text:c="1"/>Variação homóloga % (ordem decrescente)</text:span></text:p>
                </draw:text-box>
                <svg:title/>
                <svg:desc/>
              </draw:frame>
              <draw:frame draw:id="id73" draw:style-name="a277" draw:name="Text Box 2" svg:x="9.6133in" svg:y="6.92156in" svg:width="0in" svg:height="0in">
                <draw:text-box>
                  <text:p text:style-name="a276" text:class-names="" text:cond-style-name=""><text:span text:style-name="a275" text:class-names="">%</text:span></text:p>
                </draw:text-box>
                <svg:title/>
                <svg:desc/>
              </draw:frame>
              <draw:frame draw:id="id74" draw:style-name="a280" draw:name="Text Box 3" svg:x="9.62965in" svg:y="5.57131in" svg:width="0.09764in" svg:height="0.24049in">
                <draw:text-box>
                  <text:p text:style-name="a279" text:class-names="" text:cond-style-name=""><text:span text:style-name="a278" text:class-names=""/></text:p>
                </draw:text-box>
                <svg:title/>
                <svg:desc/>
              </draw:frame>
              <draw:frame draw:id="id75" draw:style-name="a288" draw:name="Text Box 1" svg:x="1.55964in" svg:y="0.08961in" svg:width="0in" svg:height="0in">
                <draw:text-box>
                  <text:p text:style-name="a285" text:class-names="" text:cond-style-name=""><text:span text:style-name="a281" text:class-names="">DESEMPREGO REGISTADO (</text:span><text:span text:style-name="a282" text:class-names="">NOVO EMPREGO</text:span><text:span text:style-name="a283" text:class-names="">) POR ACTIVIDADE ECONÓMICA DE ORIGEM DO DESEMPREGO</text:span><text:span text:style-name="a284" text:class-names=""/></text:p>
                  <text:p text:style-name="a287" text:class-names="" text:cond-style-name=""><text:span text:style-name="a286" text:class-names=""><text:s text:c="1"/>Variação homóloga % (ordem decrescente)</text:span></text:p>
                </draw:text-box>
                <svg:title/>
                <svg:desc/>
              </draw:frame>
              <draw:frame draw:id="id76" draw:style-name="a291" draw:name="Text Box 2" svg:x="9.6133in" svg:y="6.92156in" svg:width="0in" svg:height="0in">
                <draw:text-box>
                  <text:p text:style-name="a290" text:class-names="" text:cond-style-name=""><text:span text:style-name="a289" text:class-names="">%</text:span></text:p>
                </draw:text-box>
                <svg:title/>
                <svg:desc/>
              </draw:frame>
              <draw:frame draw:id="id77" draw:style-name="a294" draw:name="Text Box 3" svg:x="9.62965in" svg:y="5.57131in" svg:width="0.09764in" svg:height="0.24049in">
                <draw:text-box>
                  <text:p text:style-name="a293" text:class-names="" text:cond-style-name=""><text:span text:style-name="a292" text:class-names=""/></text:p>
                </draw:text-box>
                <svg:title/>
                <svg:desc/>
              </draw:frame>
              <draw:frame draw:id="id78" draw:style-name="a302" draw:name="Text Box 1" svg:x="1.55964in" svg:y="0.08961in" svg:width="0in" svg:height="0in">
                <draw:text-box>
                  <text:p text:style-name="a299" text:class-names="" text:cond-style-name=""><text:span text:style-name="a295" text:class-names="">DESEMPREGO REGISTADO (</text:span><text:span text:style-name="a296" text:class-names="">NOVO EMPREGO</text:span><text:span text:style-name="a297" text:class-names="">) POR ACTIVIDADE ECONÓMICA DE ORIGEM DO DESEMPREGO</text:span><text:span text:style-name="a298" text:class-names=""/></text:p>
                  <text:p text:style-name="a301" text:class-names="" text:cond-style-name=""><text:span text:style-name="a300" text:class-names=""><text:s text:c="1"/>Variação homóloga % (ordem decrescente)</text:span></text:p>
                </draw:text-box>
                <svg:title/>
                <svg:desc/>
              </draw:frame>
              <draw:frame draw:id="id79" draw:style-name="a305" draw:name="Text Box 2" svg:x="9.6133in" svg:y="6.92156in" svg:width="0in" svg:height="0in">
                <draw:text-box>
                  <text:p text:style-name="a304" text:class-names="" text:cond-style-name=""><text:span text:style-name="a303" text:class-names="">%</text:span></text:p>
                </draw:text-box>
                <svg:title/>
                <svg:desc/>
              </draw:frame>
              <draw:frame draw:id="id80" draw:style-name="a308" draw:name="Text Box 3" svg:x="9.62965in" svg:y="5.57131in" svg:width="0.09764in" svg:height="0.24049in">
                <draw:text-box>
                  <text:p text:style-name="a307" text:class-names="" text:cond-style-name=""><text:span text:style-name="a306" text:class-names=""/></text:p>
                </draw:text-box>
                <svg:title/>
                <svg:desc/>
              </draw:frame>
              <draw:frame draw:id="id81" draw:style-name="a316" draw:name="Text Box 1" svg:x="1.55964in" svg:y="0.08961in" svg:width="0in" svg:height="0in">
                <draw:text-box>
                  <text:p text:style-name="a313" text:class-names="" text:cond-style-name=""><text:span text:style-name="a309" text:class-names="">DESEMPREGO REGISTADO (</text:span><text:span text:style-name="a310" text:class-names="">NOVO EMPREGO</text:span><text:span text:style-name="a311" text:class-names="">) POR ACTIVIDADE ECONÓMICA DE ORIGEM DO DESEMPREGO</text:span><text:span text:style-name="a312" text:class-names=""/></text:p>
                  <text:p text:style-name="a315" text:class-names="" text:cond-style-name=""><text:span text:style-name="a314" text:class-names=""><text:s text:c="1"/>Variação homóloga % (ordem decrescente)</text:span></text:p>
                </draw:text-box>
                <svg:title/>
                <svg:desc/>
              </draw:frame>
              <draw:frame draw:id="id82" draw:style-name="a319" draw:name="Text Box 2" svg:x="9.6133in" svg:y="6.92156in" svg:width="0in" svg:height="0in">
                <draw:text-box>
                  <text:p text:style-name="a318" text:class-names="" text:cond-style-name=""><text:span text:style-name="a317" text:class-names="">%</text:span></text:p>
                </draw:text-box>
                <svg:title/>
                <svg:desc/>
              </draw:frame>
              <draw:frame draw:id="id83" draw:style-name="a322" draw:name="Text Box 3" svg:x="9.62965in" svg:y="5.57131in" svg:width="0.09764in" svg:height="0.24049in">
                <draw:text-box>
                  <text:p text:style-name="a321" text:class-names="" text:cond-style-name=""><text:span text:style-name="a320" text:class-names=""/></text:p>
                </draw:text-box>
                <svg:title/>
                <svg:desc/>
              </draw:frame>
              <draw:frame draw:id="id84" draw:style-name="a330" draw:name="Text Box 1" svg:x="1.55964in" svg:y="0.08961in" svg:width="0in" svg:height="0in">
                <draw:text-box>
                  <text:p text:style-name="a327" text:class-names="" text:cond-style-name=""><text:span text:style-name="a323" text:class-names="">DESEMPREGO REGISTADO (</text:span><text:span text:style-name="a324" text:class-names="">NOVO EMPREGO</text:span><text:span text:style-name="a325" text:class-names="">) POR ACTIVIDADE ECONÓMICA DE ORIGEM DO DESEMPREGO</text:span><text:span text:style-name="a326" text:class-names=""/></text:p>
                  <text:p text:style-name="a329" text:class-names="" text:cond-style-name=""><text:span text:style-name="a328" text:class-names=""><text:s text:c="1"/>Variação homóloga % (ordem decrescente)</text:span></text:p>
                </draw:text-box>
                <svg:title/>
                <svg:desc/>
              </draw:frame>
              <draw:frame draw:id="id85" draw:style-name="a333" draw:name="Text Box 2" svg:x="9.6133in" svg:y="6.92156in" svg:width="0in" svg:height="0in">
                <draw:text-box>
                  <text:p text:style-name="a332" text:class-names="" text:cond-style-name=""><text:span text:style-name="a331" text:class-names="">%</text:span></text:p>
                </draw:text-box>
                <svg:title/>
                <svg:desc/>
              </draw:frame>
              <draw:frame draw:id="id86" draw:style-name="a336" draw:name="Text Box 3" svg:x="9.62965in" svg:y="5.57131in" svg:width="0.09764in" svg:height="0.24049in">
                <draw:text-box>
                  <text:p text:style-name="a335" text:class-names="" text:cond-style-name=""><text:span text:style-name="a334" text:class-names=""/></text:p>
                </draw:text-box>
                <svg:title/>
                <svg:desc/>
              </draw:frame>
              <draw:frame draw:id="id87" draw:style-name="a344" draw:name="Text Box 1" svg:x="1.55964in" svg:y="0.08961in" svg:width="0in" svg:height="0in">
                <draw:text-box>
                  <text:p text:style-name="a341" text:class-names="" text:cond-style-name=""><text:span text:style-name="a337" text:class-names="">DESEMPREGO REGISTADO (</text:span><text:span text:style-name="a338" text:class-names="">NOVO EMPREGO</text:span><text:span text:style-name="a339" text:class-names="">) POR ACTIVIDADE ECONÓMICA DE ORIGEM DO DESEMPREGO</text:span><text:span text:style-name="a340" text:class-names=""/></text:p>
                  <text:p text:style-name="a343" text:class-names="" text:cond-style-name=""><text:span text:style-name="a342" text:class-names=""><text:s text:c="1"/>Variação homóloga % (ordem decrescente)</text:span></text:p>
                </draw:text-box>
                <svg:title/>
                <svg:desc/>
              </draw:frame>
              <draw:frame draw:id="id88" draw:style-name="a347" draw:name="Text Box 2" svg:x="9.6133in" svg:y="6.92156in" svg:width="0in" svg:height="0in">
                <draw:text-box>
                  <text:p text:style-name="a346" text:class-names="" text:cond-style-name=""><text:span text:style-name="a345" text:class-names="">%</text:span></text:p>
                </draw:text-box>
                <svg:title/>
                <svg:desc/>
              </draw:frame>
              <draw:frame draw:id="id89" draw:style-name="a350" draw:name="Text Box 3" svg:x="9.62965in" svg:y="5.57131in" svg:width="0.09764in" svg:height="0.24049in">
                <draw:text-box>
                  <text:p text:style-name="a349" text:class-names="" text:cond-style-name=""><text:span text:style-name="a348" text:class-names=""/></text:p>
                </draw:text-box>
                <svg:title/>
                <svg:desc/>
              </draw:frame>
              <draw:frame draw:id="id90" draw:style-name="a358" draw:name="Text Box 1" svg:x="1.55964in" svg:y="0.08961in" svg:width="0in" svg:height="0in">
                <draw:text-box>
                  <text:p text:style-name="a355" text:class-names="" text:cond-style-name=""><text:span text:style-name="a351" text:class-names="">DESEMPREGO REGISTADO (</text:span><text:span text:style-name="a352" text:class-names="">NOVO EMPREGO</text:span><text:span text:style-name="a353" text:class-names="">) POR ACTIVIDADE ECONÓMICA DE ORIGEM DO DESEMPREGO</text:span><text:span text:style-name="a354" text:class-names=""/></text:p>
                  <text:p text:style-name="a357" text:class-names="" text:cond-style-name=""><text:span text:style-name="a356" text:class-names=""><text:s text:c="1"/>Variação homóloga % (ordem decrescente)</text:span></text:p>
                </draw:text-box>
                <svg:title/>
                <svg:desc/>
              </draw:frame>
              <draw:frame draw:id="id91" draw:style-name="a361" draw:name="Text Box 2" svg:x="9.6133in" svg:y="6.92156in" svg:width="0in" svg:height="0in">
                <draw:text-box>
                  <text:p text:style-name="a360" text:class-names="" text:cond-style-name=""><text:span text:style-name="a359" text:class-names="">%</text:span></text:p>
                </draw:text-box>
                <svg:title/>
                <svg:desc/>
              </draw:frame>
              <draw:frame draw:id="id92" draw:style-name="a364" draw:name="Text Box 3" svg:x="9.62965in" svg:y="5.57131in" svg:width="0.09764in" svg:height="0.24049in">
                <draw:text-box>
                  <text:p text:style-name="a363" text:class-names="" text:cond-style-name=""><text:span text:style-name="a362" text:class-names=""/></text:p>
                </draw:text-box>
                <svg:title/>
                <svg:desc/>
              </draw:frame>
              <draw:frame draw:id="id93" draw:style-name="a372" draw:name="Text Box 1" svg:x="1.55964in" svg:y="0.08961in" svg:width="0in" svg:height="0in">
                <draw:text-box>
                  <text:p text:style-name="a369" text:class-names="" text:cond-style-name=""><text:span text:style-name="a365" text:class-names="">DESEMPREGO REGISTADO (</text:span><text:span text:style-name="a366" text:class-names="">NOVO EMPREGO</text:span><text:span text:style-name="a367" text:class-names="">) POR ACTIVIDADE ECONÓMICA DE ORIGEM DO DESEMPREGO</text:span><text:span text:style-name="a368" text:class-names=""/></text:p>
                  <text:p text:style-name="a371" text:class-names="" text:cond-style-name=""><text:span text:style-name="a370" text:class-names=""><text:s text:c="1"/>Variação homóloga % (ordem decrescente)</text:span></text:p>
                </draw:text-box>
                <svg:title/>
                <svg:desc/>
              </draw:frame>
              <draw:frame draw:id="id94" draw:style-name="a375" draw:name="Text Box 2" svg:x="9.6133in" svg:y="6.92156in" svg:width="0in" svg:height="0in">
                <draw:text-box>
                  <text:p text:style-name="a374" text:class-names="" text:cond-style-name=""><text:span text:style-name="a373" text:class-names="">%</text:span></text:p>
                </draw:text-box>
                <svg:title/>
                <svg:desc/>
              </draw:frame>
              <draw:frame draw:id="id95" draw:style-name="a378" draw:name="Text Box 3" svg:x="9.62965in" svg:y="5.57131in" svg:width="0.09764in" svg:height="0.24049in">
                <draw:text-box>
                  <text:p text:style-name="a377" text:class-names="" text:cond-style-name=""><text:span text:style-name="a376" text:class-names=""/></text:p>
                </draw:text-box>
                <svg:title/>
                <svg:desc/>
              </draw:frame>
            </draw:g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5" table:style-name="ce12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12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5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4" table:style-name="ce17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2"/>
          <table:table-cell table:style-name="ce77"/>
          <table:table-cell table:style-name="ce78"/>
          <table:table-cell table:style-name="ce79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2"/>
          <table:table-cell table:style-name="ce71"/>
          <table:table-cell table:style-name="ce73"/>
          <table:table-cell table:style-name="ce79"/>
          <table:table-cell table:style-name="ce78"/>
          <table:table-cell table:style-name="ce79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2">
        <table:table-column table:style-name="co29" table:default-cell-style-name="ce1" table:visibility="collapse"/>
        <table:table-column table:style-name="co30" table:default-cell-style-name="ce1"/>
        <table:table-column table:style-name="co26" table:default-cell-style-name="ce1"/>
        <table:table-column table:style-name="co1" table:default-cell-style-name="ce1"/>
        <table:table-column table:style-name="co26" table:default-cell-style-name="ce58"/>
        <table:table-column table:style-name="co6" table:default-cell-style-name="ce58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9" draw:id="id150">
              <svg:title/>
              <svg:desc/>
              <draw:frame draw:id="id148" draw:style-name="a582" draw:name="Picture 184" svg:x="0.03511in" svg:y="0.17556in" svg:width="2.5049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49" draw:style-name="a586" draw:name="CaixaDeTexto 11" svg:x="0.50127in" svg:y="0.30508in" svg:width="1.91139in" svg:height="0.54297in">
                <draw:text-box>
                  <text:p text:style-name="a585" text:class-names="" text:cond-style-name=""><text:span text:style-name="a583" text:class-names="">OUTUBRO 2019</text:span><text:span text:style-name="a58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01" draw:style-name="a392" draw:name="Text Box 122" svg:x="0in" svg:y="0in" svg:width="0.97917in" svg:height="0.32292in">
              <draw:text-box>
                <text:p text:style-name="a389" text:class-names="" text:cond-style-name=""><text:span text:style-name="a386" text:class-names="">Página 12</text:span><text:span text:style-name="a387" text:class-names="">/14</text:span><text:span text:style-name="a388" text:class-names=""/></text:p>
                <text:p text:style-name="a391" text:class-names="" text:cond-style-name=""><text:span text:style-name="a39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<text:s/>Quadro 11 - <text:s/>COLOCAÇÕES EFETUADAS, <text:s text:c="2"/>POR <text:s/>REGIÕES<text:s text:c="3"/></text:p>
          </table:table-cell>
          <table:table-cell table:number-columns-repeated="10" table:style-name="ce106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21"/>
          <table:table-cell table:style-name="ce232"/>
          <table:table-cell table:style-name="ce222"/>
          <table:table-cell table:style-name="ce236"/>
          <table:table-cell table:style-name="ce223"/>
          <table:table-cell table:style-name="ce236"/>
          <table:table-cell table:style-name="ce223"/>
          <table:table-cell table:style-name="ce224"/>
          <table:table-cell table:number-columns-repeated="3" table:style-name="ce225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6">
            <text:p>PORTUGAL</text:p>
          </table:table-cell>
          <table:table-cell office:value-type="float" office:value="7521" table:style-name="ce233">
            <text:p>7 521</text:p>
          </table:table-cell>
          <table:table-cell office:value-type="float" office:value="100" table:style-name="ce215">
            <text:p>100,0<text:s text:c="5"/></text:p>
          </table:table-cell>
          <table:table-cell office:value-type="float" office:value="8881" table:style-name="ce237">
            <text:p>8 881</text:p>
          </table:table-cell>
          <table:table-cell office:value-type="float" office:value="100" table:style-name="ce216">
            <text:p>100,0<text:s text:c="5"/></text:p>
          </table:table-cell>
          <table:table-cell office:value-type="float" office:value="7709" table:style-name="ce237">
            <text:p>7 709</text:p>
          </table:table-cell>
          <table:table-cell office:value-type="float" office:value="100" table:style-name="ce217">
            <text:p>100,0<text:s text:c="5"/></text:p>
          </table:table-cell>
          <table:table-cell office:value-type="float" office:value="-1360" table:style-name="ce113">
            <text:p><text:s/>-1 360</text:p>
          </table:table-cell>
          <table:table-cell office:value-type="float" office:value="-15.313590811845511" table:style-name="ce114">
            <text:p>-15,3<text:s text:c="3"/></text:p>
          </table:table-cell>
          <table:table-cell office:value-type="float" office:value="-188" table:style-name="ce113">
            <text:p><text:s/>- 188</text:p>
          </table:table-cell>
          <table:table-cell office:value-type="float" office:value="-2.4387080036321183" table:style-name="ce114">
            <text:p>-2,4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240">
            <text:p>CONTINENTE</text:p>
          </table:table-cell>
          <table:table-cell office:value-type="float" office:value="7248" table:style-name="ce233">
            <text:p>7 248</text:p>
          </table:table-cell>
          <table:table-cell office:value-type="float" office:value="96.370163542082167" table:style-name="ce215">
            <text:p>96,4<text:s text:c="5"/></text:p>
          </table:table-cell>
          <table:table-cell office:value-type="float" office:value="8623" table:style-name="ce237">
            <text:p>8 623</text:p>
          </table:table-cell>
          <table:table-cell office:value-type="float" office:value="97.094921743046953" table:style-name="ce216">
            <text:p>97,1<text:s text:c="5"/></text:p>
          </table:table-cell>
          <table:table-cell office:value-type="float" office:value="7361" table:style-name="ce237">
            <text:p>7 361</text:p>
          </table:table-cell>
          <table:table-cell office:value-type="float" office:value="95.485795823063953" table:style-name="ce217">
            <text:p>95,5<text:s text:c="5"/></text:p>
          </table:table-cell>
          <table:table-cell office:value-type="float" office:value="-1375" table:style-name="ce113">
            <text:p><text:s/>-1 375</text:p>
          </table:table-cell>
          <table:table-cell office:value-type="float" office:value="-15.945726545285863" table:style-name="ce114">
            <text:p>-15,9<text:s text:c="3"/></text:p>
          </table:table-cell>
          <table:table-cell office:value-type="float" office:value="-113" table:style-name="ce113">
            <text:p><text:s/>- 113</text:p>
          </table:table-cell>
          <table:table-cell office:value-type="float" office:value="-1.5351175112077164" table:style-name="ce114">
            <text:p>-1,5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241">
            <text:p>Norte</text:p>
          </table:table-cell>
          <table:table-cell office:value-type="float" office:value="2745" table:style-name="ce234">
            <text:p>2 745</text:p>
          </table:table-cell>
          <table:table-cell office:value-type="float" office:value="36.497806142800158" table:style-name="ce218">
            <text:p>36,5<text:s text:c="5"/></text:p>
          </table:table-cell>
          <table:table-cell office:value-type="float" office:value="3551" table:style-name="ce238">
            <text:p>3 551</text:p>
          </table:table-cell>
          <table:table-cell office:value-type="float" office:value="39.9842360094584" table:style-name="ce219">
            <text:p>40,0<text:s text:c="5"/></text:p>
          </table:table-cell>
          <table:table-cell office:value-type="float" office:value="2648" table:style-name="ce238">
            <text:p>2 648</text:p>
          </table:table-cell>
          <table:table-cell office:value-type="float" office:value="34.349461668180048" table:style-name="ce220">
            <text:p>34,3<text:s text:c="5"/></text:p>
          </table:table-cell>
          <table:table-cell office:value-type="float" office:value="-806" table:style-name="ce120">
            <text:p><text:s/>- 806</text:p>
          </table:table-cell>
          <table:table-cell office:value-type="float" office:value="-22.697831596733316" table:style-name="ce121">
            <text:p>-22,7<text:s text:c="3"/></text:p>
          </table:table-cell>
          <table:table-cell office:value-type="float" office:value="97" table:style-name="ce120">
            <text:p>+ 97</text:p>
          </table:table-cell>
          <table:table-cell office:value-type="float" office:value="3.6631419939577041" table:style-name="ce121">
            <text:p>+3,7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41">
            <text:p>Centro</text:p>
          </table:table-cell>
          <table:table-cell office:value-type="float" office:value="2037" table:style-name="ce234">
            <text:p>2 037</text:p>
          </table:table-cell>
          <table:table-cell office:value-type="float" office:value="27.084164339848428" table:style-name="ce218">
            <text:p>27,1<text:s text:c="5"/></text:p>
          </table:table-cell>
          <table:table-cell office:value-type="float" office:value="2198" table:style-name="ce238">
            <text:p>2 198</text:p>
          </table:table-cell>
          <table:table-cell office:value-type="float" office:value="24.749465150320908" table:style-name="ce219">
            <text:p>24,7<text:s text:c="5"/></text:p>
          </table:table-cell>
          <table:table-cell office:value-type="float" office:value="2170" table:style-name="ce238">
            <text:p>2 170</text:p>
          </table:table-cell>
          <table:table-cell office:value-type="float" office:value="28.148916850434556" table:style-name="ce220">
            <text:p>28,1<text:s text:c="5"/></text:p>
          </table:table-cell>
          <table:table-cell office:value-type="float" office:value="-161" table:style-name="ce120">
            <text:p><text:s/>- 161</text:p>
          </table:table-cell>
          <table:table-cell office:value-type="float" office:value="-7.3248407643312099" table:style-name="ce121">
            <text:p>-7,3<text:s text:c="3"/></text:p>
          </table:table-cell>
          <table:table-cell office:value-type="float" office:value="-133" table:style-name="ce120">
            <text:p><text:s/>- 133</text:p>
          </table:table-cell>
          <table:table-cell office:value-type="float" office:value="-6.129032258064516" table:style-name="ce121">
            <text:p>-6,1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41">
            <text:p>Lisboa V. Tejo</text:p>
          </table:table-cell>
          <table:table-cell office:value-type="float" office:value="1888" table:style-name="ce234">
            <text:p>1 888</text:p>
          </table:table-cell>
          <table:table-cell office:value-type="float" office:value="25.103044807871296" table:style-name="ce218">
            <text:p>25,1<text:s text:c="5"/></text:p>
          </table:table-cell>
          <table:table-cell office:value-type="float" office:value="2285" table:style-name="ce238">
            <text:p>2 285</text:p>
          </table:table-cell>
          <table:table-cell office:value-type="float" office:value="25.729084562549264" table:style-name="ce219">
            <text:p>25,7<text:s text:c="5"/></text:p>
          </table:table-cell>
          <table:table-cell office:value-type="float" office:value="1941" table:style-name="ce238">
            <text:p>1 941</text:p>
          </table:table-cell>
          <table:table-cell office:value-type="float" office:value="25.178362952393307" table:style-name="ce220">
            <text:p>25,2<text:s text:c="5"/></text:p>
          </table:table-cell>
          <table:table-cell office:value-type="float" office:value="-397" table:style-name="ce120">
            <text:p><text:s/>- 397</text:p>
          </table:table-cell>
          <table:table-cell office:value-type="float" office:value="-17.374179431072211" table:style-name="ce121">
            <text:p>-17,4<text:s text:c="3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2.7305512622359607" table:style-name="ce121">
            <text:p>-2,7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1">
            <text:p>Alentejo</text:p>
          </table:table-cell>
          <table:table-cell office:value-type="float" office:value="401" table:style-name="ce234">
            <text:p><text:s/>401</text:p>
          </table:table-cell>
          <table:table-cell office:value-type="float" office:value="5.3317378008243583" table:style-name="ce218">
            <text:p>5,3<text:s text:c="5"/></text:p>
          </table:table-cell>
          <table:table-cell office:value-type="float" office:value="402" table:style-name="ce238">
            <text:p><text:s/>402</text:p>
          </table:table-cell>
          <table:table-cell office:value-type="float" office:value="4.5265172840896293" table:style-name="ce219">
            <text:p>4,5<text:s text:c="5"/></text:p>
          </table:table-cell>
          <table:table-cell office:value-type="float" office:value="446" table:style-name="ce238">
            <text:p><text:s/>446</text:p>
          </table:table-cell>
          <table:table-cell office:value-type="float" office:value="5.785445583084706" table:style-name="ce220">
            <text:p>5,8<text:s text:c="5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0.24875621890547264" table:style-name="ce121">
            <text:p>-0,2<text:s text:c="3"/></text:p>
          </table:table-cell>
          <table:table-cell office:value-type="float" office:value="-45" table:style-name="ce120">
            <text:p><text:s/>- 45</text:p>
          </table:table-cell>
          <table:table-cell office:value-type="float" office:value="-10.089686098654708" table:style-name="ce121">
            <text:p>-10,1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41">
            <text:p>Algarve</text:p>
          </table:table-cell>
          <table:table-cell office:value-type="float" office:value="177" table:style-name="ce234">
            <text:p><text:s/>177</text:p>
          </table:table-cell>
          <table:table-cell office:value-type="float" office:value="2.3534104507379339" table:style-name="ce218">
            <text:p>2,4<text:s text:c="5"/></text:p>
          </table:table-cell>
          <table:table-cell office:value-type="float" office:value="187" table:style-name="ce238">
            <text:p><text:s/>187</text:p>
          </table:table-cell>
          <table:table-cell office:value-type="float" office:value="2.1056187366287582" table:style-name="ce219">
            <text:p>2,1<text:s text:c="5"/></text:p>
          </table:table-cell>
          <table:table-cell office:value-type="float" office:value="156" table:style-name="ce238">
            <text:p><text:s/>156</text:p>
          </table:table-cell>
          <table:table-cell office:value-type="float" office:value="2.0236087689713322" table:style-name="ce220">
            <text:p>2,0<text:s text:c="5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5.3475935828877006" table:style-name="ce121">
            <text:p>-5,3<text:s text:c="3"/></text:p>
          </table:table-cell>
          <table:table-cell office:value-type="float" office:value="21" table:style-name="ce120">
            <text:p>+ 21</text:p>
          </table:table-cell>
          <table:table-cell office:value-type="float" office:value="13.461538461538462" table:style-name="ce121">
            <text:p>+13,5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0">
          <table:table-cell/>
          <table:table-cell office:value-type="string" table:style-name="ce240">
            <text:p>REG.AUTÓNOMAS</text:p>
          </table:table-cell>
          <table:table-cell office:value-type="float" office:value="273" table:style-name="ce233">
            <text:p><text:s/>273</text:p>
          </table:table-cell>
          <table:table-cell office:value-type="float" office:value="3.6298364579178304" table:style-name="ce215">
            <text:p>3,6<text:s text:c="5"/></text:p>
          </table:table-cell>
          <table:table-cell office:value-type="float" office:value="258" table:style-name="ce237">
            <text:p><text:s/>258</text:p>
          </table:table-cell>
          <table:table-cell office:value-type="float" office:value="2.905078256953046" table:style-name="ce216">
            <text:p>2,9<text:s text:c="5"/></text:p>
          </table:table-cell>
          <table:table-cell office:value-type="float" office:value="348" table:style-name="ce237">
            <text:p><text:s/>348</text:p>
          </table:table-cell>
          <table:table-cell office:value-type="float" office:value="4.5142041769360484" table:style-name="ce217">
            <text:p>4,5<text:s text:c="5"/></text:p>
          </table:table-cell>
          <table:table-cell office:value-type="float" office:value="15" table:style-name="ce113">
            <text:p>+ 15</text:p>
          </table:table-cell>
          <table:table-cell office:value-type="float" office:value="5.8139534883720927" table:style-name="ce114">
            <text:p>+5,8<text:s text:c="3"/></text:p>
          </table:table-cell>
          <table:table-cell office:value-type="float" office:value="-75" table:style-name="ce113">
            <text:p><text:s/>- 75</text:p>
          </table:table-cell>
          <table:table-cell office:value-type="float" office:value="-21.551724137931032" table:style-name="ce114">
            <text:p>-21,6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41">
            <text:p>Açores</text:p>
          </table:table-cell>
          <table:table-cell office:value-type="float" office:value="135" table:style-name="ce234">
            <text:p><text:s/>135</text:p>
          </table:table-cell>
          <table:table-cell office:value-type="float" office:value="1.7949740725967291" table:style-name="ce218">
            <text:p>1,8<text:s text:c="5"/></text:p>
          </table:table-cell>
          <table:table-cell office:value-type="float" office:value="107" table:style-name="ce238">
            <text:p><text:s/>107</text:p>
          </table:table-cell>
          <table:table-cell office:value-type="float" office:value="1.2048192771084338" table:style-name="ce219">
            <text:p>1,2<text:s text:c="5"/></text:p>
          </table:table-cell>
          <table:table-cell office:value-type="float" office:value="188" table:style-name="ce238">
            <text:p><text:s/>188</text:p>
          </table:table-cell>
          <table:table-cell office:value-type="float" office:value="2.4387080036321183" table:style-name="ce220">
            <text:p>2,4<text:s text:c="5"/></text:p>
          </table:table-cell>
          <table:table-cell office:value-type="float" office:value="28" table:style-name="ce120">
            <text:p>+ 28</text:p>
          </table:table-cell>
          <table:table-cell office:value-type="float" office:value="26.168224299065418" table:style-name="ce121">
            <text:p>+26,2<text:s text:c="3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28.191489361702125" table:style-name="ce121">
            <text:p>-28,2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41">
            <text:p>Madeira</text:p>
          </table:table-cell>
          <table:table-cell office:value-type="float" office:value="138" table:style-name="ce234">
            <text:p><text:s/>138</text:p>
          </table:table-cell>
          <table:table-cell office:value-type="float" office:value="1.834862385321101" table:style-name="ce218">
            <text:p>1,8<text:s text:c="5"/></text:p>
          </table:table-cell>
          <table:table-cell office:value-type="float" office:value="151" table:style-name="ce238">
            <text:p><text:s/>151</text:p>
          </table:table-cell>
          <table:table-cell office:value-type="float" office:value="1.7002589798446119" table:style-name="ce219">
            <text:p>1,7<text:s text:c="5"/></text:p>
          </table:table-cell>
          <table:table-cell office:value-type="float" office:value="160" table:style-name="ce238">
            <text:p><text:s/>160</text:p>
          </table:table-cell>
          <table:table-cell office:value-type="float" office:value="2.0754961733039305" table:style-name="ce220">
            <text:p>2,1<text:s text:c="5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8.6092715231788084" table:style-name="ce121">
            <text:p>-8,6<text:s text:c="3"/></text:p>
          </table:table-cell>
          <table:table-cell office:value-type="float" office:value="-22" table:style-name="ce120">
            <text:p><text:s/>- 22</text:p>
          </table:table-cell>
          <table:table-cell office:value-type="float" office:value="-13.750000000000002" table:style-name="ce121">
            <text:p>-13,8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table:style-name="ce227"/>
          <table:table-cell table:style-name="ce235"/>
          <table:table-cell table:style-name="ce203"/>
          <table:table-cell table:style-name="ce239"/>
          <table:table-cell table:style-name="ce228"/>
          <table:table-cell table:style-name="ce239"/>
          <table:table-cell table:style-name="ce229"/>
          <table:table-cell table:style-name="ce230"/>
          <table:table-cell table:style-name="ce231"/>
          <table:table-cell table:style-name="ce230"/>
          <table:table-cell table:style-name="ce231"/>
          <table:table-cell table:number-columns-repeated="16372" table:style-name="ce1"/>
        </table:table-row>
        <table:table-row table:style-name="ro2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6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6"/>
          <table:table-cell office:value-type="string" table:style-name="ce107">
            <text:p>CONTINENTE</text:p>
          </table:table-cell>
          <table:table-cell table:style-name="ce107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8">
          <table:table-cell/>
          <table:table-cell table:style-name="ce31"/>
          <table:table-cell table:style-name="ce90"/>
          <table:table-cell table:style-name="ce91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7">
            <text:p>Mês <text:s/>anterior</text:p>
          </table:table-cell>
          <table:covered-table-cell/>
          <table:table-cell office:value-type="string" table:number-columns-spanned="2" table:number-rows-spanned="1" table:style-name="ce26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33"/>
          <table:table-cell table:style-name="ce93"/>
          <table:table-cell table:style-name="ce94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2"/>
          <table:table-cell table:style-name="ce103"/>
          <table:table-cell table:style-name="ce100"/>
          <table:table-cell table:style-name="ce64"/>
          <table:table-cell table:style-name="ce59"/>
          <table:table-cell table:style-name="ce61"/>
          <table:table-cell table:style-name="ce198"/>
          <table:table-cell table:style-name="ce199"/>
          <table:table-cell table:style-name="ce198"/>
          <table:table-cell table:style-name="ce29"/>
          <table:table-cell table:number-columns-repeated="16372"/>
        </table:table-row>
        <table:table-row table:style-name="ro23">
          <table:table-cell/>
          <table:table-cell office:value-type="string" table:style-name="ce35">
            <text:p>Total</text:p>
          </table:table-cell>
          <table:table-cell office:value-type="float" office:value="7248" table:style-name="ce109">
            <text:p>7 248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8623" table:style-name="ce149">
            <text:p>8 623</text:p>
          </table:table-cell>
          <table:table-cell office:value-type="float" office:value="100" table:style-name="ce150">
            <text:p>100,0<text:s text:c="5"/></text:p>
          </table:table-cell>
          <table:table-cell office:value-type="float" office:value="7361" table:style-name="ce111">
            <text:p>7 36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375" table:style-name="ce195">
            <text:p><text:s/>-1 375</text:p>
          </table:table-cell>
          <table:table-cell office:value-type="float" office:value="-15.945726545285863" table:style-name="ce114">
            <text:p>-15,9<text:s text:c="3"/></text:p>
          </table:table-cell>
          <table:table-cell office:value-type="float" office:value="-113" table:style-name="ce195">
            <text:p><text:s/>- 113</text:p>
          </table:table-cell>
          <table:table-cell office:value-type="float" office:value="-1.5351175112077164" table:style-name="ce114">
            <text:p>-1,5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27" table:style-name="ce116">
            <text:p><text:s/>27</text:p>
          </table:table-cell>
          <table:table-cell office:value-type="float" office:value="0.37251655629139074" table:style-name="ce117">
            <text:p>0,4<text:s text:c="5"/></text:p>
          </table:table-cell>
          <table:table-cell office:value-type="float" office:value="24" table:style-name="ce151">
            <text:p><text:s/>24</text:p>
          </table:table-cell>
          <table:table-cell office:value-type="float" office:value="0.27832540879044415" table:style-name="ce152">
            <text:p>0,3<text:s text:c="5"/></text:p>
          </table:table-cell>
          <table:table-cell office:value-type="float" office:value="22" table:style-name="ce118">
            <text:p><text:s/>22</text:p>
          </table:table-cell>
          <table:table-cell office:value-type="float" office:value="0.29887243581035183" table:style-name="ce119">
            <text:p>0,3<text:s text:c="5"/></text:p>
          </table:table-cell>
          <table:table-cell office:value-type="float" office:value="3" table:style-name="ce196">
            <text:p>+ 3</text:p>
          </table:table-cell>
          <table:table-cell office:value-type="float" office:value="12.5" table:style-name="ce121">
            <text:p>+12,5<text:s text:c="3"/></text:p>
          </table:table-cell>
          <table:table-cell office:value-type="float" office:value="5" table:style-name="ce196">
            <text:p>+ 5</text:p>
          </table:table-cell>
          <table:table-cell office:value-type="float" office:value="22.727272727272727" table:style-name="ce121">
            <text:p>+22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799" table:style-name="ce116">
            <text:p><text:s/>799</text:p>
          </table:table-cell>
          <table:table-cell office:value-type="float" office:value="11.02373068432671" table:style-name="ce117">
            <text:p>11,0<text:s text:c="5"/></text:p>
          </table:table-cell>
          <table:table-cell office:value-type="float" office:value="477" table:style-name="ce151">
            <text:p><text:s/>477</text:p>
          </table:table-cell>
          <table:table-cell office:value-type="float" office:value="5.5317174997100773" table:style-name="ce152">
            <text:p>5,5<text:s text:c="5"/></text:p>
          </table:table-cell>
          <table:table-cell office:value-type="float" office:value="534" table:style-name="ce118">
            <text:p><text:s/>534</text:p>
          </table:table-cell>
          <table:table-cell office:value-type="float" office:value="7.2544491237603594" table:style-name="ce119">
            <text:p>7,3<text:s text:c="5"/></text:p>
          </table:table-cell>
          <table:table-cell office:value-type="float" office:value="322" table:style-name="ce196">
            <text:p>+ 322</text:p>
          </table:table-cell>
          <table:table-cell office:value-type="float" office:value="67.505241090146754" table:style-name="ce121">
            <text:p>+67,5<text:s text:c="3"/></text:p>
          </table:table-cell>
          <table:table-cell office:value-type="float" office:value="265" table:style-name="ce196">
            <text:p>+ 265</text:p>
          </table:table-cell>
          <table:table-cell office:value-type="float" office:value="49.625468164794007" table:style-name="ce121">
            <text:p>+49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477" table:style-name="ce116">
            <text:p><text:s/>477</text:p>
          </table:table-cell>
          <table:table-cell office:value-type="float" office:value="6.5811258278145699" table:style-name="ce117">
            <text:p>6,6<text:s text:c="5"/></text:p>
          </table:table-cell>
          <table:table-cell office:value-type="float" office:value="375" table:style-name="ce151">
            <text:p><text:s/>375</text:p>
          </table:table-cell>
          <table:table-cell office:value-type="float" office:value="4.34883451235069" table:style-name="ce152">
            <text:p>4,3<text:s text:c="5"/></text:p>
          </table:table-cell>
          <table:table-cell office:value-type="float" office:value="391" table:style-name="ce118">
            <text:p><text:s/>391</text:p>
          </table:table-cell>
          <table:table-cell office:value-type="float" office:value="5.3117782909930717" table:style-name="ce119">
            <text:p>5,3<text:s text:c="5"/></text:p>
          </table:table-cell>
          <table:table-cell office:value-type="float" office:value="102" table:style-name="ce196">
            <text:p>+ 102</text:p>
          </table:table-cell>
          <table:table-cell office:value-type="float" office:value="27.200000000000003" table:style-name="ce121">
            <text:p>+27,2<text:s text:c="3"/></text:p>
          </table:table-cell>
          <table:table-cell office:value-type="float" office:value="86" table:style-name="ce196">
            <text:p>+ 86</text:p>
          </table:table-cell>
          <table:table-cell office:value-type="float" office:value="21.994884910485936" table:style-name="ce121">
            <text:p>+22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731" table:style-name="ce116">
            <text:p><text:s/>731</text:p>
          </table:table-cell>
          <table:table-cell office:value-type="float" office:value="10.085540838852097" table:style-name="ce117">
            <text:p>10,1<text:s text:c="5"/></text:p>
          </table:table-cell>
          <table:table-cell office:value-type="float" office:value="625" table:style-name="ce151">
            <text:p><text:s/>625</text:p>
          </table:table-cell>
          <table:table-cell office:value-type="float" office:value="7.2480575205844833" table:style-name="ce152">
            <text:p>7,2<text:s text:c="5"/></text:p>
          </table:table-cell>
          <table:table-cell office:value-type="float" office:value="611" table:style-name="ce118">
            <text:p><text:s/>611</text:p>
          </table:table-cell>
          <table:table-cell office:value-type="float" office:value="8.3005026490965896" table:style-name="ce119">
            <text:p>8,3<text:s text:c="5"/></text:p>
          </table:table-cell>
          <table:table-cell office:value-type="float" office:value="106" table:style-name="ce196">
            <text:p>+ 106</text:p>
          </table:table-cell>
          <table:table-cell office:value-type="float" office:value="16.96" table:style-name="ce121">
            <text:p>+17,0<text:s text:c="3"/></text:p>
          </table:table-cell>
          <table:table-cell office:value-type="float" office:value="120" table:style-name="ce196">
            <text:p>+ 120</text:p>
          </table:table-cell>
          <table:table-cell office:value-type="float" office:value="19.639934533551553" table:style-name="ce121">
            <text:p>+19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1337" table:style-name="ce116">
            <text:p>1 337</text:p>
          </table:table-cell>
          <table:table-cell office:value-type="float" office:value="18.446467991169978" table:style-name="ce117">
            <text:p>18,4<text:s text:c="5"/></text:p>
          </table:table-cell>
          <table:table-cell office:value-type="float" office:value="1441" table:style-name="ce151">
            <text:p>1 441</text:p>
          </table:table-cell>
          <table:table-cell office:value-type="float" office:value="16.711121419459584" table:style-name="ce152">
            <text:p>16,7<text:s text:c="5"/></text:p>
          </table:table-cell>
          <table:table-cell office:value-type="float" office:value="1356" table:style-name="ce118">
            <text:p>1 356</text:p>
          </table:table-cell>
          <table:table-cell office:value-type="float" office:value="18.421410134492596" table:style-name="ce119">
            <text:p>18,4<text:s text:c="5"/></text:p>
          </table:table-cell>
          <table:table-cell office:value-type="float" office:value="-104" table:style-name="ce196">
            <text:p><text:s/>- 104</text:p>
          </table:table-cell>
          <table:table-cell office:value-type="float" office:value="-7.2172102706453858" table:style-name="ce121">
            <text:p>-7,2<text:s text:c="3"/></text:p>
          </table:table-cell>
          <table:table-cell office:value-type="float" office:value="-19" table:style-name="ce196">
            <text:p><text:s/>- 19</text:p>
          </table:table-cell>
          <table:table-cell office:value-type="float" office:value="-1.4011799410029497" table:style-name="ce121">
            <text:p>-1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168" table:style-name="ce116">
            <text:p><text:s/>168</text:p>
          </table:table-cell>
          <table:table-cell office:value-type="float" office:value="2.3178807947019866" table:style-name="ce117">
            <text:p>2,3<text:s text:c="5"/></text:p>
          </table:table-cell>
          <table:table-cell office:value-type="float" office:value="127" table:style-name="ce151">
            <text:p><text:s/>127</text:p>
          </table:table-cell>
          <table:table-cell office:value-type="float" office:value="1.4728052881827669" table:style-name="ce152">
            <text:p>1,5<text:s text:c="5"/></text:p>
          </table:table-cell>
          <table:table-cell office:value-type="float" office:value="151" table:style-name="ce118">
            <text:p><text:s/>151</text:p>
          </table:table-cell>
          <table:table-cell office:value-type="float" office:value="2.0513517185165058" table:style-name="ce119">
            <text:p>2,1<text:s text:c="5"/></text:p>
          </table:table-cell>
          <table:table-cell office:value-type="float" office:value="41" table:style-name="ce196">
            <text:p>+ 41</text:p>
          </table:table-cell>
          <table:table-cell office:value-type="float" office:value="32.283464566929133" table:style-name="ce121">
            <text:p>+32,3<text:s text:c="3"/></text:p>
          </table:table-cell>
          <table:table-cell office:value-type="float" office:value="17" table:style-name="ce196">
            <text:p>+ 17</text:p>
          </table:table-cell>
          <table:table-cell office:value-type="float" office:value="11.258278145695364" table:style-name="ce121">
            <text:p>+11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831" table:style-name="ce116">
            <text:p><text:s/>831</text:p>
          </table:table-cell>
          <table:table-cell office:value-type="float" office:value="11.465231788079471" table:style-name="ce117">
            <text:p>11,5<text:s text:c="5"/></text:p>
          </table:table-cell>
          <table:table-cell office:value-type="float" office:value="841" table:style-name="ce151">
            <text:p><text:s/>841</text:p>
          </table:table-cell>
          <table:table-cell office:value-type="float" office:value="9.7529861996984817" table:style-name="ce152">
            <text:p>9,8<text:s text:c="5"/></text:p>
          </table:table-cell>
          <table:table-cell office:value-type="float" office:value="993" table:style-name="ce118">
            <text:p><text:s/>993</text:p>
          </table:table-cell>
          <table:table-cell office:value-type="float" office:value="13.490014943621789" table:style-name="ce119">
            <text:p>13,5<text:s text:c="5"/></text:p>
          </table:table-cell>
          <table:table-cell office:value-type="float" office:value="-10" table:style-name="ce196">
            <text:p><text:s/>- 10</text:p>
          </table:table-cell>
          <table:table-cell office:value-type="float" office:value="-1.1890606420927468" table:style-name="ce121">
            <text:p>-1,2<text:s text:c="3"/></text:p>
          </table:table-cell>
          <table:table-cell office:value-type="float" office:value="-162" table:style-name="ce196">
            <text:p><text:s/>- 162</text:p>
          </table:table-cell>
          <table:table-cell office:value-type="float" office:value="-16.314199395770395" table:style-name="ce121">
            <text:p>-16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607" table:style-name="ce116">
            <text:p><text:s/>607</text:p>
          </table:table-cell>
          <table:table-cell office:value-type="float" office:value="8.3747240618101539" table:style-name="ce117">
            <text:p>8,4<text:s text:c="5"/></text:p>
          </table:table-cell>
          <table:table-cell office:value-type="float" office:value="637" table:style-name="ce151">
            <text:p><text:s/>637</text:p>
          </table:table-cell>
          <table:table-cell office:value-type="float" office:value="7.3872202249797052" table:style-name="ce152">
            <text:p>7,4<text:s text:c="5"/></text:p>
          </table:table-cell>
          <table:table-cell office:value-type="float" office:value="953" table:style-name="ce118">
            <text:p><text:s/>953</text:p>
          </table:table-cell>
          <table:table-cell office:value-type="float" office:value="12.946610514875696" table:style-name="ce119">
            <text:p>12,9<text:s text:c="5"/></text:p>
          </table:table-cell>
          <table:table-cell office:value-type="float" office:value="-30" table:style-name="ce196">
            <text:p><text:s/>- 30</text:p>
          </table:table-cell>
          <table:table-cell office:value-type="float" office:value="-4.7095761381475674" table:style-name="ce121">
            <text:p>-4,7<text:s text:c="3"/></text:p>
          </table:table-cell>
          <table:table-cell office:value-type="float" office:value="-346" table:style-name="ce196">
            <text:p><text:s/>- 346</text:p>
          </table:table-cell>
          <table:table-cell office:value-type="float" office:value="-36.306400839454355" table:style-name="ce121">
            <text:p>-36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2269" table:style-name="ce116">
            <text:p>2 269</text:p>
          </table:table-cell>
          <table:table-cell office:value-type="float" office:value="31.305187637969095" table:style-name="ce117">
            <text:p>31,3<text:s text:c="5"/></text:p>
          </table:table-cell>
          <table:table-cell office:value-type="float" office:value="4075" table:style-name="ce151">
            <text:p>4 075</text:p>
          </table:table-cell>
          <table:table-cell office:value-type="float" office:value="47.257335034210826" table:style-name="ce152">
            <text:p>47,3<text:s text:c="5"/></text:p>
          </table:table-cell>
          <table:table-cell office:value-type="float" office:value="2348" table:style-name="ce118">
            <text:p>2 348</text:p>
          </table:table-cell>
          <table:table-cell office:value-type="float" office:value="31.897839967395736" table:style-name="ce119">
            <text:p>31,9<text:s text:c="5"/></text:p>
          </table:table-cell>
          <table:table-cell office:value-type="float" office:value="-1806" table:style-name="ce196">
            <text:p><text:s/>-1 806</text:p>
          </table:table-cell>
          <table:table-cell office:value-type="float" office:value="-44.319018404907972" table:style-name="ce121">
            <text:p>-44,3<text:s text:c="3"/></text:p>
          </table:table-cell>
          <table:table-cell office:value-type="float" office:value="-79" table:style-name="ce196">
            <text:p><text:s/>- 79</text:p>
          </table:table-cell>
          <table:table-cell office:value-type="float" office:value="-3.3645655877342415" table:style-name="ce121">
            <text:p>-3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float" office:value="2" table:style-name="ce116">
            <text:p><text:s/>2</text:p>
          </table:table-cell>
          <table:table-cell office:value-type="float" office:value="2.759381898454746E-2" table:style-name="ce117">
            <text:p>0,0<text:s text:c="5"/></text:p>
          </table:table-cell>
          <table:table-cell office:value-type="float" office:value="1" table:style-name="ce151">
            <text:p><text:s/>1</text:p>
          </table:table-cell>
          <table:table-cell office:value-type="float" office:value="1.1596892032935173E-2" table:style-name="ce152">
            <text:p>0,0<text:s text:c="5"/></text:p>
          </table:table-cell>
          <table:table-cell office:value-type="float" office:value="2" table:style-name="ce118">
            <text:p><text:s/>2</text:p>
          </table:table-cell>
          <table:table-cell office:value-type="float" office:value="2.7170221437304711E-2" table:style-name="ce119">
            <text:p>0,0<text:s text:c="5"/></text:p>
          </table:table-cell>
          <table:table-cell office:value-type="float" office:value="1" table:style-name="ce196">
            <text:p>+ 1</text:p>
          </table:table-cell>
          <table:table-cell office:value-type="float" office:value="100" table:style-name="ce121">
            <text:p>+100,0<text:s text:c="3"/></text:p>
          </table:table-cell>
          <table:table-cell office:value-type="float" office:value="0" table:style-name="ce196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51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0" table:style-name="ce196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96">
            <text:p>+ 0</text:p>
          </table:table-cell>
          <table:table-cell office:value-type="string" table:style-name="ce253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4"/>
          <table:table-cell table:style-name="ce105"/>
          <table:table-cell table:style-name="ce101"/>
          <table:table-cell table:style-name="ce63"/>
          <table:table-cell table:style-name="ce60"/>
          <table:table-cell table:style-name="ce62"/>
          <table:table-cell table:style-name="ce197"/>
          <table:table-cell table:style-name="ce200"/>
          <table:table-cell table:style-name="ce197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6">
            <text:p><text:s text:c="4"/>(1) - Mês homólogo do ano anterior</text:p>
          </table:table-cell>
          <table:table-cell table:style-name="ce88"/>
          <table:table-cell table:style-name="ce89"/>
          <table:table-cell table:number-columns-repeated="4" table:style-name="ce87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g draw:z-index="2" draw:name="Chart 51" draw:id="id146" draw:style-name="a580">
              <svg:title/>
              <svg:desc/>
              <draw:frame draw:id="id147" draw:style-name="a581" svg:x="0.32772in" svg:y="0.07023in" svg:width="9.18259in" svg:height="4.79436in" style:rel-width="scale" style:rel-height="scale">
                <draw:object xlink:href="Object 4/" xlink:type="simple" xlink:show="embed" xlink:actuate="onLoad"/>
              </draw:frame>
              <draw:frame draw:id="id102" draw:style-name="a395" draw:name="Text Box 1" svg:x="2.9173in" svg:y="4.57266in" svg:width="0in" svg:height="0in">
                <draw:text-box>
                  <text:p text:style-name="a394" text:class-names="" text:cond-style-name=""><text:span text:style-name="a393" text:class-names="">%</text:span></text:p>
                </draw:text-box>
                <svg:title/>
                <svg:desc/>
              </draw:frame>
              <draw:frame draw:id="id103" draw:style-name="a403" draw:name="Text Box 1" svg:x="0.39401in" svg:y="0.11462in" svg:width="0in" svg:height="0in">
                <draw:text-box>
                  <text:p text:style-name="a400" text:class-names="" text:cond-style-name=""><text:span text:style-name="a396" text:class-names="">DESEMPREGO REGISTADO (</text:span><text:span text:style-name="a397" text:class-names="">NOVO EMPREGO</text:span><text:span text:style-name="a398" text:class-names="">) POR ACTIVIDADE ECONÓMICA DE ORIGEM DO DESEMPREGO</text:span><text:span text:style-name="a399" text:class-names=""/></text:p>
                  <text:p text:style-name="a402" text:class-names="" text:cond-style-name=""><text:span text:style-name="a401" text:class-names=""><text:s text:c="1"/>Variação homóloga % (ordem decrescente)</text:span></text:p>
                </draw:text-box>
                <svg:title/>
                <svg:desc/>
              </draw:frame>
              <draw:frame draw:id="id104" draw:style-name="a406" draw:name="Text Box 2" svg:x="9.34676in" svg:y="4.52481in" svg:width="0in" svg:height="0in">
                <draw:text-box>
                  <text:p text:style-name="a405" text:class-names="" text:cond-style-name=""><text:span text:style-name="a404" text:class-names="">%</text:span></text:p>
                </draw:text-box>
                <svg:title/>
                <svg:desc/>
              </draw:frame>
              <draw:frame draw:id="id105" draw:style-name="a409" draw:name="Text Box 3" svg:x="9.36494in" svg:y="3.65319in" svg:width="0.10854in" svg:height="0.15524in">
                <draw:text-box>
                  <text:p text:style-name="a408" text:class-names="" text:cond-style-name=""><text:span text:style-name="a407" text:class-names=""/></text:p>
                </draw:text-box>
                <svg:title/>
                <svg:desc/>
              </draw:frame>
              <draw:frame draw:id="id106" draw:style-name="a412" draw:name="Text Box 1" svg:x="2.9173in" svg:y="4.57266in" svg:width="0in" svg:height="0in">
                <draw:text-box>
                  <text:p text:style-name="a411" text:class-names="" text:cond-style-name=""><text:span text:style-name="a410" text:class-names="">%</text:span></text:p>
                </draw:text-box>
                <svg:title/>
                <svg:desc/>
              </draw:frame>
              <draw:frame draw:id="id107" draw:style-name="a420" draw:name="Text Box 1" svg:x="0.39401in" svg:y="0.11462in" svg:width="0in" svg:height="0in">
                <draw:text-box>
                  <text:p text:style-name="a417" text:class-names="" text:cond-style-name=""><text:span text:style-name="a413" text:class-names="">DESEMPREGO REGISTADO (</text:span><text:span text:style-name="a414" text:class-names="">NOVO EMPREGO</text:span><text:span text:style-name="a415" text:class-names="">) POR ACTIVIDADE ECONÓMICA DE ORIGEM DO DESEMPREGO</text:span><text:span text:style-name="a416" text:class-names=""/></text:p>
                  <text:p text:style-name="a419" text:class-names="" text:cond-style-name=""><text:span text:style-name="a418" text:class-names=""><text:s text:c="1"/>Variação homóloga % (ordem decrescente)</text:span></text:p>
                </draw:text-box>
                <svg:title/>
                <svg:desc/>
              </draw:frame>
              <draw:frame draw:id="id108" draw:style-name="a423" draw:name="Text Box 2" svg:x="9.34676in" svg:y="4.52481in" svg:width="0in" svg:height="0in">
                <draw:text-box>
                  <text:p text:style-name="a422" text:class-names="" text:cond-style-name=""><text:span text:style-name="a421" text:class-names="">%</text:span></text:p>
                </draw:text-box>
                <svg:title/>
                <svg:desc/>
              </draw:frame>
              <draw:frame draw:id="id109" draw:style-name="a426" draw:name="Text Box 3" svg:x="9.36494in" svg:y="3.65319in" svg:width="0.10854in" svg:height="0.15524in">
                <draw:text-box>
                  <text:p text:style-name="a425" text:class-names="" text:cond-style-name=""><text:span text:style-name="a424" text:class-names=""/></text:p>
                </draw:text-box>
                <svg:title/>
                <svg:desc/>
              </draw:frame>
              <draw:frame draw:id="id110" draw:style-name="a429" draw:name="Text Box 1" svg:x="2.9173in" svg:y="4.57266in" svg:width="0in" svg:height="0in">
                <draw:text-box>
                  <text:p text:style-name="a428" text:class-names="" text:cond-style-name=""><text:span text:style-name="a427" text:class-names="">%</text:span></text:p>
                </draw:text-box>
                <svg:title/>
                <svg:desc/>
              </draw:frame>
              <draw:frame draw:id="id111" draw:style-name="a437" draw:name="Text Box 1" svg:x="0.39401in" svg:y="0.11462in" svg:width="0in" svg:height="0in">
                <draw:text-box>
                  <text:p text:style-name="a434" text:class-names="" text:cond-style-name=""><text:span text:style-name="a430" text:class-names="">DESEMPREGO REGISTADO (</text:span><text:span text:style-name="a431" text:class-names="">NOVO EMPREGO</text:span><text:span text:style-name="a432" text:class-names="">) POR ACTIVIDADE ECONÓMICA DE ORIGEM DO DESEMPREGO</text:span><text:span text:style-name="a433" text:class-names=""/></text:p>
                  <text:p text:style-name="a436" text:class-names="" text:cond-style-name=""><text:span text:style-name="a435" text:class-names=""><text:s text:c="1"/>Variação homóloga % (ordem decrescente)</text:span></text:p>
                </draw:text-box>
                <svg:title/>
                <svg:desc/>
              </draw:frame>
              <draw:frame draw:id="id112" draw:style-name="a440" draw:name="Text Box 2" svg:x="9.34676in" svg:y="4.52481in" svg:width="0in" svg:height="0in">
                <draw:text-box>
                  <text:p text:style-name="a439" text:class-names="" text:cond-style-name=""><text:span text:style-name="a438" text:class-names="">%</text:span></text:p>
                </draw:text-box>
                <svg:title/>
                <svg:desc/>
              </draw:frame>
              <draw:frame draw:id="id113" draw:style-name="a443" draw:name="Text Box 3" svg:x="9.36494in" svg:y="3.65319in" svg:width="0.10854in" svg:height="0.15524in">
                <draw:text-box>
                  <text:p text:style-name="a442" text:class-names="" text:cond-style-name=""><text:span text:style-name="a441" text:class-names=""/></text:p>
                </draw:text-box>
                <svg:title/>
                <svg:desc/>
              </draw:frame>
              <draw:frame draw:id="id114" draw:style-name="a446" draw:name="Text Box 1" svg:x="2.9173in" svg:y="4.57266in" svg:width="0in" svg:height="0in">
                <draw:text-box>
                  <text:p text:style-name="a445" text:class-names="" text:cond-style-name=""><text:span text:style-name="a444" text:class-names="">%</text:span></text:p>
                </draw:text-box>
                <svg:title/>
                <svg:desc/>
              </draw:frame>
              <draw:frame draw:id="id115" draw:style-name="a454" draw:name="Text Box 1" svg:x="0.39401in" svg:y="0.11462in" svg:width="0in" svg:height="0in">
                <draw:text-box>
                  <text:p text:style-name="a451" text:class-names="" text:cond-style-name=""><text:span text:style-name="a447" text:class-names="">DESEMPREGO REGISTADO (</text:span><text:span text:style-name="a448" text:class-names="">NOVO EMPREGO</text:span><text:span text:style-name="a449" text:class-names="">) POR ACTIVIDADE ECONÓMICA DE ORIGEM DO DESEMPREGO</text:span><text:span text:style-name="a450" text:class-names=""/></text:p>
                  <text:p text:style-name="a453" text:class-names="" text:cond-style-name=""><text:span text:style-name="a452" text:class-names=""><text:s text:c="1"/>Variação homóloga % (ordem decrescente)</text:span></text:p>
                </draw:text-box>
                <svg:title/>
                <svg:desc/>
              </draw:frame>
              <draw:frame draw:id="id116" draw:style-name="a457" draw:name="Text Box 2" svg:x="9.34676in" svg:y="4.52481in" svg:width="0in" svg:height="0in">
                <draw:text-box>
                  <text:p text:style-name="a456" text:class-names="" text:cond-style-name=""><text:span text:style-name="a455" text:class-names="">%</text:span></text:p>
                </draw:text-box>
                <svg:title/>
                <svg:desc/>
              </draw:frame>
              <draw:frame draw:id="id117" draw:style-name="a460" draw:name="Text Box 3" svg:x="9.36494in" svg:y="3.65319in" svg:width="0.10854in" svg:height="0.15524in">
                <draw:text-box>
                  <text:p text:style-name="a459" text:class-names="" text:cond-style-name=""><text:span text:style-name="a458" text:class-names=""/></text:p>
                </draw:text-box>
                <svg:title/>
                <svg:desc/>
              </draw:frame>
              <draw:frame draw:id="id118" draw:style-name="a463" draw:name="Text Box 1" svg:x="2.9173in" svg:y="4.57266in" svg:width="0in" svg:height="0in">
                <draw:text-box>
                  <text:p text:style-name="a462" text:class-names="" text:cond-style-name=""><text:span text:style-name="a461" text:class-names="">%</text:span></text:p>
                </draw:text-box>
                <svg:title/>
                <svg:desc/>
              </draw:frame>
              <draw:frame draw:id="id119" draw:style-name="a471" draw:name="Text Box 1" svg:x="0.39401in" svg:y="0.11462in" svg:width="0in" svg:height="0in">
                <draw:text-box>
                  <text:p text:style-name="a468" text:class-names="" text:cond-style-name=""><text:span text:style-name="a464" text:class-names="">DESEMPREGO REGISTADO (</text:span><text:span text:style-name="a465" text:class-names="">NOVO EMPREGO</text:span><text:span text:style-name="a466" text:class-names="">) POR ACTIVIDADE ECONÓMICA DE ORIGEM DO DESEMPREGO</text:span><text:span text:style-name="a467" text:class-names=""/></text:p>
                  <text:p text:style-name="a470" text:class-names="" text:cond-style-name=""><text:span text:style-name="a469" text:class-names=""><text:s text:c="1"/>Variação homóloga % (ordem decrescente)</text:span></text:p>
                </draw:text-box>
                <svg:title/>
                <svg:desc/>
              </draw:frame>
              <draw:frame draw:id="id120" draw:style-name="a474" draw:name="Text Box 2" svg:x="9.34676in" svg:y="4.52481in" svg:width="0in" svg:height="0in">
                <draw:text-box>
                  <text:p text:style-name="a473" text:class-names="" text:cond-style-name=""><text:span text:style-name="a472" text:class-names="">%</text:span></text:p>
                </draw:text-box>
                <svg:title/>
                <svg:desc/>
              </draw:frame>
              <draw:frame draw:id="id121" draw:style-name="a477" draw:name="Text Box 3" svg:x="9.36494in" svg:y="3.65319in" svg:width="0.10854in" svg:height="0.15524in">
                <draw:text-box>
                  <text:p text:style-name="a476" text:class-names="" text:cond-style-name=""><text:span text:style-name="a475" text:class-names=""/></text:p>
                </draw:text-box>
                <svg:title/>
                <svg:desc/>
              </draw:frame>
              <draw:frame draw:id="id122" draw:style-name="a480" draw:name="Text Box 1" svg:x="2.9173in" svg:y="4.57266in" svg:width="0in" svg:height="0in">
                <draw:text-box>
                  <text:p text:style-name="a479" text:class-names="" text:cond-style-name=""><text:span text:style-name="a478" text:class-names="">%</text:span></text:p>
                </draw:text-box>
                <svg:title/>
                <svg:desc/>
              </draw:frame>
              <draw:frame draw:id="id123" draw:style-name="a488" draw:name="Text Box 1" svg:x="0.39401in" svg:y="0.11462in" svg:width="0in" svg:height="0in">
                <draw:text-box>
                  <text:p text:style-name="a485" text:class-names="" text:cond-style-name=""><text:span text:style-name="a481" text:class-names="">DESEMPREGO REGISTADO (</text:span><text:span text:style-name="a482" text:class-names="">NOVO EMPREGO</text:span><text:span text:style-name="a483" text:class-names="">) POR ACTIVIDADE ECONÓMICA DE ORIGEM DO DESEMPREGO</text:span><text:span text:style-name="a484" text:class-names=""/></text:p>
                  <text:p text:style-name="a487" text:class-names="" text:cond-style-name=""><text:span text:style-name="a486" text:class-names=""><text:s text:c="1"/>Variação homóloga % (ordem decrescente)</text:span></text:p>
                </draw:text-box>
                <svg:title/>
                <svg:desc/>
              </draw:frame>
              <draw:frame draw:id="id124" draw:style-name="a491" draw:name="Text Box 2" svg:x="9.34676in" svg:y="4.52481in" svg:width="0in" svg:height="0in">
                <draw:text-box>
                  <text:p text:style-name="a490" text:class-names="" text:cond-style-name=""><text:span text:style-name="a489" text:class-names="">%</text:span></text:p>
                </draw:text-box>
                <svg:title/>
                <svg:desc/>
              </draw:frame>
              <draw:frame draw:id="id125" draw:style-name="a494" draw:name="Text Box 3" svg:x="9.36494in" svg:y="3.65319in" svg:width="0.10854in" svg:height="0.15524in">
                <draw:text-box>
                  <text:p text:style-name="a493" text:class-names="" text:cond-style-name=""><text:span text:style-name="a492" text:class-names=""/></text:p>
                </draw:text-box>
                <svg:title/>
                <svg:desc/>
              </draw:frame>
              <draw:frame draw:id="id126" draw:style-name="a497" draw:name="Text Box 1" svg:x="2.9173in" svg:y="4.57266in" svg:width="0in" svg:height="0in">
                <draw:text-box>
                  <text:p text:style-name="a496" text:class-names="" text:cond-style-name=""><text:span text:style-name="a495" text:class-names="">%</text:span></text:p>
                </draw:text-box>
                <svg:title/>
                <svg:desc/>
              </draw:frame>
              <draw:frame draw:id="id127" draw:style-name="a505" draw:name="Text Box 1" svg:x="0.39401in" svg:y="0.11462in" svg:width="0in" svg:height="0in">
                <draw:text-box>
                  <text:p text:style-name="a502" text:class-names="" text:cond-style-name=""><text:span text:style-name="a498" text:class-names="">DESEMPREGO REGISTADO (</text:span><text:span text:style-name="a499" text:class-names="">NOVO EMPREGO</text:span><text:span text:style-name="a500" text:class-names="">) POR ACTIVIDADE ECONÓMICA DE ORIGEM DO DESEMPREGO</text:span><text:span text:style-name="a501" text:class-names=""/></text:p>
                  <text:p text:style-name="a504" text:class-names="" text:cond-style-name=""><text:span text:style-name="a503" text:class-names=""><text:s text:c="1"/>Variação homóloga % (ordem decrescente)</text:span></text:p>
                </draw:text-box>
                <svg:title/>
                <svg:desc/>
              </draw:frame>
              <draw:frame draw:id="id128" draw:style-name="a508" draw:name="Text Box 2" svg:x="9.34676in" svg:y="4.52481in" svg:width="0in" svg:height="0in">
                <draw:text-box>
                  <text:p text:style-name="a507" text:class-names="" text:cond-style-name=""><text:span text:style-name="a506" text:class-names="">%</text:span></text:p>
                </draw:text-box>
                <svg:title/>
                <svg:desc/>
              </draw:frame>
              <draw:frame draw:id="id129" draw:style-name="a511" draw:name="Text Box 3" svg:x="9.36494in" svg:y="3.65319in" svg:width="0.10854in" svg:height="0.15524in">
                <draw:text-box>
                  <text:p text:style-name="a510" text:class-names="" text:cond-style-name=""><text:span text:style-name="a509" text:class-names=""/></text:p>
                </draw:text-box>
                <svg:title/>
                <svg:desc/>
              </draw:frame>
              <draw:frame draw:id="id130" draw:style-name="a514" draw:name="Text Box 1" svg:x="2.9173in" svg:y="4.57266in" svg:width="0in" svg:height="0in">
                <draw:text-box>
                  <text:p text:style-name="a513" text:class-names="" text:cond-style-name=""><text:span text:style-name="a512" text:class-names="">%</text:span></text:p>
                </draw:text-box>
                <svg:title/>
                <svg:desc/>
              </draw:frame>
              <draw:frame draw:id="id131" draw:style-name="a522" draw:name="Text Box 1" svg:x="0.39401in" svg:y="0.11462in" svg:width="0in" svg:height="0in">
                <draw:text-box>
                  <text:p text:style-name="a519" text:class-names="" text:cond-style-name=""><text:span text:style-name="a515" text:class-names="">DESEMPREGO REGISTADO (</text:span><text:span text:style-name="a516" text:class-names="">NOVO EMPREGO</text:span><text:span text:style-name="a517" text:class-names="">) POR ACTIVIDADE ECONÓMICA DE ORIGEM DO DESEMPREGO</text:span><text:span text:style-name="a518" text:class-names=""/></text:p>
                  <text:p text:style-name="a521" text:class-names="" text:cond-style-name=""><text:span text:style-name="a520" text:class-names=""><text:s text:c="1"/>Variação homóloga % (ordem decrescente)</text:span></text:p>
                </draw:text-box>
                <svg:title/>
                <svg:desc/>
              </draw:frame>
              <draw:frame draw:id="id132" draw:style-name="a525" draw:name="Text Box 2" svg:x="9.34676in" svg:y="4.52481in" svg:width="0in" svg:height="0in">
                <draw:text-box>
                  <text:p text:style-name="a524" text:class-names="" text:cond-style-name=""><text:span text:style-name="a523" text:class-names="">%</text:span></text:p>
                </draw:text-box>
                <svg:title/>
                <svg:desc/>
              </draw:frame>
              <draw:frame draw:id="id133" draw:style-name="a528" draw:name="Text Box 3" svg:x="9.36494in" svg:y="3.65319in" svg:width="0.10854in" svg:height="0.15524in">
                <draw:text-box>
                  <text:p text:style-name="a527" text:class-names="" text:cond-style-name=""><text:span text:style-name="a526" text:class-names=""/></text:p>
                </draw:text-box>
                <svg:title/>
                <svg:desc/>
              </draw:frame>
              <draw:frame draw:id="id134" draw:style-name="a531" draw:name="Text Box 1" svg:x="2.9173in" svg:y="4.57266in" svg:width="0in" svg:height="0in">
                <draw:text-box>
                  <text:p text:style-name="a530" text:class-names="" text:cond-style-name=""><text:span text:style-name="a529" text:class-names="">%</text:span></text:p>
                </draw:text-box>
                <svg:title/>
                <svg:desc/>
              </draw:frame>
              <draw:frame draw:id="id135" draw:style-name="a539" draw:name="Text Box 1" svg:x="0.39401in" svg:y="0.11462in" svg:width="0in" svg:height="0in">
                <draw:text-box>
                  <text:p text:style-name="a536" text:class-names="" text:cond-style-name=""><text:span text:style-name="a532" text:class-names="">DESEMPREGO REGISTADO (</text:span><text:span text:style-name="a533" text:class-names="">NOVO EMPREGO</text:span><text:span text:style-name="a534" text:class-names="">) POR ACTIVIDADE ECONÓMICA DE ORIGEM DO DESEMPREGO</text:span><text:span text:style-name="a535" text:class-names=""/></text:p>
                  <text:p text:style-name="a538" text:class-names="" text:cond-style-name=""><text:span text:style-name="a537" text:class-names=""><text:s text:c="1"/>Variação homóloga % (ordem decrescente)</text:span></text:p>
                </draw:text-box>
                <svg:title/>
                <svg:desc/>
              </draw:frame>
              <draw:frame draw:id="id136" draw:style-name="a542" draw:name="Text Box 2" svg:x="9.34676in" svg:y="4.52481in" svg:width="0in" svg:height="0in">
                <draw:text-box>
                  <text:p text:style-name="a541" text:class-names="" text:cond-style-name=""><text:span text:style-name="a540" text:class-names="">%</text:span></text:p>
                </draw:text-box>
                <svg:title/>
                <svg:desc/>
              </draw:frame>
              <draw:frame draw:id="id137" draw:style-name="a545" draw:name="Text Box 3" svg:x="9.36494in" svg:y="3.65319in" svg:width="0.10854in" svg:height="0.15524in">
                <draw:text-box>
                  <text:p text:style-name="a544" text:class-names="" text:cond-style-name=""><text:span text:style-name="a543" text:class-names=""/></text:p>
                </draw:text-box>
                <svg:title/>
                <svg:desc/>
              </draw:frame>
              <draw:frame draw:id="id138" draw:style-name="a548" draw:name="Text Box 1" svg:x="2.9173in" svg:y="4.57266in" svg:width="0in" svg:height="0in">
                <draw:text-box>
                  <text:p text:style-name="a547" text:class-names="" text:cond-style-name=""><text:span text:style-name="a546" text:class-names="">%</text:span></text:p>
                </draw:text-box>
                <svg:title/>
                <svg:desc/>
              </draw:frame>
              <draw:frame draw:id="id139" draw:style-name="a556" draw:name="Text Box 1" svg:x="0.39401in" svg:y="0.11462in" svg:width="0in" svg:height="0in">
                <draw:text-box>
                  <text:p text:style-name="a553" text:class-names="" text:cond-style-name=""><text:span text:style-name="a549" text:class-names="">DESEMPREGO REGISTADO (</text:span><text:span text:style-name="a550" text:class-names="">NOVO EMPREGO</text:span><text:span text:style-name="a551" text:class-names="">) POR ACTIVIDADE ECONÓMICA DE ORIGEM DO DESEMPREGO</text:span><text:span text:style-name="a552" text:class-names=""/></text:p>
                  <text:p text:style-name="a555" text:class-names="" text:cond-style-name=""><text:span text:style-name="a554" text:class-names=""><text:s text:c="1"/>Variação homóloga % (ordem decrescente)</text:span></text:p>
                </draw:text-box>
                <svg:title/>
                <svg:desc/>
              </draw:frame>
              <draw:frame draw:id="id140" draw:style-name="a559" draw:name="Text Box 2" svg:x="9.34676in" svg:y="4.52481in" svg:width="0in" svg:height="0in">
                <draw:text-box>
                  <text:p text:style-name="a558" text:class-names="" text:cond-style-name=""><text:span text:style-name="a557" text:class-names="">%</text:span></text:p>
                </draw:text-box>
                <svg:title/>
                <svg:desc/>
              </draw:frame>
              <draw:frame draw:id="id141" draw:style-name="a562" draw:name="Text Box 3" svg:x="9.36494in" svg:y="3.65319in" svg:width="0.10854in" svg:height="0.15524in">
                <draw:text-box>
                  <text:p text:style-name="a561" text:class-names="" text:cond-style-name=""><text:span text:style-name="a560" text:class-names=""/></text:p>
                </draw:text-box>
                <svg:title/>
                <svg:desc/>
              </draw:frame>
              <draw:frame draw:id="id142" draw:style-name="a565" draw:name="Text Box 1" svg:x="2.9173in" svg:y="4.57266in" svg:width="0in" svg:height="0in">
                <draw:text-box>
                  <text:p text:style-name="a564" text:class-names="" text:cond-style-name=""><text:span text:style-name="a563" text:class-names="">%</text:span></text:p>
                </draw:text-box>
                <svg:title/>
                <svg:desc/>
              </draw:frame>
              <draw:frame draw:id="id143" draw:style-name="a573" draw:name="Text Box 1" svg:x="0.39401in" svg:y="0.11462in" svg:width="0in" svg:height="0in">
                <draw:text-box>
                  <text:p text:style-name="a570" text:class-names="" text:cond-style-name=""><text:span text:style-name="a566" text:class-names="">DESEMPREGO REGISTADO (</text:span><text:span text:style-name="a567" text:class-names="">NOVO EMPREGO</text:span><text:span text:style-name="a568" text:class-names="">) POR ACTIVIDADE ECONÓMICA DE ORIGEM DO DESEMPREGO</text:span><text:span text:style-name="a569" text:class-names=""/></text:p>
                  <text:p text:style-name="a572" text:class-names="" text:cond-style-name=""><text:span text:style-name="a571" text:class-names=""><text:s text:c="1"/>Variação homóloga % (ordem decrescente)</text:span></text:p>
                </draw:text-box>
                <svg:title/>
                <svg:desc/>
              </draw:frame>
              <draw:frame draw:id="id144" draw:style-name="a576" draw:name="Text Box 2" svg:x="9.34676in" svg:y="4.52481in" svg:width="0in" svg:height="0in">
                <draw:text-box>
                  <text:p text:style-name="a575" text:class-names="" text:cond-style-name=""><text:span text:style-name="a574" text:class-names="">%</text:span></text:p>
                </draw:text-box>
                <svg:title/>
                <svg:desc/>
              </draw:frame>
              <draw:frame draw:id="id145" draw:style-name="a579" draw:name="Text Box 3" svg:x="9.36494in" svg:y="3.65319in" svg:width="0.10854in" svg:height="0.15524in">
                <draw:text-box>
                  <text:p text:style-name="a578" text:class-names="" text:cond-style-name=""><text:span text:style-name="a577" text:class-names=""/></text:p>
                </draw:text-box>
                <svg:title/>
                <svg:desc/>
              </draw:frame>
            </draw:g>
          </table:table-cell>
          <table:table-cell table:number-columns-repeated="2" table:style-name="ce1"/>
          <table:table-cell table:number-columns-repeated="2" table:style-name="ce58"/>
          <table:table-cell table:number-columns-repeated="16378" table:style-name="ce1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8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2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155">
              <svg:title/>
              <svg:desc/>
              <draw:frame draw:id="id153" draw:style-name="a597" draw:name="Picture 184" svg:x="0.24225in" svg:y="0.10901in" svg:width="2.32383in" svg:height="0.6514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54" draw:style-name="a601" draw:name="CaixaDeTexto 15" svg:x="0.67469in" svg:y="0.23155in" svg:width="1.77317in" svg:height="0.51369in">
                <draw:text-box>
                  <text:p text:style-name="a600" text:class-names="" text:cond-style-name=""><text:span text:style-name="a598" text:class-names="">OUTUBRO 2019</text:span><text:span text:style-name="a599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152" draw:style-name="a596" draw:name="CaixaDeTexto 7" svg:x="0.53658in" svg:y="0.12989in" svg:width="1.31157in" svg:height="0.30992in">
              <draw:text-box>
                <text:p text:style-name="a595" text:class-names="" text:cond-style-name=""><text:span text:style-name="a594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151" draw:style-name="a593" draw:name="Text Box 122" svg:x="0in" svg:y="0in" svg:width="0.97917in" svg:height="0.32049in">
              <draw:text-box>
                <text:p text:style-name="a590" text:class-names="" text:cond-style-name=""><text:span text:style-name="a587" text:class-names="">Página 13</text:span><text:span text:style-name="a588" text:class-names="">/14</text:span><text:span text:style-name="a589" text:class-names=""/></text:p>
                <text:p text:style-name="a592" text:class-names="" text:cond-style-name=""><text:span text:style-name="a59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3" table:style-name="ce12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60">
            <text:p>Quadro 13 <text:s/>- <text:s/>COLOCAÇÕES EFETUADAS, <text:s text:c="2"/>POR <text:s/>ATIVIDADE <text:s/>ECONÓMICA</text:p>
          </table:table-cell>
          <table:table-cell table:number-columns-repeated="8" table:style-name="ce160"/>
          <table:table-cell office:value-type="string" table:number-columns-spanned="2" table:number-rows-spanned="1" table:style-name="ce254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4"/>
          <table:table-cell table:style-name="ce165"/>
          <table:table-cell table:style-name="ce166"/>
          <table:table-cell table:style-name="ce167"/>
          <table:table-cell table:style-name="ce166"/>
          <table:table-cell table:style-name="ce167"/>
          <table:table-cell office:value-type="string" table:number-columns-spanned="4" table:number-rows-spanned="1" table:style-name="ce255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9">
            <text:p>OUTUBRO 2019</text:p>
          </table:table-cell>
          <table:table-cell office:value-type="string" table:style-name="ce169">
            <text:p>%</text:p>
          </table:table-cell>
          <table:table-cell office:value-type="string" table:style-name="ce170">
            <text:p>SETEMBRO 2019</text:p>
          </table:table-cell>
          <table:table-cell office:value-type="string" table:style-name="ce171">
            <text:p>%</text:p>
          </table:table-cell>
          <table:table-cell office:value-type="string" table:style-name="ce170">
            <text:p>OUTUBRO 2018</text:p>
          </table:table-cell>
          <table:table-cell office:value-type="string" table:style-name="ce171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57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/>
        </table:table-row>
        <table:table-row table:style-name="ro1">
          <table:table-cell table:style-name="ce1"/>
          <table:table-cell table:style-name="ce33"/>
          <table:table-cell table:style-name="ce172"/>
          <table:table-cell table:style-name="ce173"/>
          <table:table-cell table:style-name="ce174"/>
          <table:table-cell table:style-name="ce175"/>
          <table:table-cell table:style-name="ce174"/>
          <table:table-cell table:style-name="ce175"/>
          <table:table-cell office:value-type="string" table:style-name="ce176">
            <text:p>Var. Abs.</text:p>
          </table:table-cell>
          <table:table-cell office:value-type="string" table:style-name="ce177">
            <text:p>Var. %</text:p>
          </table:table-cell>
          <table:table-cell office:value-type="string" table:style-name="ce176">
            <text:p>Var. Abs.</text:p>
          </table:table-cell>
          <table:table-cell office:value-type="string" table:style-name="ce178">
            <text:p>Var. %</text:p>
          </table:table-cell>
          <table:table-cell table:number-columns-repeated="3" table:style-name="ce16"/>
          <table:table-cell table:number-columns-repeated="16369"/>
        </table:table-row>
        <table:table-row table:style-name="ro21">
          <table:table-cell table:style-name="ce1"/>
          <table:table-cell table:style-name="ce28"/>
          <table:table-cell table:style-name="ce95"/>
          <table:table-cell table:style-name="ce96"/>
          <table:table-cell table:style-name="ce52"/>
          <table:table-cell table:style-name="ce99"/>
          <table:table-cell table:style-name="ce52"/>
          <table:table-cell table:style-name="ce99"/>
          <table:table-cell table:number-columns-repeated="4" table:style-name="ce66"/>
          <table:table-cell table:number-columns-repeated="3" table:style-name="ce16"/>
          <table:table-cell table:number-columns-repeated="16369"/>
        </table:table-row>
        <table:table-row table:style-name="ro28">
          <table:table-cell table:style-name="ce1"/>
          <table:table-cell office:value-type="string" table:style-name="ce181">
            <text:p><text:s text:c="2"/>Total</text:p>
          </table:table-cell>
          <table:table-cell office:value-type="float" office:value="7248" table:style-name="ce109">
            <text:p>7 248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8623" table:style-name="ce111">
            <text:p>8 623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7361" table:style-name="ce111">
            <text:p>7 361</text:p>
          </table:table-cell>
          <table:table-cell office:value-type="float" office:value="100" table:style-name="ce112">
            <text:p>100,0<text:s text:c="5"/></text:p>
          </table:table-cell>
          <table:table-cell office:value-type="float" office:value="-1375" table:style-name="ce113">
            <text:p><text:s/>-1 375</text:p>
          </table:table-cell>
          <table:table-cell office:value-type="float" office:value="-15.945726545285863" table:style-name="ce114">
            <text:p>-15,9<text:s text:c="3"/></text:p>
          </table:table-cell>
          <table:table-cell office:value-type="float" office:value="-113" table:style-name="ce113">
            <text:p><text:s/>- 113</text:p>
          </table:table-cell>
          <table:table-cell office:value-type="float" office:value="-1.5351175112077164" table:style-name="ce114">
            <text:p>-1,5<text:s text:c="3"/></text:p>
          </table:table-cell>
          <table:table-cell table:style-name="ce12"/>
          <table:table-cell table:number-columns-repeated="2" table:style-name="ce17"/>
          <table:table-cell table:number-columns-repeated="16369"/>
        </table:table-row>
        <table:table-row table:style-name="ro11">
          <table:table-cell table:style-name="ce1"/>
          <table:table-cell office:value-type="string" table:style-name="ce182">
            <text:p>Agricultura, produção animal, caça, floresta e pesca</text:p>
          </table:table-cell>
          <table:table-cell office:value-type="float" office:value="254" table:style-name="ce109">
            <text:p><text:s/>254</text:p>
          </table:table-cell>
          <table:table-cell office:value-type="float" office:value="3.5044150110375276" table:style-name="ce110">
            <text:p>3,5<text:s text:c="5"/></text:p>
          </table:table-cell>
          <table:table-cell office:value-type="float" office:value="236" table:style-name="ce111">
            <text:p><text:s/>236</text:p>
          </table:table-cell>
          <table:table-cell office:value-type="float" office:value="2.7368665197727009" table:style-name="ce112">
            <text:p>2,7<text:s text:c="5"/></text:p>
          </table:table-cell>
          <table:table-cell office:value-type="float" office:value="214" table:style-name="ce111">
            <text:p><text:s/>214</text:p>
          </table:table-cell>
          <table:table-cell office:value-type="float" office:value="2.9072136937916047" table:style-name="ce112">
            <text:p>2,9<text:s text:c="5"/></text:p>
          </table:table-cell>
          <table:table-cell office:value-type="float" office:value="18" table:style-name="ce113">
            <text:p>+ 18</text:p>
          </table:table-cell>
          <table:table-cell office:value-type="float" office:value="7.6271186440677967" table:style-name="ce114">
            <text:p>+7,6<text:s text:c="3"/></text:p>
          </table:table-cell>
          <table:table-cell office:value-type="float" office:value="40" table:style-name="ce113">
            <text:p>+ 40</text:p>
          </table:table-cell>
          <table:table-cell office:value-type="float" office:value="18.691588785046729" table:style-name="ce114">
            <text:p>+18,7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7">
          <table:table-cell table:style-name="ce1"/>
          <table:table-cell office:value-type="string" table:style-name="ce183">
            <text:p>Indústria, energia e água e construção</text:p>
          </table:table-cell>
          <table:table-cell office:value-type="float" office:value="1683" table:style-name="ce127">
            <text:p>1 683</text:p>
          </table:table-cell>
          <table:table-cell office:value-type="float" office:value="23.22019867549669" table:style-name="ce128">
            <text:p>23,2<text:s text:c="5"/></text:p>
          </table:table-cell>
          <table:table-cell office:value-type="float" office:value="1382" table:style-name="ce111">
            <text:p>1 382</text:p>
          </table:table-cell>
          <table:table-cell office:value-type="float" office:value="16.026904789516411" table:style-name="ce112">
            <text:p>16,0<text:s text:c="5"/></text:p>
          </table:table-cell>
          <table:table-cell office:value-type="float" office:value="2254" table:style-name="ce111">
            <text:p>2 254</text:p>
          </table:table-cell>
          <table:table-cell office:value-type="float" office:value="30.620839559842413" table:style-name="ce112">
            <text:p>30,6<text:s text:c="5"/></text:p>
          </table:table-cell>
          <table:table-cell office:value-type="float" office:value="301" table:style-name="ce113">
            <text:p>+ 301</text:p>
          </table:table-cell>
          <table:table-cell office:value-type="float" office:value="21.780028943560058" table:style-name="ce114">
            <text:p>+21,8<text:s text:c="3"/></text:p>
          </table:table-cell>
          <table:table-cell office:value-type="float" office:value="-571" table:style-name="ce113">
            <text:p><text:s/>- 571</text:p>
          </table:table-cell>
          <table:table-cell office:value-type="float" office:value="-25.332741792369124" table:style-name="ce114">
            <text:p>-25,3<text:s text:c="3"/></text:p>
          </table:table-cell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28">
          <table:table-cell table:style-name="ce1"/>
          <table:table-cell office:value-type="string" table:style-name="ce184">
            <text:p>Indústrias extrativas</text:p>
          </table:table-cell>
          <table:table-cell office:value-type="float" office:value="9" table:style-name="ce116">
            <text:p><text:s/>9</text:p>
          </table:table-cell>
          <table:table-cell office:value-type="float" office:value="0.12417218543046359" table:style-name="ce117">
            <text:p>0,1<text:s text:c="5"/></text:p>
          </table:table-cell>
          <table:table-cell office:value-type="float" office:value="0" table:style-name="ce118">
            <text:p><text:s/>0</text:p>
          </table:table-cell>
          <table:table-cell office:value-type="float" office:value="0" table:style-name="ce119">
            <text:p>0,0<text:s text:c="5"/></text:p>
          </table:table-cell>
          <table:table-cell office:value-type="float" office:value="4" table:style-name="ce118">
            <text:p><text:s/>4</text:p>
          </table:table-cell>
          <table:table-cell office:value-type="float" office:value="5.4340442874609422E-2" table:style-name="ce119">
            <text:p>0,1<text:s text:c="5"/></text:p>
          </table:table-cell>
          <table:table-cell office:value-type="float" office:value="9" table:style-name="ce120">
            <text:p>+ 9</text:p>
          </table:table-cell>
          <table:table-cell office:value-type="string" table:style-name="ce253">
            <text:p>-</text:p>
          </table:table-cell>
          <table:table-cell office:value-type="float" office:value="5" table:style-name="ce120">
            <text:p>+ 5</text:p>
          </table:table-cell>
          <table:table-cell office:value-type="float" office:value="125" table:style-name="ce121">
            <text:p>+125,0<text:s text:c="3"/></text:p>
          </table:table-cell>
          <table:table-cell table:style-name="ce20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Indústrias alimentares das bebidas e do tabaco</text:p>
          </table:table-cell>
          <table:table-cell office:value-type="float" office:value="243" table:style-name="ce116">
            <text:p><text:s/>243</text:p>
          </table:table-cell>
          <table:table-cell office:value-type="float" office:value="3.3526490066225163" table:style-name="ce117">
            <text:p>3,4<text:s text:c="5"/></text:p>
          </table:table-cell>
          <table:table-cell office:value-type="float" office:value="259" table:style-name="ce118">
            <text:p><text:s/>259</text:p>
          </table:table-cell>
          <table:table-cell office:value-type="float" office:value="3.0035950365302098" table:style-name="ce119">
            <text:p>3,0<text:s text:c="5"/></text:p>
          </table:table-cell>
          <table:table-cell office:value-type="float" office:value="355" table:style-name="ce118">
            <text:p><text:s/>355</text:p>
          </table:table-cell>
          <table:table-cell office:value-type="float" office:value="4.8227143051215862" table:style-name="ce119">
            <text:p>4,8<text:s text:c="5"/></text:p>
          </table:table-cell>
          <table:table-cell office:value-type="float" office:value="-16" table:style-name="ce120">
            <text:p><text:s/>- 16</text:p>
          </table:table-cell>
          <table:table-cell office:value-type="float" office:value="-6.1776061776061777" table:style-name="ce121">
            <text:p>-6,2<text:s text:c="3"/></text:p>
          </table:table-cell>
          <table:table-cell office:value-type="float" office:value="-112" table:style-name="ce120">
            <text:p><text:s/>- 112</text:p>
          </table:table-cell>
          <table:table-cell office:value-type="float" office:value="-31.549295774647888" table:style-name="ce121">
            <text:p>-31,5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5">
            <text:p>Fabricação de têxteis</text:p>
          </table:table-cell>
          <table:table-cell office:value-type="float" office:value="68" table:style-name="ce116">
            <text:p><text:s/>68</text:p>
          </table:table-cell>
          <table:table-cell office:value-type="float" office:value="0.93818984547461359" table:style-name="ce153">
            <text:p>0,9<text:s text:c="5"/></text:p>
          </table:table-cell>
          <table:table-cell office:value-type="float" office:value="67" table:style-name="ce154">
            <text:p><text:s/>67</text:p>
          </table:table-cell>
          <table:table-cell office:value-type="float" office:value="0.77699176620665655" table:style-name="ce155">
            <text:p>0,8<text:s text:c="5"/></text:p>
          </table:table-cell>
          <table:table-cell office:value-type="float" office:value="162" table:style-name="ce118">
            <text:p><text:s/>162</text:p>
          </table:table-cell>
          <table:table-cell office:value-type="float" office:value="2.2007879364216816" table:style-name="ce155">
            <text:p>2,2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1.4925373134328357" table:style-name="ce121">
            <text:p>+1,5<text:s text:c="3"/></text:p>
          </table:table-cell>
          <table:table-cell office:value-type="float" office:value="-94" table:style-name="ce120">
            <text:p><text:s/>- 94</text:p>
          </table:table-cell>
          <table:table-cell office:value-type="float" office:value="-58.024691358024697" table:style-name="ce121">
            <text:p>-58,0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28">
          <table:table-cell/>
          <table:table-cell office:value-type="string" table:style-name="ce186">
            <text:p>Indústria do vestuário</text:p>
          </table:table-cell>
          <table:table-cell office:value-type="float" office:value="213" table:style-name="ce116">
            <text:p><text:s/>213</text:p>
          </table:table-cell>
          <table:table-cell office:value-type="float" office:value="2.9387417218543046" table:style-name="ce133">
            <text:p>2,9<text:s text:c="5"/></text:p>
          </table:table-cell>
          <table:table-cell office:value-type="float" office:value="154" table:style-name="ce134">
            <text:p><text:s/>154</text:p>
          </table:table-cell>
          <table:table-cell office:value-type="float" office:value="1.7859213730720167" table:style-name="ce135">
            <text:p>1,8<text:s text:c="5"/></text:p>
          </table:table-cell>
          <table:table-cell office:value-type="float" office:value="324" table:style-name="ce118">
            <text:p><text:s/>324</text:p>
          </table:table-cell>
          <table:table-cell office:value-type="float" office:value="4.4015758728433632" table:style-name="ce135">
            <text:p>4,4<text:s text:c="5"/></text:p>
          </table:table-cell>
          <table:table-cell office:value-type="float" office:value="59" table:style-name="ce120">
            <text:p>+ 59</text:p>
          </table:table-cell>
          <table:table-cell office:value-type="float" office:value="38.311688311688314" table:style-name="ce121">
            <text:p>+38,3<text:s text:c="3"/></text:p>
          </table:table-cell>
          <table:table-cell office:value-type="float" office:value="-111" table:style-name="ce120">
            <text:p><text:s/>- 111</text:p>
          </table:table-cell>
          <table:table-cell office:value-type="float" office:value="-34.25925925925926" table:style-name="ce121">
            <text:p>-34,3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 do couro e dos produtos do couro</text:p>
          </table:table-cell>
          <table:table-cell office:value-type="float" office:value="109" table:style-name="ce116">
            <text:p><text:s/>109</text:p>
          </table:table-cell>
          <table:table-cell office:value-type="float" office:value="1.5038631346578366" table:style-name="ce133">
            <text:p>1,5<text:s text:c="5"/></text:p>
          </table:table-cell>
          <table:table-cell office:value-type="float" office:value="60" table:style-name="ce134">
            <text:p><text:s/>60</text:p>
          </table:table-cell>
          <table:table-cell office:value-type="float" office:value="0.69581352197611046" table:style-name="ce135">
            <text:p>0,7<text:s text:c="5"/></text:p>
          </table:table-cell>
          <table:table-cell office:value-type="float" office:value="169" table:style-name="ce118">
            <text:p><text:s/>169</text:p>
          </table:table-cell>
          <table:table-cell office:value-type="float" office:value="2.2958837114522486" table:style-name="ce135">
            <text:p>2,3<text:s text:c="5"/></text:p>
          </table:table-cell>
          <table:table-cell office:value-type="float" office:value="49" table:style-name="ce120">
            <text:p>+ 49</text:p>
          </table:table-cell>
          <table:table-cell office:value-type="float" office:value="81.666666666666671" table:style-name="ce121">
            <text:p>+81,7<text:s text:c="3"/></text:p>
          </table:table-cell>
          <table:table-cell office:value-type="float" office:value="-60" table:style-name="ce120">
            <text:p><text:s/>- 60</text:p>
          </table:table-cell>
          <table:table-cell office:value-type="float" office:value="-35.502958579881657" table:style-name="ce121">
            <text:p>-35,5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 da madeira e da cortiça</text:p>
          </table:table-cell>
          <table:table-cell office:value-type="float" office:value="52" table:style-name="ce116">
            <text:p><text:s/>52</text:p>
          </table:table-cell>
          <table:table-cell office:value-type="float" office:value="0.717439293598234" table:style-name="ce133">
            <text:p>0,7<text:s text:c="5"/></text:p>
          </table:table-cell>
          <table:table-cell office:value-type="float" office:value="36" table:style-name="ce134">
            <text:p><text:s/>36</text:p>
          </table:table-cell>
          <table:table-cell office:value-type="float" office:value="0.41748811318566625" table:style-name="ce135">
            <text:p>0,4<text:s text:c="5"/></text:p>
          </table:table-cell>
          <table:table-cell office:value-type="float" office:value="63" table:style-name="ce118">
            <text:p><text:s/>63</text:p>
          </table:table-cell>
          <table:table-cell office:value-type="float" office:value="0.85586197527509844" table:style-name="ce135">
            <text:p>0,9<text:s text:c="5"/></text:p>
          </table:table-cell>
          <table:table-cell office:value-type="float" office:value="16" table:style-name="ce120">
            <text:p>+ 16</text:p>
          </table:table-cell>
          <table:table-cell office:value-type="float" office:value="44.444444444444443" table:style-name="ce121">
            <text:p>+44,4<text:s text:c="3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17.460317460317459" table:style-name="ce121">
            <text:p>-17,5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Indústrias do papel, impressão e reprodução</text:p>
          </table:table-cell>
          <table:table-cell office:value-type="float" office:value="28" table:style-name="ce116">
            <text:p><text:s/>28</text:p>
          </table:table-cell>
          <table:table-cell office:value-type="float" office:value="0.38631346578366449" table:style-name="ce133">
            <text:p>0,4<text:s text:c="5"/></text:p>
          </table:table-cell>
          <table:table-cell office:value-type="float" office:value="15" table:style-name="ce134">
            <text:p><text:s/>15</text:p>
          </table:table-cell>
          <table:table-cell office:value-type="float" office:value="0.17395338049402762" table:style-name="ce135">
            <text:p>0,2<text:s text:c="5"/></text:p>
          </table:table-cell>
          <table:table-cell office:value-type="float" office:value="29" table:style-name="ce118">
            <text:p><text:s/>29</text:p>
          </table:table-cell>
          <table:table-cell office:value-type="float" office:value="0.39396821084091832" table:style-name="ce135">
            <text:p>0,4<text:s text:c="5"/></text:p>
          </table:table-cell>
          <table:table-cell office:value-type="float" office:value="13" table:style-name="ce120">
            <text:p>+ 13</text:p>
          </table:table-cell>
          <table:table-cell office:value-type="float" office:value="86.666666666666671" table:style-name="ce121">
            <text:p>+86,7<text:s text:c="3"/></text:p>
          </table:table-cell>
          <table:table-cell office:value-type="float" office:value="-1" table:style-name="ce120">
            <text:p><text:s/>- 1</text:p>
          </table:table-cell>
          <table:table-cell office:value-type="float" office:value="-3.4482758620689653" table:style-name="ce121">
            <text:p>-3,4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office:value-type="string" table:style-name="ce187">
            <text:p>Fab. produtos petrolíferos, químicos, farmacêuticos, borracha e plástico</text:p>
          </table:table-cell>
          <table:table-cell office:value-type="float" office:value="47" table:style-name="ce116">
            <text:p><text:s/>47</text:p>
          </table:table-cell>
          <table:table-cell office:value-type="float" office:value="0.64845474613686538" table:style-name="ce133">
            <text:p>0,6<text:s text:c="5"/></text:p>
          </table:table-cell>
          <table:table-cell office:value-type="float" office:value="37" table:style-name="ce134">
            <text:p><text:s/>37</text:p>
          </table:table-cell>
          <table:table-cell office:value-type="float" office:value="0.42908500521860138" table:style-name="ce135">
            <text:p>0,4<text:s text:c="5"/></text:p>
          </table:table-cell>
          <table:table-cell office:value-type="float" office:value="60" table:style-name="ce118">
            <text:p><text:s/>60</text:p>
          </table:table-cell>
          <table:table-cell office:value-type="float" office:value="0.81510664311914138" table:style-name="ce135">
            <text:p>0,8<text:s text:c="5"/></text:p>
          </table:table-cell>
          <table:table-cell office:value-type="float" office:value="10" table:style-name="ce120">
            <text:p>+ 10</text:p>
          </table:table-cell>
          <table:table-cell office:value-type="float" office:value="27.027027027027028" table:style-name="ce121">
            <text:p>+27,0<text:s text:c="3"/></text:p>
          </table:table-cell>
          <table:table-cell office:value-type="float" office:value="-13" table:style-name="ce120">
            <text:p><text:s/>- 13</text:p>
          </table:table-cell>
          <table:table-cell office:value-type="float" office:value="-21.666666666666668" table:style-name="ce121">
            <text:p>-21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ricação de outros produtos minerais não metálicos</text:p>
          </table:table-cell>
          <table:table-cell office:value-type="float" office:value="51" table:style-name="ce116">
            <text:p><text:s/>51</text:p>
          </table:table-cell>
          <table:table-cell office:value-type="float" office:value="0.70364238410596025" table:style-name="ce133">
            <text:p>0,7<text:s text:c="5"/></text:p>
          </table:table-cell>
          <table:table-cell office:value-type="float" office:value="53" table:style-name="ce134">
            <text:p><text:s/>53</text:p>
          </table:table-cell>
          <table:table-cell office:value-type="float" office:value="0.61463527774556426" table:style-name="ce135">
            <text:p>0,6<text:s text:c="5"/></text:p>
          </table:table-cell>
          <table:table-cell office:value-type="float" office:value="57" table:style-name="ce118">
            <text:p><text:s/>57</text:p>
          </table:table-cell>
          <table:table-cell office:value-type="float" office:value="0.77435131096318432" table:style-name="ce135">
            <text:p>0,8<text:s text:c="5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3.7735849056603774" table:style-name="ce121">
            <text:p>-3,8<text:s text:c="3"/></text:p>
          </table:table-cell>
          <table:table-cell office:value-type="float" office:value="-6" table:style-name="ce120">
            <text:p><text:s/>- 6</text:p>
          </table:table-cell>
          <table:table-cell office:value-type="float" office:value="-10.526315789473683" table:style-name="ce121">
            <text:p>-10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Indústria metalúrgica de base e fab. produtos metálicos</text:p>
          </table:table-cell>
          <table:table-cell office:value-type="float" office:value="154" table:style-name="ce116">
            <text:p><text:s/>154</text:p>
          </table:table-cell>
          <table:table-cell office:value-type="float" office:value="2.1247240618101548" table:style-name="ce133">
            <text:p>2,1<text:s text:c="5"/></text:p>
          </table:table-cell>
          <table:table-cell office:value-type="float" office:value="139" table:style-name="ce134">
            <text:p><text:s/>139</text:p>
          </table:table-cell>
          <table:table-cell office:value-type="float" office:value="1.6119679925779891" table:style-name="ce135">
            <text:p>1,6<text:s text:c="5"/></text:p>
          </table:table-cell>
          <table:table-cell office:value-type="float" office:value="173" table:style-name="ce118">
            <text:p><text:s/>173</text:p>
          </table:table-cell>
          <table:table-cell office:value-type="float" office:value="2.3502241543268578" table:style-name="ce135">
            <text:p>2,4<text:s text:c="5"/></text:p>
          </table:table-cell>
          <table:table-cell office:value-type="float" office:value="15" table:style-name="ce120">
            <text:p>+ 15</text:p>
          </table:table-cell>
          <table:table-cell office:value-type="float" office:value="10.791366906474821" table:style-name="ce121">
            <text:p>+10,8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0.982658959537572" table:style-name="ce121">
            <text:p>-11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equipamento informático, elétrico, máquinas e equipamentos n.e.</text:p>
          </table:table-cell>
          <table:table-cell office:value-type="float" office:value="48" table:style-name="ce116">
            <text:p><text:s/>48</text:p>
          </table:table-cell>
          <table:table-cell office:value-type="float" office:value="0.66225165562913912" table:style-name="ce133">
            <text:p>0,7<text:s text:c="5"/></text:p>
          </table:table-cell>
          <table:table-cell office:value-type="float" office:value="58" table:style-name="ce134">
            <text:p><text:s/>58</text:p>
          </table:table-cell>
          <table:table-cell office:value-type="float" office:value="0.67261973791023999" table:style-name="ce135">
            <text:p>0,7<text:s text:c="5"/></text:p>
          </table:table-cell>
          <table:table-cell office:value-type="float" office:value="67" table:style-name="ce118">
            <text:p><text:s/>67</text:p>
          </table:table-cell>
          <table:table-cell office:value-type="float" office:value="0.91020241814970793" table:style-name="ce135">
            <text:p>0,9<text:s text:c="5"/></text:p>
          </table:table-cell>
          <table:table-cell office:value-type="float" office:value="-10" table:style-name="ce120">
            <text:p><text:s/>- 10</text:p>
          </table:table-cell>
          <table:table-cell office:value-type="float" office:value="-17.241379310344829" table:style-name="ce121">
            <text:p>-17,2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28.35820895522388" table:style-name="ce121">
            <text:p>-28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veículos automóveis, componentes e outro equipa. de transporte</text:p>
          </table:table-cell>
          <table:table-cell office:value-type="float" office:value="72" table:style-name="ce116">
            <text:p><text:s/>72</text:p>
          </table:table-cell>
          <table:table-cell office:value-type="float" office:value="0.99337748344370869" table:style-name="ce133">
            <text:p>1,0<text:s text:c="5"/></text:p>
          </table:table-cell>
          <table:table-cell office:value-type="float" office:value="39" table:style-name="ce134">
            <text:p><text:s/>39</text:p>
          </table:table-cell>
          <table:table-cell office:value-type="float" office:value="0.45227878928447179" table:style-name="ce135">
            <text:p>0,5<text:s text:c="5"/></text:p>
          </table:table-cell>
          <table:table-cell office:value-type="float" office:value="125" table:style-name="ce118">
            <text:p><text:s/>125</text:p>
          </table:table-cell>
          <table:table-cell office:value-type="float" office:value="1.6981388398315447" table:style-name="ce135">
            <text:p>1,7<text:s text:c="5"/></text:p>
          </table:table-cell>
          <table:table-cell office:value-type="float" office:value="33" table:style-name="ce120">
            <text:p>+ 33</text:p>
          </table:table-cell>
          <table:table-cell office:value-type="float" office:value="84.615384615384613" table:style-name="ce121">
            <text:p>+84,6<text:s text:c="3"/></text:p>
          </table:table-cell>
          <table:table-cell office:value-type="float" office:value="-53" table:style-name="ce120">
            <text:p><text:s/>- 53</text:p>
          </table:table-cell>
          <table:table-cell office:value-type="float" office:value="-42.4" table:style-name="ce121">
            <text:p>-42,4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Fab. mobiliário, repar. instal. máq. e equipa. e outras ind. transformadoras</text:p>
          </table:table-cell>
          <table:table-cell office:value-type="float" office:value="151" table:style-name="ce116">
            <text:p><text:s/>151</text:p>
          </table:table-cell>
          <table:table-cell office:value-type="float" office:value="2.083333333333333" table:style-name="ce133">
            <text:p>2,1<text:s text:c="5"/></text:p>
          </table:table-cell>
          <table:table-cell office:value-type="float" office:value="126" table:style-name="ce134">
            <text:p><text:s/>126</text:p>
          </table:table-cell>
          <table:table-cell office:value-type="float" office:value="1.4612083961498319" table:style-name="ce135">
            <text:p>1,5<text:s text:c="5"/></text:p>
          </table:table-cell>
          <table:table-cell office:value-type="float" office:value="111" table:style-name="ce118">
            <text:p><text:s/>111</text:p>
          </table:table-cell>
          <table:table-cell office:value-type="float" office:value="1.5079472897704116" table:style-name="ce135">
            <text:p>1,5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19.841269841269842" table:style-name="ce121">
            <text:p>+19,8<text:s text:c="3"/></text:p>
          </table:table-cell>
          <table:table-cell office:value-type="float" office:value="40" table:style-name="ce120">
            <text:p>+ 40</text:p>
          </table:table-cell>
          <table:table-cell office:value-type="float" office:value="36.036036036036037" table:style-name="ce121">
            <text:p>+36,0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Eletricidade, gás e água, saneamento, resíduos e despoluição</text:p>
          </table:table-cell>
          <table:table-cell office:value-type="float" office:value="47" table:style-name="ce116">
            <text:p><text:s/>47</text:p>
          </table:table-cell>
          <table:table-cell office:value-type="float" office:value="0.64845474613686538" table:style-name="ce133">
            <text:p>0,6<text:s text:c="5"/></text:p>
          </table:table-cell>
          <table:table-cell office:value-type="float" office:value="33" table:style-name="ce134">
            <text:p><text:s/>33</text:p>
          </table:table-cell>
          <table:table-cell office:value-type="float" office:value="0.38269743708686071" table:style-name="ce135">
            <text:p>0,4<text:s text:c="5"/></text:p>
          </table:table-cell>
          <table:table-cell office:value-type="float" office:value="49" table:style-name="ce118">
            <text:p><text:s/>49</text:p>
          </table:table-cell>
          <table:table-cell office:value-type="float" office:value="0.66567042521396547" table:style-name="ce135">
            <text:p>0,7<text:s text:c="5"/></text:p>
          </table:table-cell>
          <table:table-cell office:value-type="float" office:value="14" table:style-name="ce120">
            <text:p>+ 14</text:p>
          </table:table-cell>
          <table:table-cell office:value-type="float" office:value="42.424242424242422" table:style-name="ce121">
            <text:p>+42,4<text:s text:c="3"/></text:p>
          </table:table-cell>
          <table:table-cell office:value-type="float" office:value="-2" table:style-name="ce120">
            <text:p><text:s/>- 2</text:p>
          </table:table-cell>
          <table:table-cell office:value-type="float" office:value="-4.0816326530612246" table:style-name="ce121">
            <text:p>-4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7">
            <text:p>Construção</text:p>
          </table:table-cell>
          <table:table-cell office:value-type="float" office:value="391" table:style-name="ce116">
            <text:p><text:s/>391</text:p>
          </table:table-cell>
          <table:table-cell office:value-type="float" office:value="5.3945916114790284" table:style-name="ce133">
            <text:p>5,4<text:s text:c="5"/></text:p>
          </table:table-cell>
          <table:table-cell office:value-type="float" office:value="306" table:style-name="ce134">
            <text:p><text:s/>306</text:p>
          </table:table-cell>
          <table:table-cell office:value-type="float" office:value="3.5486489620781629" table:style-name="ce135">
            <text:p>3,5<text:s text:c="5"/></text:p>
          </table:table-cell>
          <table:table-cell office:value-type="float" office:value="506" table:style-name="ce118">
            <text:p><text:s/>506</text:p>
          </table:table-cell>
          <table:table-cell office:value-type="float" office:value="6.8740660236380924" table:style-name="ce135">
            <text:p>6,9<text:s text:c="5"/></text:p>
          </table:table-cell>
          <table:table-cell office:value-type="float" office:value="85" table:style-name="ce120">
            <text:p>+ 85</text:p>
          </table:table-cell>
          <table:table-cell office:value-type="float" office:value="27.777777777777779" table:style-name="ce121">
            <text:p>+27,8<text:s text:c="3"/></text:p>
          </table:table-cell>
          <table:table-cell office:value-type="float" office:value="-115" table:style-name="ce120">
            <text:p><text:s/>- 115</text:p>
          </table:table-cell>
          <table:table-cell office:value-type="float" office:value="-22.727272727272727" table:style-name="ce121">
            <text:p>-22,7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83">
            <text:p>Serviços</text:p>
          </table:table-cell>
          <table:table-cell office:value-type="float" office:value="5311" table:style-name="ce127">
            <text:p>5 311</text:p>
          </table:table-cell>
          <table:table-cell office:value-type="float" office:value="73.275386313465788" table:style-name="ce128">
            <text:p>73,3<text:s text:c="5"/></text:p>
          </table:table-cell>
          <table:table-cell office:value-type="float" office:value="7005" table:style-name="ce129">
            <text:p>7 005</text:p>
          </table:table-cell>
          <table:table-cell office:value-type="float" office:value="81.236228690710888" table:style-name="ce130">
            <text:p>81,2<text:s text:c="5"/></text:p>
          </table:table-cell>
          <table:table-cell office:value-type="float" office:value="4893" table:style-name="ce129">
            <text:p>4 893</text:p>
          </table:table-cell>
          <table:table-cell office:value-type="float" office:value="66.471946746365987" table:style-name="ce130">
            <text:p>66,5<text:s text:c="5"/></text:p>
          </table:table-cell>
          <table:table-cell office:value-type="float" office:value="-1694" table:style-name="ce113">
            <text:p><text:s/>-1 694</text:p>
          </table:table-cell>
          <table:table-cell office:value-type="float" office:value="-24.182726623840114" table:style-name="ce114">
            <text:p>-24,2<text:s text:c="3"/></text:p>
          </table:table-cell>
          <table:table-cell office:value-type="float" office:value="418" table:style-name="ce113">
            <text:p>+ 418</text:p>
          </table:table-cell>
          <table:table-cell office:value-type="float" office:value="8.5428162681381572" table:style-name="ce114">
            <text:p>+8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Comércio, manut. repar. de veículos automóveis e motociclos</text:p>
          </table:table-cell>
          <table:table-cell office:value-type="float" office:value="126" table:style-name="ce116">
            <text:p><text:s/>126</text:p>
          </table:table-cell>
          <table:table-cell office:value-type="float" office:value="1.73841059602649" table:style-name="ce133">
            <text:p>1,7<text:s text:c="5"/></text:p>
          </table:table-cell>
          <table:table-cell office:value-type="float" office:value="101" table:style-name="ce134">
            <text:p><text:s/>101</text:p>
          </table:table-cell>
          <table:table-cell office:value-type="float" office:value="1.1712860953264526" table:style-name="ce135">
            <text:p>1,2<text:s text:c="5"/></text:p>
          </table:table-cell>
          <table:table-cell office:value-type="float" office:value="145" table:style-name="ce134">
            <text:p><text:s/>145</text:p>
          </table:table-cell>
          <table:table-cell office:value-type="float" office:value="1.9698410542045919" table:style-name="ce135">
            <text:p>2,0<text:s text:c="5"/></text:p>
          </table:table-cell>
          <table:table-cell office:value-type="float" office:value="25" table:style-name="ce120">
            <text:p>+ 25</text:p>
          </table:table-cell>
          <table:table-cell office:value-type="float" office:value="24.752475247524753" table:style-name="ce121">
            <text:p>+24,8<text:s text:c="3"/></text:p>
          </table:table-cell>
          <table:table-cell office:value-type="float" office:value="-19" table:style-name="ce120">
            <text:p><text:s/>- 19</text:p>
          </table:table-cell>
          <table:table-cell office:value-type="float" office:value="-13.103448275862069" table:style-name="ce121">
            <text:p>-13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Comércio por grosso e a retalho</text:p>
          </table:table-cell>
          <table:table-cell office:value-type="float" office:value="1074" table:style-name="ce116">
            <text:p>1 074</text:p>
          </table:table-cell>
          <table:table-cell office:value-type="float" office:value="14.817880794701988" table:style-name="ce133">
            <text:p>14,8<text:s text:c="5"/></text:p>
          </table:table-cell>
          <table:table-cell office:value-type="float" office:value="830" table:style-name="ce134">
            <text:p><text:s/>830</text:p>
          </table:table-cell>
          <table:table-cell office:value-type="float" office:value="9.6254203873361934" table:style-name="ce135">
            <text:p>9,6<text:s text:c="5"/></text:p>
          </table:table-cell>
          <table:table-cell office:value-type="float" office:value="902" table:style-name="ce134">
            <text:p><text:s/>902</text:p>
          </table:table-cell>
          <table:table-cell office:value-type="float" office:value="12.253769868224426" table:style-name="ce135">
            <text:p>12,3<text:s text:c="5"/></text:p>
          </table:table-cell>
          <table:table-cell office:value-type="float" office:value="244" table:style-name="ce120">
            <text:p>+ 244</text:p>
          </table:table-cell>
          <table:table-cell office:value-type="float" office:value="29.397590361445786" table:style-name="ce121">
            <text:p>+29,4<text:s text:c="3"/></text:p>
          </table:table-cell>
          <table:table-cell office:value-type="float" office:value="172" table:style-name="ce120">
            <text:p>+ 172</text:p>
          </table:table-cell>
          <table:table-cell office:value-type="float" office:value="19.068736141906871" table:style-name="ce121">
            <text:p>+19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7">
            <text:p>Transportes e armazenagem</text:p>
          </table:table-cell>
          <table:table-cell office:value-type="float" office:value="129" table:style-name="ce116">
            <text:p><text:s/>129</text:p>
          </table:table-cell>
          <table:table-cell office:value-type="float" office:value="1.7798013245033113" table:style-name="ce153">
            <text:p>1,8<text:s text:c="5"/></text:p>
          </table:table-cell>
          <table:table-cell office:value-type="float" office:value="160" table:style-name="ce134">
            <text:p><text:s/>160</text:p>
          </table:table-cell>
          <table:table-cell office:value-type="float" office:value="1.8555027252696279" table:style-name="ce155">
            <text:p>1,9<text:s text:c="5"/></text:p>
          </table:table-cell>
          <table:table-cell office:value-type="float" office:value="140" table:style-name="ce134">
            <text:p><text:s/>140</text:p>
          </table:table-cell>
          <table:table-cell office:value-type="float" office:value="1.90191550061133" table:style-name="ce155">
            <text:p>1,9<text:s text:c="5"/></text:p>
          </table:table-cell>
          <table:table-cell office:value-type="float" office:value="-31" table:style-name="ce120">
            <text:p><text:s/>- 31</text:p>
          </table:table-cell>
          <table:table-cell office:value-type="float" office:value="-19.375" table:style-name="ce121">
            <text:p>-19,4<text:s text:c="3"/></text:p>
          </table:table-cell>
          <table:table-cell office:value-type="float" office:value="-11" table:style-name="ce120">
            <text:p><text:s/>- 11</text:p>
          </table:table-cell>
          <table:table-cell office:value-type="float" office:value="-7.8571428571428568" table:style-name="ce121">
            <text:p>-7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7">
            <text:p>Alojamento, restauração e similares</text:p>
          </table:table-cell>
          <table:table-cell office:value-type="float" office:value="687" table:style-name="ce116">
            <text:p><text:s/>687</text:p>
          </table:table-cell>
          <table:table-cell office:value-type="float" office:value="9.4784768211920536" table:style-name="ce133">
            <text:p>9,5<text:s text:c="5"/></text:p>
          </table:table-cell>
          <table:table-cell office:value-type="float" office:value="2131" table:style-name="ce134">
            <text:p>2 131</text:p>
          </table:table-cell>
          <table:table-cell office:value-type="float" office:value="24.712976922184854" table:style-name="ce135">
            <text:p>24,7<text:s text:c="5"/></text:p>
          </table:table-cell>
          <table:table-cell office:value-type="float" office:value="679" table:style-name="ce134">
            <text:p><text:s/>679</text:p>
          </table:table-cell>
          <table:table-cell office:value-type="float" office:value="9.2242901779649493" table:style-name="ce135">
            <text:p>9,2<text:s text:c="5"/></text:p>
          </table:table-cell>
          <table:table-cell office:value-type="float" office:value="-1444" table:style-name="ce120">
            <text:p><text:s/>-1 444</text:p>
          </table:table-cell>
          <table:table-cell office:value-type="float" office:value="-67.761614265603001" table:style-name="ce121">
            <text:p>-67,8<text:s text:c="3"/></text:p>
          </table:table-cell>
          <table:table-cell office:value-type="float" office:value="8" table:style-name="ce120">
            <text:p>+ 8</text:p>
          </table:table-cell>
          <table:table-cell office:value-type="float" office:value="1.1782032400589102" table:style-name="ce121">
            <text:p>+1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de informação e de comunicação</text:p>
          </table:table-cell>
          <table:table-cell office:value-type="float" office:value="148" table:style-name="ce116">
            <text:p><text:s/>148</text:p>
          </table:table-cell>
          <table:table-cell office:value-type="float" office:value="2.0419426048565121" table:style-name="ce133">
            <text:p>2,0<text:s text:c="5"/></text:p>
          </table:table-cell>
          <table:table-cell office:value-type="float" office:value="107" table:style-name="ce134">
            <text:p><text:s/>107</text:p>
          </table:table-cell>
          <table:table-cell office:value-type="float" office:value="1.2408674475240635" table:style-name="ce135">
            <text:p>1,2<text:s text:c="5"/></text:p>
          </table:table-cell>
          <table:table-cell office:value-type="float" office:value="87" table:style-name="ce134">
            <text:p><text:s/>87</text:p>
          </table:table-cell>
          <table:table-cell office:value-type="float" office:value="1.1819046325227551" table:style-name="ce135">
            <text:p>1,2<text:s text:c="5"/></text:p>
          </table:table-cell>
          <table:table-cell office:value-type="float" office:value="41" table:style-name="ce120">
            <text:p>+ 41</text:p>
          </table:table-cell>
          <table:table-cell office:value-type="float" office:value="38.31775700934579" table:style-name="ce121">
            <text:p>+38,3<text:s text:c="3"/></text:p>
          </table:table-cell>
          <table:table-cell office:value-type="float" office:value="61" table:style-name="ce120">
            <text:p>+ 61</text:p>
          </table:table-cell>
          <table:table-cell office:value-type="float" office:value="70.114942528735639" table:style-name="ce121">
            <text:p>+70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financeiras e de seguros</text:p>
          </table:table-cell>
          <table:table-cell office:value-type="float" office:value="19" table:style-name="ce116">
            <text:p><text:s/>19</text:p>
          </table:table-cell>
          <table:table-cell office:value-type="float" office:value="0.26214128035320089" table:style-name="ce133">
            <text:p>0,3<text:s text:c="5"/></text:p>
          </table:table-cell>
          <table:table-cell office:value-type="float" office:value="8" table:style-name="ce134">
            <text:p><text:s/>8</text:p>
          </table:table-cell>
          <table:table-cell office:value-type="float" office:value="9.2775136263481384E-2" table:style-name="ce135">
            <text:p>0,1<text:s text:c="5"/></text:p>
          </table:table-cell>
          <table:table-cell office:value-type="float" office:value="19" table:style-name="ce134">
            <text:p><text:s/>19</text:p>
          </table:table-cell>
          <table:table-cell office:value-type="float" office:value="0.25811710365439477" table:style-name="ce135">
            <text:p>0,3<text:s text:c="5"/></text:p>
          </table:table-cell>
          <table:table-cell office:value-type="float" office:value="11" table:style-name="ce120">
            <text:p>+ 11</text:p>
          </table:table-cell>
          <table:table-cell office:value-type="float" office:value="137.5" table:style-name="ce121">
            <text:p>+137,5<text:s text:c="3"/></text:p>
          </table:table-cell>
          <table:table-cell office:value-type="float" office:value="0" table:style-name="ce120">
            <text:p>+ 0</text:p>
          </table:table-cell>
          <table:table-cell office:value-type="float" office:value="0" table:style-name="ce121">
            <text:p>+0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imobiliárias, administrativas e dos serviços de apoio</text:p>
          </table:table-cell>
          <table:table-cell office:value-type="float" office:value="1647" table:style-name="ce116">
            <text:p>1 647</text:p>
          </table:table-cell>
          <table:table-cell office:value-type="float" office:value="22.723509933774835" table:style-name="ce133">
            <text:p>22,7<text:s text:c="5"/></text:p>
          </table:table-cell>
          <table:table-cell office:value-type="float" office:value="2266" table:style-name="ce134">
            <text:p>2 266</text:p>
          </table:table-cell>
          <table:table-cell office:value-type="float" office:value="26.278557346631104" table:style-name="ce135">
            <text:p>26,3<text:s text:c="5"/></text:p>
          </table:table-cell>
          <table:table-cell office:value-type="float" office:value="1617" table:style-name="ce134">
            <text:p>1 617</text:p>
          </table:table-cell>
          <table:table-cell office:value-type="float" office:value="21.967124032060863" table:style-name="ce135">
            <text:p>22,0<text:s text:c="5"/></text:p>
          </table:table-cell>
          <table:table-cell office:value-type="float" office:value="-619" table:style-name="ce120">
            <text:p><text:s/>- 619</text:p>
          </table:table-cell>
          <table:table-cell office:value-type="float" office:value="-27.316857899382168" table:style-name="ce121">
            <text:p>-27,3<text:s text:c="3"/></text:p>
          </table:table-cell>
          <table:table-cell office:value-type="float" office:value="30" table:style-name="ce120">
            <text:p>+ 30</text:p>
          </table:table-cell>
          <table:table-cell office:value-type="float" office:value="1.855287569573284" table:style-name="ce121">
            <text:p>+1,9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tividades de consultoria, científicas, técnicas e similares</text:p>
          </table:table-cell>
          <table:table-cell office:value-type="float" office:value="341" table:style-name="ce116">
            <text:p><text:s/>341</text:p>
          </table:table-cell>
          <table:table-cell office:value-type="float" office:value="4.7047461368653423" table:style-name="ce133">
            <text:p>4,7<text:s text:c="5"/></text:p>
          </table:table-cell>
          <table:table-cell office:value-type="float" office:value="340" table:style-name="ce134">
            <text:p><text:s/>340</text:p>
          </table:table-cell>
          <table:table-cell office:value-type="float" office:value="3.9429432911979587" table:style-name="ce135">
            <text:p>3,9<text:s text:c="5"/></text:p>
          </table:table-cell>
          <table:table-cell office:value-type="float" office:value="306" table:style-name="ce134">
            <text:p><text:s/>306</text:p>
          </table:table-cell>
          <table:table-cell office:value-type="float" office:value="4.1570438799076213" table:style-name="ce135">
            <text:p>4,2<text:s text:c="5"/></text:p>
          </table:table-cell>
          <table:table-cell office:value-type="float" office:value="1" table:style-name="ce120">
            <text:p>+ 1</text:p>
          </table:table-cell>
          <table:table-cell office:value-type="float" office:value="0.29411764705882354" table:style-name="ce121">
            <text:p>+0,3<text:s text:c="3"/></text:p>
          </table:table-cell>
          <table:table-cell office:value-type="float" office:value="35" table:style-name="ce120">
            <text:p>+ 35</text:p>
          </table:table-cell>
          <table:table-cell office:value-type="float" office:value="11.437908496732026" table:style-name="ce121">
            <text:p>+11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Admin. pública, educação, atividades de saúde e apoio social</text:p>
          </table:table-cell>
          <table:table-cell office:value-type="float" office:value="951" table:style-name="ce116">
            <text:p><text:s/>951</text:p>
          </table:table-cell>
          <table:table-cell office:value-type="float" office:value="13.120860927152316" table:style-name="ce133">
            <text:p>13,1<text:s text:c="5"/></text:p>
          </table:table-cell>
          <table:table-cell office:value-type="float" office:value="894" table:style-name="ce134">
            <text:p><text:s/>894</text:p>
          </table:table-cell>
          <table:table-cell office:value-type="float" office:value="10.367621477444045" table:style-name="ce135">
            <text:p>10,4<text:s text:c="5"/></text:p>
          </table:table-cell>
          <table:table-cell office:value-type="float" office:value="814" table:style-name="ce134">
            <text:p><text:s/>814</text:p>
          </table:table-cell>
          <table:table-cell office:value-type="float" office:value="11.058280124983019" table:style-name="ce135">
            <text:p>11,1<text:s text:c="5"/></text:p>
          </table:table-cell>
          <table:table-cell office:value-type="float" office:value="57" table:style-name="ce120">
            <text:p>+ 57</text:p>
          </table:table-cell>
          <table:table-cell office:value-type="float" office:value="6.375838926174497" table:style-name="ce121">
            <text:p>+6,4<text:s text:c="3"/></text:p>
          </table:table-cell>
          <table:table-cell office:value-type="float" office:value="137" table:style-name="ce120">
            <text:p>+ 137</text:p>
          </table:table-cell>
          <table:table-cell office:value-type="float" office:value="16.830466830466833" table:style-name="ce121">
            <text:p>+16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Outras atividades de serviços</text:p>
          </table:table-cell>
          <table:table-cell office:value-type="float" office:value="189" table:style-name="ce116">
            <text:p><text:s/>189</text:p>
          </table:table-cell>
          <table:table-cell office:value-type="float" office:value="2.6076158940397351" table:style-name="ce133">
            <text:p>2,6<text:s text:c="5"/></text:p>
          </table:table-cell>
          <table:table-cell office:value-type="float" office:value="168" table:style-name="ce134">
            <text:p><text:s/>168</text:p>
          </table:table-cell>
          <table:table-cell office:value-type="float" office:value="1.9482778615331091" table:style-name="ce135">
            <text:p>1,9<text:s text:c="5"/></text:p>
          </table:table-cell>
          <table:table-cell office:value-type="float" office:value="184" table:style-name="ce134">
            <text:p><text:s/>184</text:p>
          </table:table-cell>
          <table:table-cell office:value-type="float" office:value="2.4996603722320336" table:style-name="ce135">
            <text:p>2,5<text:s text:c="5"/></text:p>
          </table:table-cell>
          <table:table-cell office:value-type="float" office:value="21" table:style-name="ce120">
            <text:p>+ 21</text:p>
          </table:table-cell>
          <table:table-cell office:value-type="float" office:value="12.5" table:style-name="ce121">
            <text:p>+12,5<text:s text:c="3"/></text:p>
          </table:table-cell>
          <table:table-cell office:value-type="float" office:value="5" table:style-name="ce120">
            <text:p>+ 5</text:p>
          </table:table-cell>
          <table:table-cell office:value-type="float" office:value="2.7173913043478262" table:style-name="ce121">
            <text:p>+2,7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7">
            <text:p>Sem classificação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34">
            <text:p><text:s/>0</text:p>
          </table:table-cell>
          <table:table-cell office:value-type="float" office:value="0" table:style-name="ce135">
            <text:p>0,0<text:s text:c="5"/>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office:value-type="float" office:value="0" table:style-name="ce120">
            <text:p>+ 0</text:p>
          </table:table-cell>
          <table:table-cell office:value-type="string" table:style-name="ce253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7"/>
          <table:table-cell table:style-name="ce98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4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5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12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5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20"/>
          <table:table-cell table:number-columns-repeated="2" table:style-name="ce18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19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19"/>
          <table:table-cell table:number-columns-repeated="16369"/>
        </table:table-row>
        <table:table-row table:style-name="ro5">
          <table:table-cell table:number-columns-repeated="12"/>
          <table:table-cell table:style-name="ce20"/>
          <table:table-cell table:number-columns-repeated="2" table:style-name="ce19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Emília Josué;Ana Paula Brito</meta:initial-creator>
    <dc:creator>João Alface</dc:creator>
    <meta:creation-date>2014-01-15T09:56:08Z</meta:creation-date>
    <dc:date>2019-11-08T17:18:45Z</dc:date>
    <meta:print-date>2019-11-08T17:05:1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.01042in" svg:stroke-color="#7f7f7f" svg:stroke-opacity="100%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694in" style:font-size-asian="0.25694in" style:font-size-complex="0.2569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84.3707874015748pt" svg:width="582.0000787401575pt" chart:style-name="Crt0">
        <chart:title svg:x="320.5570866141732pt" svg:y="0.0217322834645669pt" chart:style-name="CT00">
          <text:p text:style-name="a0" text:class-names="" text:cond-style-name="">DESEMPREGO <text:s text:c="1"/>REGISTADO, POR GRUPOS DE PROFISSÕES<text:line-break/>Variação homóloga % <text:s text:c="2"/>(ordem decrescente) <text:s text:c="1"/>OUT.19 / OUT.18<text:line-break/></text:p>
        </chart:title>
        <chart:plot-area svg:x="286.8350393700787pt" svg:y="57.18425196850394pt" svg:width="293.5133858267716pt" svg:height="315.4850393700788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in" svg:stroke-color="#7f7f7f" svg:stroke-opacity="100%"/>
    </style:style>
    <style:style style:family="chart" style:name="Wal0">
      <style:graphic-properties draw:fill="none" draw:stroke="solid" svg:stroke-width="0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5.0667716535433pt" svg:width="590.4218897637795pt" chart:style-name="Crt0">
        <chart:title svg:x="184.1070078740157pt" svg:y="3.660787401574803pt" chart:style-name="CT00">
          <text:p text:style-name="a0" text:class-names="" text:cond-style-name="">DESEMPREGO REGISTADO (NOVO EMPREGO), POR ATIVIDADE ECONÓMICA DE ORIGEM DO DESEMPREGO <text:s text:c="16"/><text:line-break/>Variação homóloga % <text:s text:c="2"/>(ordem decrescente) <text:s text:c="1"/>OUT.19 <text:s text:c="1"/>/ OUT.18</text:p>
        </chart:title>
        <chart:plot-area svg:x="271.417874015748pt" svg:y="69.84307086614173pt" svg:width="298.4426771653543pt" svg:height="456.9606299212599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in" svg:stroke-color="#7f7f7f" svg:stroke-opacity="100%"/>
    </style:style>
    <style:style style:family="chart" style:name="Wal0">
      <style:graphic-properties draw:fill="none" draw:stroke="solid" svg:stroke-width="0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4.75pt" svg:width="594.75pt" chart:style-name="Crt0">
        <chart:title svg:x="243.8755118110236pt" svg:y="7.560866141732284pt" chart:style-name="CT00">
          <text:p text:style-name="a0" text:class-names="" text:cond-style-name="">OFERTAS DE EMPREGO RECEBIDAS, <text:s text:c="1"/>POR ATIVIDADE ECONÓMICA<text:line-break/>Variação homóloga <text:s text:c="1"/>em valores absolutos <text:s text:c="2"/>(ordem decrescente) OUT.19 / OUT.18</text:p>
        </chart:title>
        <chart:plot-area svg:x="273.4836220472441pt" svg:y="69.80173228346457pt" svg:width="300.4934645669291pt" svg:height="456.7004724409449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percentage-style style:name="N40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false"/>
      <style:graphic-properties draw:fill="none" draw:stroke="solid" svg:stroke-width="0.01042in" svg:stroke-color="#7f7f7f" svg:stroke-opacity="100%"/>
    </style:style>
    <style:style style:family="chart" style:name="Wal0">
      <style:graphic-properties draw:fill="none" draw:stroke="solid" svg:stroke-width="0.01042in" svg:stroke-color="#7f7f7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694in" style:font-size-asian="0.25694in" style:font-size-complex="0.25694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80" chart:overlap="-15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onduitITC TT" style:font-family-asian="Arial" style:font-family-complex="Arial" style:font-pitch="variable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6228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345.1937795275591pt" svg:width="661.1461417322835pt" chart:style-name="Crt0">
        <chart:title svg:x="326.2032283464567pt" svg:y="2.019527559055118pt" chart:style-name="CT00">
          <text:p text:style-name="a0" text:class-names="" text:cond-style-name="">COLOCAÇÕES EFETUADAS, POR GRUPOS DE PROFISSÕES<text:line-break/>Variação homóloga <text:s text:c="1"/>em valores absolutos <text:s text:c="3"/>(ordem decrescente) OUT.19 / OUT.18</text:p>
        </chart:title>
        <chart:plot-area svg:x="327.1333858267716pt" svg:y="51.35574803149606pt" svg:width="331.0084251968504pt" svg:height="285.1127559055118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.A1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